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face style:name="Courier New" svg:font-family="'Courier New'" style:font-family-generic="roman"/>
    <style:font-face style:name="Verdana" svg:font-family="Verdana" style:font-family-generic="roman"/>
    <style:font-face style:name="Arial" svg:font-family="Arial" style:font-family-generic="swiss"/>
    <style:font-face style:name="Arial3" svg:font-family="Arial" style:font-family-generic="system"/>
    <style:font-face style:name="Courier New2" svg:font-family="'Courier New'" style:font-family-generic="system"/>
    <style:font-face style:name="Times New Roman" svg:font-family="'Times New Roman'" style:font-family-generic="system"/>
    <style:font-face style:name="Arial2" svg:font-family="Arial"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132in" fo:margin-left="-0.075in" table:align="left"/>
    </style:style>
    <style:style style:name="Table1.A" style:family="table-column">
      <style:table-column-properties style:column-width="4.5174in"/>
    </style:style>
    <style:style style:name="Table1.B" style:family="table-column">
      <style:table-column-properties style:column-width="2.2951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none"/>
    </style:style>
    <style:style style:name="P1" style:family="paragraph" style:parent-style-name="Standard">
      <style:paragraph-properties fo:margin-left="0in" fo:margin-right="0in" fo:text-align="justify" style:justify-single-word="false" fo:orphans="0" fo:widows="0" fo:text-indent="0.5in" style:auto-text-indent="false" style:vertical-align="auto"/>
    </style:style>
    <style:style style:name="P2" style:family="paragraph" style:parent-style-name="Standard">
      <style:paragraph-properties fo:margin-left="0in" fo:margin-right="0in" fo:text-align="end" style:justify-single-word="false" fo:orphans="0" fo:widows="0" fo:text-indent="0.5in" style:auto-text-indent="false" style:vertical-align="auto"/>
    </style:style>
    <style:style style:name="P3" style:family="paragraph" style:parent-style-name="Standard">
      <style:paragraph-properties fo:margin-left="0in" fo:margin-right="0in" fo:text-align="end" style:justify-single-word="false" fo:orphans="0" fo:widows="0" fo:text-indent="0.4846in" style:auto-text-indent="false" style:vertical-align="auto"/>
    </style:style>
    <style:style style:name="P4" style:family="paragraph" style:parent-style-name="Standard">
      <style:paragraph-properties fo:margin-left="0in" fo:margin-right="0in" fo:text-align="justify" style:justify-single-word="false" fo:orphans="0" fo:widows="0" fo:text-indent="0.4846in" style:auto-text-indent="false" style:vertical-align="auto"/>
    </style:style>
    <style:style style:name="P5" style:family="paragraph" style:parent-style-name="Heading_20_1">
      <style:paragraph-properties fo:margin-left="0in" fo:margin-right="0in" fo:margin-top="0.0752in" fo:margin-bottom="0.0752in" fo:text-align="center" style:justify-single-word="false" fo:orphans="0" fo:widows="0" fo:text-indent="0in" style:auto-text-indent="false" style:vertical-align="auto"/>
    </style:style>
    <style:style style:name="P6" style:family="paragraph" style:parent-style-name="Heading_20_1" style:master-page-name="Standard">
      <style:paragraph-properties fo:margin-left="0in" fo:margin-right="0in" fo:margin-top="0.0752in" fo:margin-bottom="0.0752in" fo:text-align="center" style:justify-single-word="false" fo:orphans="0" fo:widows="0" fo:text-indent="0in" style:auto-text-indent="false" style:page-number="auto" style:vertical-align="auto"/>
    </style:style>
    <style:style style:name="P7" style:family="paragraph" style:parent-style-name="Footer">
      <style:paragraph-properties fo:margin-left="0in" fo:margin-right="0in" fo:text-align="start" style:justify-single-word="false" fo:orphans="0" fo:widows="0" fo:text-indent="0in" style:auto-text-indent="false" fo:padding="0in" fo:border="none" style:vertical-align="auto">
        <style:tab-stops>
          <style:tab-stop style:position="3.248in" style:type="center"/>
          <style:tab-stop style:position="6.4965in" style:type="right"/>
        </style:tab-stops>
      </style:paragraph-properties>
    </style:style>
    <style:style style:name="P8" style:family="paragraph" style:parent-style-name="Footer">
      <style:paragraph-properties fo:margin-left="0in" fo:margin-right="0.25in" fo:text-align="start" style:justify-single-word="false" fo:orphans="0" fo:widows="0" fo:text-indent="0in" style:auto-text-indent="false" style:vertical-align="auto">
        <style:tab-stops>
          <style:tab-stop style:position="3.248in" style:type="center"/>
          <style:tab-stop style:position="6.4965in" style:type="right"/>
        </style:tab-stops>
      </style:paragraph-properties>
    </style:style>
    <style:style style:name="P9" style:family="paragraph" style:parent-style-name="Нормальный_20__28_таблица_29_">
      <style:paragraph-properties fo:margin-left="0in" fo:margin-right="0in" fo:text-align="end" style:justify-single-word="false" fo:orphans="0" fo:widows="0" fo:text-indent="0in" style:auto-text-indent="false" style:vertical-align="auto"/>
    </style:style>
    <style:style style:name="P10" style:family="paragraph" style:parent-style-name="Таблицы_20__28_моноширинный_29_">
      <style:paragraph-properties fo:margin-left="0in" fo:margin-right="0in" fo:text-align="justify" style:justify-single-word="false" fo:orphans="0" fo:widows="0" fo:text-indent="0in" style:auto-text-indent="false" style:vertical-align="auto"/>
    </style:style>
    <style:style style:name="P11" style:family="paragraph" style:parent-style-name="Прижатый_20_влево">
      <style:paragraph-properties fo:margin-left="0in" fo:margin-right="0in" fo:text-align="start" style:justify-single-word="false" fo:orphans="0" fo:widows="0" fo:text-indent="0in" style:auto-text-indent="false" style:vertical-align="auto"/>
    </style:style>
    <style:style style:name="T1" style:family="text">
      <style:text-properties fo:color="#000080" style:font-name="Arial1" fo:font-size="12pt" fo:language="ru" fo:country="RU" fo:font-weight="bold" style:font-size-asian="12pt" style:language-asian="ru" style:country-asian="RU" style:font-weight-asian="bold" style:font-name-complex="Times New Roman" style:font-size-complex="12pt" style:language-complex="ar" style:country-complex="SA" style:font-weight-complex="bold"/>
    </style:style>
    <style:style style:name="T2" style:family="text">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T3" style:family="text">
      <style:text-properties fo:color="#008000" style:font-name="Arial1" fo:font-size="12pt" fo:language="ru" fo:country="RU" style:font-size-asian="12pt" style:language-asian="ru" style:country-asian="RU" style:font-name-complex="Times New Roman" style:font-size-complex="12pt" style:language-complex="ar" style:country-complex="SA"/>
    </style:style>
    <style:style style:name="T4" style:family="text">
      <style:text-properties fo:color="#008000" style:font-name="Arial1" fo:font-size="12pt" fo:language="ru" fo:country="RU" fo:font-weight="bold" style:font-size-asian="12pt" style:language-asian="ru" style:country-asian="RU" style:font-weight-asian="bold" style:font-name-complex="Times New Roman" style:font-size-complex="12pt" style:language-complex="ar" style:country-complex="SA" style:font-weight-complex="bold"/>
    </style:style>
    <style:style style:name="T5" style:family="text">
      <style:text-properties fo:color="#008080" style:font-name="Arial1" fo:font-size="12pt" fo:language="ru" fo:country="RU" style:font-size-asian="12pt" style:language-asian="ru" style:country-asian="RU" style:font-name-complex="Times New Roman" style:font-size-complex="12pt" style:language-complex="ar" style:country-complex="SA"/>
    </style:style>
    <style:style style:name="T6" style:family="text">
      <style:text-properties style:font-name="Courier New" fo:font-size="12pt" fo:language="ru" fo:country="RU" style:font-size-asian="12pt" style:language-asian="ru" style:country-asian="RU" style:font-name-complex="Courier New2" style:font-size-complex="12pt" style:language-complex="ar" style:country-complex="SA"/>
    </style:style>
    <style:style style:name="fr1" style:family="graphic" style:parent-style-name="Frame">
      <style:graphic-properties fo:margin-left="-0.0008in" fo:margin-right="-0.0008in" fo:margin-top="0in" fo:margin-bottom="0in" style:wrap="parallel" style:number-wrapped-paragraphs="no-limit" style:vertical-pos="from-top" style:vertical-rel="paragraph" style:horizontal-pos="right" style:horizontal-rel="page-content" fo:background-color="#ffffff" style:background-transparency="100%" fo:padding="0in"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Приказ Минтранса РФ от 31 июля 2009 г. N 128<text:line-break/>"Об утверждении Федеральных авиационных правил "Подготовка и выполнение полетов в гражданской авиации Российской Федерации"<text:line-break/>(с изменениями от 21 декабря 2009 г., 22 ноября 2010 г.)</text:span></text:h>
      <text:p text:style-name="P1"/>
      <text:p text:style-name="P1"><text:span text:style-name="T2">В соответствии со статьями 67, 68, 69, 71, 74, 79, пунктами 2 статьи 87, пунктов 1 и 2 статьи 114 Федерального закона от 19 марта 1997 г. N 60-ФЗ "Воздушный кодекс Российской Федерации" (Собрание законодательства Российской Федерации, 1997, N 12, ст. 1383; 1999, N 28, ст. 3483; 2004, N 35, ст. 3607, N 45, ст. 4377; 2005, N 13, ст. 1078; 2006, N 30, ст. 3290, 3291; 2007, N 1 (ч. I), ст. 29; N 27, ст. 3213; N 46, ст. 5554; N 49, ст. 6075; N 50, ст. 6239, 6244, 6245; 2008, N 29 (ч. I), ст. 3418; N 30 (ч. II), ст. 3616; 2009, N 1, ст. 17) и в целях реализации стандартов и рекомендуемой практики Международной организации гражданской авиации при подготовке и выполнении полетов в гражданской авиации Российской Федерации приказываю:</text:span></text:p>
      <text:p text:style-name="P1"><text:bookmark-start text:name="sub_1"/><text:span text:style-name="T2">1. Утвердить прилагаемые </text:span><text:a xlink:type="simple" xlink:href="#sub_10000"><text:span text:style-name="T3">Федеральные авиационные правила</text:span></text:a><text:span text:style-name="T2"> "Подготовка и выполнение полетов в гражданской авиации Российской Федерации".</text:span></text:p>
      <text:p text:style-name="P1"><text:bookmark-end text:name="sub_1"/><text:bookmark-start text:name="sub_2"/><text:span text:style-name="T2">2. Признать утратившими силу приказы Министерства транспорта Российской Федерации от 17 июля 2008 г. N 108 "Об утверждении Федеральных авиационных правил "Подготовка и выполнение полетов в гражданской авиации Российской Федерации" (зарегистрирован Минюстом России 14 августа 2008 г., регистрационный N 12119), от 27 ноября 2008 г. N 197</text:span><text:a xlink:type="simple" xlink:href="#sub_991"><text:span text:style-name="T3">*</text:span></text:a><text:span text:style-name="T2">, от 23 июня 2009 г. N 100</text:span><text:a xlink:type="simple" xlink:href="#sub_992"><text:span text:style-name="T3">**</text:span></text:a><text:span text:style-name="T2">.</text:span></text:p>
      <text:p text:style-name="P1"><text:bookmark-end text:name="sub_2"/><text:bookmark-start text:name="sub_3"/><text:span text:style-name="T2">3. Установить, что настоящий приказ вступает в силу через 60 дней со дня официального опубликования.</text:span></text:p>
      <text:p text:style-name="P1"><text:bookmark-end text:name="sub_3"/><text:bookmark-start text:name="sub_4"/><text:span text:style-name="T2">4. Установить, что в прилагаемых правилах:</text:span></text:p>
      <text:p text:style-name="P1"><text:bookmark-end text:name="sub_4"/><text:bookmark-start text:name="sub_4001"/><text:a xlink:type="simple" xlink:href="#sub_410"><text:span text:style-name="T3">пункты 4.10</text:span></text:a><text:span text:style-name="T2">, </text:span><text:a xlink:type="simple" xlink:href="#sub_55"><text:span text:style-name="T3">5.5</text:span></text:a><text:span text:style-name="T2"> и </text:span><text:a xlink:type="simple" xlink:href="#sub_512"><text:span text:style-name="T3">5.12</text:span></text:a><text:span text:style-name="T2"> вступают в силу с 1 января 2010 г.;</text:span></text:p>
      <text:p text:style-name="P1"><text:bookmark-end text:name="sub_4001"/><text:bookmark-start text:name="sub_4002"/><text:a xlink:type="simple" xlink:href="#sub_218014"><text:span text:style-name="T3">пункты 2.18.14</text:span></text:a><text:span text:style-name="T2"> и </text:span><text:a xlink:type="simple" xlink:href="#sub_46"><text:span text:style-name="T3">4.6</text:span></text:a><text:span text:style-name="T2"> вступают в силу с 1 января 2011 г.;</text:span></text:p>
      <text:p text:style-name="P1"><text:bookmark-end text:name="sub_4002"/><text:bookmark-start text:name="sub_4003"/><text:a xlink:type="simple" xlink:href="#sub_420"><text:span text:style-name="T3">пункты 4.20</text:span></text:a><text:span text:style-name="T2">, </text:span><text:a xlink:type="simple" xlink:href="#sub_575"><text:span text:style-name="T3">5.75</text:span></text:a><text:span text:style-name="T2">, </text:span><text:a xlink:type="simple" xlink:href="#sub_576"><text:span text:style-name="T3">5.76</text:span></text:a><text:span text:style-name="T2"> и </text:span><text:a xlink:type="simple" xlink:href="#sub_578"><text:span text:style-name="T3">5.78</text:span></text:a><text:span text:style-name="T2"> вступают в силу с 1 января 2012 г.</text:span></text:p>
      <text:p text:style-name="P1"><text:bookmark-end text:name="sub_4003"/></text:p>
      <table:table table:name="Table1" table:style-name="Table1">
        <table:table-column table:style-name="Table1.A"/>
        <table:table-column table:style-name="Table1.B"/>
        <table:table-row table:style-name="Table1.1">
          <table:table-cell table:style-name="Table1.A1" office:value-type="string">
            <text:p text:style-name="P11"><text:span text:style-name="T2">Министр</text:span></text:p>
          </table:table-cell>
          <table:table-cell table:style-name="Table1.A1" office:value-type="string">
            <text:p text:style-name="P9"><text:span text:style-name="T2">И.Е. Левитин</text:span></text:p>
          </table:table-cell>
        </table:table-row>
      </table:table>
      <text:p text:style-name="P1"/>
      <text:p text:style-name="P11"><text:span text:style-name="T2">Зарегистрировано в Минюсте РФ 31 августа 2009 г.</text:span></text:p>
      <text:p text:style-name="P11"><text:span text:style-name="T2">Регистрационный N 14645</text:span></text:p>
      <text:p text:style-name="P1"/>
      <text:p text:style-name="P11"><text:span text:style-name="T2">_______________________</text:span></text:p>
      <text:p text:style-name="P11"><text:bookmark-start text:name="sub_991"/><text:span text:style-name="T2">* Зарегистрирован Минюстом России 9 декабря 2008 г., регистрационный N 12810.</text:span></text:p>
      <text:p text:style-name="P11"><text:bookmark-end text:name="sub_991"/><text:bookmark-start text:name="sub_992"/><text:span text:style-name="T2">** Зарегистрирован Минюстом России 1 июля 2009 г., регистрационный N 14192.</text:span></text:p>
      <text:p text:style-name="P1"><text:bookmark-end text:name="sub_992"/></text:p>
      <text:p text:style-name="P3"><text:bookmark-start text:name="sub_10000"/><text:span text:style-name="T1">Приложение</text:span></text:p>
      <text:p text:style-name="P1"><text:bookmark-end text:name="sub_10000"/></text:p>
      <text:h text:style-name="P5" text:outline-level="1"><text:span text:style-name="T1">Федеральные авиационные правила<text:line-break/>"Подготовка и выполнение полетов в гражданской авиации Российской Федерации"<text:line-break/>(утв. </text:span><text:a xlink:type="simple" xlink:href="#sub_0"><text:span text:style-name="T4">приказом</text:span></text:a><text:span text:style-name="T1"> Минтранса РФ от 31 июля 2009 г. N 128)<text:line-break/>(с изменениями от 21 декабря 2009 г., 22 ноября 2010 г.)</text:span></text:h>
      <text:p text:style-name="P1"/>
      <text:h text:style-name="P5" text:outline-level="1"><text:bookmark-start text:name="sub_100"/><text:span text:style-name="T1">I. Общие положения</text:span></text:h>
      <text:p text:style-name="P1"><text:bookmark-end text:name="sub_100"/></text:p>
      <text:p text:style-name="P1"><text:bookmark-start text:name="sub_11"/><text:span text:style-name="T2">1.1. Федеральные авиационные правила "Подготовка и выполнение полетов в гражданской авиации Российской Федерации" (далее - Правила) устанавливают правила подготовки воздушного судна и его экипажа к полету, обеспечения и выполнения полетов в гражданской авиации, а также аэронавигационного обслуживания полетов в Российской Федерации и разработаны в соответствии со статьями 67, 68, 69, 71, 74, 79, пунктом 2 статьи 87, пунктами 1 и 2 статьи 114 Федерального закона от 19 марта 1997 г. N 60-ФЗ "Воздушный кодекс Российской Федерации".</text:span></text:p>
      <text:p text:style-name="P1"><text:bookmark-end text:name="sub_11"/><text:bookmark-start text:name="sub_12"/><text:span text:style-name="T2">1.2. Настоящие Правила обязательны для исполнения эксплуатантами и владельцами </text:span><text:soft-page-break/><text:span text:style-name="T2">воздушных судов, зарегистрированных в Государственном реестре гражданских воздушных судов Российской Федерации, воздушных судов, зарегистрированных в иностранных государствах и включенных в сертификат (свидетельство) эксплуатанта, выданный Российской Федерацией, а также иными физическими и юридическими лицами, осуществляющими организацию, обеспечение, выполнение полетов гражданских воздушных судов и аэронавигационное обслуживание в воздушном пространстве Российской Федерации.</text:span></text:p>
      <text:p text:style-name="P1"><text:bookmark-end text:name="sub_12"/><text:bookmark-start text:name="sub_13"/><text:span text:style-name="T2">1.3. Если требования законов и правил иностранного государства, в воздушном пространстве которого происходит полет, отличаются от требований настоящих Правил, то применяются требования законов и правил этого государства.</text:span></text:p>
      <text:p text:style-name="P1"><text:bookmark-end text:name="sub_13"/><text:bookmark-start text:name="sub_14"/><text:span text:style-name="T2">1.4. В случаях, когда это необходимо для предотвращения авиационных происшествий, преступлений, гибели и нанесения вреда здоровью людей, разрешается допускать отступления от требований настоящих Правил.</text:span></text:p>
      <text:p text:style-name="P1"><text:bookmark-end text:name="sub_14"/><text:bookmark-start text:name="sub_15"/><text:span text:style-name="T2">1.5. В настоящих Правилах используются термины и определения, которые приведены в </text:span><text:a xlink:type="simple" xlink:href="#sub_1000"><text:span text:style-name="T3">приложении</text:span></text:a><text:span text:style-name="T2"> к настоящим Правилам.</text:span></text:p>
      <text:p text:style-name="P1"><text:bookmark-end text:name="sub_15"/></text:p>
      <text:h text:style-name="P5" text:outline-level="1"><text:bookmark-start text:name="sub_200"/><text:span text:style-name="T1">II. Общие правила подготовки к полетам</text:span></text:h>
      <text:p text:style-name="P1"><text:bookmark-end text:name="sub_200"/></text:p>
      <text:p text:style-name="P1"><text:bookmark-start text:name="sub_21"/><text:span text:style-name="T2">2.1. Физические, юридические лица, осуществляющие полеты в целях авиации общего назначения на воздушных судах, относящихся к легким или сверхлегким, выполняют требования, установленные в настоящей главе и </text:span><text:a xlink:type="simple" xlink:href="#sub_100"><text:span text:style-name="T3">главах I</text:span></text:a><text:span text:style-name="T2"> и </text:span><text:a xlink:type="simple" xlink:href="#sub_300"><text:span text:style-name="T3">III</text:span></text:a><text:span text:style-name="T2"> настоящих Правил.</text:span></text:p>
      <text:p text:style-name="P1"><text:bookmark-end text:name="sub_21"/></text:p>
      <text:h text:style-name="P5" text:outline-level="1"><text:bookmark-start text:name="sub_5"/><text:span text:style-name="T1">Подготовка к полету</text:span></text:h>
      <text:p text:style-name="P1"><text:bookmark-end text:name="sub_5"/></text:p>
      <text:p text:style-name="P1"><text:bookmark-start text:name="sub_22"/><text:span text:style-name="T2">2.2. Командир воздушного судна (далее - КВС) знает и соблюдает имеющие отношение к исполнению его обязанностей законы, правила и процедуры тех государств, в воздушном пространстве которых он выполняет полеты, а также </text:span><text:a xlink:type="simple" xlink:href="#sub_189"><text:span text:style-name="T3">государства регистрации воздушного судна</text:span></text:a><text:span text:style-name="T2"> и государства эксплуатанта.</text:span></text:p>
      <text:p text:style-name="P1"><text:bookmark-end text:name="sub_22"/><text:bookmark-start text:name="sub_23"/><text:span text:style-name="T2">2.3. Эксплуатант воздушного судна в случае осуществления воздушных перевозок пассажиров, багажа, груза, почты, предоставляемые за плату на основании договоров воздушной перевозки пассажиров, грузов или почты (далее - коммерческие воздушные перевозки) или авиационных работ</text:span><text:a xlink:type="simple" xlink:href="#sub_1111"><text:span text:style-name="T3">*(1)</text:span></text:a><text:span text:style-name="T2">, или КВС авиации общего назначения</text:span><text:a xlink:type="simple" xlink:href="#sub_2222"><text:span text:style-name="T3">*(2)</text:span></text:a><text:span text:style-name="T2"> (далее - АОН) обеспечивает знание и исполнение членами летного экипажа воздушного судна законов, правил и процедур, касающихся исполнения их обязанностей.</text:span></text:p>
      <text:p text:style-name="P1"><text:bookmark-end text:name="sub_23"/><text:bookmark-start text:name="sub_24"/><text:span text:style-name="T2">2.4. Летный экипаж воздушного судна по численности и составу отвечает требованиям, указанным в </text:span><text:a xlink:type="simple" xlink:href="#sub_255"><text:span text:style-name="T3">Руководстве по летной эксплуатации</text:span></text:a><text:span text:style-name="T2"> (далее - РЛЭ).</text:span></text:p>
      <text:p text:style-name="P1"><text:bookmark-end text:name="sub_24"/><text:bookmark-start text:name="sub_241"/><text:span text:style-name="T2">2.4.1. Каждый член экипажа воздушного судна отвечает требованиям к обладателям свидетельств, выданных Российской Федерацией, установленным в Федеральных авиационных правилах "Требования к членам экипажа воздушных судов, специалистам по техническому обслуживанию воздушных судов и сотрудникам по обеспечению полетов (полетным диспетчерам) гражданской авиации", утвержденных приказом Министерства транспорта Российской Федерации от 12 сентября 2008 г. N 147</text:span><text:a xlink:type="simple" xlink:href="#sub_33330"><text:span text:style-name="T3">*(3)</text:span></text:a><text:span text:style-name="T2">, и имеет действительное свидетельство с надлежащими квалификационными отметками, которое выдано государством регистрации воздушного судна или которому придана сила государством регистрации воздушного судна.</text:span></text:p>
      <text:p text:style-name="P1"><text:bookmark-end text:name="sub_241"/><text:bookmark-start text:name="sub_242"/><text:span text:style-name="T2">2.4.2. Член летного экипажа воздушного судна, имеющий медицинское свидетельство, которое выдано с условием ношения корректирующих зрение линз, имеет запасной комплект корректирующих линз, который находится в легкодоступном месте во время полета.</text:span></text:p>
      <text:p text:style-name="P1"><text:bookmark-end text:name="sub_242"/><text:bookmark-start text:name="sub_25"/><text:span text:style-name="T2">2.5. Запрещается выполнять или предпринимать попытки выполнять функции члена экипажа воздушного судна гражданской авиации, а также диспетчера обслуживания воздушного движения (далее - ОВД):</text:span></text:p>
      <text:p text:style-name="P1"><text:bookmark-end text:name="sub_25"/><text:span text:style-name="T2">в состоянии алкогольного опьянения;</text:span></text:p>
      <text:p text:style-name="P1"><text:span text:style-name="T2">под влиянием любых </text:span><text:a xlink:type="simple" xlink:href="#sub_252"><text:span text:style-name="T3">психоактивных веществ</text:span></text:a><text:span text:style-name="T2">.</text:span></text:p>
      <text:p text:style-name="P1"><text:bookmark-start text:name="sub_26"/><text:span text:style-name="T2">2.6. В отсутствие служб авиационной безопасности КВС проводит предполетный досмотр воздушного судна, его бортовых запасов, членов экипажа воздушного судна, </text:span><text:soft-page-break/><text:span text:style-name="T2">перевозимых лиц и их имущества, а также груза и почты.</text:span></text:p>
      <text:p text:style-name="P1"><text:bookmark-end text:name="sub_26"/><text:span text:style-name="T2">В случае совершения акта незаконного вмешательства в деятельность в области авиации КВС информирует о нем орган обслуживания воздушного движения, а при отсутствии связи с ним по возможности - орган внутренних дел.</text:span></text:p>
      <text:p text:style-name="P1"><text:bookmark-start text:name="sub_27"/><text:span text:style-name="T2">2.7. Перед полетом КВС обязан ознакомиться со всей имеющейся информацией, касающейся данного полета, а также запланировать альтернативные действия на тот случай, если полет по плану не может быть выполнен вследствие ухудшения погодных условий.</text:span></text:p>
      <text:p text:style-name="P1"><text:bookmark-end text:name="sub_27"/><text:bookmark-start text:name="sub_271"/><text:span text:style-name="T2">2.7.1. Информация, имеющаяся у КВС, должна включать в себя, как минимум, следующее:</text:span></text:p>
      <text:p text:style-name="P1"><text:bookmark-end text:name="sub_271"/><text:bookmark-start text:name="sub_2711"/><text:span text:style-name="T2">а) для полета по правилам полетов по приборам (далее - ППП), а также полета по правилам визуальных полетов (далее - ПВП) вне района аэродрома вылета:</text:span></text:p>
      <text:p text:style-name="P1"><text:bookmark-end text:name="sub_2711"/><text:span text:style-name="T2">сводки и прогнозы погоды;</text:span></text:p>
      <text:p text:style-name="P1"><text:span text:style-name="T2">данные </text:span><text:a xlink:type="simple" xlink:href="#sub_193"><text:span text:style-name="T3">запасных аэродромов</text:span></text:a><text:span text:style-name="T2"> в случаях, предусмотренных настоящими Правилами;</text:span></text:p>
      <text:p text:style-name="P1"><text:bookmark-start text:name="sub_2712"/><text:span text:style-name="T2">б) для любого полета:</text:span></text:p>
      <text:p text:style-name="P1"><text:bookmark-end text:name="sub_2712"/><text:span text:style-name="T2">данные взлетно-посадочной полосы (далее - ВПП) в намеченных к использованию местах взлета и посадки;</text:span></text:p>
      <text:p text:style-name="P1"><text:span text:style-name="T2">потребный запас топлива;</text:span></text:p>
      <text:p text:style-name="P1"><text:span text:style-name="T2">данные о взлетной и посадочной дистанции, содержащиеся в </text:span><text:a xlink:type="simple" xlink:href="#sub_255"><text:span text:style-name="T3">РЛЭ</text:span></text:a><text:span text:style-name="T2">;</text:span></text:p>
      <text:p text:style-name="P1"><text:span text:style-name="T2">все известные задержки движения, о которых КВС был уведомлен органом ОВД.</text:span></text:p>
      <text:p text:style-name="P1"><text:bookmark-start text:name="sub_27101"/><text:span text:style-name="T2">При подготовке к полету КВС или в случае осуществления коммерческих воздушных перевозок эксплуатант обеспечивает предоставление экипажу воздушного судна аэронавигационной и метеорологической информации.</text:span></text:p>
      <text:p text:style-name="P1"><text:bookmark-end text:name="sub_27101"/><text:bookmark-start text:name="sub_272"/><text:span text:style-name="T2">2.7.2. КВС разрешается выбирать для взлета и посадки на самолете площадку, о которой отсутствует </text:span><text:a xlink:type="simple" xlink:href="#sub_176"><text:span text:style-name="T3">аэронавигационная информация</text:span></text:a><text:span text:style-name="T2">, в случае, если она осмотрена с земли или подобрана с воздуха и признана КВС удовлетворяющей требованиям </text:span><text:a xlink:type="simple" xlink:href="#sub_255"><text:span text:style-name="T3">РЛЭ</text:span></text:a><text:span text:style-name="T2">.</text:span></text:p>
      <text:p text:style-name="P1"><text:bookmark-end text:name="sub_272"/><text:span text:style-name="T2">Для посадки на площадку, подобранную с воздуха, пилот самолета должен пройти соответствующую подготовку под руководством инструктора.</text:span></text:p>
      <text:p text:style-name="P1"><text:bookmark-start text:name="sub_2723"/><text:span text:style-name="T2">КВС разрешается выбирать для взлета и посадки на вертолете площадку, о которой отсутствует аэронавигационная информация, в случае, если она осмотрена с земли или с воздуха и признана удовлетворяющей требованиям </text:span><text:a xlink:type="simple" xlink:href="#sub_255"><text:span text:style-name="T3">РЛЭ</text:span></text:a><text:span text:style-name="T2">.</text:span></text:p>
      <text:p text:style-name="P1"><text:bookmark-end text:name="sub_2723"/><text:span text:style-name="T2">При осуществлении коммерческих воздушных перевозок пассажиров на вертолетах с посадками на подобранные с воздуха площадки процедуры выполнения таких посадок устанавливаются в </text:span><text:a xlink:type="simple" xlink:href="#sub_256"><text:span text:style-name="T3">Руководстве по производству полетов</text:span></text:a><text:span text:style-name="T2"> (далее - РПП) с оценкой возможных рисков и способов их снижения. Коммерческие воздушные перевозки пассажиров на самолетах с подбором площадок с воздуха запрещены.</text:span></text:p>
      <text:p text:style-name="P1"><text:bookmark-start text:name="sub_28"/><text:span text:style-name="T2">2.8. КВС перед полетом в целях выполнения авиационных работ или АОН обязан убедиться в том, что:</text:span></text:p>
      <text:p text:style-name="P1"><text:bookmark-end text:name="sub_28"/><text:span text:style-name="T2">воздушное судно пригодно к полетам и на борту находятся документы, указанные в </text:span><text:a xlink:type="simple" xlink:href="#sub_220"><text:span text:style-name="T3">пункте 2.20</text:span></text:a><text:span text:style-name="T2"> настоящих Правил;</text:span></text:p>
      <text:p text:style-name="P1"><text:span text:style-name="T2">на борту установлены приборы и оборудование, необходимые для ожидаемых условий полета. КВС убеждается в работоспособности указанных приборов и оборудования в соответствии с требованиями </text:span><text:a xlink:type="simple" xlink:href="#sub_255"><text:span text:style-name="T3">РЛЭ</text:span></text:a><text:span text:style-name="T2">;</text:span></text:p>
      <text:p text:style-name="P1"><text:span text:style-name="T2">проведено необходимое техническое обслуживание воздушного судна согласно положениям </text:span><text:a xlink:type="simple" xlink:href="#sub_225"><text:span text:style-name="T3">пунктов 2.25-2.28</text:span></text:a><text:span text:style-name="T2"> настоящих Правил;</text:span></text:p>
      <text:p text:style-name="P1"><text:span text:style-name="T2">масса воздушного судна и расположение его центра тяжести позволяют безопасно выполнять полет с учетом ожидаемых условий полета;</text:span></text:p>
      <text:p text:style-name="P1"><text:span text:style-name="T2">груз на борту правильно распределен и надежно закреплен;</text:span></text:p>
      <text:p text:style-name="P1"><text:span text:style-name="T2">не будут превышаться эксплуатационные ограничения воздушного судна, содержащиеся в </text:span><text:a xlink:type="simple" xlink:href="#sub_255"><text:span text:style-name="T3">РЛЭ</text:span></text:a><text:span text:style-name="T2">;</text:span></text:p>
      <text:p text:style-name="P1"><text:span text:style-name="T2">установлено, что располагаемые и непосредственно необходимые для безопасной эксплуатации воздушного судна наземные и (или) водные средства, включая связное оборудование и навигационные средства, позволяют выполнить намеченный полет;</text:span></text:p>
      <text:p text:style-name="P1"><text:span text:style-name="T2">полет производится на аэродром или с аэродрома при условиях, которые не ниже </text:span><text:a xlink:type="simple" xlink:href="#sub_264"><text:span text:style-name="T3">эксплуатационных минимумов</text:span></text:a><text:span text:style-name="T2">, установленных для данного аэродрома государством, в котором он расположен;</text:span></text:p>
      <text:p text:style-name="P1"><text:soft-page-break/><text:span text:style-name="T2">для полета по ППП метеорологическая информация указывает на то, что условия на аэродроме назначения или в случаях, когда требуется запасной аэродром назначения, - на одном запасном аэродроме будут к расчетному времени прилета соответствовать эксплуатационным минимумам аэродрома или превышать их;</text:span></text:p>
      <text:p text:style-name="P1"><text:span text:style-name="T2">для </text:span><text:a xlink:type="simple" xlink:href="#sub_245"><text:span text:style-name="T3">полета по ПВП</text:span></text:a><text:span text:style-name="T2">, за исключением полета в районе аэродрома вылета, информация о фактической погоде или подборка текущих сводок и прогнозов указывает на то, что метеорологические условия на той части маршрута, по которому воздушное судно должно следовать в соответствии с ПВП, обеспечат к запланированному времени возможность соблюдения ПВП.</text:span></text:p>
      <text:p text:style-name="P1"><text:bookmark-start text:name="sub_2812"/><text:span text:style-name="T2">В качестве указанной информации используются сведения, получаемые из источников, которые КВС посчитает достоверными.</text:span></text:p>
      <text:p text:style-name="P1"><text:bookmark-end text:name="sub_2812"/><text:bookmark-start text:name="sub_29"/><text:span text:style-name="T2">2.9. Перед </text:span><text:a xlink:type="simple" xlink:href="#sub_246"><text:span text:style-name="T3">полетом по ППП</text:span></text:a><text:span text:style-name="T2"> в целях выполнения авиационных работ или АОН выбирается и указывается в плане полета не менее одного запасного аэродрома назначения, за исключением тех случаев, когда:</text:span></text:p>
      <text:p text:style-name="P1"><text:bookmark-end text:name="sub_29"/><text:bookmark-start text:name="sub_291"/><text:span text:style-name="T2">а) для самолетов имеющаяся текущая метеорологическая информация указывает на то, что в течение одного часа до и одного часа после расчетного времени прилета будут сохраняться </text:span><text:a xlink:type="simple" xlink:href="#sub_187"><text:span text:style-name="T3">визуальные метеорологические условия</text:span></text:a><text:span text:style-name="T2">;</text:span></text:p>
      <text:p text:style-name="P1"><text:bookmark-end text:name="sub_291"/><text:bookmark-start text:name="sub_292"/><text:span text:style-name="T2">б) для вертолетов имеющаяся текущая метеорологическая информация указывает на то, что в течение двух часов до и двух часов после расчетного времени прилета будут сохраняться следующие метеорологические условия:</text:span></text:p>
      <text:p text:style-name="P1"><text:bookmark-end text:name="sub_292"/><text:span text:style-name="T2">нижняя граница облаков не менее чем на 300 м превышает минимум, предусмотренный </text:span><text:a xlink:type="simple" xlink:href="#sub_259"><text:span text:style-name="T3">схемой захода на посадку по приборам</text:span></text:a><text:span text:style-name="T2">;</text:span></text:p>
      <text:p text:style-name="P1"><text:span text:style-name="T2">видимость составляет не менее 5 км или на 4 км превышает минимум, предусмотренный схемой захода.</text:span></text:p>
      <text:p text:style-name="P1"><text:bookmark-start text:name="sub_210"/><text:span text:style-name="T2">2.10. Перед </text:span><text:a xlink:type="simple" xlink:href="#sub_245"><text:span text:style-name="T3">полетом по ПВП</text:span></text:a><text:span text:style-name="T2"> в целях выполнения авиационных работ или АОН количество топлива и масла на борту должно позволять:</text:span></text:p>
      <text:p text:style-name="P1"><text:bookmark-end text:name="sub_210"/><text:bookmark-start text:name="sub_2101"/><text:soft-page-break/><text:span text:style-name="T2">а) для самолетов - выполнить полет до аэродрома назначения и затем продолжить его на запланированной крейсерской скорости:</text:span></text:p>
      <text:p text:style-name="P1"><text:bookmark-end text:name="sub_2101"/><text:a xlink:type="simple" xlink:href="#sub_191"><text:span text:style-name="T3">днем</text:span></text:a><text:span text:style-name="T2"> - в течение 30 минут;</text:span></text:p>
      <text:p text:style-name="P1"><text:a xlink:type="simple" xlink:href="#sub_237"><text:span text:style-name="T3">ночью</text:span></text:a><text:span text:style-name="T2"> - в течение 45 минут;</text:span></text:p>
      <text:p text:style-name="P1"><text:bookmark-start text:name="sub_2102"/><text:span text:style-name="T2">б) для </text:span><text:a xlink:type="simple" xlink:href="#sub_185"><text:span text:style-name="T3">вертолетов</text:span></text:a><text:span text:style-name="T2"> - выполнить полет до вертодрома назначения и затем продолжить его на запланированной крейсерской скорости в течение 20 минут.</text:span></text:p>
      <text:p text:style-name="P1"><text:bookmark-end text:name="sub_2102"/><text:bookmark-start text:name="sub_211"/><text:span text:style-name="T2">2.11. Перед полетом по ППП в целях выполнения авиационных работ или АОН количество топлива и масла на борту должно позволять:</text:span></text:p>
      <text:p text:style-name="P1"><text:bookmark-end text:name="sub_211"/><text:span text:style-name="T2">выполнить полет до аэродрома назначения, а затем на запланированной крейсерской скорости выполнить полет до запасного аэродрома, за исключением случаев, указанных в </text:span><text:a xlink:type="simple" xlink:href="#sub_29"><text:span text:style-name="T3">пункте 2.9</text:span></text:a><text:span text:style-name="T2"> настоящих Правил, а затем продолжать полет на запланированной крейсерской скорости в течение 45 минут для самолетов и 30 минут для вертолетов;</text:span></text:p>
      <text:p text:style-name="P1"><text:span text:style-name="T2">выполнить полет до </text:span><text:a xlink:type="simple" xlink:href="#sub_193"><text:span text:style-name="T3">запасного аэродрома</text:span></text:a><text:span text:style-name="T2"> через любой заранее определенный рубеж ухода и затем продолжить полет в течение 30 минут при условии, что перед полетом имеется не меньший запас топлива и масла, чем необходимо для выполнения полета до аэродрома намеченной посадки и затем продолжения его в течение 1 часа для самолета и 45 минут для вертолета.</text:span></text:p>
      <text:p text:style-name="P1"><text:bookmark-start text:name="sub_212"/><text:span text:style-name="T2">2.12. При расчете количества топлива и масла учитывается следующее:</text:span></text:p>
      <text:p text:style-name="P1"><text:bookmark-end text:name="sub_212"/><text:span text:style-name="T2">прогнозируемые метеорологические условия;</text:span></text:p>
      <text:p text:style-name="P1"><text:bookmark-start text:name="sub_2123"/><text:span text:style-name="T2">предполагаемые отклонения от маршрута, а так же задержки, связанные с воздушным движением;</text:span></text:p>
      <text:p text:style-name="P1"><text:bookmark-end text:name="sub_2123"/><text:span text:style-name="T2">необходимость, при выполнении полета по ППП, выполнения одного захода на посадку по приборам на аэродроме намеченной посадки, включая уход на второй круг;</text:span></text:p>
      <text:p text:style-name="P1"><text:span text:style-name="T2">повышенный расход топлива при разгерметизации кабин воздушного судна или при отказе одного двигателя во время полета по маршруту;</text:span></text:p>
      <text:p text:style-name="P1"><text:span text:style-name="T2">любые другие известные условия, которые могут задержать посадку или вызвать повышенный расход топлива и (или) масла.</text:span></text:p>
      <text:p text:style-name="P1"/>
      <text:h text:style-name="P5" text:outline-level="1"><text:bookmark-start text:name="sub_6"/><text:span text:style-name="T1">Запас кислорода</text:span></text:h>
      <text:p text:style-name="P1"><text:bookmark-end text:name="sub_6"/></text:p>
      <text:p text:style-name="P1"><text:bookmark-start text:name="sub_213"/><text:span text:style-name="T2">2.13. Экипаж воздушного судна контролирует наличие запаса кислорода перед полетом и его использование для дыхания членами экипажа и пассажирами:</text:span></text:p>
      <text:p text:style-name="P1"><text:bookmark-end text:name="sub_213"/><text:bookmark-start text:name="sub_2131"/><text:span text:style-name="T2">а) при полетах на высотах, где </text:span><text:a xlink:type="simple" xlink:href="#sub_179"><text:span text:style-name="T3">барометрическая высота</text:span></text:a><text:span text:style-name="T2"> в кабине составляет от 3000 м до 4000 м более 30 минут, - для всех членов экипажа и, по крайней мере, 10% пассажиров, в течение периода времени, превышающего 30 минут;</text:span></text:p>
      <text:p text:style-name="P1"><text:bookmark-end text:name="sub_2131"/><text:bookmark-start text:name="sub_2132"/><text:span text:style-name="T2">б) при полете на высотах, где барометрическая высота в кабине превышает 4000 м, - в течение всего времени для всех членов экипажа и пассажиров;</text:span></text:p>
      <text:p text:style-name="P1"><text:bookmark-end text:name="sub_2132"/><text:bookmark-start text:name="sub_2133"/><text:span text:style-name="T2">в) для воздушного судна с герметизированными кабинами - при полетах выше барометрической высоты 7600 м или при полетах ниже 7600 м, если воздушное судно не может безопасно снизиться в течение 4 минут до высоты, где барометрическая высота в кабине составит 4000 м, обеспечивается не менее чем 10-минутным запасом кислорода для всех членов экипажа и пассажиров для использования в случае </text:span><text:soft-page-break/><text:span text:style-name="T2">экстренного снижения при падении давления в кабине.</text:span></text:p>
      <text:p text:style-name="P1"><text:bookmark-end text:name="sub_2133"/></text:p>
      <text:h text:style-name="P5" text:outline-level="1"><text:bookmark-start text:name="sub_7"/><text:span text:style-name="T1">Полеты в условиях обледенения</text:span></text:h>
      <text:p text:style-name="P1"><text:bookmark-end text:name="sub_7"/></text:p>
      <text:p text:style-name="P1"><text:bookmark-start text:name="sub_214"/><text:span text:style-name="T2">2.14. Запрещается начинать полет, если присутствуют иней, мокрый снег или лед на поверхностях крыльев, фюзеляжа, органов управления, оперения, воздушных винтов, лобового стекла, силовой установки или на приемниках воздушного давления барометрических приборов воздушного судна, если иное не предусмотрено </text:span><text:a xlink:type="simple" xlink:href="#sub_255"><text:span text:style-name="T3">РЛЭ</text:span></text:a><text:span text:style-name="T2">.</text:span></text:p>
      <text:p text:style-name="P1"><text:bookmark-end text:name="sub_214"/><text:bookmark-start text:name="sub_215"/><text:span text:style-name="T2">2.15. Запрещается выполнять полет на воздушных судах, не оснащенных противообледенительной системой:</text:span></text:p>
      <text:p text:style-name="P1"><text:bookmark-end text:name="sub_215"/><text:span text:style-name="T2">по ППП - при наличии на маршруте полета фактического или прогнозируемого </text:span><text:a xlink:type="simple" xlink:href="#sub_238"><text:span text:style-name="T3">обледенения</text:span></text:a><text:span text:style-name="T2">;</text:span></text:p>
      <text:p text:style-name="P1"><text:span text:style-name="T2">по ПВП - при наличии фактического обледенения.</text:span></text:p>
      <text:p text:style-name="P1"/>
      <text:h text:style-name="P5" text:outline-level="1"><text:bookmark-start text:name="sub_8"/><text:span text:style-name="T1">Учет эксплуатационных ограничений воздушных судов</text:span></text:h>
      <text:p text:style-name="P1"><text:bookmark-end text:name="sub_8"/></text:p>
      <text:p text:style-name="P1"><text:bookmark-start text:name="sub_216"/><text:span text:style-name="T2">2.16. Воздушное судно эксплуатируется:</text:span></text:p>
      <text:p text:style-name="P1"><text:bookmark-end text:name="sub_216"/><text:span text:style-name="T2">в соответствии с его эксплуатационной документацией;</text:span></text:p>
      <text:p text:style-name="P1"><text:span text:style-name="T2">в пределах эксплуатационных ограничений, предписанных уполномоченным органом государства регистрации воздушного судна.</text:span></text:p>
      <text:p text:style-name="P1"><text:bookmark-start text:name="sub_217"/><text:span text:style-name="T2">2.17. Перед началом полета КВС удостоверяется, что летно-технические характеристики воздушного судна, указанные в </text:span><text:a xlink:type="simple" xlink:href="#sub_255"><text:span text:style-name="T3">РЛЭ</text:span></text:a><text:span text:style-name="T2">, позволяют безопасно выполнить намеченный полет в прогнозируемых условиях.</text:span></text:p>
      <text:p text:style-name="P1"><text:bookmark-end text:name="sub_217"/></text:p>
      <text:h text:style-name="P5" text:outline-level="1"><text:bookmark-start text:name="sub_9"/><text:span text:style-name="T1">Бортовые приборы и оборудование</text:span></text:h>
      <text:p text:style-name="P1"><text:bookmark-end text:name="sub_9"/></text:p>
      <text:p text:style-name="P1"><text:bookmark-start text:name="sub_218"/><text:span text:style-name="T2">2.18. Перед полетом экипаж удостоверяется в том, что на борту воздушного судна имеются в работоспособном состоянии:</text:span></text:p>
      <text:p text:style-name="P1"><text:bookmark-end text:name="sub_218"/><text:bookmark-start text:name="sub_2181"/><text:span text:style-name="T2">2.18.1. На всех воздушных судах, кроме аэростатов:</text:span></text:p>
      <text:p text:style-name="P1"><text:bookmark-end text:name="sub_2181"/><text:bookmark-start text:name="sub_21811"/><text:span text:style-name="T2">а) кресло или спальное место для каждого лица старше 2 лет;</text:span></text:p>
      <text:p text:style-name="P1"><text:bookmark-end text:name="sub_21811"/><text:bookmark-start text:name="sub_21812"/><text:span text:style-name="T2">б) поясной привязной ремень на кресле для каждого члена экипажа и пассажира, а также удерживающие ремни на каждом спальном месте;</text:span></text:p>
      <text:p text:style-name="P1"><text:bookmark-end text:name="sub_21812"/><text:bookmark-start text:name="sub_21813"/><text:span text:style-name="T2">в) запасные электрические предохранители соответствующих номиналов, если они установлены на воздушном судне и предназначены для замены в полете.</text:span></text:p>
      <text:p text:style-name="P1"><text:bookmark-end text:name="sub_21813"/><text:bookmark-start text:name="sub_2182"/><text:span text:style-name="T2">2.18.2. На самолетах и вертолетах, выполняющих </text:span><text:a xlink:type="simple" xlink:href="#sub_245"><text:span text:style-name="T3">полеты по ПВП</text:span></text:a><text:span text:style-name="T2"> днем:</text:span></text:p>
      <text:p text:style-name="P1"><text:bookmark-end text:name="sub_2182"/><text:span text:style-name="T2">магнитный компас;</text:span></text:p>
      <text:p text:style-name="P1"><text:span text:style-name="T2">хронометр или часы, указывающие время в часах, минутах и секундах;</text:span></text:p>
      <text:p text:style-name="P1"><text:span text:style-name="T2">барометрический высотомер;</text:span></text:p>
      <text:p text:style-name="P1"><text:span text:style-name="T2">указатель приборной воздушной скорости.</text:span></text:p>
      <text:p text:style-name="P1"><text:bookmark-start text:name="sub_2183"/><text:span text:style-name="T2">2.18.3. На гидросамолетах:</text:span></text:p>
      <text:p text:style-name="P1"><text:bookmark-end text:name="sub_2183"/><text:span text:style-name="T2">по одному спасательному жилету или равноценному индивидуальному плавсредству на каждого находящегося на борту человека, располагающимся таким образом, чтобы их легко можно было достать с кресла или спального места;</text:span></text:p>
      <text:p text:style-name="P1"><text:span text:style-name="T2">один якорь;</text:span></text:p>
      <text:p text:style-name="P1"><text:span text:style-name="T2">один морской якорь (плавучий), в случае, когда он необходим для осуществления маневрирования.</text:span></text:p>
      <text:p text:style-name="P1"><text:bookmark-start text:name="sub_2184"/><text:span text:style-name="T2">2.18.4. На воздушных судах с максимальной взлетной массой более 5700 кг или с </text:span><text:soft-page-break/><text:span text:style-name="T2">количеством посадочных мест более 9 и всех воздушных судах при осуществлении коммерческой воздушной перевозки пассажиров, выполняющих полеты по маршруту над водным пространством на расстоянии от берега, превышающем предельную дальность полета в режиме планирования, - как минимум, по одному спасательному жилету на каждого находящегося на борту человека, расположенному на самолетах таким образом, чтобы человек, для которого он предназначен, мог легко достать его со своего кресла или спального места; на вертолетах все лица на борту находятся в течение полета в спасательных жилетах, готовых к немедленному использованию.</text:span></text:p>
      <text:p text:style-name="P1"><text:bookmark-end text:name="sub_2184"/><text:span text:style-name="T2">Каждый спасательный жилет оснащается средствами электрического освещения для облегчения обнаружения людей.</text:span></text:p>
      <text:p text:style-name="P1"><text:bookmark-start text:name="sub_2185"/><text:span text:style-name="T2">2.18.5. Дополнительно к требованиям </text:span><text:a xlink:type="simple" xlink:href="#sub_2184"><text:span text:style-name="T3">пункта 2.18.4</text:span></text:a><text:span text:style-name="T2"> настоящих Правил - спасательные плоты для размещения всех находящихся на борту лиц и пиротехнические устройства для подачи сигналов бедствия воздушного судна, выполняющего полеты над водным пространством на удалении от береговой черты на расстояние не менее соответствующего 30 минутам полета, но не более 190 км; при эксплуатации самолетов в соответствии с </text:span><text:a xlink:type="simple" xlink:href="#sub_557"><text:span text:style-name="T3">пунктами 5.57</text:span></text:a><text:span text:style-name="T2"> и </text:span><text:a xlink:type="simple" xlink:href="#sub_558"><text:span text:style-name="T3">5.58</text:span></text:a><text:span text:style-name="T2"> настоящих Правил - 120 минутам полета в режиме крейсерской скорости, но не более 740 км.</text:span></text:p>
      <text:p text:style-name="P1"><text:bookmark-end text:name="sub_2185"/><text:span text:style-name="T2">Указанные плоты располагаются таким образом, чтобы упростить их использование в аварийной обстановке, и оснащаются таким спасательным оборудованием, включая средства жизнеобеспечения людей, которое отвечает условиям выполняемого полета.</text:span></text:p>
      <text:p text:style-name="P1"><text:bookmark-start text:name="sub_2186"/><text:span text:style-name="T2">2.18.6. На воздушных судах, предназначенных для выполнения полетов на высотах, указанных в </text:span><text:a xlink:type="simple" xlink:href="#sub_213"><text:span text:style-name="T3">пункте 2.13</text:span></text:a><text:span text:style-name="T2"> настоящих Правил, - аппаратура для хранения и подачи кислорода.</text:span></text:p>
      <text:p text:style-name="P1"><text:bookmark-end text:name="sub_2186"/><text:bookmark-start text:name="sub_2187"/><text:span text:style-name="T2">2.18.7. На воздушных судах, имеющих герметичную кабину и предназначенных для полетов на высотах выше эшелона 7600 м, - устройство, выдающее летному экипажу воздушного судна четкое предупреждение о любой опасной степени разгерметизации.</text:span></text:p>
      <text:p text:style-name="P1"><text:bookmark-end text:name="sub_2187"/><text:bookmark-start text:name="sub_2188"/><text:span text:style-name="T2">2.18.8. На воздушных судах, выполняющих полеты по ППП:</text:span></text:p>
      <text:p text:style-name="P1"><text:bookmark-end text:name="sub_2188"/><text:bookmark-start text:name="sub_21881"/><text:span text:style-name="T2">а) магнитный компас;</text:span></text:p>
      <text:p text:style-name="P1"><text:bookmark-end text:name="sub_21881"/><text:bookmark-start text:name="sub_21882"/><text:span text:style-name="T2">б) хронометр или часы, указывающие время в часах, минутах и секундах;</text:span></text:p>
      <text:p text:style-name="P1"><text:bookmark-end text:name="sub_21882"/><text:bookmark-start text:name="sub_21883"/><text:span text:style-name="T2">в) барометрический высотомер;</text:span></text:p>
      <text:p text:style-name="P1"><text:bookmark-end text:name="sub_21883"/><text:bookmark-start text:name="sub_21884"/><text:span text:style-name="T2">г) система указания приборной воздушной скорости, оборудованная устройством, которое предотвращает ее выход из строя вследствие конденсации воды или обледенения;</text:span></text:p>
      <text:p text:style-name="P1"><text:bookmark-end text:name="sub_21884"/><text:bookmark-start text:name="sub_21885"/><text:span text:style-name="T2">д) указатель пространственного положения (авиагоризонт);</text:span></text:p>
      <text:p text:style-name="P1"><text:bookmark-end text:name="sub_21885"/><text:bookmark-start text:name="sub_21886"/><text:span text:style-name="T2">е) указатель скольжения;</text:span></text:p>
      <text:p text:style-name="P1"><text:bookmark-end text:name="sub_21886"/><text:bookmark-start text:name="sub_21887"/><text:span text:style-name="T2">ж) указатель поворота, кроме случаев, когда воздушное судно оборудовано тремя указателями пространственного положения (авиагоризонтами);</text:span></text:p>
      <text:p text:style-name="P1"><text:bookmark-end text:name="sub_21887"/><text:bookmark-start text:name="sub_21888"/><text:span text:style-name="T2">з) указатель курса воздушного судна (гирокомпас или иная система, выполняющая аналогичные функции);</text:span></text:p>
      <text:p text:style-name="P1"><text:bookmark-end text:name="sub_21888"/><text:bookmark-start text:name="sub_21889"/><text:span text:style-name="T2">и) индикатор неисправности электропитания гироскопических приборов;</text:span></text:p>
      <text:p text:style-name="P1"><text:bookmark-end text:name="sub_21889"/><text:bookmark-start text:name="sub_218810"/><text:span text:style-name="T2">к) указатель температуры наружного воздуха;</text:span></text:p>
      <text:p text:style-name="P1"><text:bookmark-end text:name="sub_218810"/><text:bookmark-start text:name="sub_218811"/><text:span text:style-name="T2">л) указатель вертикальной скорости набора высоты и снижения;</text:span></text:p>
      <text:p text:style-name="P1"><text:bookmark-end text:name="sub_218811"/><text:bookmark-start text:name="sub_218812"/><text:span text:style-name="T2">м) радиооборудование для ведения связи в диапазоне 118-137 МГц, обеспечивающее в том числе связь на частоте 121,5 МГц;</text:span></text:p>
      <text:p text:style-name="P1"><text:bookmark-end text:name="sub_218812"/><text:bookmark-start text:name="sub_218813"/><text:span text:style-name="T2">н) аэронавигационные огни;</text:span></text:p>
      <text:p text:style-name="P1"><text:bookmark-end text:name="sub_218813"/><text:bookmark-start text:name="sub_218814"/><text:span text:style-name="T2">о) как минимум одна посадочная фара;</text:span></text:p>
      <text:p text:style-name="P1"><text:bookmark-end text:name="sub_218814"/><text:bookmark-start text:name="sub_218815"/><text:span text:style-name="T2">п) подсветка для всех приборов и оборудования, имеющих важное значение для </text:span><text:soft-page-break/><text:span text:style-name="T2">безопасной эксплуатации воздушного судна и используемых летным экипажем воздушного судна;</text:span></text:p>
      <text:p text:style-name="P1"><text:bookmark-end text:name="sub_218815"/><text:bookmark-start text:name="sub_218816"/><text:span text:style-name="T2">р) светильники во всех пассажирских кабинах;</text:span></text:p>
      <text:p text:style-name="P1"><text:bookmark-end text:name="sub_218816"/><text:bookmark-start text:name="sub_218817"/><text:span text:style-name="T2">с) автономный переносной фонарь на рабочем месте каждого члена экипажа воздушного судна.</text:span></text:p>
      <text:p text:style-name="P1"><text:bookmark-end text:name="sub_218817"/><text:span text:style-name="T2">Допускается выполнение требований, содержащихся в </text:span><text:a xlink:type="simple" xlink:href="#sub_21885"><text:span text:style-name="T3">подпунктах "д"</text:span></text:a><text:span text:style-name="T2">, </text:span><text:a xlink:type="simple" xlink:href="#sub_21886"><text:span text:style-name="T3">"е"</text:span></text:a><text:span text:style-name="T2">, </text:span><text:a xlink:type="simple" xlink:href="#sub_21887"><text:span text:style-name="T3">"ж"</text:span></text:a><text:span text:style-name="T2">, </text:span><text:a xlink:type="simple" xlink:href="#sub_21888"><text:span text:style-name="T3">"з"</text:span></text:a><text:span text:style-name="T2"> и </text:span><text:a xlink:type="simple" xlink:href="#sub_218811"><text:span text:style-name="T3">"л"</text:span></text:a><text:span text:style-name="T2"> настоящего пункта, путем использования комбинированных приборов или комплексных командных пилотажных систем при условии сохранения такой же гарантии от полного отказа, как и предусмотренной для каждого из отдельных приборов.</text:span></text:p>
      <text:p text:style-name="P1"><text:span text:style-name="T2">На вертолетах при полетах по ППП при осуществлении коммерческих воздушных перевозок дополнительно устанавливается второй указатель пространственного положения (авиагоризонт), имеющий отдельное питание.</text:span></text:p>
      <text:p text:style-name="P1"><text:bookmark-start text:name="sub_2189"/><text:span text:style-name="T2">2.18.9. На воздушных судах при выполнении полетов ночью по ПВП дополнительно:</text:span></text:p>
      <text:p text:style-name="P1"><text:bookmark-end text:name="sub_2189"/><text:bookmark-start text:name="sub_21891"/><text:span text:style-name="T2">а) аэронавигационные огни;</text:span></text:p>
      <text:p text:style-name="P1"><text:bookmark-end text:name="sub_21891"/><text:bookmark-start text:name="sub_21892"/><text:span text:style-name="T2">б) как минимум одна посадочная фара;</text:span></text:p>
      <text:p text:style-name="P1"><text:bookmark-end text:name="sub_21892"/><text:bookmark-start text:name="sub_21893"/><text:span text:style-name="T2">в) подсветка для всех пилотажных приборов и оборудования, имеющих большое значение для безопасной эксплуатации воздушного судна и используемых летным экипажем воздушного судна;</text:span></text:p>
      <text:p text:style-name="P1"><text:bookmark-end text:name="sub_21893"/><text:bookmark-start text:name="sub_21894"/><text:span text:style-name="T2">г) светильники во всех пассажирских кабинах;</text:span></text:p>
      <text:p text:style-name="P1"><text:bookmark-end text:name="sub_21894"/><text:bookmark-start text:name="sub_21895"/><text:span text:style-name="T2">д) автономный переносной фонарь на рабочем месте каждого члена экипажа воздушного судна.</text:span></text:p>
      <text:p text:style-name="P1"><text:bookmark-end text:name="sub_21895"/><text:bookmark-start text:name="sub_21810"/><text:span text:style-name="T2">2.18.10. На воздушных судах с герметизированной кабиной, на борту которых находится более 2 человек, - оборудование, способное обнаруживать грозы.</text:span></text:p>
      <text:p text:style-name="P1"><text:bookmark-end text:name="sub_21810"/><text:bookmark-start text:name="sub_218011"/><text:span text:style-name="T2">2.18.11. На самолетах, предназначенных для полетов на высотах более 15 000 м - оборудование для непрерывного измерения и индикации мощности получаемой космической радиации и суммарной дозы по каждому полету. Блок индикации этого оборудования должен быть хорошо виден одному из членов летного экипажа воздушного судна.</text:span></text:p>
      <text:p text:style-name="P1"><text:bookmark-end text:name="sub_218011"/><text:bookmark-start text:name="sub_218012"/><text:span text:style-name="T2">2.18.12. На самолетах, ограничения скорости которых выражаются в значениях числа Маха, - средство измерения и отображения числа Маха.</text:span></text:p>
      <text:p text:style-name="P1"><text:bookmark-end text:name="sub_218012"/><text:bookmark-start text:name="sub_218013"/><text:span text:style-name="T2">2.18.13. Аварийные радиомаяки системы КОСПАС-САРСАТ в соответствии с приказом Министерства транспорта Российской Федерации "Об оснащении воздушных судов гражданской авиации аварийными радиомаяками системы КОСПАС-САРСАТ" от 15 марта 2007 г. N 29</text:span><text:a xlink:type="simple" xlink:href="#sub_4444"><text:span text:style-name="T3">*(4)</text:span></text:a><text:span text:style-name="T2">.</text:span></text:p>
      <text:p text:style-name="P1"><text:bookmark-end text:name="sub_218013"/></text:p>
      <text:p text:style-name="P1"><text:bookmark-start text:name="sub_218014"/><text:span text:style-name="T2">2.18.14. При полетах по ППП при осуществлении коммерческих воздушных перевозок - приемоответчик, передающий данные о барометрической высоте и соответствующий положениям тома 4 приложения 10 к Конвенции о международной гражданской авиации.</text:span></text:p>
      <text:p text:style-name="P1"><text:bookmark-end text:name="sub_218014"/><text:bookmark-start text:name="sub_2181405"/><text:span text:style-name="T2">При возможности использования приемоответчика в нескольких режимах приемоответчик устанавливается в режим, обеспечивающий взаимодействие с бортовыми системами предупреждения столкновений (режим "RBS").</text:span></text:p>
      <text:p text:style-name="P1"><text:bookmark-end text:name="sub_2181405"/><text:bookmark-start text:name="sub_218015"/><text:span text:style-name="T2">2.18.15. Навигационное оборудование, которое позволит выполнять полет в соответствии с его планом полета и осуществлять предусмотренное воздушным законодательством взаимодействие с органами ОВД.</text:span></text:p>
      <text:p text:style-name="P1"><text:bookmark-end text:name="sub_218015"/><text:bookmark-start text:name="sub_218016"/><text:span text:style-name="T2">2.18.16. При выполнении полетов, в ходе которых планируется выполнять посадку в </text:span><text:a xlink:type="simple" xlink:href="#sub_250"><text:span text:style-name="T3">приборных метеорологических условиях</text:span></text:a><text:span text:style-name="T2">, - радиооборудование, способное </text:span><text:soft-page-break/><text:span text:style-name="T2">принимать и обрабатывать сигналы, помогающие вывести воздушное судно в место, из которого может быть произведена посадка по видимым наземным ориентирам как на аэродроме назначения, так и на намеченных запасных аэродромах.</text:span></text:p>
      <text:p text:style-name="P1"><text:bookmark-end text:name="sub_218016"/><text:bookmark-start text:name="sub_219"/><text:span text:style-name="T2">2.19. За исключением случаев, предусмотренных в </text:span><text:a xlink:type="simple" xlink:href="#sub_2192"><text:span text:style-name="T3">пункте 2.19.2</text:span></text:a><text:span text:style-name="T2"> настоящих Правил, запрещается начинать полет воздушного судна в целях АОН или выполнения авиационных работ с установленными на нем приборами или оборудованием, находящимися в нерабочем состоянии, без соблюдения следующих условий:</text:span></text:p>
      <text:p text:style-name="P1"><text:bookmark-end text:name="sub_219"/><text:bookmark-start text:name="sub_21901"/><text:span text:style-name="T2">а) для данного воздушного судна имеется утвержденный </text:span><text:a xlink:type="simple" xlink:href="#sub_240"><text:span text:style-name="T3">перечень минимально необходимого исправного оборудования</text:span></text:a><text:span text:style-name="T2"> (далее - MEL), который должен соответствовать ограничениям, оговоренным в </text:span><text:a xlink:type="simple" xlink:href="#sub_2191"><text:span text:style-name="T3">пункте 2.19.1</text:span></text:a><text:span text:style-name="T2"> настоящих Правил, и предусматривать выполнение полетов на воздушных судах, часть приборов и оборудования которых находится в нерабочем состоянии;</text:span></text:p>
      <text:p text:style-name="P1"><text:bookmark-end text:name="sub_21901"/><text:bookmark-start text:name="sub_21902"/><text:span text:style-name="T2">б) доступная пилоту документация на борту воздушного судна содержит информацию о приборах и оборудовании, находящихся в нерабочем состоянии;</text:span></text:p>
      <text:p text:style-name="P1"><text:bookmark-end text:name="sub_21902"/><text:bookmark-start text:name="sub_21903"/><text:span text:style-name="T2">в) воздушное судно эксплуатируется с соблюдением всех соответствующих условий и ограничений, содержащихся в </text:span><text:a xlink:type="simple" xlink:href="#sub_240"><text:span text:style-name="T3">MEL</text:span></text:a><text:span text:style-name="T2">.</text:span></text:p>
      <text:p text:style-name="P1"><text:bookmark-end text:name="sub_21903"/><text:bookmark-start text:name="sub_2191"/><text:span text:style-name="T2">2.19.1. Запрещается включать в MEL следующие приборы и оборудование:</text:span></text:p>
      <text:p text:style-name="P1"><text:bookmark-end text:name="sub_2191"/><text:span text:style-name="T2">приборы и оборудование, являющиеся обязательными согласно требованиям летной годности, в соответствии с которыми данный тип воздушного судна был сертифицирован, и которые являются обязательными для безопасной эксплуатации при всех условиях выполнения полетов;</text:span></text:p>
      <text:p text:style-name="P1"><text:span text:style-name="T2">приборы и оборудование, рабочее состояние которых обязательно согласно </text:span><text:a xlink:type="simple" xlink:href="#sub_255"><text:span text:style-name="T3">РЛЭ</text:span></text:a><text:span text:style-name="T2">;</text:span></text:p>
      <text:p text:style-name="P1"><text:span text:style-name="T2">приборы и оборудование, обязательные для конкретных условий полета согласно настоящим Правилам.</text:span></text:p>
      <text:p text:style-name="P1"><text:bookmark-start text:name="sub_2192"/><text:span text:style-name="T2">2.19.2. Разрешается производить взлет с приборами и оборудованием, находящимися в нерабочем состоянии, без наличия утвержденного </text:span><text:a xlink:type="simple" xlink:href="#sub_240"><text:span text:style-name="T3">MEL</text:span></text:a><text:span text:style-name="T2"> на вертолете, самолете с поршневым(ми) двигателем(ями), планере или аэростатическом летательном аппарате, для которого производителем воздушного судна не был разработан </text:span><text:a xlink:type="simple" xlink:href="#sub_239"><text:span text:style-name="T3">основной перечень минимального исправного оборудования</text:span></text:a><text:span text:style-name="T2"> (далее - MMEL), или легком воздушном судне с поршневым(ми) двигателем(ями), планере или аэростатическом летательном аппарате, для которого производителем разработан MMEL, если при этом соблюдаются следующие условия:</text:span></text:p>
      <text:p text:style-name="P1"><text:bookmark-end text:name="sub_2192"/><text:bookmark-start text:name="sub_219201"/><text:span text:style-name="T2">а) исключен;</text:span></text:p>
      <text:p text:style-name="P1"><text:bookmark-end text:name="sub_219201"/><text:bookmark-start text:name="sub_219202"/><text:span text:style-name="T2">б) приборы и оборудование, находящиеся в нерабочем состоянии, не являются приборами и оборудованием, указанными в качестве обязательных для выполнения полетов по ПВП в дневное время и не являются обязательными для данного конкретного вида полета;</text:span></text:p>
      <text:p text:style-name="P1"><text:bookmark-end text:name="sub_219202"/><text:bookmark-start text:name="sub_219203"/><text:span text:style-name="T2">в) находящиеся в нерабочем состоянии приборы и оборудование сняты с воздушного судна, о чем указывается на прикрепленной в кабине экипажа воздушного судна табличке и в бортовом журнале, или отключены и помечены табличкой "неисправен";</text:span></text:p>
      <text:p text:style-name="P1"><text:bookmark-end text:name="sub_219203"/><text:bookmark-start text:name="sub_219204"/><text:span text:style-name="T2">г) решение о том, что нерабочее состояние данных приборов или оборудования не создает опасности для данного полета воздушного судна, принято КВС.</text:span></text:p>
      <text:p text:style-name="P1"><text:bookmark-end text:name="sub_219204"/></text:p>
      <text:h text:style-name="P5" text:outline-level="1"><text:bookmark-start text:name="sub_10"/><text:span text:style-name="T1">Руководства и судовые документы</text:span></text:h>
      <text:p text:style-name="P1"><text:bookmark-end text:name="sub_10"/></text:p>
      <text:p text:style-name="P1"><text:bookmark-start text:name="sub_220"/><text:span text:style-name="T2">2.20. При полете в целях выполнения авиационных работ или АОН на борту воздушных судов должны находиться следующие документы, которые члены экипажа </text:span><text:soft-page-break/><text:span text:style-name="T2">воздушного судна предъявляют по требованию уполномоченных должностных лиц:</text:span></text:p>
      <text:p text:style-name="P1"><text:bookmark-end text:name="sub_220"/><text:span text:style-name="T2">свидетельство о государственной регистрации;</text:span></text:p>
      <text:p text:style-name="P1"><text:span text:style-name="T2">сертификат (свидетельство) эксплуатанта (копия), за исключением случаев выполнения полетов на сверхлегких и легких воздушных судах</text:span><text:a xlink:type="simple" xlink:href="#sub_5555"><text:span text:style-name="T3">*(5)</text:span></text:a><text:span text:style-name="T2"> в целях АОН</text:span><text:a xlink:type="simple" xlink:href="#sub_6666"><text:span text:style-name="T3">*(6)</text:span></text:a><text:span text:style-name="T2">;</text:span></text:p>
      <text:p text:style-name="P1"><text:span text:style-name="T2">сертификат летной годности (удостоверение о годности к полетам);</text:span></text:p>
      <text:p text:style-name="P1"><text:span text:style-name="T2">бортовой и санитарный журналы, </text:span><text:a xlink:type="simple" xlink:href="#sub_255"><text:span text:style-name="T3">РЛЭ</text:span></text:a><text:span text:style-name="T2"> (при эксплуатации сверхлегких гражданских воздушных судов наличие бортового и санитарного журналов, РЛЭ необязательно);</text:span></text:p>
      <text:p text:style-name="P1"><text:span text:style-name="T2">разрешение на бортовую радиостанцию, если воздушное судно оборудовано радиоаппаратурой;</text:span></text:p>
      <text:p text:style-name="P1"><text:span text:style-name="T2">свидетельства членов экипажа воздушного судна и документы, подтверждающие соответствие членов экипажа требованиям к состоянию их здоровья;</text:span></text:p>
      <text:p text:style-name="P1"><text:span text:style-name="T2">список находящихся на борту воздушного судна лиц, указанный в </text:span><text:a xlink:type="simple" xlink:href="#sub_221"><text:span text:style-name="T3">пункте 2.21</text:span></text:a><text:span text:style-name="T2"> настоящих Правил;</text:span></text:p>
      <text:p text:style-name="P1"><text:span text:style-name="T2">в случае, если на борту отсутствует владелец воздушного судна, то КВС должен иметь доверенность в произвольной форме, уполномочивающую его управлять воздушным судном от имени владельца воздушного судна, или, при выполнении полетов на воздушных судах, включенных в сертификат (свидетельство) эксплуатанта, - задание на полет, оформленное эксплуатантом;</text:span></text:p>
      <text:p text:style-name="P1"><text:span text:style-name="T2">при выполнении международных полетов - правила, предусмотренные главой LI Федеральных авиационных правил полетов в воздушном пространстве Российской Федерации, утвержденных приказом Министра обороны Российской Федерации, Министерства транспорта Российской Федерации, Российского авиационно-космического агентства от 31 марта 2002 г. N 136/42/51</text:span><text:a xlink:type="simple" xlink:href="#sub_7777"><text:span text:style-name="T3">*(7)</text:span></text:a><text:span text:style-name="T2">, для КВС перехватываемых воздушных судов;</text:span></text:p>
      <text:p text:style-name="P1"><text:bookmark-start text:name="sub_22011"/><text:span text:style-name="T2">при выполнении международных полетов - информация о визуальных сигналах, используемых согласно приложению N 7 к Федеральным авиационным правилам полетов в воздушном пространстве Российской Федерации, утвержденным приказом Министра обороны Российской Федерации, Министерства транспорта Российской Федерации, Российского авиационно-космического агентства от 31 марта 2002 г. N 136/42/51, перехватывающими и перехватываемыми воздушными судами.</text:span></text:p>
      <text:p text:style-name="P1"><text:bookmark-end text:name="sub_22011"/><text:bookmark-start text:name="sub_221"/><text:span text:style-name="T2">2.21. Список находящихся на борту воздушного судна лиц, указанный в </text:span><text:a xlink:type="simple" xlink:href="#sub_220"><text:span text:style-name="T3">пункте 2.20</text:span></text:a><text:span text:style-name="T2"> настоящих Правил, подписывается КВС и включает:</text:span></text:p>
      <text:p text:style-name="P1"><text:bookmark-end text:name="sub_221"/><text:span text:style-name="T2">фамилию, имя, отчество, номер документа, удостоверяющего личность лица, перевозимого на воздушном судне;</text:span></text:p>
      <text:p text:style-name="P1"><text:span text:style-name="T2">дату, время и маршрут планируемого полета;</text:span></text:p>
      <text:p text:style-name="P1"><text:span text:style-name="T2">государственный и регистрационный опознавательный знаки воздушного судна;</text:span></text:p>
      <text:p text:style-name="P1"><text:span text:style-name="T2">номер свидетельства (сертификата) эксплуатанта в случае выполнения полетов на воздушном судне, внесенном в сертификат (свидетельство) эксплуатанта.</text:span></text:p>
      <text:p text:style-name="P1"><text:bookmark-start text:name="sub_222"/><text:span text:style-name="T2">2.22. Для воздушного судна ведется бортовой журнал, который содержит следующие записи:</text:span></text:p>
      <text:p text:style-name="P1"><text:bookmark-end text:name="sub_222"/><text:span text:style-name="T2">государственный и регистрационный опознавательные знаки воздушного судна;</text:span></text:p>
      <text:p text:style-name="P1"><text:span text:style-name="T2">дата записи;</text:span></text:p>
      <text:p text:style-name="P1"><text:span text:style-name="T2">фамилия КВС;</text:span></text:p>
      <text:p text:style-name="P1"><text:span text:style-name="T2">пункты и время вылета и прибытия;</text:span></text:p>
      <text:p text:style-name="P1"><text:span text:style-name="T2">выявленные или предполагаемые неисправности воздушного судна;</text:span></text:p>
      <text:p text:style-name="P1"><text:span text:style-name="T2">подпись КВС;</text:span></text:p>
      <text:p text:style-name="P1"><text:span text:style-name="T2">другие сведения, предусмотренные эксплуатантом.</text:span></text:p>
      <text:p text:style-name="P1"><text:span text:style-name="T2">При выполнении полетов в целях АОН с составом экипажа воздушного судна из </text:span><text:soft-page-break/><text:span text:style-name="T2">одного пилота в качестве бортового журнала может использоваться летная книжка пилота.</text:span></text:p>
      <text:p text:style-name="P1"><text:bookmark-start text:name="sub_223"/><text:span text:style-name="T2">2.23. Для воздушного судна ведется санитарный журнал, в котором отражается информация о санитарных мероприятиях, проведенных на воздушном судне. По решению владельца или эксплуатанта воздушного судна в качестве санитарного журнала может использоваться бортовой журнал.</text:span></text:p>
      <text:p text:style-name="P1"><text:bookmark-end text:name="sub_223"/></text:p>
      <text:h text:style-name="P5" text:outline-level="1"><text:bookmark-start text:name="sub_16"/><text:span text:style-name="T1">Учет информации о бортовом аварийно-спасательном оборудовании</text:span></text:h>
      <text:p text:style-name="P1"><text:bookmark-end text:name="sub_16"/></text:p>
      <text:p text:style-name="P1"><text:bookmark-start text:name="sub_224"/><text:span text:style-name="T2">2.24. Владелец воздушного судна или эксплуатант, в случае использования воздушного судна, включенного в сертификат (свидетельство) эксплуатанта, должен иметь для немедленной передачи координационным центрам поиска и спасания информацию об аварийно-спасательном оборудовании, находящемся на борту воздушного судна.</text:span></text:p>
      <text:p text:style-name="P1"><text:bookmark-end text:name="sub_224"/><text:span text:style-name="T2">Указанная информация включает применительно к конкретному случаю: число, цвет и тип спасательных плотов и сигнальных ракет, подробное описание аварийных запасов медицинских средств, запаса воды, а также тип аварийного переносного радиооборудования и частоты, на которых оно работает.</text:span></text:p>
      <text:p text:style-name="P1"/>
      <text:h text:style-name="P5" text:outline-level="1"><text:bookmark-start text:name="sub_17"/><text:span text:style-name="T1">Инженерно-авиационное обеспечение</text:span></text:h>
      <text:p text:style-name="P1"><text:bookmark-end text:name="sub_17"/></text:p>
      <text:p text:style-name="P1"><text:bookmark-start text:name="sub_225"/><text:span text:style-name="T2">2.25. К работам по техническому обслуживанию воздушного судна допускаются лица, соответствующие требованиям к обладателям свидетельств, установленных в Федеральных авиационных правилах "Требования к членам экипажа воздушных судов, специалистам по техническому обслуживанию воздушных судов и сотрудникам по обеспечению полетов (полетным диспетчерам) гражданской авиации", утвержденных приказом Министерства транспорта Российской Федерации от 12 сентября 2008 г. N 147</text:span><text:a xlink:type="simple" xlink:href="#sub_8888"><text:span text:style-name="T3">*(8)</text:span></text:a><text:span text:style-name="T2">, и имеющие соответствующее свидетельство с квалификационными отметками, позволяющими выполнять указанное обслуживание.</text:span></text:p>
      <text:p text:style-name="P1"><text:bookmark-end text:name="sub_225"/><text:bookmark-start text:name="sub_226"/><text:span text:style-name="T2">2.26. В случаях, когда на аэродроме техническое обслуживание воздушного судна не обеспечивается, экипаж воздушного судна проводит осмотр воздушного судна и выполнение работ по подготовке к полету воздушного судна в объеме, определенном эксплуатационной документацией. Результаты осмотра и информация о выполненных работах записываются КВС в бортовой журнал.</text:span></text:p>
      <text:p text:style-name="P1"><text:bookmark-end text:name="sub_226"/></text:p>
      <text:h text:style-name="P5" text:outline-level="1"><text:bookmark-start text:name="sub_18"/><text:span text:style-name="T1">Техническое обслуживание воздушного судна</text:span></text:h>
      <text:p text:style-name="P1"><text:bookmark-end text:name="sub_18"/></text:p>
      <text:p text:style-name="P1"><text:bookmark-start text:name="sub_227"/><text:span text:style-name="T2">2.27. Эксплуатант воздушного судна при выполнении авиационных работ или полетов на воздушных судах АОН, не относящихся к легким (сверхлегким), или владелец легкого (сверхлегкого) воздушного судна АОН обеспечивает:</text:span></text:p>
      <text:p text:style-name="P1"><text:bookmark-end text:name="sub_227"/><text:span text:style-name="T2">поддержание воздушного судна в пригодном для выполнения полетов состоянии;</text:span></text:p>
      <text:p text:style-name="P1"><text:span text:style-name="T2">исправность воздушного судна, его компонентов и аварийного оборудования, необходимого для планируемого полета;</text:span></text:p>
      <text:p text:style-name="P1"><text:span text:style-name="T2">наличие действительного сертификата летной годности (удостоверения о годности к полетам);</text:span></text:p>
      <text:p text:style-name="P1"><text:bookmark-start text:name="sub_228"/><text:span text:style-name="T2">2.28. Техническое обслуживание воздушного судна, осуществляется в соответствии с эксплуатационной документацией, приемлемой для государства </text:span><text:soft-page-break/><text:span text:style-name="T2">регистрации воздушного судна. Запрещается эксплуатация воздушного судна, если его техническое обслуживание не выполнено и не подтверждено необходимыми записями в эксплуатационной документации и (или) соответствующем документе (далее - свидетельство о выполнении технического обслуживания).</text:span></text:p>
      <text:p text:style-name="P1"><text:bookmark-end text:name="sub_228"/><text:bookmark-start text:name="sub_229"/><text:span text:style-name="T2">2.29. Свидетельство о выполнении технического обслуживания выдает организация по техническому обслуживанию и ремонту, имеющая сертификат, выданный в соответствии с Федеральными авиационными правилами "Организации по техническому обслуживанию и ремонту авиационной техники (ФАП-145)", утвержденными приказом Федеральной авиационной службы Российской Федерации от 19 февраля 1999 г. N 41</text:span><text:a xlink:type="simple" xlink:href="#sub_9999"><text:span text:style-name="T3">*(9)</text:span></text:a><text:span text:style-name="T2">, или лицо, указанное в </text:span><text:a xlink:type="simple" xlink:href="#sub_225"><text:span text:style-name="T3">пункте 2.25</text:span></text:a><text:span text:style-name="T2"> настоящих Правил.</text:span></text:p>
      <text:p text:style-name="P1"><text:bookmark-end text:name="sub_229"/><text:bookmark-start text:name="sub_230"/><text:span text:style-name="T2">2.30. Свидетельство о выполнении технического обслуживания содержит данные, включающие:</text:span></text:p>
      <text:p text:style-name="P1"><text:bookmark-end text:name="sub_230"/><text:span text:style-name="T2">основные сведения о выполненном техническом обслуживании воздушного судна, его форме (объеме);</text:span></text:p>
      <text:p text:style-name="P1"><text:span text:style-name="T2">дату завершения технического обслуживания воздушного судна;</text:span></text:p>
      <text:p text:style-name="P1"><text:span text:style-name="T2">когда это применимо, данные об утвержденной организации по техническому обслуживанию;</text:span></text:p>
      <text:p text:style-name="P1"><text:span text:style-name="T2">данные об уполномоченном лице (лицах), подписавшем свидетельство.</text:span></text:p>
      <text:p text:style-name="P1"><text:bookmark-start text:name="sub_231"/><text:span text:style-name="T2">2.31. Эксплуатант воздушного судна при выполнении авиационных работ или полетов на воздушных судах АОН, не относящихся к легким или сверхлегким; или владелец легкого или сверхлегкого воздушного судна АОН обеспечивает хранение следующих регистрируемых данных:</text:span></text:p>
      <text:p text:style-name="P1"><text:bookmark-end text:name="sub_231"/><text:bookmark-start text:name="sub_2311"/><text:span text:style-name="T2">а) общего времени (ресурсов и сроков службы) с начала эксплуатации воздушного судна и всех его агрегатов с ограниченным ресурсом или сроком службы;</text:span></text:p>
      <text:p text:style-name="P1"><text:bookmark-end text:name="sub_2311"/><text:bookmark-start text:name="sub_2312"/><text:span text:style-name="T2">б) текущих сведений о соблюдении всей действующей обязательной информации о сохранении летной годности;</text:span></text:p>
      <text:p text:style-name="P1"><text:bookmark-end text:name="sub_2312"/><text:bookmark-start text:name="sub_2313"/><text:span text:style-name="T2">в) данных о модификациях и ремонтах;</text:span></text:p>
      <text:p text:style-name="P1"><text:bookmark-end text:name="sub_2313"/><text:bookmark-start text:name="sub_2314"/><text:span text:style-name="T2">г) времени эксплуатации (ресурсов и сроков службы) после последнего капитального ремонта воздушного судна или его агрегатов;</text:span></text:p>
      <text:p text:style-name="P1"><text:bookmark-end text:name="sub_2314"/><text:bookmark-start text:name="sub_2315"/><text:span text:style-name="T2">д) данных о техническом обслуживании.</text:span></text:p>
      <text:p text:style-name="P1"><text:bookmark-end text:name="sub_2315"/><text:span text:style-name="T2">Регистрируемые данные, указанные в </text:span><text:a xlink:type="simple" xlink:href="#sub_2311"><text:span text:style-name="T3">подпунктах "а" - "г"</text:span></text:a><text:span text:style-name="T2">, хранятся не менее 90 дней после окончательного снятия с эксплуатации соответствующего компонента воздушного судна, а регистрируемые данные, указанные в </text:span><text:a xlink:type="simple" xlink:href="#sub_2315"><text:span text:style-name="T3">подпункте "д"</text:span></text:a><text:span text:style-name="T2">, хранятся не менее одного года после подписания свидетельства о техническом обслуживании.</text:span></text:p>
      <text:p text:style-name="P1"><text:span text:style-name="T2">В случае временной или постоянной смены владельца регистрируемые данные предоставляются новому владельцу.</text:span></text:p>
      <text:p text:style-name="P1"><text:bookmark-start text:name="sub_232"/><text:span text:style-name="T2">2.32. Все модификации и ремонты воздушного судна производятся в соответствии с требованиями, предъявляемыми государством регистрации ВС.</text:span></text:p>
      <text:p text:style-name="P1"><text:bookmark-end text:name="sub_232"/></text:p>
      <text:h text:style-name="P5" text:outline-level="1"><text:bookmark-start text:name="sub_300"/><text:span text:style-name="T1">III. Общие правила выполнения полетов</text:span></text:h>
      <text:p text:style-name="P1"><text:bookmark-end text:name="sub_300"/></text:p>
      <text:h text:style-name="P5" text:outline-level="1"><text:bookmark-start text:name="sub_19"/><text:span text:style-name="T1">Основные требования</text:span></text:h>
      <text:p text:style-name="P1"><text:bookmark-end text:name="sub_19"/></text:p>
      <text:p text:style-name="P1"><text:bookmark-start text:name="sub_31"/><text:span text:style-name="T2">3.1. KBС и, в случае использования воздушных судов, включенных в сертификат (свидетельство) эксплуатанта, эксплуатант воздушного судна обеспечивают использование воздушного пространства Российской Федерации в порядке, установленном Федеральными правилами использования воздушного пространства Российской Федерации, утвержденными постановлением Правительства Российской </text:span><text:soft-page-break/><text:span text:style-name="T2">Федерации от 11 марта 2010 г. N 138</text:span><text:a xlink:type="simple" xlink:href="#sub_101010"><text:span text:style-name="T3">*(10)</text:span></text:a><text:span text:style-name="T2">.</text:span></text:p>
      <text:p text:style-name="P1"><text:bookmark-end text:name="sub_31"/><text:bookmark-start text:name="sub_32"/><text:span text:style-name="T2">3.2. КВС и, в случае использования воздушных судов, включенных в сертификат (свидетельство) эксплуатанта, эксплуатант воздушного судна обеспечивают выполнение полетов в порядке, установленном Федеральными авиационными правилами полетов в воздушном пространстве Российской Федерации, утвержденными приказом Министра обороны Российской Федерации, Министерства транспорта Российской Федерации, Российского авиационно-космического агентства от 31 марта 2002 г. N 136/42/51</text:span><text:a xlink:type="simple" xlink:href="#sub_111111"><text:span text:style-name="T3">*(11)</text:span></text:a><text:span text:style-name="T2"> и настоящими Правилами.</text:span></text:p>
      <text:p text:style-name="P1"><text:bookmark-end text:name="sub_32"/><text:bookmark-start text:name="sub_33"/><text:span text:style-name="T2">3.3. КВС:</text:span></text:p>
      <text:p text:style-name="P1"><text:bookmark-end text:name="sub_33"/><text:bookmark-start text:name="sub_3302"/><text:span text:style-name="T2">руководит работой экипажа воздушного судна, обеспечивает дисциплину и порядок на воздушном судне, а также принимает необходимые меры по обеспечению безопасности находящихся на борту воздушного судна людей, сохранности воздушного судна и находящегося на нем имущества при закрытых входных дверях с целью выполнения полета;</text:span></text:p>
      <text:p text:style-name="P1"><text:bookmark-end text:name="sub_3302"/><text:span text:style-name="T2">обеспечивает соблюдение членами экипажа воздушного судна предписаний карт контрольных проверок;</text:span></text:p>
      <text:p text:style-name="P1"><text:span text:style-name="T2">не начинает полет, если любой член летного экипажа воздушного судна имеет признаки неспособности выполнять свои обязанности вследствие телесного повреждения, болезни, утомления, воздействия какого-либо психоактивного вещества или по другим причинам, и не продолжает полет далее ближайшего подходящего для безопасной посадки аэродрома в том случае, когда возможности членов летного экипажа воздушного судна выполнять свои функции значительно снижаются вследствие ухудшения физиологических способностей из-за утомления, болезни, недостатка кислорода;</text:span></text:p>
      <text:p text:style-name="P1"><text:bookmark-start text:name="sub_3305"/><text:span text:style-name="T2">принимает окончательное решение о взлете и посадке воздушного судна, а также о прекращении полета и возвращении на </text:span><text:a xlink:type="simple" xlink:href="#sub_178"><text:span text:style-name="T3">аэродром</text:span></text:a><text:span text:style-name="T2"> или о вынужденной посадке в случае явной угрозы безопасности полета воздушного судна в целях спасения жизни людей, предотвращения нанесения ущерба окружающей среде. Такие решения могут быть приняты с отступлением от плана полета, указаний органа ОВД и задания на полет, с обязательным уведомлением органа ОВД, при наличии связи с ним;</text:span></text:p>
      <text:p text:style-name="P1"><text:bookmark-end text:name="sub_3305"/><text:span text:style-name="T2">в целях обеспечения безопасности полета воздушного судна имеет право отдавать распоряжения любому находящемуся на борту воздушного судна лицу и требовать их исполнения;</text:span></text:p>
      <text:p text:style-name="P1"><text:span text:style-name="T2">имеет право применять все необходимые меры, в том числе меры принуждения, в отношении лиц, которые своими действиями создают непосредственную угрозу безопасности полета воздушного судна и отказываются подчиняться распоряжениям КВС. По прибытии воздушного судна на ближайший аэродром имеет право удалить таких лиц с воздушного судна, а в случае совершения деяния, содержащего признаки преступления, передать их правоохранительным органам;</text:span></text:p>
      <text:p text:style-name="P1"><text:span text:style-name="T2">если обстановка, угрожающая безопасности полета, воздушного судна, жизни и здоровью людей, требует принятия мер, которые ведут к отступлению от требований настоящих Правил или правил государства, над которым производится полет, может отступать от указанных требований, уведомив об этом орган ОВД, при наличии с ним связи. По требованию уполномоченного органа государства, в котором произошло указанное отступление от правил, эксплуатант воздушного судна в случае осуществления коммерческих воздушных перевозок или авиационных работ, или КВС АОН представляет в срок до 10 дней доклад о любом таком отступлении уполномоченному органу этого государства и копию доклада государству эксплуатанта;</text:span></text:p>
      <text:p text:style-name="P1"><text:span text:style-name="T2">после </text:span><text:a xlink:type="simple" xlink:href="#sub_188"><text:span text:style-name="T3">вынужденной посадки</text:span></text:a><text:span text:style-name="T2"> руководит действиями лиц, находящихся на борту </text:span><text:soft-page-break/><text:span text:style-name="T2">воздушного судна, до передачи своих полномочий представителям служб поиска и спасания;</text:span></text:p>
      <text:p text:style-name="P1"><text:span text:style-name="T2">принимает решения о сливе топлива в полете, сбросе багажа, груза и почты, если это необходимо для обеспечения безопасности полета воздушного судна и его посадки;</text:span></text:p>
      <text:p text:style-name="P1"><text:bookmark-start text:name="sub_33011"/><text:span text:style-name="T2">принимает иные меры по обеспечению безопасного завершения полета воздушного судна.</text:span></text:p>
      <text:p text:style-name="P1"><text:bookmark-end text:name="sub_33011"/><text:bookmark-start text:name="sub_34"/><text:span text:style-name="T2">3.4. Члены кабинного экипажа воздушного судна или, если они не предусмотрены в составе экипажа, один из членов летного экипажа, информируют лиц на борту о расположении и использовании:</text:span></text:p>
      <text:p text:style-name="P1"><text:bookmark-end text:name="sub_34"/><text:span text:style-name="T2">привязных ремней;</text:span></text:p>
      <text:p text:style-name="P1"><text:span text:style-name="T2">аварийных выходов;</text:span></text:p>
      <text:p text:style-name="P1"><text:span text:style-name="T2">спасательных жилетов, если они предусматриваются на борту;</text:span></text:p>
      <text:p text:style-name="P1"><text:span text:style-name="T2">кислородного оборудования; и</text:span></text:p>
      <text:p text:style-name="P1"><text:span text:style-name="T2">другого аварийно-спасательного оборудования индивидуального пользования, включая схемы действий пассажиров в аварийной обстановке.</text:span></text:p>
      <text:p text:style-name="P1"><text:bookmark-start text:name="sub_35"/><text:span text:style-name="T2">3.5. Экипаж воздушного судна обеспечивает информирование всех лиц на борту о месте размещения и общем порядке использования основного </text:span><text:a xlink:type="simple" xlink:href="#sub_181"><text:span text:style-name="T3">бортового аварийно-спасательного оборудования</text:span></text:a><text:span text:style-name="T2">, предназначенного для коллективного пользования.</text:span></text:p>
      <text:p text:style-name="P1"><text:bookmark-end text:name="sub_35"/><text:span text:style-name="T2">При возникновении в полете аварийной обстановки экипаж воздушного судна обеспечивает инструктаж всех лиц на борту об экстренных действиях, целесообразных в данной обстановке.</text:span></text:p>
      <text:p text:style-name="P1"><text:bookmark-start text:name="sub_36"/><text:span text:style-name="T2">3.6. КВС во время взлета и посадки, а также в любое время полета, когда это считает необходимым, по причине турбулентности или любой аварийной обстановки отдает распоряжение о том, чтобы все лица на борту воздушного судна были пристегнуты к своим креслам при помощи привязных ремней или привязной системы. Кабинный экипаж воздушного судна обеспечивает выполнение указанного распоряжения.</text:span></text:p>
      <text:p text:style-name="P1"><text:bookmark-end text:name="sub_36"/><text:bookmark-start text:name="sub_37"/><text:span text:style-name="T2">3.7. Экипажу воздушного судна при перевозке пассажиров и/или груза запрещается имитировать аварийную обстановку или отказы в работе систем, оборудования и приборов. Имитация аварийной обстановки и отказов (неисправностей) допускается исключительно при выполнении учебно-тренировочного полета в соответствии с планом полета.</text:span></text:p>
      <text:p text:style-name="P1"><text:bookmark-end text:name="sub_37"/><text:bookmark-start text:name="sub_38"/><text:span text:style-name="T2">3.8. Экипаж воздушного судна обеспечивает безопасное размещение всего багажа и ручной клади в пассажирском салоне и кабине экипажа. Эксплуатант устанавливает в </text:span><text:a xlink:type="simple" xlink:href="#sub_256"><text:span text:style-name="T3">РПП</text:span></text:a><text:span text:style-name="T2"> процедуры по обеспечению безопасного размещения багажа и ручной клади.</text:span></text:p>
      <text:p text:style-name="P1"><text:bookmark-end text:name="sub_38"/><text:bookmark-start text:name="sub_39"/><text:span text:style-name="T2">3.9. КВС запрещается допускать сбрасывание предметов с воздушного судна, в случае если это создаст опасность для людей или имущества. Разрешается сбрасывать предметы, если КВС убедится в безопасности сброса.</text:span></text:p>
      <text:p text:style-name="P1"><text:bookmark-end text:name="sub_39"/><text:bookmark-start text:name="sub_310"/><text:span text:style-name="T2">3.10. Все члены летного экипажа воздушного судна, исполняющие функции в кабине экипажа:</text:span></text:p>
      <text:p text:style-name="P1"><text:bookmark-end text:name="sub_310"/><text:span text:style-name="T2">находятся на своих рабочих местах при выполнении взлета и посадки;</text:span></text:p>
      <text:p text:style-name="P1"><text:span text:style-name="T2">во время полета по маршруту остаются на своих рабочих местах, за исключением тех периодов, когда им необходимо отлучаться для исполнения обязанностей, связанных с эксплуатацией самолета, или для удовлетворения своих естественных потребностей;</text:span></text:p>
      <text:p text:style-name="P1"><text:span text:style-name="T2">пристегивают поясные привязные ремни, находясь на своих рабочих местах.</text:span></text:p>
      <text:p text:style-name="P1"><text:span text:style-name="T2">Покидание рабочего места более чем одним членом летного экипажа воздушного </text:span><text:soft-page-break/><text:span text:style-name="T2">судна запрещено. В случае выполнения полета экипажем воздушного судна, состоящим только из двух пилотов, при покидании рабочего места одним из пилотов в кабине летного экипажа должен находиться, не занимая рабочего места пилота, член кабинного экипажа, если таковой предусмотрен в составе экипажа.</text:span></text:p>
      <text:p text:style-name="P1"><text:span text:style-name="T2">Не допускается нахождение в кабине летного экипажа лиц, не связанных с выполнением задания на полет, а также предметов, ограничивающих управление воздушным судном, нормальную эксплуатацию систем и оборудования воздушного судна и деятельность членов экипажа воздушного судна.</text:span></text:p>
      <text:p text:style-name="P1"><text:span text:style-name="T2">Члены кабинного экипажа входят в кабину летного экипажа по вызову или разрешению КВС.</text:span></text:p>
      <text:p text:style-name="P1"><text:bookmark-start text:name="sub_311"/><text:span text:style-name="T2">3.11. В том случае, если на воздушном судне предусматривается система привязных ремней, пилоты пользуются системой привязных ремней на взлете и посадке. Все остальные члены летного экипажа воздушного судна пользуются системами привязных ремней на этапах взлета и посадки, если плечевые ремни не затрудняют им исполнение своих обязанностей.</text:span></text:p>
      <text:p text:style-name="P1"><text:bookmark-end text:name="sub_311"/><text:bookmark-start text:name="sub_312"/><text:span text:style-name="T2">3.12. При выполнении полета один из пилотов обязан постоянно осуществлять контроль за пространственным положением воздушного судна и выдерживанием заданных параметров полета.</text:span></text:p>
      <text:p text:style-name="P1"><text:bookmark-end text:name="sub_312"/><text:bookmark-start text:name="sub_313"/><text:span text:style-name="T2">3.13. При выполнении руления, взлета, захода на посадку, ухода на второй круг и посадки членам летного экипажа воздушного судна запрещается осуществлять действия и вести переговоры, не связанные с управлением воздушного судна. На протяжении всего полета летный экипаж обязан соблюдать осмотрительность, непрерывно прослушивать радиообмен и анализировать воздушную обстановку в зоне нахождения воздушного судна.</text:span></text:p>
      <text:p text:style-name="P1"><text:bookmark-end text:name="sub_313"/><text:bookmark-start text:name="sub_3132"/><text:span text:style-name="T2">При выполнении руления, взлета, захода на посадку, ухода на второй круг и посадки не допускается требовать от членов летного экипажа выполнения действий, не связанных с непосредственным управлением воздушным судном.</text:span></text:p>
      <text:p text:style-name="P1"><text:bookmark-end text:name="sub_3132"/><text:bookmark-start text:name="sub_314"/><text:span text:style-name="T2">3.14. Экипаж воздушного судна обязан немедленно сообщить органу ОВД о наблюдаемых опасных метеорологических явлениях, опасных сближениях с воздушными судами и другими материальными объектами и других опасных для полетов обстоятельствах. По запросу органа ОВД экипаж воздушного судна обязан информировать его об условиях полета.</text:span></text:p>
      <text:p text:style-name="P1"><text:bookmark-end text:name="sub_314"/><text:bookmark-start text:name="sub_315"/><text:span text:style-name="T2">3.15. Все члены летного экипажа воздушного судна, которым необходимо находиться в кабине экипажа для исполнения своих служебных обязанностей, на этапах снижения и набора высоты ниже 3000 м ведут радиосвязь с использованием микрофонов авиагарнитур или ларингофонов и самолетного переговорного устройства.</text:span></text:p>
      <text:p text:style-name="P1"><text:bookmark-end text:name="sub_315"/><text:bookmark-start text:name="sub_316"/><text:span text:style-name="T2">3.16. Время и очередность приема пищи членами экипажа воздушного судна в полете определяет КВС. Одновременно принимать пищу обоим пилотам запрещается.</text:span></text:p>
      <text:p text:style-name="P1"><text:bookmark-end text:name="sub_316"/><text:bookmark-start text:name="sub_317"/><text:span text:style-name="T2">3.17. Все члены летного экипажа воздушного судна при исполнении своих обязанностей непрерывно пользуются кислородом для дыхания в случаях возникновения обстоятельств, для которых предусмотрен запас кислорода в соответствии с </text:span><text:a xlink:type="simple" xlink:href="#sub_213"><text:span text:style-name="T3">пунктом 2.13</text:span></text:a><text:span text:style-name="T2"> настоящих Правил.</text:span></text:p>
      <text:p text:style-name="P1"><text:bookmark-end text:name="sub_317"/><text:bookmark-start text:name="sub_318"/><text:span text:style-name="T2">3.18. Все члены летного экипажа воздушного судна с герметизированными кабинами, выполняющего полет на высотах более 7600 м, имеют на своих рабочих местах быстронадеваемую кислородную маску, которая обеспечивает немедленную подачу кислорода при первой необходимости.</text:span></text:p>
      <text:p text:style-name="P1"><text:bookmark-end text:name="sub_318"/></text:p>
      <text:h text:style-name="P5" text:outline-level="1"><text:bookmark-start text:name="sub_20"/><text:soft-page-break/><text:span text:style-name="T1">Установка барометрического высотомера</text:span></text:h>
      <text:p text:style-name="P1"><text:bookmark-end text:name="sub_20"/></text:p>
      <text:p text:style-name="P1"><text:bookmark-start text:name="sub_319"/><text:span text:style-name="T2">3.19. При выполнении полетов на шкалах давления барометрических высотомеров устанавливаются:</text:span></text:p>
      <text:p text:style-name="P1"><text:bookmark-end text:name="sub_319"/><text:span text:style-name="T2">стандартное атмосферное давление (далее - QNE) - 760 мм рт.ст.;</text:span></text:p>
      <text:p text:style-name="P1"><text:span text:style-name="T2">давление аэродрома (далее - QFE);</text:span></text:p>
      <text:p text:style-name="P1"><text:span text:style-name="T2">давление аэродрома, приведенное к среднему уровню моря по стандартной атмосфере (далее - QNH аэродрома);</text:span></text:p>
      <text:p text:style-name="P1"><text:span text:style-name="T2">минимальное из приведенных к среднему уровню моря по стандартной атмосфере давлений в пределах района ЕС ОрВД (установленного участка района ЕС ОрВД) (далее - QNH района).</text:span></text:p>
      <text:p text:style-name="P1"><text:span text:style-name="T2">Давление аэродрома, передаваемое экипажу воздушного судна, может относиться либо к уровню контрольной точки аэродрома, либо к уровню рабочего порога ВПП.</text:span></text:p>
      <text:p text:style-name="P1"><text:bookmark-start text:name="sub_320"/><text:span text:style-name="T2">3.20. Перед взлетом с контролируемого аэродрома на шкалах давлений барометрических высотомеров устанавливается QFE или QNH аэродрома и проверяются показания всех высотомеров путем сравнения с отметкой "0" на высотомере при установке QFE или превышением места взлета при установке QNH аэродрома.</text:span></text:p>
      <text:p text:style-name="P1"><text:bookmark-end text:name="sub_320"/><text:bookmark-start text:name="sub_321"/><text:span text:style-name="T2">3.21. Исключен.</text:span></text:p>
      <text:p text:style-name="P1"><text:bookmark-end text:name="sub_321"/><text:bookmark-start text:name="sub_322"/><text:span text:style-name="T2">3.22. После взлета с контролируемого аэродрома перевод шкал давления барометрических высотомеров с QFE или QNH аэродрома членом летного экипажа воздушного судна, установленным РЛЭ, производится:</text:span></text:p>
      <text:p text:style-name="P1"><text:bookmark-end text:name="sub_322"/><text:span text:style-name="T2">на стандартное атмосферное давление (QNE) - при пресечении высоты перехода;</text:span></text:p>
      <text:p text:style-name="P1"><text:span text:style-name="T2">на QNH района - по указанию органа ОВД.</text:span></text:p>
      <text:p text:style-name="P1"><text:span text:style-name="T2">Перед заходом на посадку на контролируемый аэродром перевод шкал давления барометрических высотомеров на QFE или QNH аэродрома членом летного экипажа воздушного судна, установленным РЛЭ, производится:</text:span></text:p>
      <text:p text:style-name="P1"><text:span text:style-name="T2">со стандартного атмосферного давления - при пересечении эшелона перехода;</text:span></text:p>
      <text:p text:style-name="P1"><text:span text:style-name="T2">с QNH района - по указанию органа ОВД.</text:span></text:p>
      <text:p text:style-name="P1"><text:span text:style-name="T2">Полеты воздушных судов в слое между высотой перехода и эшелоном перехода в режиме горизонтального полета запрещаются.</text:span></text:p>
      <text:p text:style-name="P1"><text:bookmark-start text:name="sub_323"/><text:span text:style-name="T2">3.23. Исключен.</text:span></text:p>
      <text:p text:style-name="P1"><text:bookmark-end text:name="sub_323"/><text:bookmark-start text:name="sub_324"/><text:span text:style-name="T2">3.24. На аэродроме, не являющимся контролируемым (далее - неконтролируемый аэродром), взлет производится по QNH аэродрома, а посадка - по QNH аэродрома или района. При отсутствии информации о QNH перед взлетом высотомер устанавливается на </text:span><text:a xlink:type="simple" xlink:href="#sub_249"><text:span text:style-name="T3">превышение аэродрома</text:span></text:a><text:span text:style-name="T2"> над уровнем моря.</text:span></text:p>
      <text:p text:style-name="P1"><text:bookmark-end text:name="sub_324"/><text:bookmark-start text:name="sub_325"/><text:span text:style-name="T2">3.25. Исключен.</text:span></text:p>
      <text:p text:style-name="P1"><text:bookmark-end text:name="sub_325"/><text:bookmark-start text:name="sub_326"/><text:span text:style-name="T2">3.26. При выполнении полета воздушного судна за пределами района аэродрома перевод шкал давления барометрических высотомеров членом летного экипажа воздушного судна, установленным РЛЭ, производится:</text:span></text:p>
      <text:p text:style-name="P1"><text:bookmark-end text:name="sub_326"/><text:span text:style-name="T2">при пересечении высоты перехода района в наборе высоты - с давления QNH района на стандартное атмосферное давление (QNE);</text:span></text:p>
      <text:p text:style-name="P1"><text:span text:style-name="T2">при пересечении эшелона перехода района в снижении - со стандартного атмосферного давления (QNE) на давление QNH района.</text:span></text:p>
      <text:p text:style-name="P1"><text:bookmark-start text:name="sub_327"/><text:span text:style-name="T2">3.27. Исключен.</text:span></text:p>
      <text:p text:style-name="P1"><text:bookmark-end text:name="sub_327"/><text:bookmark-start text:name="sub_328"/><text:span text:style-name="T2">3.28. Исключен.</text:span></text:p>
      <text:p text:style-name="P1"><text:bookmark-end text:name="sub_328"/><text:bookmark-start text:name="sub_329"/><text:span text:style-name="T2">3.29. На аэродромах, расположенных в горной местности, при давлении на </text:span><text:soft-page-break/><text:span text:style-name="T2">аэродроме (QFE) меньше предельного значения, которое может быть установлено экипажем воздушного судна на шкале давления барометрического высотомера, полеты производятся по давлению QNH.</text:span></text:p>
      <text:p text:style-name="P1"><text:bookmark-end text:name="sub_329"/><text:bookmark-start text:name="sub_330"/><text:span text:style-name="T2">3.30. Исключен.</text:span></text:p>
      <text:h text:style-name="P5" text:outline-level="1"><text:bookmark-end text:name="sub_330"/><text:bookmark-start text:name="sub_30"/><text:span text:style-name="T1">Минимальная высота полета</text:span></text:h>
      <text:p text:style-name="P1"><text:bookmark-end text:name="sub_30"/></text:p>
      <text:p text:style-name="P1"><text:bookmark-start text:name="sub_331"/><text:span text:style-name="T2">3.31. За исключением случаев, в которых это необходимо при осуществлении взлета, посадки или указанных в </text:span><text:a xlink:type="simple" xlink:href="#sub_332"><text:span text:style-name="T3">пункте 3.32</text:span></text:a><text:span text:style-name="T2"> настоящих Правил, запрещено выполнять полет воздушного судна:</text:span></text:p>
      <text:p text:style-name="P1"><text:bookmark-end text:name="sub_331"/><text:bookmark-start text:name="sub_3311"/><text:span text:style-name="T2">а) над территориями населенных пунктов и над местами скопления людей при проведении массовых мероприятий ниже высоты, допускающей в случае отказа двигателя аварийную посадку без создания чрезмерной опасности для людей и имущества на земле, и ниже высоты 300 м над самым высоким препятствием в пределах горизонтального радиуса в 500 м вокруг данного воздушного судна;</text:span></text:p>
      <text:p text:style-name="P1"><text:bookmark-end text:name="sub_3311"/><text:bookmark-start text:name="sub_3312"/><text:span text:style-name="T2">б) в местах, не указанных в </text:span><text:a xlink:type="simple" xlink:href="#sub_3311"><text:span text:style-name="T3">подпункте "а"</text:span></text:a><text:span text:style-name="T2">, на расстоянии менее 150 м от людей, транспортных средств или строений.</text:span></text:p>
      <text:p text:style-name="P1"><text:bookmark-end text:name="sub_3312"/><text:bookmark-start text:name="sub_332"/><text:span text:style-name="T2">3.32. Полеты с отклонением от требований </text:span><text:a xlink:type="simple" xlink:href="#sub_3312"><text:span text:style-name="T3">подпункта "б" пункта 3.31</text:span></text:a><text:span text:style-name="T2"> настоящих Правил разрешены в случаях, когда это не создает опасности для людей или имущества на земле при выполнении авиационных работ или летном обучении под наблюдением пилота-инструктора.</text:span></text:p>
      <text:p text:style-name="P1"><text:bookmark-end text:name="sub_332"/></text:p>
      <text:h text:style-name="P5" text:outline-level="1"><text:bookmark-start text:name="sub_40"/><text:span text:style-name="T1">Правила визуальных полетов</text:span></text:h>
      <text:p text:style-name="P1"><text:bookmark-end text:name="sub_40"/></text:p>
      <text:p text:style-name="P1"><text:bookmark-start text:name="sub_333"/><text:span text:style-name="T2">3.33. В дополнение к требованиям, установленным в главе VIII Федеральных авиационных правил полетов в воздушном пространстве Российской Федерации, утвержденных приказом Министра обороны Российской Федерации, Министерства транспорта Российской Федерации, Российского авиационно-космического агентства от 31 марта 2002 г. N 136/42/51, выполняются следующие правила:</text:span></text:p>
      <text:p text:style-name="P1"><text:bookmark-end text:name="sub_333"/><text:bookmark-start text:name="sub_3331"/><text:span text:style-name="T2">3.33.1. </text:span><text:a xlink:type="simple" xlink:href="#sub_245"><text:span text:style-name="T3">Полет по ПВП</text:span></text:a><text:span text:style-name="T2"> на истинных высотах менее 300 м выполняется:</text:span></text:p>
      <text:p text:style-name="P1"><text:bookmark-end text:name="sub_3331"/><text:bookmark-start text:name="sub_33311"/><text:span text:style-name="T2">а) при видимости водной или земной поверхности, кроме случаев, указанных в </text:span><text:a xlink:type="simple" xlink:href="#sub_3333"><text:span text:style-name="T3">пункте 3.33.3</text:span></text:a><text:span text:style-name="T2"> настоящих Правил;</text:span></text:p>
      <text:p text:style-name="P1"><text:bookmark-end text:name="sub_33311"/><text:bookmark-start text:name="sub_33312"/><text:span text:style-name="T2">б) вне облаков;</text:span></text:p>
      <text:p text:style-name="P1"><text:bookmark-end text:name="sub_33312"/><text:bookmark-start text:name="sub_33313"/><text:span text:style-name="T2">в) днем при видимости не менее 2000 м для самолетов и не менее 1000 м для вертолетов;</text:span></text:p>
      <text:p text:style-name="P1"><text:bookmark-end text:name="sub_33313"/><text:bookmark-start text:name="sub_33314"/><text:span text:style-name="T2">г) ночью при видимости не менее 4000 м.</text:span></text:p>
      <text:p text:style-name="P1"><text:bookmark-end text:name="sub_33314"/><text:bookmark-start text:name="sub_3332"/><text:span text:style-name="T2">3.33.2. Полет по ПВП на истинных высотах 300 м и выше выполняется:</text:span></text:p>
      <text:p text:style-name="P1"><text:bookmark-end text:name="sub_3332"/><text:bookmark-start text:name="sub_33321"/><text:span text:style-name="T2">а) кроме случаев, указанных в </text:span><text:a xlink:type="simple" xlink:href="#sub_3333"><text:span text:style-name="T3">пункте 3.33.3</text:span></text:a><text:span text:style-name="T2"> настоящих Правил, при видимости водной или земной поверхности;</text:span></text:p>
      <text:p text:style-name="P1"><text:bookmark-end text:name="sub_33321"/><text:bookmark-start text:name="sub_33322"/><text:span text:style-name="T2">б) расстояние по вертикали от воздушного судна до нижней границы облаков не менее 150 м и расстояние по горизонтали до облаков не менее 1000 м;</text:span></text:p>
      <text:p text:style-name="P1"><text:bookmark-end text:name="sub_33322"/><text:bookmark-start text:name="sub_33323"/><text:span text:style-name="T2">в) днем при видимости не менее 2000 м;</text:span></text:p>
      <text:p text:style-name="P1"><text:bookmark-end text:name="sub_33323"/><text:bookmark-start text:name="sub_33324"/><text:span text:style-name="T2">г) ночью при видимости не менее 4000 м.</text:span></text:p>
      <text:p text:style-name="P1"><text:bookmark-end text:name="sub_33324"/><text:bookmark-start text:name="sub_3333"/><text:span text:style-name="T2">3.33.3. Полет по ПВП может осуществляться над облаками, если:</text:span></text:p>
      <text:p text:style-name="P1"><text:bookmark-end text:name="sub_3333"/><text:bookmark-start text:name="sub_33331"/><text:span text:style-name="T2">а) расстояние по вертикали от облаков до воздушного судна не менее 300 м;</text:span></text:p>
      <text:p text:style-name="P1"><text:bookmark-end text:name="sub_33331"/><text:bookmark-start text:name="sub_33332"/><text:span text:style-name="T2">б) в случае полета между слоями облачности расстояние между слоями не менее 1000 м;</text:span></text:p>
      <text:p text:style-name="P1"><text:bookmark-end text:name="sub_33332"/><text:bookmark-start text:name="sub_33333"/><text:span text:style-name="T2">в) видимость в полете не менее 5000 м;</text:span></text:p>
      <text:p text:style-name="P1"><text:bookmark-end text:name="sub_33333"/><text:bookmark-start text:name="sub_33334"/><text:span text:style-name="T2">г) при прогнозируемых метеорологических условиях на аэродроме назначения за </text:span><text:soft-page-break/><text:span text:style-name="T2">один час до и два часа после ожидаемого времени прилета, составляющих: видимость - не менее 5000 м, облачность - не более двух октантов и отсутствие прогнозируемого тумана, ливневых осадков и грозовой деятельности. При отсутствии прогноза погоды для аэродрома назначения для целей данного пункта может применяться прогноз по району пункта посадки.</text:span></text:p>
      <text:p text:style-name="P1"><text:bookmark-end text:name="sub_33334"/><text:bookmark-start text:name="sub_3334"/><text:span text:style-name="T2">3.33.4. КВС при полете по ПВП:</text:span></text:p>
      <text:p text:style-name="P1"><text:bookmark-end text:name="sub_3334"/><text:span text:style-name="T2">избегает столкновения с видимыми объектами и объектами, о которых получена информация от органов ОВД;</text:span></text:p>
      <text:p text:style-name="P1"><text:span text:style-name="T2">принимает своевременное решение о возврате на аэродром вылета, о полете на запасной аэродром или о переходе на полет по ППП при ухудшении метеоусловий до значений ниже установленных;</text:span></text:p>
      <text:p text:style-name="P1"><text:span text:style-name="T2">по запросу органа ОВД сообщает информацию о местонахождении воздушного судна и условиях полета.</text:span></text:p>
      <text:p text:style-name="P1"/>
      <text:h text:style-name="P5" text:outline-level="1"><text:bookmark-start text:name="sub_50"/><text:span text:style-name="T1">Правила полетов по приборам</text:span></text:h>
      <text:p text:style-name="P1"><text:bookmark-end text:name="sub_50"/></text:p>
      <text:p text:style-name="P1"><text:bookmark-start text:name="sub_334"/><text:span text:style-name="T2">3.34. В дополнение к требованиям, установленным в главе IX Федеральных авиационных правил полетов в воздушном пространстве Российской Федерации, утвержденных приказом Министра обороны Российской Федерации, Министерства транспорта Российской Федерации, Российского авиационно-космического агентства от 31 марта 2002 г. N 136/42/51, выполняются следующие правила:</text:span></text:p>
      <text:p text:style-name="P1"><text:bookmark-end text:name="sub_334"/><text:bookmark-start text:name="sub_3341"/><text:span text:style-name="T2">3.34.1. За исключением случаев, когда это необходимо при осуществлении взлета и посадки, запрещается выполнять полет воздушного судна при полетах по ППП ниже следующих высот:</text:span></text:p>
      <text:p text:style-name="P1"><text:bookmark-end text:name="sub_3341"/><text:span text:style-name="T2">при полете по воздушной трассе - ниже опубликованной в аэронавигационной информации минимальной абсолютной высоты полета по данной трассе;</text:span></text:p>
      <text:p text:style-name="P1"><text:span text:style-name="T2">при полете вне опубликованных в аэронавигационной информации воздушных трасс в равнинной и холмистой местности - ниже 300 м истинной высоты в радиусе 8000 м от препятствия, а в горной местности - ниже 600 м истинной высоты в радиусе 8000 м от препятствия.</text:span></text:p>
      <text:p text:style-name="P1"><text:bookmark-start text:name="sub_3342"/><text:span text:style-name="T2">3.34.2. При выполнении </text:span><text:a xlink:type="simple" xlink:href="#sub_246"><text:span text:style-name="T3">полета по ППП</text:span></text:a><text:span text:style-name="T2"> экипаж воздушного судна обязан вести постоянное наблюдение за воздушной и метеорологической обстановкой визуально и с использованием бортовых радиотехнических средств.</text:span></text:p>
      <text:p text:style-name="P1"><text:bookmark-end text:name="sub_3342"/><text:bookmark-start text:name="sub_3343"/><text:span text:style-name="T2">3.34.3. КВС при выполнении полета по ППП:</text:span></text:p>
      <text:p text:style-name="P1"><text:bookmark-end text:name="sub_3343"/><text:span text:style-name="T2">выдерживает установленные в аэронавигационной информации и органом ОВД эшелоны (высоты) и маршрут полета, траектории и параметры полета;</text:span></text:p>
      <text:p text:style-name="P1"><text:span text:style-name="T2">обеспечивает информирование органа ОВД, по его запросу, о фактическом местонахождении воздушного судна, высоте и условиях полета;</text:span></text:p>
      <text:p text:style-name="P1"><text:span text:style-name="T2">выполняет указания органа ОВД.</text:span></text:p>
      <text:p text:style-name="P1"><text:bookmark-start text:name="sub_3344"/><text:span text:style-name="T2">3.34.4. В целях регулирования интервалов между воздушными судами органом ОВД может производиться </text:span><text:a xlink:type="simple" xlink:href="#sub_183"><text:span text:style-name="T3">векторение</text:span></text:a><text:span text:style-name="T2">, а также задание режимов поступательных и вертикальных скоростей в допустимых для данного воздушного судна пределах.</text:span></text:p>
      <text:p text:style-name="P1"><text:bookmark-end text:name="sub_3344"/><text:span text:style-name="T2">Экипаж воздушного судна возобновляет самостоятельное самолетовождение после получения от органа ОВД соответствующего указания и сообщения о местонахождении воздушного судна, если в результате выполнения векторения воздушное судно отклонилось от ранее заданного маршрута.</text:span></text:p>
      <text:p text:style-name="P1"/>
      <text:h text:style-name="P5" text:outline-level="1"><text:bookmark-start text:name="sub_60"/><text:soft-page-break/><text:span text:style-name="T1">Руление</text:span></text:h>
      <text:p text:style-name="P1"><text:bookmark-end text:name="sub_60"/></text:p>
      <text:p text:style-name="P1"><text:bookmark-start text:name="sub_335"/><text:span text:style-name="T2">3.35. После занятия рабочих мест в кабине экипаж воздушного судна под руководством КВС проводит подготовку к полету. Перед началом полета КВС убеждается в готовности экипажа воздушного судна к полету.</text:span></text:p>
      <text:p text:style-name="P1"><text:bookmark-end text:name="sub_335"/><text:bookmark-start text:name="sub_336"/><text:span text:style-name="T2">3.36. На </text:span><text:a xlink:type="simple" xlink:href="#sub_207"><text:span text:style-name="T3">контролируемом аэродроме</text:span></text:a><text:span text:style-name="T2"> руление и буксировка выполняются пилотом после получения от органа ОВД (органа управления движением на перроне) соответствующего разрешения на руление и информации о схеме руления по аэродрому. Пилоту органом ОВД может передаваться другая информация, необходимая для обеспечения безопасности руления или буксировки.</text:span></text:p>
      <text:p text:style-name="P1"><text:bookmark-end text:name="sub_336"/><text:span text:style-name="T2">На неконтролируемых аэродромах и площадках перед началом руления воздушного судна КВС осуществляет осмотр летного поля и выбирает маршрут буксировки, руления.</text:span></text:p>
      <text:p text:style-name="P1"><text:bookmark-start text:name="sub_337"/><text:span text:style-name="T2">3.37. Орган ОВД, управляющий движением воздушного судна по аэродрому:</text:span></text:p>
      <text:p text:style-name="P1"><text:bookmark-end text:name="sub_337"/><text:span text:style-name="T2">информирует экипажи воздушных судов об ограничениях;</text:span></text:p>
      <text:p text:style-name="P1"><text:span text:style-name="T2">дает указания о движении по аэродрому воздушного судна по установленной схеме;</text:span></text:p>
      <text:p text:style-name="P1"><text:span text:style-name="T2">информирует экипажи воздушных судов о взаимном расположении воздушных судов, в том числе и следующих по одному маршруту при рулении в условиях видимости менее 400 м.</text:span></text:p>
      <text:p text:style-name="P1"><text:span text:style-name="T2">При наличии специализированного подразделения аэропортового комплекса по управлению движением воздушного судна на </text:span><text:a xlink:type="simple" xlink:href="#sub_243"><text:span text:style-name="T3">перроне</text:span></text:a><text:span text:style-name="T2"> аэропорта функции по управлению движением воздушного судна на перроне аэропорта могут осуществляться указанным подразделением. Функции по управлению движением воздушного судна на </text:span><text:a xlink:type="simple" xlink:href="#sub_244"><text:span text:style-name="T3">площади маневрирования</text:span></text:a><text:span text:style-name="T2"> аэродрома осуществляются органом ОВД.</text:span></text:p>
      <text:p text:style-name="P1"><text:bookmark-start text:name="sub_338"/><text:span text:style-name="T2">3.38. Безопасность буксировки обеспечивается лицом, руководящим буксировкой. При буксировке воздушного судна между руководящим буксировкой лицом и экипажем воздушного судна должна поддерживаться двусторонняя связь по переговорному устройству, по радио или визуально с помощью установленных сигналов.</text:span></text:p>
      <text:p text:style-name="P1"><text:bookmark-end text:name="sub_338"/><text:span text:style-name="T2">Буксировка производится с включенными на воздушном судне аэронавигационными огнями и проблесковыми маяками.</text:span></text:p>
      <text:p text:style-name="P1"><text:bookmark-start text:name="sub_339"/><text:span text:style-name="T2">3.39. На контролируемых аэродромах до начала запуска двигателя (двигателей) экипаж воздушного судна, при наличии автоматического вещания, прослушивает метеорологическую информацию и докладывает органу, под управлением которого он находится, индекс текущей информации, запрашивает и получает от него разрешение на запуск двигателя (двигателей).</text:span></text:p>
      <text:p text:style-name="P1"><text:bookmark-end text:name="sub_339"/><text:bookmark-start text:name="sub_340"/><text:span text:style-name="T2">3.40. Перед запуском двигателя лицо, запускающее двигатель, удостоверяется в безопасности людей и отсутствии посторонних предметов, которые могут быть повреждены или представлять опасность при запуске, и включает проблесковые маяки. При невозможности лично убедиться в безопасности запуска запускающее двигатель лицо получает необходимую информацию по переговорному устройству, по радио или визуально с помощью установленных сигналов от лица, руководящего с земли запуском двигателей.</text:span></text:p>
      <text:p text:style-name="P1"><text:bookmark-end text:name="sub_340"/><text:bookmark-start text:name="sub_341"/><text:span text:style-name="T2">3.41. Запрос члена летного экипажа на запуск двигателя воздушного судна на контролируемом аэродроме или запуск двигателя на неконтролируемом аэродроме, произведенные с целью выполнения полета, свидетельствуют о принятии решения КВС о начале полета.</text:span></text:p>
      <text:p text:style-name="P1"><text:bookmark-end text:name="sub_341"/><text:bookmark-start text:name="sub_342"/><text:span text:style-name="T2">3.42. Выруливание воздушного судна с места стоянки выполняется по сигналам </text:span><text:soft-page-break/><text:span text:style-name="T2">лица, обеспечивающего выпуск воздушного судна, а при его отсутствии - по решению КВС.</text:span></text:p>
      <text:p text:style-name="P1"><text:bookmark-end text:name="sub_342"/><text:span text:style-name="T2">Руление ночью, а также днем при видимости менее 2000 м осуществляется с включенными аэронавигационными огнями и фарами.</text:span></text:p>
      <text:p text:style-name="P1"><text:bookmark-start text:name="sub_343"/><text:span text:style-name="T2">3.43. Заруливание воздушного судна на место стоянки производится по сигналам системы позиционирования воздушного судна на стоянке, встречающего лица, а при их отсутствии - по решению КВС.</text:span></text:p>
      <text:p text:style-name="P1"><text:bookmark-end text:name="sub_343"/><text:span text:style-name="T2">Если воздушное судно установлено не по маркировочным знакам, КВС обязан немедленно проинформировать об этом орган аэродрома, под управлением которого он находится.</text:span></text:p>
      <text:p text:style-name="P1"><text:span text:style-name="T2">Автомобиль сопровождения, оборудованный светосигнальными устройствами и радиостанцией, применяется по требованию экипажа воздушного судна.</text:span></text:p>
      <text:p text:style-name="P1"><text:bookmark-start text:name="sub_344"/><text:span text:style-name="T2">3.44. Экипажу воздушного судна запрещается начинать и продолжать руление, если:</text:span></text:p>
      <text:p text:style-name="P1"><text:bookmark-end text:name="sub_344"/><text:span text:style-name="T2">давление в тормозных системах не соответствует эксплуатационным ограничениям или имеются другие признаки неисправности тормозов;</text:span></text:p>
      <text:p text:style-name="P1"><text:span text:style-name="T2">на контролируемом аэродроме не получено разрешение органа ОВД или органа управления движением на перроне;</text:span></text:p>
      <text:p text:style-name="P1"><text:span text:style-name="T2">безопасность руления не обеспечивается из-за наличия препятствий, неудовлетворительного состояния места стоянки или рулежных дорожек.</text:span></text:p>
      <text:p text:style-name="P1"><text:bookmark-start text:name="sub_3445"/><text:span text:style-name="T2">В начале руления экипаж воздушного судна проверяет работоспособность тормозной системы в соответствии с РЛЭ.</text:span></text:p>
      <text:p text:style-name="P1"><text:bookmark-end text:name="sub_3445"/><text:bookmark-start text:name="sub_345"/><text:span text:style-name="T2">3.45. Члены летного экипажа воздушного судна во время руления обязаны следить за окружающей обстановкой, за радиообменом и предупреждать КВС о препятствиях.</text:span></text:p>
      <text:p text:style-name="P1"><text:bookmark-end text:name="sub_345"/><text:span text:style-name="T2">При обнаружении на маршруте руления препятствий КВС обязан принять меры по предупреждению столкновения и доложить о наличии препятствий органу ОВД.</text:span></text:p>
      <text:p text:style-name="P1"><text:bookmark-start text:name="sub_346"/><text:span text:style-name="T2">3.46. Скорость руления выбирается КВС в зависимости от состояния поверхности, по которой производится руление, наличия препятствий и условий видимости.</text:span></text:p>
      <text:p text:style-name="P1"><text:bookmark-end text:name="sub_346"/><text:bookmark-start text:name="sub_347"/><text:span text:style-name="T2">3.47. При рулении воздушных судов навстречу друг другу их КВС обязаны уменьшить скорость руления до безопасной и, держась правой стороны, разойтись левыми бортами.</text:span></text:p>
      <text:p text:style-name="P1"><text:bookmark-end text:name="sub_347"/><text:span text:style-name="T2">При сближении воздушного судна на пересекающихся направлениях КВС обязан пропустить воздушное судно, двигающееся справа.</text:span></text:p>
      <text:p text:style-name="P1"><text:span text:style-name="T2">Запрещено обгонять рулящее воздушное судно.</text:span></text:p>
      <text:p text:style-name="P1"><text:bookmark-start text:name="sub_348"/><text:span text:style-name="T2">3.48. Независимо от полученного указания органа ОВД перед пересечением, занятием ВПП или рулежной дорожки летный экипаж воздушного судна и (или) лица, осуществляющие буксировку воздушного судна, обязаны убедиться в безопасности маневра.</text:span></text:p>
      <text:p text:style-name="P1"><text:bookmark-end text:name="sub_348"/><text:bookmark-start text:name="sub_349"/><text:span text:style-name="T2">3.49. При наличии нескольких опубликованных схем выхода орган ОВД заблаговременно информирует экипаж воздушного судна о схеме выхода и первоначально заданной высоте, если она не установлена в аэронавигационной информации.</text:span></text:p>
      <text:p text:style-name="P1"><text:bookmark-end text:name="sub_349"/><text:bookmark-start text:name="sub_34902"/><text:span text:style-name="T2">До занятия ВПП экипаж сообщает органу ОВД о необходимом времени для подготовки к взлету на ВПП, если взлет не может быть произведен без задержки на ВПП.</text:span></text:p>
      <text:p text:style-name="P1"><text:bookmark-end text:name="sub_34902"/></text:p>
      <text:h text:style-name="P5" text:outline-level="1"><text:bookmark-start text:name="sub_70"/><text:soft-page-break/><text:span text:style-name="T1">Взлет</text:span></text:h>
      <text:p text:style-name="P1"><text:bookmark-end text:name="sub_70"/></text:p>
      <text:p text:style-name="P1"><text:bookmark-start text:name="sub_350"/><text:span text:style-name="T2">3.50. Перед взлетом:</text:span></text:p>
      <text:p text:style-name="P1"><text:bookmark-end text:name="sub_350"/><text:span text:style-name="T2">летный экипаж воздушного судна проверяет установку высотомеров в соответствии с положениями </text:span><text:a xlink:type="simple" xlink:href="#sub_320"><text:span text:style-name="T3">пункта 3.20</text:span></text:a><text:span text:style-name="T2"> настоящих Правил;</text:span></text:p>
      <text:p text:style-name="P1"><text:span text:style-name="T2">КВС убеждается в готовности воздушного судна и членов экипажа воздушного судна к взлету;</text:span></text:p>
      <text:p text:style-name="P1"><text:span text:style-name="T2">КВС убеждается в отсутствии наблюдаемых препятствий впереди на ВПП и по траектории взлета;</text:span></text:p>
      <text:p text:style-name="P1"><text:span text:style-name="T2">КВС убеждается в соответствии фактической погоды минимуму для взлета и состояния ВПП ограничениям летно-технических характеристик воздушного судна с учетом фактической погоды;</text:span></text:p>
      <text:p text:style-name="P1"><text:span text:style-name="T2">КВС убеждается в отсутствии по траектории полета зон опасных метеорологических явлений;</text:span></text:p>
      <text:p text:style-name="P1"><text:span text:style-name="T2">на контролируемом аэродроме КВС получает разрешение на взлет от органа ОВД.</text:span></text:p>
      <text:p text:style-name="P1"><text:span text:style-name="T2">Не допускается выполнение взлета при наличии информации о сильном дожде и метеорологической видимости менее 600 м без использования бортового радиолокатора и системы заблаговременного предупреждения о сдвиге ветра.</text:span></text:p>
      <text:p text:style-name="P1"><text:span text:style-name="T2">При наличии информации о видимости в трех частях ВГШ </text:span><text:a xlink:type="simple" xlink:href="#sub_186"><text:span text:style-name="T3">видимость на ВПП</text:span></text:a><text:span text:style-name="T2"> (далее - RVR) оценивается КВС визуально в начале разбега, а в средней точке и в конце ВГШ - по информации, сообщенной органом ОВД или АТИС.</text:span></text:p>
      <text:p text:style-name="P1"><text:bookmark-start text:name="sub_351"/><text:span text:style-name="T2">3.51. Запрещается выполнять взлет, если экипаж воздушного судна получил информацию, что взлет создаст помеху воздушному судну, которое выполняет прерванный заход на посадку (уход на второй круг).</text:span></text:p>
      <text:p text:style-name="P1"><text:bookmark-end text:name="sub_351"/><text:bookmark-start text:name="sub_352"/><text:span text:style-name="T2">3.52. Запрещается производить взлет ночью на аэродроме, не имеющем действующего светосигнального оборудования, за исключением случаев, предусмотренных в </text:span><text:a xlink:type="simple" xlink:href="#sub_700"><text:span text:style-name="T3">главе VII</text:span></text:a><text:span text:style-name="T2"> настоящих Правил.</text:span></text:p>
      <text:p text:style-name="P1"><text:bookmark-end text:name="sub_352"/><text:bookmark-start text:name="sub_353"/><text:span text:style-name="T2">3.53. Взлет воздушного судна производится с точки на ВПП, в которой располагаемые характеристики ВПП от места начала разбега соответствуют требуемым для фактической взлетной массы воздушного судна и условий взлета.</text:span></text:p>
      <text:p text:style-name="P1"><text:bookmark-end text:name="sub_353"/><text:bookmark-start text:name="sub_354"/><text:span text:style-name="T2">3.54. На неконтролируемых аэродромах место начала взлета и его направление определяет КВС. На неконтролируемых аэродромах перед взлетом КВС обязан передать на частоте органа ОВД, в районе ответственности которого он находится, место и магнитный курс взлета.</text:span></text:p>
      <text:p text:style-name="P1"><text:bookmark-end text:name="sub_354"/><text:bookmark-start text:name="sub_355"/><text:span text:style-name="T2">3.55. Взлет выполняет КВС или, по указанию КВС, второй пилот.</text:span></text:p>
      <text:p text:style-name="P1"><text:bookmark-end text:name="sub_355"/><text:bookmark-start text:name="sub_356"/><text:span text:style-name="T2">3.56. Если воздушное судно при взлете отклонилось от заданного направления настолько, что продолжение разбега не обеспечивает безопасности, взлет должен быть прекращен. Запрещается отрыв воздушного судна от земли на скорости, менее установленной </text:span><text:a xlink:type="simple" xlink:href="#sub_255"><text:span text:style-name="T3">РЛЭ</text:span></text:a><text:span text:style-name="T2">.</text:span></text:p>
      <text:p text:style-name="P1"><text:bookmark-end text:name="sub_356"/><text:bookmark-start text:name="sub_357"/><text:span text:style-name="T2">3.57. При отказе двигателя или при появлении других неисправностей, угрожающих безопасности полета, если не достигнута скорость принятия решения на продолжение взлета, взлет должен быть немедленно прекращен. В случае прекращения взлета по причине отказа или неисправности воздушного судна запрещается повторный взлет до выяснения и устранения причин, вызвавших прекращение взлета.</text:span></text:p>
      <text:p text:style-name="P1"><text:bookmark-end text:name="sub_357"/><text:span text:style-name="T2">Если прекращение взлета не связано с отказом или неисправностью воздушного судна, решение о выполнении повторного взлета может быть принято КВС, после проведения работ, если они предусмотрены в эксплуатационной документации </text:span><text:soft-page-break/><text:span text:style-name="T2">воздушного судна.</text:span></text:p>
      <text:p text:style-name="P1"><text:bookmark-start text:name="sub_358"/><text:span text:style-name="T2">3.58. Исключен.</text:span></text:p>
      <text:p text:style-name="P1"><text:bookmark-end text:name="sub_358"/><text:bookmark-start text:name="sub_359"/><text:span text:style-name="T2">3.59. Экипажу воздушного судна с момента начала разбега воздушного судна и до набора высоты 200 м запрещено вести радиосвязь, а органу ОВД вызывать экипаж воздушного судна, за исключением случаев, когда это необходимо для обеспечения безопасности.</text:span></text:p>
      <text:p text:style-name="P1"><text:bookmark-end text:name="sub_359"/><text:span text:style-name="T2">Если после взлета полет выполняется на высоте менее 200 м, указанное запрещение действует до начала горизонтального полета.</text:span></text:p>
      <text:p text:style-name="P1"/>
      <text:h text:style-name="P5" text:outline-level="1"><text:bookmark-start text:name="sub_80"/><text:span text:style-name="T1">Набор высоты</text:span></text:h>
      <text:p text:style-name="P1"><text:bookmark-end text:name="sub_80"/></text:p>
      <text:p text:style-name="P1"><text:bookmark-start text:name="sub_360"/><text:span text:style-name="T2">3.60. Набор высоты с курсом взлета производится до высоты, не менее установленной схемой вылета или </text:span><text:a xlink:type="simple" xlink:href="#sub_255"><text:span text:style-name="T3">РЛЭ</text:span></text:a><text:span text:style-name="T2">.</text:span></text:p>
      <text:p text:style-name="P1"><text:bookmark-end text:name="sub_360"/><text:bookmark-start text:name="sub_361"/><text:span text:style-name="T2">3.61. Выход воздушного судна из района контролируемого аэродрома осуществляется по установленной схеме или по указаниям органа ОВД.</text:span></text:p>
      <text:p text:style-name="P1"><text:bookmark-end text:name="sub_361"/><text:bookmark-start text:name="sub_362"/><text:span text:style-name="T2">3.62. Исключен.</text:span></text:p>
      <text:p text:style-name="P1"><text:bookmark-end text:name="sub_362"/><text:bookmark-start text:name="sub_363"/><text:span text:style-name="T2">3.63. В процессе набора высоты экипажи воздушных судов во избежание срабатывания бортовой системы предупреждения столкновений (далее - БСПС (TCAS)), выдерживают рекомендованные ограничения по вертикальной скорости 7 м/с за 300 м до заданного эшелона (высоты).</text:span></text:p>
      <text:p text:style-name="P1"><text:bookmark-end text:name="sub_363"/><text:bookmark-start text:name="sub_364"/><text:span text:style-name="T2">3.64. Если воздушное судно не может занять заданный органом ОВД эшелон (высоту) к установленному или заданному органом ОВД месту, экипаж воздушного судна обязан своевременно проинформировать об этом орган ОВД.</text:span></text:p>
      <text:p text:style-name="P1"><text:bookmark-end text:name="sub_364"/><text:bookmark-start text:name="sub_365"/><text:span text:style-name="T2">3.65. По окончании набора заданного эшелона летный экипаж воздушного судна должен сличить показания барометрических высотомеров.</text:span></text:p>
      <text:p text:style-name="P1"><text:bookmark-end text:name="sub_365"/></text:p>
      <text:h text:style-name="P5" text:outline-level="1"><text:bookmark-start text:name="sub_90"/><text:span text:style-name="T1">Крейсерский полет (полет по маршруту)</text:span></text:h>
      <text:p text:style-name="P1"><text:bookmark-end text:name="sub_90"/></text:p>
      <text:p text:style-name="P1"><text:bookmark-start text:name="sub_366"/><text:span text:style-name="T2">3.66. Экипаж воздушного судна обязан постоянно знать местонахождение своего воздушного судна.</text:span></text:p>
      <text:p text:style-name="P1"><text:bookmark-end text:name="sub_366"/><text:bookmark-start text:name="sub_367"/><text:span text:style-name="T2">3.67. В случае, если в ходе контролируемого полета имеют место непреднамеренные отклонения от текущего плана полета, экипажем воздушного судна предпринимаются следующие действия:</text:span></text:p>
      <text:p text:style-name="P1"><text:bookmark-end text:name="sub_367"/><text:span text:style-name="T2">если воздушное судно отклонилось от линии пути, экипажем воздушного судна предпринимаются действия для корректировки курса воздушного судна в целях быстрейшего возвращения на линию заданного пути;</text:span></text:p>
      <text:p text:style-name="P1"><text:span text:style-name="T2">если среднее значение истинной воздушной скорости на крейсерском эшелоне между двумя контрольными пунктами не является неизменным или ожидается, что оно изменится на плюс-минус 5% от истинной воздушной скорости, указанной в плане полета, информация об этом сообщается органу ОВД;</text:span></text:p>
      <text:p text:style-name="P1"><text:span text:style-name="T2">если обнаружится, что уточненный расчет времени пролета очередного запланированного контрольного пункта отличается более чем на 2 минуты от времени, о котором был уведомлен орган ОВД, экипаж воздушного судна информирует орган ОВД об уточненном времени.</text:span></text:p>
      <text:p text:style-name="P1"><text:bookmark-start text:name="sub_368"/><text:span text:style-name="T2">3.68. Изменение в полете плана полета в целях изменения маршрута следования на другой аэродром производится при условии, что начиная с места, где было произведено изменение маршрута полета, соблюдаются требования </text:span><text:a xlink:type="simple" xlink:href="#sub_210"><text:span text:style-name="T3">пункта 2.10</text:span></text:a><text:span text:style-name="T2">, а в случае выполнения коммерческих перевозок - </text:span><text:a xlink:type="simple" xlink:href="#sub_540"><text:span text:style-name="T3">пунктов 5.40</text:span></text:a><text:span text:style-name="T2">, </text:span><text:a xlink:type="simple" xlink:href="#sub_541"><text:span text:style-name="T3">5.41</text:span></text:a><text:span text:style-name="T2">, </text:span><text:a xlink:type="simple" xlink:href="#sub_542"><text:span text:style-name="T3">5.42</text:span></text:a><text:span text:style-name="T2"> или </text:span><text:a xlink:type="simple" xlink:href="#sub_543"><text:span text:style-name="T3">5.43</text:span></text:a><text:span text:style-name="T2"> </text:span><text:soft-page-break/><text:span text:style-name="T2">настоящих Правил.</text:span></text:p>
      <text:p text:style-name="P1"><text:bookmark-end text:name="sub_368"/><text:bookmark-start text:name="sub_369"/><text:span text:style-name="T2">3.69. При возникновении в полете признаков приближения к зоне опасных метеорологических явлений или получении соответствующей информации КВС обязан принять меры для обхода опасной зоны, если полет в ожидаемых условиях не разрешен </text:span><text:a xlink:type="simple" xlink:href="#sub_255"><text:span text:style-name="T3">РЛЭ</text:span></text:a><text:span text:style-name="T2">. При невозможности продолжить полет до пункта назначения из-за опасных метеорологических явлений КВС может произвести посадку на запасном аэродроме или вернуться на аэродром вылета.</text:span></text:p>
      <text:p text:style-name="P1"><text:bookmark-end text:name="sub_369"/><text:span text:style-name="T2">О принятом решении и своих действиях КВС должен при наличии связи сообщить органу ОВД, который обязан принять необходимые меры по обеспечению безопасности дальнейшего полета.</text:span></text:p>
      <text:p text:style-name="P1"><text:bookmark-start text:name="sub_370"/><text:span text:style-name="T2">3.70. Полет на запасной аэродром обеспечивается органами ОВД с оптимальным профилем полета, а по запросу экипажа воздушного судна - по кратчайшему расстоянию вне воздушных трасс (по возможности).</text:span></text:p>
      <text:p text:style-name="P1"><text:bookmark-end text:name="sub_370"/><text:bookmark-start text:name="sub_371"/><text:span text:style-name="T2">3.71. В полете летный экипаж воздушного судна должен анализировать поступающую аэронавигационную и метеорологическую информацию по маршруту полета, на аэродроме назначения и запасных аэродромах и вести контроль расхода топлива.</text:span></text:p>
      <text:p text:style-name="P1"><text:bookmark-end text:name="sub_371"/><text:bookmark-start text:name="sub_372"/><text:span text:style-name="T2">3.72. При получении информации об ухудшении метеорологических условий или технической неготовности аэродрома назначения или запасного аэродрома, делающих невозможным совершение безопасной посадки, орган ОВД, на обслуживании которого находится воздушное судно, должен немедленно сообщить об этом экипажу воздушного судна.</text:span></text:p>
      <text:p text:style-name="P1"><text:bookmark-end text:name="sub_372"/><text:bookmark-start text:name="sub_373"/><text:span text:style-name="T2">3.73. На основании анализа аэронавигационной и метеорологической обстановки КВС может выбрать запасной аэродром в полете.</text:span></text:p>
      <text:p text:style-name="P1"><text:bookmark-end text:name="sub_373"/><text:bookmark-start text:name="sub_374"/><text:span text:style-name="T2">3.74. Полет по ППП продолжается в направлении аэродрома намеченной посадки только в том случае, если самая последняя имеющаяся информация указывает на то, что к расчетному времени прилета посадка на указанном аэродроме или на одном </text:span><text:a xlink:type="simple" xlink:href="#sub_196"><text:span text:style-name="T3">запасном аэродроме пункта назначения</text:span></text:a><text:span text:style-name="T2"> может быть выполнена с соблюдением эксплуатационного минимума для посадки.</text:span></text:p>
      <text:p text:style-name="P1"><text:bookmark-end text:name="sub_374"/><text:bookmark-start text:name="sub_375"/><text:span text:style-name="T2">3.75. При входе в район ОВД, где находится рубеж ухода на запасной аэродром, экипаж воздушного судна обязан информировать орган ОВД о расчетном времени пролета рубежа ухода и выбранном запасном аэродроме.</text:span></text:p>
      <text:p text:style-name="P1"><text:bookmark-end text:name="sub_375"/><text:span text:style-name="T2">При получении указанной информации, в случае если воздушное судно находится вне зоны вещания автоматизированной системы ВОЛМЕТ, орган ОВД незамедлительно запрашивает данные о фактической и прогнозируемой погоде, а также подтверждение технической готовности запасного аэродрома и аэродрома назначения к приему воздушного судна и передает эти сведения экипажу воздушного судна.</text:span></text:p>
      <text:p text:style-name="P1"><text:bookmark-start text:name="sub_376"/><text:span text:style-name="T2">3.76. Решение на продолжение полета до аэродрома назначения с рубежа ухода может быть принято КВС, если последняя информация указывает на то, что:</text:span></text:p>
      <text:p text:style-name="P1"><text:bookmark-end text:name="sub_376"/><text:span text:style-name="T2">прогнозом погоды на аэродроме назначения ко времени прилета предусматриваются метеоусловия, соответствующие требованиям для запасного аэродрома, установленным настоящими Правилами;</text:span></text:p>
      <text:p text:style-name="P1"><text:span text:style-name="T2">есть информация о технической готовности аэродрома назначения к приему воздушного судна.</text:span></text:p>
      <text:p text:style-name="P1"/>
      <text:h text:style-name="P5" text:outline-level="1"><text:bookmark-start text:name="sub_101"/><text:span text:style-name="T1">Снижение, заход на посадку и посадка</text:span></text:h>
      <text:p text:style-name="P1"><text:bookmark-end text:name="sub_101"/></text:p>
      <text:p text:style-name="P1"><text:bookmark-start text:name="sub_377"/><text:soft-page-break/><text:span text:style-name="T2">3.77. До начала захода на посадку экипаж воздушного судна под руководством КВС производит подготовку к посадке.</text:span></text:p>
      <text:p text:style-name="P1"><text:bookmark-end text:name="sub_377"/><text:bookmark-start text:name="sub_378"/><text:span text:style-name="T2">3.78. При смене ВПП, курса посадки или возникновении условий, требующих изменения ранее принятых решений, экипажем воздушного судна должна быть проведена дополнительная подготовка и повторная проверка выполненных операций.</text:span></text:p>
      <text:p text:style-name="P1"><text:bookmark-end text:name="sub_378"/><text:bookmark-start text:name="sub_379"/><text:span text:style-name="T2">3.79. Вход воздушного судна в район контролируемого аэродрома производится по схеме опубликованной аэронавигационной информации или по указаниям органа ОВД.</text:span></text:p>
      <text:p text:style-name="P1"><text:bookmark-end text:name="sub_379"/><text:span text:style-name="T2">При наличии нескольких опубликованных схем захода орган ОВД заблаговременно информирует экипаж воздушного судна о схеме захода, по которой следует выполнять полет.</text:span></text:p>
      <text:p text:style-name="P1"><text:bookmark-start text:name="sub_380"/><text:span text:style-name="T2">3.80. Запрещается производить посадку ночью на аэродроме, не имеющем действующего светосигнального оборудования, кроме случаев, указанных в </text:span><text:a xlink:type="simple" xlink:href="#sub_700"><text:span text:style-name="T3">главе VII</text:span></text:a><text:span text:style-name="T2"> настоящих Правил.</text:span></text:p>
      <text:p text:style-name="P1"><text:bookmark-end text:name="sub_380"/><text:bookmark-start text:name="sub_381"/><text:span text:style-name="T2">3.81. В процессе снижения экипажи воздушных судов во избежание срабатывания БСПС (TCAS) выдерживают рекомендованные ограничения по вертикальной скорости 7 м/с за 300 м до заданного эшелона (высоты).</text:span></text:p>
      <text:p text:style-name="P1"><text:bookmark-end text:name="sub_381"/><text:bookmark-start text:name="sub_382"/><text:span text:style-name="T2">3.82. При невозможности занятия заданного эшелона (высоты) к установленному или заданному рубежу экипаж воздушного судна обязан своевременно информировать об этом орган ОВД.</text:span></text:p>
      <text:p text:style-name="P1"><text:bookmark-end text:name="sub_382"/><text:bookmark-start text:name="sub_383"/><text:span text:style-name="T2">3.83. В целях организации ускоренного и эффективного потока заходящих на посадку воздушных судов, оказания летным экипажам содействия по обходу районов с неблагоприятными метеорологическими условиями и регулирования интервалов между воздушными судами орган ОВД может производить векторение, а также задавать режимы поступательных и вертикальных скоростей в допустимых для данного воздушного судна пределах.</text:span></text:p>
      <text:p text:style-name="P1"><text:bookmark-end text:name="sub_383"/><text:a xlink:type="simple" xlink:href="#sub_183"><text:span text:style-name="T3">Векторение</text:span></text:a><text:span text:style-name="T2"> обеспечивается посредством указания пилоту конкретных курсов, позволяющих экипажам воздушных судов выдерживать необходимую линию пути.</text:span></text:p>
      <text:p text:style-name="P1"><text:span text:style-name="T2">Если воздушное судно начинает наводиться с отклонением от ранее заданного маршрута, пилоту сообщается органом ОВД о целях такого наведения и не даются указания на снижение ниже высоты, обеспечивающей предписанный запас высоты над препятствиями, в том числе с учетом влияния низких температур.</text:span></text:p>
      <text:p text:style-name="P1"><text:span text:style-name="T2">Векторение воздушного судна прекращается органом ОВД после возобновления пилотом самостоятельного самолетовождения на основании выданного диспетчером ОВД указания, содержащего информацию о местонахождении воздушного судна, точке выхода на заданный маршрут, магнитном путевом угле и расстоянии до нее.</text:span></text:p>
      <text:p text:style-name="P1"><text:span text:style-name="T2">При заходе на посадку по приборам начатое векторение продолжается до выхода воздушного судна на </text:span><text:a xlink:type="simple" xlink:href="#sub_205"><text:span text:style-name="T3">конечный этап захода на посадку</text:span></text:a><text:span text:style-name="T2"> по приборам или до начала визуального захода на посадку по разрешению органа ОВД.</text:span></text:p>
      <text:p text:style-name="P1"><text:span text:style-name="T2">Момент доворота воздушного судна для выхода на траекторию конечного этапа захода на посадку является окончанием векторения. Разрешение на заход выдается органом ОВД одновременно с последним заданным курсом.</text:span></text:p>
      <text:p text:style-name="P1"><text:span text:style-name="T2">После получения разрешения на заход летный экипаж воздушного судна выдерживает последний заданный курс до входа в зону действия средства наведения на конечном этапе захода на посадку, затем без дополнительных указаний органа ОВД выполняет доворот и стабилизацию воздушного судна на линии, заданной средством наведения на продолженном конечном этапе захода на посадку.</text:span></text:p>
      <text:p text:style-name="P1"><text:bookmark-start text:name="sub_384"/><text:span text:style-name="T2">3.84. Воздушному судну, которому требуется немедленная посадка, обеспечивается внеочередной заход на посадку.</text:span></text:p>
      <text:p text:style-name="P1"><text:bookmark-end text:name="sub_384"/><text:soft-page-break/><text:span text:style-name="T2">Экипаж воздушного судна, сообщивший органу ОВД о недостаточном остатке топлива для ожидания посадки в порядке общей очереди, имеет преимущественное право в выполнении маневра на снижение и заход на посадку перед другими воздушными судами, кроме воздушных судов, которым требуется немедленная посадка.</text:span></text:p>
      <text:p text:style-name="P1"><text:bookmark-start text:name="sub_385"/><text:span text:style-name="T2">3.85. При одновременном визуальном заходе на посадку двух воздушных судов преимущество совершить посадку первым имеет воздушное судно, летящее впереди, слева или ниже.</text:span></text:p>
      <text:p text:style-name="P1"><text:bookmark-end text:name="sub_385"/><text:bookmark-start text:name="sub_386"/><text:span text:style-name="T2">3.86. Перед заходом на посадку экипаж воздушного судна обязан проверить правильность установки давления на шкалах давлений барометрических высотомеров и сравнить показания всех высотомеров.</text:span></text:p>
      <text:p text:style-name="P1"><text:bookmark-end text:name="sub_386"/><text:bookmark-start text:name="sub_387"/><text:span text:style-name="T2">3.87. Визуальный заход на посадку на контролируемом аэродроме выполняется по разрешению органа ОВД после доклада экипажа об установлении визуального контакта с ВПП и (или) ее ориентирами.</text:span></text:p>
      <text:p text:style-name="P1"><text:bookmark-end text:name="sub_387"/><text:bookmark-start text:name="sub_388"/><text:span text:style-name="T2">3.88. При полетах на неконтролируемый аэродром или на контролируемый аэродром, на котором временно не производится управление воздушным движением в районе аэродрома и (или) на площади маневрирования аэродрома, перед заходом на посадку КВС обязан:</text:span></text:p>
      <text:p text:style-name="P1"><text:bookmark-end text:name="sub_388"/><text:span text:style-name="T2">выполнить осмотр ВПП с воздуха и оценку ее состояния и пригодности;</text:span></text:p>
      <text:p text:style-name="P1"><text:span text:style-name="T2">передать сведения о месте и магнитном курсе посадки на частоте связи органа ОВД, в районе ответственности которого он находится.</text:span></text:p>
      <text:p text:style-name="P1"><text:span text:style-name="T2">После приземления, при наличии связи с органом ОВД, сообщить ему о посадке.</text:span></text:p>
      <text:p text:style-name="P1"><text:bookmark-start text:name="sub_389"/><text:span text:style-name="T2">3.89. Если значение сообщенной метеорологической видимости или контрольной </text:span><text:a xlink:type="simple" xlink:href="#sub_186"><text:span text:style-name="T3">RVR</text:span></text:a><text:span text:style-name="T2"> ниже </text:span><text:a xlink:type="simple" xlink:href="#sub_264"><text:span text:style-name="T3">эксплуатационного минимума</text:span></text:a><text:span text:style-name="T2"> для посадки, заход на посадку по НПП не продолжается ниже установленной в документах аэронавигационной информации высоты начала конечного этапа захода на посадку.</text:span></text:p>
      <text:p text:style-name="P1"><text:bookmark-end text:name="sub_389"/><text:span text:style-name="T2">Если после пролета этой высоты получено значение метеорологической видимости или </text:span><text:a xlink:type="simple" xlink:href="#sub_186"><text:span text:style-name="T3">RVR</text:span></text:a><text:span text:style-name="T2"> ниже эксплуатационного минимума для посадки, заход на посадку может продолжаться до </text:span><text:a xlink:type="simple" xlink:href="#sub_174"><text:span text:style-name="T3">DA/H</text:span></text:a><text:span text:style-name="T2"> или </text:span><text:a xlink:type="simple" xlink:href="#sub_234"><text:span text:style-name="T3">MDA/H</text:span></text:a><text:span text:style-name="T2">. В этом случае, при условии, что до достижения DA/H или MDA/H, КВС установлен необходимый визуальный контакт с наземными ориентирами, КВС имеет право произвести снижение ниже DA/H или MDA/H и выполнить посадку.</text:span></text:p>
      <text:p text:style-name="P1"><text:span text:style-name="T2">Заход на посадку и посадка по приборам по категории II и III не разрешается, если не предоставляется информация о RVR.</text:span></text:p>
      <text:p text:style-name="P1"><text:span text:style-name="T2">Контрольная </text:span><text:a xlink:type="simple" xlink:href="#sub_186"><text:span text:style-name="T3">RVR</text:span></text:a><text:span text:style-name="T2"> определяется по сообщенным значениям RVR в одной или нескольких точках наблюдения за RVR (точка приземления, средняя точка и дальний конец ВПП), используемые в целях определения соблюдения установленных эксплуатационных минимумов. В случае, если используется информация о RVR в разных точках, контрольная RVR представляет собой RVR в точке приземления, при этом RVR в средней точке и в дальнем конце ВПП не менее RVR установленного минимума для взлета.</text:span></text:p>
      <text:p text:style-name="P1"><text:span text:style-name="T2">Запрещается выполнение посадки при наличии информации о сильном дожде и метеорологической видимости менее 600 м без использования бортового радиолокатора и системы заблаговременного предупреждения о сдвиге ветра.</text:span></text:p>
      <text:p text:style-name="P1"><text:span text:style-name="T2">В любом случае КВС прекращает заход на посадку на любом аэродроме, если, по его мнению, не обеспечивается безопасность посадки.</text:span></text:p>
      <text:p text:style-name="P1"><text:span text:style-name="T2">При отсутствии визуального наблюдения пилотом менее одного наземного ориентира в течение времени, достаточного для оценки пилотом местоположения воздушного судна и тенденции его изменения по отношению к заданной траектории </text:span><text:soft-page-break/><text:span text:style-name="T2">полета, продолжение захода на посадку ниже </text:span><text:a xlink:type="simple" xlink:href="#sub_174"><text:span text:style-name="T3">DA/H</text:span></text:a><text:span text:style-name="T2"> или </text:span><text:a xlink:type="simple" xlink:href="#sub_234"><text:span text:style-name="T3">MDA/H</text:span></text:a><text:span text:style-name="T2"> является нарушением минимума для посадки.</text:span></text:p>
      <text:p text:style-name="P1"><text:span text:style-name="T2">Указанными ориентирами являются:</text:span></text:p>
      <text:p text:style-name="P1"><text:span text:style-name="T2">при заходе на посадку с применением визуального маневрирования (маневра "circle-to-land") - любые ориентиры, относительно которых представляется возможным определять положение воздушного судна относительно ВПП. Снижение ниже высоты </text:span><text:a xlink:type="simple" xlink:href="#sub_234"><text:span text:style-name="T3">MDA/H</text:span></text:a><text:span text:style-name="T2">, установленной для визуального маневрирования (маневра "circle-to-land"), допускается только при наличии визуального контакта с порогом ВПП или светосигнальными средствами захода на посадку, связанными с ВПП;</text:span></text:p>
      <text:p text:style-name="P1"><text:span text:style-name="T2">при заходе на посадку в условиях не ниже категории I - система огней приближения или ее часть, порог ВПП и его маркировка, входные огни ВПП, огни обозначения порога ВПП, система визуальной индикации глиссады, зона приземления, ее маркировка, огни зоны приземления, посадочные огни ВПП;</text:span></text:p>
      <text:p text:style-name="P1"><text:span text:style-name="T2">при заходе на посадку по категории II или по категории IIIа - участок системы огней приближения, состоящий, по крайней мере, из трех последовательных осевых огней системы огней приближения, огни зоны приземления и осевые огни ВПП, посадочные огни ВПП;</text:span></text:p>
      <text:p text:style-name="P1"><text:span text:style-name="T2">при заходе на посадку по категории IIIb при наличии высоты принятия решения - по крайней мере, один огонь линии осевых огней ВПП;</text:span></text:p>
      <text:p text:style-name="P1"><text:span text:style-name="T2">при заходе на посадку по категории IIIb без высоты принятия решения или по категории III с визуальный контакт до касания ВПП не требуется.</text:span></text:p>
      <text:p text:style-name="P1"><text:bookmark-start text:name="sub_390"/><text:span text:style-name="T2">3.90. КВС обязан прекратить снижение и выполнить прерванный заход на посадку (уйти на второй круг), если:</text:span></text:p>
      <text:p text:style-name="P1"><text:bookmark-end text:name="sub_390"/><text:span text:style-name="T2">впереди по траектории полета наблюдаются опасные метеорологические явления;</text:span></text:p>
      <text:p text:style-name="P1"><text:span text:style-name="T2">наблюдаются скопления птиц, представляющие угрозу безопасности посадки;</text:span></text:p>
      <text:p text:style-name="P1"><text:span text:style-name="T2">для выдерживания градиента снижения на глиссаде снижения требуется увеличение режима работы двигателей более номинального, если иное не предусмотрено </text:span><text:a xlink:type="simple" xlink:href="#sub_255"><text:span text:style-name="T3">РЛЭ</text:span></text:a><text:span text:style-name="T2">;</text:span></text:p>
      <text:p text:style-name="P1"><text:span text:style-name="T2">до установления необходимого визуального контакта с наземными ориентирами сработала сигнализация высоты принятия решения и (или) опасного сближения с землей;</text:span></text:p>
      <text:p text:style-name="P1"><text:span text:style-name="T2">получена информация, свидетельствующая о несоответствии состояния ВПП ограничениям летно-технических характеристик воздушного судна с учетом фактической погоды;</text:span></text:p>
      <text:p text:style-name="P1"><text:span text:style-name="T2">заход на посадку при осуществлении коммерческой воздушной перевозки не стабилизирован по требованиям, установленным в </text:span><text:a xlink:type="simple" xlink:href="#sub_256"><text:span text:style-name="T3">РПП</text:span></text:a><text:span text:style-name="T2"> при достижении высоты 300 м над уровнем аэродрома при полете в приборных метеорологических условиях или при достижении высоты 150 м над уровнем аэродрома при полете в визуальных метеорологических условиях, если иное не установлено </text:span><text:a xlink:type="simple" xlink:href="#sub_255"><text:span text:style-name="T3">РЛЭ</text:span></text:a><text:span text:style-name="T2">;</text:span></text:p>
      <text:p text:style-name="P1"><text:span text:style-name="T2">до достижения </text:span><text:a xlink:type="simple" xlink:href="#sub_174"><text:span text:style-name="T3">DA/H</text:span></text:a><text:span text:style-name="T2"> при заходе по схеме точного захода на посадку или при заходе на посадку с вертикальным наведением не установлен необходимый визуальный контакт с наземными ориентирами;</text:span></text:p>
      <text:p text:style-name="P1"><text:span text:style-name="T2">при заходе по схеме неточного захода на посадку в приборных метеорологических условиях до достижения точки прерванного захода (ухода на второй круг) не установлен необходимый визуальный контакт с наземными ориентирами;</text:span></text:p>
      <text:p text:style-name="P1"><text:span text:style-name="T2">положение воздушного судна в пространстве или параметры его движения относительно ВПП не обеспечивают безопасность посадки;</text:span></text:p>
      <text:p text:style-name="P1"><text:span text:style-name="T2">потерян необходимый визуальный контакт с наземными ориентирами при </text:span><text:soft-page-break/><text:span text:style-name="T2">снижении ниже </text:span><text:a xlink:type="simple" xlink:href="#sub_174"><text:span text:style-name="T3">DA/H</text:span></text:a><text:span text:style-name="T2"> или MDA/H;</text:span></text:p>
      <text:p text:style-name="P1"><text:span text:style-name="T2">в воздушном пространстве или на летной полосе появились препятствия, угрожающие безопасности полета;</text:span></text:p>
      <text:p text:style-name="P1"><text:span text:style-name="T2">расчет на посадку не обеспечивает безопасность ее выполнения.</text:span></text:p>
      <text:p text:style-name="P1"><text:span text:style-name="T2">При отсутствии разрешения на посадку на контролируемый аэродром при достижении высоты 60 м над аэродромом, но не ниже </text:span><text:a xlink:type="simple" xlink:href="#sub_174"><text:span text:style-name="T3">DA/H</text:span></text:a><text:span text:style-name="T2"> или </text:span><text:a xlink:type="simple" xlink:href="#sub_234"><text:span text:style-name="T3">MDA/H</text:span></text:a><text:span text:style-name="T2"> выполняется прерванный заход (уход на второй круг).</text:span></text:p>
      <text:p text:style-name="P1"><text:bookmark-start text:name="sub_391"/><text:span text:style-name="T2">3.91. После выполнения прерванного захода на посадку (ухода на второй круг) КВС принимает решение о возможности повторного захода на посадку или полета на запасной аэродром в зависимости от количества топлива и ожидаемых условий посадки.</text:span></text:p>
      <text:p text:style-name="P1"><text:bookmark-end text:name="sub_391"/><text:bookmark-start text:name="sub_392"/><text:span text:style-name="T2">3.92. Посадка воздушного судна ночью выполняется с включенными посадочными фарами. При посадке в тумане и других метеорологических явлениях, создающих световой экран, высота включения фар и порядок их использования определяются КВС.</text:span></text:p>
      <text:p text:style-name="P1"><text:bookmark-end text:name="sub_392"/><text:bookmark-start text:name="sub_393"/><text:span text:style-name="T2">3.93. КВС после завершения полета делает записи в бортовом журнале обо всех известных или предполагаемых дефектах в воздушном судне.</text:span></text:p>
      <text:p text:style-name="P1"><text:bookmark-end text:name="sub_393"/></text:p>
      <text:h text:style-name="P5" text:outline-level="1"><text:bookmark-start text:name="sub_102"/><text:span text:style-name="T1">Особенности полетов на вертолетах</text:span></text:h>
      <text:p text:style-name="P1"><text:bookmark-end text:name="sub_102"/></text:p>
      <text:p text:style-name="P1"><text:bookmark-start text:name="sub_394"/><text:span text:style-name="T2">3.94. На </text:span><text:a xlink:type="simple" xlink:href="#sub_178"><text:span text:style-name="T3">аэродромах</text:span></text:a><text:span text:style-name="T2">, используемых одновременно самолетами и вертолетами, допускается оборудование площадок с отдельным стартом для вертолетов.</text:span></text:p>
      <text:p text:style-name="P1"><text:bookmark-end text:name="sub_394"/><text:bookmark-start text:name="sub_395"/><text:span text:style-name="T2">3.95. Перед запуском двигателя (двигателей) вертолета предметы, которые могут быть увлечены струей от несущего винта, должны быть удалены от его концов на расстояние не менее одного диаметра несущего винта.</text:span></text:p>
      <text:p text:style-name="P1"><text:bookmark-end text:name="sub_395"/><text:bookmark-start text:name="sub_396"/><text:span text:style-name="T2">3.96. Запуск и опробование двигателя (двигателей) с включением несущей системы разрешается производить только КВС при полном составе экипажа воздушного судна, а также бортмеханику и инженерно-техническому персоналу, прошедшему необходимую подготовку, в условиях проведения указанного опробования при обеспечении надежной швартовки.</text:span></text:p>
      <text:p text:style-name="P1"><text:bookmark-end text:name="sub_396"/><text:bookmark-start text:name="sub_397"/><text:span text:style-name="T2">3.97. Перед каждым полетом вертолета КВС обязан выполнить контрольное висение в целях определения возможности и выбора метода взлета по запасу тяги, проверки расчета центровки, исправности органов управления. Высоту контрольного висения вертолета определяет КВС.</text:span></text:p>
      <text:p text:style-name="P1"><text:bookmark-end text:name="sub_397"/><text:span text:style-name="T2">При полетах при выполнении авиационно-химических работ, а также при выполнении учебных и тренировочных полетов контрольное висение производится перед началом полетов и после каждой дозаправки топливом. Приземление вертолета после контрольного висения не обязательно.</text:span></text:p>
      <text:p text:style-name="P1"><text:bookmark-start text:name="sub_398"/><text:span text:style-name="T2">3.98. При рулении вертолета расстояние от концов лопастей несущих винтов до препятствий должно быть не менее половины диаметра несущего винта. Другим воздушным судам не должно создаваться вреда от струи несущего винта вертолета и от предметов, которые могут быть ей увлечены.</text:span></text:p>
      <text:p text:style-name="P1"><text:bookmark-end text:name="sub_398"/><text:bookmark-start text:name="sub_399"/><text:span text:style-name="T2">3.99. При взлете и посадке вертолета расстояние от концов лопастей несущего винта должно быть не менее:</text:span></text:p>
      <text:p text:style-name="P1"><text:bookmark-end text:name="sub_399"/><text:span text:style-name="T2">до воздушных судов, находящихся в воздухе или взлетающих, - двух диаметров несущего винта;</text:span></text:p>
      <text:p text:style-name="P1"><text:span text:style-name="T2">до других препятствий - половины диаметра несущего винта, но не менее 10 м;</text:span></text:p>
      <text:p text:style-name="P1"><text:span text:style-name="T2">до препятствий над палубами морских судов (судов внутреннего водного </text:span><text:soft-page-break/><text:span text:style-name="T2">транспорта), площадками, приподнятыми над поверхностью земли или воды, - согласно маркировке этих площадок для вертолета соответствующего типа.</text:span></text:p>
      <text:p text:style-name="P1"><text:bookmark-start text:name="sub_3100"/><text:span text:style-name="T2">3.100. Взлет вертолета с места стоянки и посадка на нее разрешаются при условии, если:</text:span></text:p>
      <text:p text:style-name="P1"><text:bookmark-end text:name="sub_3100"/><text:span text:style-name="T2">вертолет не мешает взлетам и посадкам других воздушных судов;</text:span></text:p>
      <text:p text:style-name="P1"><text:span text:style-name="T2">обеспечиваются требования </text:span><text:a xlink:type="simple" xlink:href="#sub_399"><text:span text:style-name="T3">пункта 3.99</text:span></text:a><text:span text:style-name="T2"> настоящих Правил;</text:span></text:p>
      <text:p text:style-name="P1"><text:span text:style-name="T2">несущие винты не создают вихря, приводящего к потере необходимого визуального контакта с наземными ориентирами.</text:span></text:p>
      <text:p text:style-name="P1"><text:span text:style-name="T2">В случаях, когда необходимо обеспечить одновременное висение вертолетов, минимальные безопасные расстояния между центрами соответствующих стоянок должны быть равны четырем диаметрам несущего винта вертолета.</text:span></text:p>
      <text:p text:style-name="P1"><text:bookmark-start text:name="sub_3101"/><text:span text:style-name="T2">3.101. При наборе высоты и заходе на посадку разрешается пролетать над препятствиями с превышением над ними не менее 10 м, а над воздушными судами, находящимися на земле, - на высоте не менее двух диаметров несущего винта вертолета.</text:span></text:p>
      <text:p text:style-name="P1"><text:bookmark-end text:name="sub_3101"/><text:bookmark-start text:name="sub_3102"/><text:span text:style-name="T2">3.102. Посадка на подобранную с воздуха площадку, состояние поверхности которой неизвестно, выполняется после ее осмотра КВС для определения ее пригодности для посадки.</text:span></text:p>
      <text:p text:style-name="P1"><text:bookmark-end text:name="sub_3102"/><text:bookmark-start text:name="sub_103"/><text:span text:style-name="T2">3.103. При невозможности посадки разгрузка и загрузка вертолета выполняются в режиме висения согласно рекомендациям </text:span><text:a xlink:type="simple" xlink:href="#sub_255"><text:span text:style-name="T3">РЛЭ</text:span></text:a><text:span text:style-name="T2"> под руководством одного из членов экипажа воздушного судна или другого подготовленного лица.</text:span></text:p>
      <text:p text:style-name="P1"><text:bookmark-end text:name="sub_103"/><text:bookmark-start text:name="sub_104"/><text:span text:style-name="T2">3.104. Работы, требующие использования режима висения вертолета вне зоны влияния воздушной подушки, а также взлет и посадка на площадках, выбранных с воздуха в сложной по рельефу местности или в условиях возможного образования снежного или пыльного вихря, должны выполняться с полетной массой, позволяющей маневрировать в режиме висения вне зоны влияния воздушной подушки.</text:span></text:p>
      <text:p text:style-name="P1"><text:bookmark-end text:name="sub_104"/><text:span text:style-name="T2">В случае образования снежного или пыльного вихря перед зависанием на взлете экипаж воздушного судна обязан раздуть снег или пыль струей от несущего винта до появления устойчивой видимости наземных ориентиров. При посадке на заснеженную или пыльную площадку висение выполняется вне зоны влияния воздушной подушки. Продолжить снижение и производить посадку разрешается только при постоянном визуальном контакте с наземными ориентирами.</text:span></text:p>
      <text:p text:style-name="P1"><text:bookmark-start text:name="sub_105"/><text:span text:style-name="T2">3.105. При наличии на посадочной площадке снега или пыли должны быть приняты меры, исключающие или уменьшающие возможность образования снежного или пыльного вихря.</text:span></text:p>
      <text:p text:style-name="P1"><text:bookmark-end text:name="sub_105"/><text:bookmark-start text:name="sub_106"/><text:span text:style-name="T2">3.106. В случае потери видимости ориентиров при висении экипаж воздушного судна обязан вывести вертолет из зоны вихря вверх. Запрещено висение, взлет и посадка в снежном или пыльном вихре при отсутствии видимости наземных ориентиров.</text:span></text:p>
      <text:p text:style-name="P1"><text:bookmark-end text:name="sub_106"/><text:bookmark-start text:name="sub_107"/><text:span text:style-name="T2">3.107. Висение вертолета над водной поверхностью производится на высоте не менее одного диаметра несущего винта. Высота определяется по радиовысотомеру и визуально по плавающим на воде предметам.</text:span></text:p>
      <text:p text:style-name="P1"><text:bookmark-end text:name="sub_107"/><text:bookmark-start text:name="sub_108"/><text:span text:style-name="T2">3.108. При оказании помощи людям, находящимся на воде, во избежание захлестывания их волной от струи несущего винта и относа плавсредств, зависание и снижение для принятия на борт людей выполняются вертикально над людьми.</text:span></text:p>
      <text:p text:style-name="P1"><text:bookmark-end text:name="sub_108"/><text:bookmark-start text:name="sub_109"/><text:span text:style-name="T2">3.109. При встрече в полете с условиями погоды ниже минимума и опасными метеорологическими явлениями КВС разрешается произвести посадку вертолета на площадку, подобранную с воздуха. О своих действиях КВС обязан информировать орган ОВД при наличии с ним связи.</text:span></text:p>
      <text:p text:style-name="P1"><text:bookmark-end text:name="sub_109"/><text:bookmark-start text:name="sub_110"/><text:soft-page-break/><text:span text:style-name="T2">3.110. При наличии на части ВПП метеорологических явлений или дыма, ухудшающих видимость до значения ниже минимума, по согласованию с органом ОВД контролируемого вертодрома разрешается взлет или посадка в той части ВПП, где видимость соответствует минимуму.</text:span></text:p>
      <text:p text:style-name="P1"><text:bookmark-end text:name="sub_110"/><text:bookmark-start text:name="sub_111"/><text:span text:style-name="T2">3.111. При производстве полетов в горной местности разрешается прокладывать маршрут по ущельям, при этом минимальная ширина ущелья на высоте полета должна быть не менее 500 м и обеспечивать в случае необходимости возможность разворота на 180°.</text:span></text:p>
      <text:p text:style-name="P1"><text:bookmark-end text:name="sub_111"/><text:span text:style-name="T2">Минимальное расстояние от концов лопастей несущего винта до склонов гор при выполнении разворота должно быть не менее 50 м.</text:span></text:p>
      <text:p text:style-name="P1"><text:bookmark-start text:name="sub_112"/><text:span text:style-name="T2">3.112. Полеты на вертолетах с грузом на внешней подвеске выполняются с обходом населенных пунктов:</text:span></text:p>
      <text:p text:style-name="P1"><text:bookmark-end text:name="sub_112"/><text:span text:style-name="T2">в равнинной местности: днем - при видимости не менее 2000 м и высоте нижней границы облаков не менее 200 м, ночью - при видимости не менее 4000 м и высоте нижней границы облаков не менее 450 м;</text:span></text:p>
      <text:p text:style-name="P1"><text:span text:style-name="T2">в горной местности - днем, по ПВП.</text:span></text:p>
      <text:p text:style-name="P1"><text:bookmark-start text:name="sub_113"/><text:span text:style-name="T2">3.113. Груз, транспортируемый на внешней подвеске вертолета, сбрасывается в следующих случаях:</text:span></text:p>
      <text:p text:style-name="P1"><text:bookmark-end text:name="sub_113"/><text:span text:style-name="T2">на висении, если при максимальной мощности двигателя (двигателей) вертолет снижается;</text:span></text:p>
      <text:p text:style-name="P1"><text:span text:style-name="T2">при потере летным экипажем воздушного судна визуального контакта с землей в условиях снежного или пыльного вихря;</text:span></text:p>
      <text:p text:style-name="P1"><text:span text:style-name="T2">при касании грузом земли или препятствия в момент разгона или торможения вертолета;</text:span></text:p>
      <text:p text:style-name="P1"><text:span text:style-name="T2">при раскачке груза, угрожающей безопасности полета;</text:span></text:p>
      <text:p text:style-name="P1"><text:span text:style-name="T2">при </text:span><text:a xlink:type="simple" xlink:href="#sub_188"><text:span text:style-name="T3">вынужденной посадке</text:span></text:a><text:span text:style-name="T2">, когда приземление с грузом невозможно;</text:span></text:p>
      <text:p text:style-name="P1"><text:span text:style-name="T2">при отказе двигателя (двигателей);</text:span></text:p>
      <text:p text:style-name="P1"><text:span text:style-name="T2">в других случаях по решению КВС.</text:span></text:p>
      <text:p text:style-name="P1"/>
      <text:h text:style-name="P5" text:outline-level="1"><text:bookmark-start text:name="sub_402"/><text:span text:style-name="T1">Особенности выполнения полетов на гидросамолетах</text:span></text:h>
      <text:p text:style-name="P1"><text:bookmark-end text:name="sub_402"/></text:p>
      <text:p text:style-name="P1"><text:bookmark-start text:name="sub_114"/><text:span text:style-name="T2">3.114. Полеты на гидросамолетах выполняются на акватории, подобранной в соответствии с требованиями Правил использования поверхностных водных объектов для взлета, посадки воздушного судна, утвержденных постановлением Правительства Российской Федерации от 30 декабря 2006 г. N 882</text:span><text:a xlink:type="simple" xlink:href="#sub_121212"><text:span text:style-name="T3">*(12)</text:span></text:a><text:span text:style-name="T2">.</text:span></text:p>
      <text:p text:style-name="P1"><text:bookmark-end text:name="sub_114"/><text:bookmark-start text:name="sub_115"/><text:span text:style-name="T2">3.115. В случае вынужденной посадки гидросамолета на воду КВС обязан:</text:span></text:p>
      <text:p text:style-name="P1"><text:bookmark-end text:name="sub_115"/><text:span text:style-name="T2">дрейфовать в защищенное от ветра место и поставить гидросамолет на якорь;</text:span></text:p>
      <text:p text:style-name="P1"><text:span text:style-name="T2">держать наготове спасательные средства;</text:span></text:p>
      <text:p text:style-name="P1"><text:span text:style-name="T2">эвакуировать, при возможности, пассажиров на сушу;</text:span></text:p>
      <text:p text:style-name="P1"><text:span text:style-name="T2">принять все меры к сохранению плавучести гидросамолета.</text:span></text:p>
      <text:p text:style-name="P1"/>
      <text:h text:style-name="P5" text:outline-level="1"><text:bookmark-start text:name="sub_403"/><text:span text:style-name="T1">Полеты в особых условиях и особые случаи в полете</text:span></text:h>
      <text:p text:style-name="P1"><text:bookmark-end text:name="sub_403"/></text:p>
      <text:p text:style-name="P1"><text:bookmark-start text:name="sub_116"/><text:span text:style-name="T2">3.116. К полетам в особых условиях относятся:</text:span></text:p>
      <text:p text:style-name="P1"><text:bookmark-end text:name="sub_116"/><text:span text:style-name="T2">полеты при неблагоприятных атмосферных условиях; полеты в горной местности:</text:span></text:p>
      <text:p text:style-name="P1"><text:span text:style-name="T2">при безопасной высоте полета 3000 м и более,</text:span></text:p>
      <text:p text:style-name="P1"><text:span text:style-name="T2">на малых и предельно малых высотах,</text:span></text:p>
      <text:p text:style-name="P1"><text:soft-page-break/><text:span text:style-name="T2">полеты по ПВП над безориентирной местностью, если основным средством навигационной ориентировки является визуальная ориентировка;</text:span></text:p>
      <text:p text:style-name="P1"><text:span text:style-name="T2">полеты по ПВП в полярных районах, над пустынями и джунглями;</text:span></text:p>
      <text:p text:style-name="P1"><text:span text:style-name="T2">полеты по ПВП над водным пространством;</text:span></text:p>
      <text:p text:style-name="P1"><text:span text:style-name="T2">полеты по ПВП в условиях сложной орнитологической обстановки.</text:span></text:p>
      <text:p text:style-name="P1"><text:span text:style-name="T2">Правила полетов в особых условиях, действия экипажа при сложных и аварийных ситуациях устанавливаются Федеральными авиационными правилами полетов в воздушном пространстве Российской Федерации, утвержденными приказом Министра обороны Российской Федерации, Министерства транспорта Российской Федерации, Российского авиационно-космического агентства от 31 марта 2002 г. N 136/42/51, настоящими Правилами и </text:span><text:a xlink:type="simple" xlink:href="#sub_255"><text:span text:style-name="T3">РЛЭ</text:span></text:a><text:span text:style-name="T2">.</text:span></text:p>
      <text:p text:style-name="P1"><text:bookmark-start text:name="sub_117"/><text:span text:style-name="T2">3.117. Экипаж, как только станет возможным, передает сигналы бедствия в следующих аварийных ситуациях:</text:span></text:p>
      <text:p text:style-name="P1"><text:bookmark-end text:name="sub_117"/><text:span text:style-name="T2">пожар на воздушном судне;</text:span></text:p>
      <text:p text:style-name="P1"><text:span text:style-name="T2">отказ двигателя (двигателей), приводящий к невозможности продолжения полета на высоте не ниже безопасной;</text:span></text:p>
      <text:p text:style-name="P1"><text:span text:style-name="T2">захват воздушного судна;</text:span></text:p>
      <text:p text:style-name="P1"><text:span text:style-name="T2">угроза взрыва на борту воздушного судна;</text:span></text:p>
      <text:p text:style-name="P1"><text:span text:style-name="T2">вынужденная посадка вне аэродрома на воздушном судне, не предназначенном для выполнения посадок вне аэродрома, или посадка вне аэродрома, не предусмотренная настоящими Правилами;</text:span></text:p>
      <text:p text:style-name="P1"><text:span text:style-name="T2">экстренное снижение;</text:span></text:p>
      <text:p text:style-name="P1"><text:span text:style-name="T2">нарушение прочности воздушного судна;</text:span></text:p>
      <text:p text:style-name="P1"><text:span text:style-name="T2">полная потеря устойчивости и/или управляемости воздушного судна;</text:span></text:p>
      <text:p text:style-name="P1"><text:span text:style-name="T2">потеря ориентировки.</text:span></text:p>
      <text:p text:style-name="P1"><text:span text:style-name="T2">Экипаж, как только станет возможным, информирует орган ОВД при необходимости с применением сигнала срочности о следующих сложных ситуациях:</text:span></text:p>
      <text:p text:style-name="P1"><text:span text:style-name="T2">отказ двигателя (двигателей), не приводящий к невозможности продолжения полета на высоте не ниже безопасной;</text:span></text:p>
      <text:p text:style-name="P1"><text:span text:style-name="T2">потеря радиосвязи при полете в контролируемом воздушном пространстве;</text:span></text:p>
      <text:p text:style-name="P1"><text:span text:style-name="T2">попадание воздушного судна в зону опасных для полета метеорологических явлений;</text:span></text:p>
      <text:p text:style-name="P1"><text:span text:style-name="T2">выполнение посадки воздушного судна в условиях ниже минимума для посадки в случаях, не позволяющих продолжать полет до другого аэродрома;</text:span></text:p>
      <text:p text:style-name="P1"><text:span text:style-name="T2">ухудшение устойчивости и/или управляемости воздушного судна;</text:span></text:p>
      <text:p text:style-name="P1"><text:span text:style-name="T2">внезапное ухудшение состояния здоровья лица на борту воздушного судна, требующее медицинской помощи, которая не может быть оказана на борту воздушного судна;</text:span></text:p>
      <text:p text:style-name="P1"><text:span text:style-name="T2">отказы систем воздушного судна, приводящие к невозможности выполнения полета до аэродрома назначения.</text:span></text:p>
      <text:p text:style-name="P1"><text:bookmark-start text:name="sub_118"/><text:span text:style-name="T2">3.118. К неблагоприятным атмосферным условиям относятся:</text:span></text:p>
      <text:p text:style-name="P1"><text:bookmark-end text:name="sub_118"/><text:span text:style-name="T2">грозовая деятельность;</text:span></text:p>
      <text:p text:style-name="P1"><text:span text:style-name="T2">сильные осадки;</text:span></text:p>
      <text:p text:style-name="P1"><text:span text:style-name="T2">повышенная электрическая активность атмосферы;</text:span></text:p>
      <text:p text:style-name="P1"><text:span text:style-name="T2">обледенение;</text:span></text:p>
      <text:p text:style-name="P1"><text:span text:style-name="T2">турбулентность;</text:span></text:p>
      <text:p text:style-name="P1"><text:span text:style-name="T2">сдвиг ветра;</text:span></text:p>
      <text:p text:style-name="P1"><text:span text:style-name="T2">облака вулканического пепла;</text:span></text:p>
      <text:p text:style-name="P1"><text:span text:style-name="T2">пыльные и песчаные бури.</text:span></text:p>
      <text:p text:style-name="P1"><text:soft-page-break/><text:span text:style-name="T2">Полеты при неблагоприятных атмосферных условиях выполняются в соответствии с требованиями, установленными Федеральными авиационными правилами полетов в воздушном пространстве Российской Федерации, утвержденными приказом Министра обороны Российской Федерации, Министерства транспорта Российской Федерации, Российского авиационно-космического агентства от 31 марта 2002 г. N 136/42/51, настоящими Правилами, </text:span><text:a xlink:type="simple" xlink:href="#sub_256"><text:span text:style-name="T3">РПП</text:span></text:a><text:span text:style-name="T2"> и </text:span><text:a xlink:type="simple" xlink:href="#sub_255"><text:span text:style-name="T3">РЛЭ</text:span></text:a><text:span text:style-name="T2">.</text:span></text:p>
      <text:p text:style-name="P1"><text:span text:style-name="T2">К опасным для полета метеорологическим явлениям и условиям относятся указанные в </text:span><text:a xlink:type="simple" xlink:href="#sub_255"><text:span text:style-name="T3">РЛЭ</text:span></text:a><text:span text:style-name="T2"> метеорологические явления и условия, полеты в которых запрещаются.</text:span></text:p>
      <text:p text:style-name="P1"/>
      <text:h text:style-name="P5" text:outline-level="1"><text:bookmark-start text:name="sub_404"/><text:span text:style-name="T1">Полеты в зоне повышенной электрической активности атмосферы</text:span></text:h>
      <text:p text:style-name="P1"><text:bookmark-end text:name="sub_404"/></text:p>
      <text:p text:style-name="P1"><text:bookmark-start text:name="sub_119"/><text:span text:style-name="T2">3.119. При появлении признаков сильной электризации выключается одна УКВ-радиостанция, если это возможно, и ночью включается освещение кабины экипажа воздушного судна.</text:span></text:p>
      <text:p text:style-name="P1"><text:bookmark-end text:name="sub_119"/><text:bookmark-start text:name="sub_120"/><text:span text:style-name="T2">3.120. Признаками сильной электризации воздушного судна являются:</text:span></text:p>
      <text:p text:style-name="P1"><text:bookmark-end text:name="sub_120"/><text:span text:style-name="T2">шумы и треск в наушниках;</text:span></text:p>
      <text:p text:style-name="P1"><text:span text:style-name="T2">беспорядочные колебания стрелок радиокомпасов;</text:span></text:p>
      <text:p text:style-name="P1"><text:span text:style-name="T2">свечение на остеклении кабины экипажа воздушного судна и свечение концов крыльев в темное время суток.</text:span></text:p>
      <text:p text:style-name="P1"><text:bookmark-start text:name="sub_121"/><text:span text:style-name="T2">3.121. Изменение высот полета в зонах повышенной электризации выполняется с повышенной вертикальной и уменьшенной поступательной скоростью полета в соответствии с требованиями </text:span><text:a xlink:type="simple" xlink:href="#sub_255"><text:span text:style-name="T3">РЛЭ</text:span></text:a><text:span text:style-name="T2">.</text:span></text:p>
      <text:p text:style-name="P1"><text:bookmark-end text:name="sub_121"/><text:span text:style-name="T2">После выхода из слоя облаков до входа в другой слой выполняется горизонтальная площадка продолжительностью 5-10 секунд.</text:span></text:p>
      <text:p text:style-name="P1"><text:bookmark-start text:name="sub_122"/><text:span text:style-name="T2">3.122. В случае поражения воздушного судна разрядом атмосферного электричества экипажу воздушного судна необходимо:</text:span></text:p>
      <text:p text:style-name="P1"><text:bookmark-end text:name="sub_122"/><text:span text:style-name="T2">доложить органу ОВД о факте, метеоусловиях, месте и высоте поражения воздушного судна разрядом;</text:span></text:p>
      <text:p text:style-name="P1"><text:span text:style-name="T2">проконтролировать параметры работы двигателей;</text:span></text:p>
      <text:p text:style-name="P1"><text:span text:style-name="T2">проверить работу электрооборудования и пилотажно-навигационного оборудования;</text:span></text:p>
      <text:p text:style-name="P1"><text:span text:style-name="T2">осмотреть воздушное судно в целях обнаружения повреждений;</text:span></text:p>
      <text:p text:style-name="P1"><text:span text:style-name="T2">при обнаружении отказов и неисправностей действовать в соответствии с </text:span><text:a xlink:type="simple" xlink:href="#sub_255"><text:span text:style-name="T3">РЛЭ</text:span></text:a><text:span text:style-name="T2">.</text:span></text:p>
      <text:p text:style-name="P1"/>
      <text:h text:style-name="P5" text:outline-level="1"><text:bookmark-start text:name="sub_405"/><text:span text:style-name="T1">Учебные полеты и имитация полета по приборам</text:span></text:h>
      <text:p text:style-name="P1"><text:bookmark-end text:name="sub_405"/></text:p>
      <text:p text:style-name="P1"><text:bookmark-start text:name="sub_123"/><text:span text:style-name="T2">3.123. Запрещается выполнять учебные полеты на воздушном судне, за исключением пилотируемых свободных аэростатов, если данное воздушное судно не оборудовано системой спаренного двойного управления.</text:span></text:p>
      <text:p text:style-name="P1"><text:bookmark-end text:name="sub_123"/><text:bookmark-start text:name="sub_124"/><text:span text:style-name="T2">3.124. Запрещается производить имитацию полета по приборам без соблюдения следующих условий:</text:span></text:p>
      <text:p text:style-name="P1"><text:bookmark-end text:name="sub_124"/><text:bookmark-start text:name="sub_1241"/><text:span text:style-name="T2">а) второе кресло управления занято лицом, обладающим свидетельством пилота с квалификационными отметками типа, класса, соответствующими воздушному судну, на котором выполняется полет и которое имеет достаточный обзор;</text:span></text:p>
      <text:p text:style-name="P1"><text:bookmark-end text:name="sub_1241"/><text:bookmark-start text:name="sub_1242"/><text:span text:style-name="T2">б) воздушное судно оборудовано системой спаренного двойного управления, за исключением полетов на аэростатических летательных аппаратах;</text:span></text:p>
      <text:p text:style-name="P1"><text:bookmark-end text:name="sub_1242"/><text:bookmark-start text:name="sub_1243"/><text:span text:style-name="T2">в) на воздушном судне отсутствуют пассажиры.</text:span></text:p>
      <text:p text:style-name="P1"><text:bookmark-end text:name="sub_1243"/><text:bookmark-start text:name="sub_125"/><text:soft-page-break/><text:span text:style-name="T2">3.125. При выполнении учебных и тренировочных полетов на борту воздушного судна может находиться не более двух тренируемых или обучаемых экипажей воздушного судна или четырех пилотов.</text:span></text:p>
      <text:p text:style-name="P1"><text:bookmark-end text:name="sub_125"/><text:span text:style-name="T2">При выполнении полетов с выключением двигателя или на режимах сваливания на борту воздушного судна должен находиться один тренируемый (обучаемый) экипаж воздушного судна.</text:span></text:p>
      <text:p text:style-name="P1"/>
      <text:h text:style-name="P5" text:outline-level="1"><text:bookmark-start text:name="sub_406"/><text:span text:style-name="T1">Контрольные полеты (облеты)</text:span></text:h>
      <text:p text:style-name="P1"><text:bookmark-end text:name="sub_406"/></text:p>
      <text:p text:style-name="P1"><text:bookmark-start text:name="sub_126"/><text:span text:style-name="T2">3.126. Контрольные полеты (облеты) выполняются в целях проверки исправности и определения годности воздушного судна к эксплуатации, его систем, после ремонта, замены двигателей и оборудования, а также для проверки работы радиосветотехнических средств, схем снижения и захода на посадку на аэродроме.</text:span></text:p>
      <text:p text:style-name="P1"><text:bookmark-end text:name="sub_126"/><text:bookmark-start text:name="sub_127"/><text:span text:style-name="T2">3.127. Воздушные суда, прошедшие ремонт и летные испытания на заводах, при приемке их представителями авиационных предприятий опробуются в полете экипажами этих предприятий, если облеты предусмотрены воздушным законодательством.</text:span></text:p>
      <text:p text:style-name="P1"><text:bookmark-end text:name="sub_127"/><text:bookmark-start text:name="sub_128"/><text:span text:style-name="T2">3.128. В зависимости от программы контрольного полета в задание на полет могут быть включены работники научно-исследовательских организаций, лица инженерно-технического состава и другие специалисты. Решение о включении их в задание на полет принимается эксплуатантом или, в случае выполнения полетов в целях АОН, владельцем воздушного судна.</text:span></text:p>
      <text:p text:style-name="P1"><text:bookmark-end text:name="sub_128"/></text:p>
      <text:h text:style-name="P5" text:outline-level="1"><text:bookmark-start text:name="sub_407"/><text:span text:style-name="T1">Акробатические полеты</text:span></text:h>
      <text:p text:style-name="P1"><text:bookmark-end text:name="sub_407"/></text:p>
      <text:p text:style-name="P1"><text:bookmark-start text:name="sub_129"/><text:span text:style-name="T2">3.129. Запрещается выполнять </text:span><text:a xlink:type="simple" xlink:href="#sub_175"><text:span text:style-name="T3">акробатический полет</text:span></text:a><text:span text:style-name="T2">:</text:span></text:p>
      <text:p text:style-name="P1"><text:bookmark-end text:name="sub_129"/><text:span text:style-name="T2">над густонаселенными территориями и населенными пунктами;</text:span></text:p>
      <text:p text:style-name="P1"><text:span text:style-name="T2">ближе 200 м от мест скопления людей при проведении массовых мероприятий;</text:span></text:p>
      <text:p text:style-name="P1"><text:span text:style-name="T2">ближе 8 км от воздушной трассы;</text:span></text:p>
      <text:p text:style-name="P1"><text:span text:style-name="T2">в облаках;</text:span></text:p>
      <text:p text:style-name="P1"><text:span text:style-name="T2">ниже 50 м истинной высоты;</text:span></text:p>
      <text:p text:style-name="P1"><text:span text:style-name="T2">при дальности видимости менее 3000 м.</text:span></text:p>
      <text:p text:style-name="P1"/>
      <text:h text:style-name="P5" text:outline-level="1"><text:bookmark-start text:name="sub_408"/><text:span text:style-name="T1">Использование парашютов</text:span></text:h>
      <text:p text:style-name="P1"><text:bookmark-end text:name="sub_408"/></text:p>
      <text:p text:style-name="P1"><text:bookmark-start text:name="sub_130"/><text:span text:style-name="T2">3.130. Запрещается использовать или предлагать использовать парашют, если не соблюдаются требования, содержащиеся в его эксплуатационной документации, включая требования к процедурам и срокам его укладки.</text:span></text:p>
      <text:p text:style-name="P1"><text:bookmark-end text:name="sub_130"/><text:bookmark-start text:name="sub_131"/><text:span text:style-name="T2">3.131. На воздушном судне, на борту которого находится хотя бы одно лицо без надетого парашюта, запрещается производить намеренные маневры с углом крена, превышающим 60 градусов по отношению к линии горизонта, или углом наклона фюзеляжа воздушного судна (тангажа), превышающим 30 градусов к линии горизонта.</text:span></text:p>
      <text:p text:style-name="P1"><text:bookmark-end text:name="sub_131"/><text:span text:style-name="T2">Требования настоящего пункта не распространяются на летные проверки с целью получения свидетельства пилота или квалификационных отметок, а также на введение в штопор и другие летные маневры, обязательные для выдачи свидетельств и квалификационных отметок, если они выполняются лицом, имеющим свидетельство с квалификационной отметкой "пилот-инструктор", полученной в соответствии с пунктом </text:span><text:soft-page-break/><text:span text:style-name="T2">8.1 Федеральных авиационных правил "Требования к членам экипажа воздушных судов, специалистам по техническому обслуживанию воздушных судов и сотрудникам по обеспечению полетов (полетным диспетчерам) гражданской авиации", утвержденных приказом Министерства транспорта Российской Федерации от 12 сентября 2008 г. N 147</text:span><text:a xlink:type="simple" xlink:href="#sub_131313"><text:span text:style-name="T3">*(13)</text:span></text:a><text:span text:style-name="T2">.</text:span></text:p>
      <text:p text:style-name="P1"/>
      <text:h text:style-name="P5" text:outline-level="1"><text:bookmark-start text:name="sub_401"/><text:span text:style-name="T1">Буксировка планеров</text:span></text:h>
      <text:p text:style-name="P1"><text:bookmark-end text:name="sub_401"/></text:p>
      <text:p text:style-name="P1"><text:bookmark-start text:name="sub_132"/><text:span text:style-name="T2">3.132. Запрещается выполнять буксировку планера воздушного судна без соблюдения следующих условий:</text:span></text:p>
      <text:p text:style-name="P1"><text:bookmark-end text:name="sub_132"/><text:span text:style-name="T2">КВС, осуществляющего буксировку, имеет необходимую квалификацию;</text:span></text:p>
      <text:p text:style-name="P1"><text:span text:style-name="T2">воздушное судно, осуществляющее буксировку, оборудовано сцепным устройством, которое позволяет безопасно производить буксировку;</text:span></text:p>
      <text:p text:style-name="P1"><text:span text:style-name="T2">применяемый буксирный канат (трос) обладает прочностью на разрыв, составляющей не менее 80 процентов и не более 200 процентов от максимальной массы планера в снаряженном состоянии. Разрешается применять буксирный канат, который обладает прочностью на разрыв, превышающей максимальную массу планера в снаряженном состоянии более чем в два раза, если соблюдаются следующие условия:</text:span></text:p>
      <text:p text:style-name="P1"><text:bookmark-start text:name="sub_1321"/><text:span text:style-name="T2">а) на месте крепления буксирного каната к планеру установлена предохранительная серьга, которая обладает сопротивлением разрыву, составляющим не менее 80 процентов от максимальной массы планера в снаряженном состоянии и превышающим эту массу не более чем в два раза;</text:span></text:p>
      <text:p text:style-name="P1"><text:bookmark-end text:name="sub_1321"/><text:bookmark-start text:name="sub_1322"/><text:span text:style-name="T2">б) на месте крепления буксирного троса к воздушному судну, осуществляющему буксировку, установлена предохранительная серьга, которая обладает сопротивлением разрыву, превышающим, но не более чем на 25 процентов, сопротивление на разрыв предохранительной серьги, установленной на месте крепления буксирного каната к планеру, и превышающим максимальную массу планера в снаряженном состоянии не более чем в два раза.</text:span></text:p>
      <text:p text:style-name="P1"><text:bookmark-end text:name="sub_1322"/><text:bookmark-start text:name="sub_3133"/><text:span text:style-name="T2">3.133. До начала проведения буксировки в </text:span><text:a xlink:type="simple" xlink:href="#sub_208"><text:span text:style-name="T3">контролируемом воздушном пространстве</text:span></text:a><text:span text:style-name="T2"> КВС, осуществляющий буксировку, обязан сообщить о проведении буксировки органу ОВД.</text:span></text:p>
      <text:p text:style-name="P1"><text:bookmark-end text:name="sub_3133"/><text:span text:style-name="T2">До начала буксировки должна быть достигнута договоренность между пилотом воздушного судна, осуществляющего буксировку, и пилотом планера о порядке взаимодействия, включая сигналы взлета и отцепления, воздушную скорость и порядок действий в аварийной ситуации для каждого из пилотов.</text:span></text:p>
      <text:p text:style-name="P1"><text:bookmark-start text:name="sub_3134"/><text:span text:style-name="T2">3.134. КВС запрещается осуществлять намеренный сброс буксирного каната после отцепки планера, если это может создать опасность для жизни или имущества третьих лиц.</text:span></text:p>
      <text:p text:style-name="P1"><text:bookmark-end text:name="sub_3134"/></text:p>
      <text:h text:style-name="P5" text:outline-level="1"><text:bookmark-start text:name="sub_400"/><text:span text:style-name="T1">IV. Требования к подготовке и выполнению полетов воздушных судов авиации общего назначения, не относящихся к легким или сверхлегким</text:span></text:h>
      <text:p text:style-name="P1"><text:bookmark-end text:name="sub_400"/></text:p>
      <text:h text:style-name="P5" text:outline-level="1"><text:bookmark-start text:name="sub_133"/><text:span text:style-name="T1">Общие требования</text:span></text:h>
      <text:p text:style-name="P1"><text:bookmark-end text:name="sub_133"/></text:p>
      <text:p text:style-name="P1"><text:bookmark-start text:name="sub_41"/><text:span text:style-name="T2">4.1. Физические, юридические лица, выполняющие полеты в целях АОН на воздушных судах, не относящихся к легким или сверхлегким, выполняют требования, </text:span><text:soft-page-break/><text:span text:style-name="T2">установленные в настоящей главе и </text:span><text:a xlink:type="simple" xlink:href="#sub_100"><text:span text:style-name="T3">главах I</text:span></text:a><text:span text:style-name="T2">, </text:span><text:a xlink:type="simple" xlink:href="#sub_200"><text:span text:style-name="T3">II</text:span></text:a><text:span text:style-name="T2"> и </text:span><text:a xlink:type="simple" xlink:href="#sub_300"><text:span text:style-name="T3">III</text:span></text:a><text:span text:style-name="T2"> настоящих Правил.</text:span></text:p>
      <text:p text:style-name="P1"><text:bookmark-end text:name="sub_41"/><text:bookmark-start text:name="sub_42"/><text:span text:style-name="T2">4.2. Физическое, юридическое лицо Российской Федерации, организующее и выполняющее полеты воздушных судов, не относящихся к легким или сверхлегким, в целях АОН должно иметь свидетельство эксплуатанта, полученное в соответствии с Федеральными авиационными правилами "Эксплуатанты авиации общего назначения. Требования к эксплуатанту авиации общего назначения, процедуры регистрации и контроля деятельности эксплуатантов авиации общего назначения", утвержденными приказом Министерства транспорта Российской Федерации от 18 июня 2003 г. N 147</text:span><text:a xlink:type="simple" xlink:href="#sub_131313"><text:span text:style-name="T3">*(14)</text:span></text:a><text:span text:style-name="T2">.</text:span></text:p>
      <text:p text:style-name="P1"><text:bookmark-end text:name="sub_42"/><text:bookmark-start text:name="sub_43"/><text:span text:style-name="T2">4.3. Эксплуатант принимает меры к тому, чтобы его работники знали и исполняли законы, правила и процедуры государств, в воздушном пространстве которых выполняются полеты, а также государства регистрации воздушного судна и </text:span><text:a xlink:type="simple" xlink:href="#sub_190"><text:span text:style-name="T3">государства эксплуатанта</text:span></text:a><text:span text:style-name="T2">.</text:span></text:p>
      <text:p text:style-name="P1"><text:bookmark-end text:name="sub_43"/><text:bookmark-start text:name="sub_44"/><text:span text:style-name="T2">4.4. КВС обеспечивает подготовку и выполнение полетов. Эксплуатант описывает процедуры подготовки и выполнения полетов в </text:span><text:a xlink:type="simple" xlink:href="#sub_256"><text:span text:style-name="T3">РПП</text:span></text:a><text:span text:style-name="T2"> и определяет роли и обязанности персонала, связанного с исполнением указанных процедур.</text:span></text:p>
      <text:p text:style-name="P1"><text:bookmark-end text:name="sub_44"/><text:bookmark-start text:name="sub_45"/><text:span text:style-name="T2">4.5. Эксплуатант принимает меры к тому, чтобы КВС имел на борту воздушного судна информацию, касающуюся поисково-спасательных служб в районе, над которым будет пролетать воздушное судно.</text:span></text:p>
      <text:p text:style-name="P1"><text:bookmark-end text:name="sub_45"/></text:p>
      <text:p text:style-name="P1"><text:bookmark-start text:name="sub_46"/><text:span text:style-name="T2">4.6. Эксплуатант создает систему управления безопасностью полетов, которая соответствует объему и сложности выполняемых полетов, и обеспечивает ее функционирование.</text:span></text:p>
      <text:p text:style-name="P1"><text:bookmark-end text:name="sub_46"/><text:bookmark-start text:name="sub_47"/><text:span text:style-name="T2">4.7. Система управления безопасностью полетов должна включать:</text:span></text:p>
      <text:p text:style-name="P1"><text:bookmark-end text:name="sub_47"/><text:span text:style-name="T2">процессы определения фактических и потенциальных угроз для безопасности полетов и оценки соответствующих рисков;</text:span></text:p>
      <text:p text:style-name="P1"><text:span text:style-name="T2">процессы разработки и внедрения профилактических мероприятий, необходимых для поддержания приемлемого уровня безопасности полетов;</text:span></text:p>
      <text:p text:style-name="P1"><text:span text:style-name="T2">обеспечение постоянного контроля и регулярной оценки адекватности и эффективности мер по управлению безопасностью полетов.</text:span></text:p>
      <text:p text:style-name="P1"><text:bookmark-start text:name="sub_48"/><text:span text:style-name="T2">4.8. Эксплуатант принимает меры к тому, чтобы полет не начинался, если им не установлено, что располагаемые и непосредственно необходимые при таком полете для безопасной эксплуатации воздушного судна наземные и (или) водные средства, включая связное оборудование и навигационные средства, позволяют выполнить полет.</text:span></text:p>
      <text:p text:style-name="P1"><text:bookmark-end text:name="sub_48"/><text:bookmark-start text:name="sub_49"/><text:span text:style-name="T2">4.9. Эксплуатант утверждает РПП, содержащее инструкции и сведения, необходимые авиационному персоналу для выполнения порученных ему обязанностей.</text:span></text:p>
      <text:p text:style-name="P1"><text:bookmark-end text:name="sub_49"/></text:p>
      <text:p text:style-name="P1"><text:bookmark-start text:name="sub_410"/><text:span text:style-name="T2">4.10. </text:span><text:a xlink:type="simple" xlink:href="#sub_256"><text:span text:style-name="T3">РПП</text:span></text:a><text:span text:style-name="T2"> должно содержать следующие элементы:</text:span></text:p>
      <text:p text:style-name="P1"><text:bookmark-end text:name="sub_410"/><text:span text:style-name="T2">оглавление;</text:span></text:p>
      <text:p text:style-name="P1"><text:span text:style-name="T2">страницу учета поправок;</text:span></text:p>
      <text:p text:style-name="P1"><text:span text:style-name="T2">служебные обязанности, функции и субординацию руководящего и эксплуатационного персонала;</text:span></text:p>
      <text:p text:style-name="P1"><text:span text:style-name="T2">систему управления безопасностью полетов эксплуатанта;</text:span></text:p>
      <text:p text:style-name="P1"><text:span text:style-name="T2">систему руководства полетами;</text:span></text:p>
      <text:p text:style-name="P1"><text:span text:style-name="T2">правила в отношении минимального перечня исправного оборудования в случаях применения </text:span><text:a xlink:type="simple" xlink:href="#sub_240"><text:span text:style-name="T3">MEL</text:span></text:a><text:span text:style-name="T2">;</text:span></text:p>
      <text:p text:style-name="P1"><text:span text:style-name="T2">производство полетов в нормальных условиях;</text:span></text:p>
      <text:p text:style-name="P1"><text:span text:style-name="T2">стандартные эксплуатационные процедуры;</text:span></text:p>
      <text:p text:style-name="P1"><text:span text:style-name="T2">метеорологические ограничения;</text:span></text:p>
      <text:p text:style-name="P1"><text:soft-page-break/><text:span text:style-name="T2">ограничения полетного и рабочего времени;</text:span></text:p>
      <text:p text:style-name="P1"><text:span text:style-name="T2">чрезвычайные ситуации в полете;</text:span></text:p>
      <text:p text:style-name="P1"><text:span text:style-name="T2">процедуры анализа авиационных происшествий и инцидентов;</text:span></text:p>
      <text:p text:style-name="P1"><text:span text:style-name="T2">квалификацию и подготовку персонала;</text:span></text:p>
      <text:p text:style-name="P1"><text:span text:style-name="T2">ведение учетной документации;</text:span></text:p>
      <text:p text:style-name="P1"><text:span text:style-name="T2">описание системы управления техническим обслуживанием;</text:span></text:p>
      <text:p text:style-name="P1"><text:span text:style-name="T2">процедуры обеспечения авиационной безопасности (где применимо);</text:span></text:p>
      <text:p text:style-name="P1"><text:span text:style-name="T2">эксплуатационные ограничения летно-технических характеристик;</text:span></text:p>
      <text:p text:style-name="P1"><text:span text:style-name="T2">использование и защита записей полетных данных бортового и речевого самописцев, в случаях, когда применяются самописцы;</text:span></text:p>
      <text:p text:style-name="P1"><text:span text:style-name="T2">обработку опасных грузов, в случаях, когда перевозятся опасные грузы.</text:span></text:p>
      <text:p text:style-name="P1"><text:bookmark-start text:name="sub_411"/><text:span text:style-name="T2">4.11. Карты контрольных проверок применяются летными экипажами воздушного судна до, во время и после всех этапов полета, а также в аварийных ситуациях для того, чтобы обеспечить соблюдение эксплуатационных правил, содержащихся в </text:span><text:a xlink:type="simple" xlink:href="#sub_255"><text:span text:style-name="T3">РЛЭ</text:span></text:a><text:span text:style-name="T2">, а также в </text:span><text:a xlink:type="simple" xlink:href="#sub_256"><text:span text:style-name="T3">РПП</text:span></text:a><text:span text:style-name="T2">.</text:span></text:p>
      <text:p text:style-name="P1"><text:bookmark-end text:name="sub_411"/><text:span text:style-name="T2">При разработке карт контрольных проверок эксплуатантом учитывается человеческий фактор.</text:span></text:p>
      <text:p text:style-name="P1"><text:bookmark-start text:name="sub_412"/><text:span text:style-name="T2">4.12. Эксплуатант определяет для полетов по ППП метод установления абсолютных высот пролета местности в соответствии с требованиями государства, в котором совершается полет.</text:span></text:p>
      <text:p text:style-name="P1"><text:bookmark-end text:name="sub_412"/><text:bookmark-start text:name="sub_413"/><text:span text:style-name="T2">4.13. Эксплуатант обеспечивает, чтобы КВС не выполнял полет на аэродром или с аэродрома, используя эксплуатационные минимумы меньше, чем установлены для данного аэродрома уполномоченным органом государства, в котором он расположен.</text:span></text:p>
      <text:p text:style-name="P1"><text:bookmark-end text:name="sub_413"/><text:bookmark-start text:name="sub_414"/><text:span text:style-name="T2">4.14. Эксплуатант ведет контроль утомляемости авиационного персонала, занимающегося летной эксплуатацией и техническим обслуживанием воздушного судна, для исключения возможности выполнения персоналом своих обязанностей в состоянии утомления. Программа контроля определяет полетное и рабочее время и включается в РПП.</text:span></text:p>
      <text:p text:style-name="P1"><text:bookmark-end text:name="sub_414"/></text:p>
      <text:h text:style-name="P5" text:outline-level="1"><text:bookmark-start text:name="sub_134"/><text:span text:style-name="T1">Подготовка к полетам</text:span></text:h>
      <text:p text:style-name="P1"><text:bookmark-end text:name="sub_134"/></text:p>
      <text:p text:style-name="P1"><text:bookmark-start text:name="sub_415"/><text:span text:style-name="T2">4.15. Эксплуатант реализует в </text:span><text:a xlink:type="simple" xlink:href="#sub_256"><text:span text:style-name="T3">РПП</text:span></text:a><text:span text:style-name="T2"> процедуры для обеспечения начала полета только в том случае, если КВС удостоверится, что:</text:span></text:p>
      <text:p text:style-name="P1"><text:bookmark-end text:name="sub_415"/><text:span text:style-name="T2">выполнены требования </text:span><text:a xlink:type="simple" xlink:href="#sub_27"><text:span text:style-name="T3">пунктов 2.7-2.28</text:span></text:a><text:span text:style-name="T2"> настоящих Правил;</text:span></text:p>
      <text:p text:style-name="P1"><text:span text:style-name="T2">воздушное судно является годным к полетам, зарегистрировано и на борту находятся документы, указанные в </text:span><text:a xlink:type="simple" xlink:href="#sub_419"><text:span text:style-name="T3">пункте 4.19</text:span></text:a><text:span text:style-name="T2"> настоящих Правил;</text:span></text:p>
      <text:p text:style-name="P1"><text:span text:style-name="T2">масса воздушного судна и расположение центра тяжести позволяют безопасно выполнять полет с учетом ожидаемых условий полета;</text:span></text:p>
      <text:p text:style-name="P1"><text:span text:style-name="T2">летно-технические характеристики воздушного судна соответствуют ожидаемым условиям на используемых маршрутах и аэродромах;</text:span></text:p>
      <text:p text:style-name="P1"><text:span text:style-name="T2">любой имеющийся на борту груз должным образом распределен и надежно закреплен;</text:span></text:p>
      <text:p text:style-name="P1"><text:span text:style-name="T2">при осуществлении авиационных работ выполнены правила, установленные в </text:span><text:a xlink:type="simple" xlink:href="#sub_600"><text:span text:style-name="T3">главах VI</text:span></text:a><text:span text:style-name="T2"> и </text:span><text:a xlink:type="simple" xlink:href="#sub_700"><text:span text:style-name="T3">VII</text:span></text:a><text:span text:style-name="T2"> настоящих Правил для конкретного вида работ.</text:span></text:p>
      <text:p text:style-name="P1"><text:span text:style-name="T2">Эксплуатант определяет процедуры подготовки к полетам, обеспечивающие безопасное выполнение полета на основе учета летно-технических характеристик воздушного судна, других эксплуатационных ограничений и соответствующих ожидаемых условий на используемых маршрутах и аэродромах.</text:span></text:p>
      <text:p text:style-name="P1"><text:soft-page-break/><text:span text:style-name="T2">Указанные процедуры включаются в РПП.</text:span></text:p>
      <text:p text:style-name="P1"><text:bookmark-start text:name="sub_416"/><text:span text:style-name="T2">4.16. Дополнительно к требованиям </text:span><text:a xlink:type="simple" xlink:href="#sub_29"><text:span text:style-name="T3">пункта 2.9</text:span></text:a><text:span text:style-name="T2"> настоящих Правил эксплуатант обеспечивает выполнение следующих требований:</text:span></text:p>
      <text:p text:style-name="P1"><text:bookmark-end text:name="sub_416"/><text:bookmark-start text:name="sub_4161"/><text:span text:style-name="T2">а) </text:span><text:a xlink:type="simple" xlink:href="#sub_194"><text:span text:style-name="T3">запасной аэродром при взлете</text:span></text:a><text:span text:style-name="T2"> выбирается и указывается в плане полета в тех случаях, когда метеорологические условия на аэродроме вылета соответствуют эксплуатационному минимуму аэродрома для посадки, который может быть применен, или ниже их, или не представляется возможным вернуться на аэродром вылета по другим причинам;</text:span></text:p>
      <text:p text:style-name="P1"><text:bookmark-end text:name="sub_4161"/><text:bookmark-start text:name="sub_4162"/><text:span text:style-name="T2">б) запасной аэродром при взлете располагается в пределах следующего расстояния от аэродрома вылета:</text:span></text:p>
      <text:p text:style-name="P1"><text:bookmark-end text:name="sub_4162"/><text:span text:style-name="T2">для самолетов с двумя силовыми установками - не дальше расстояния, эквивалентного одному часу полета на крейсерской скорости с одним двигателем;</text:span></text:p>
      <text:p text:style-name="P1"><text:span text:style-name="T2">для самолетов с тремя или более силовыми установками - не дальше расстояния, эквивалентного двум часам полета на крейсерской скорости с одним неработающим двигателем;</text:span></text:p>
      <text:p text:style-name="P1"><text:bookmark-start text:name="sub_4163"/><text:span text:style-name="T2">в) имеющаяся информация об аэродроме, который должен быть выбран в качестве запасного аэродрома при взлете, указывает на то, что метеорологические условия на нем будут к расчетному времени прилета отвечать соответствующему для этого полета эксплуатационному минимуму этого аэродрома для посадки или превышать его.</text:span></text:p>
      <text:p text:style-name="P1"><text:bookmark-end text:name="sub_4163"/></text:p>
      <text:h text:style-name="P5" text:outline-level="1"><text:bookmark-start text:name="sub_135"/><text:span text:style-name="T1">Учет ограничений летно-технических характеристик</text:span></text:h>
      <text:p text:style-name="P1"><text:bookmark-end text:name="sub_135"/></text:p>
      <text:p text:style-name="P1"><text:bookmark-start text:name="sub_417"/><text:span text:style-name="T2">4.17. Полет начинается только в том случае, когда летно-технические характеристики воздушного судна, приведенные в </text:span><text:a xlink:type="simple" xlink:href="#sub_255"><text:span text:style-name="T3">РЛЭ</text:span></text:a><text:span text:style-name="T2">, позволяют выполнить в предстоящем полете следующие требования:</text:span></text:p>
      <text:p text:style-name="P1"><text:bookmark-end text:name="sub_417"/><text:bookmark-start text:name="sub_41701"/><text:span text:style-name="T2">а) масса воздушного судна в начале взлета не превышает массы, позволяющей выполнить требования </text:span><text:a xlink:type="simple" xlink:href="#sub_4171"><text:span text:style-name="T3">пункта 4.17.1</text:span></text:a><text:span text:style-name="T2">, или массы, указанной в </text:span><text:a xlink:type="simple" xlink:href="#sub_4172"><text:span text:style-name="T3">подпунктах 4.17.2</text:span></text:a><text:span text:style-name="T2"> и </text:span><text:a xlink:type="simple" xlink:href="#sub_4173"><text:span text:style-name="T3">4.17.3</text:span></text:a><text:span text:style-name="T2">, с учетом предполагаемого уменьшения массы в ходе полета и слива топлива по причинам, предусмотренным в подпунктах 4.17.2 и 4.17.3, а в отношении запасных аэродромов - </text:span><text:a xlink:type="simple" xlink:href="#sub_41703"><text:span text:style-name="T3">подпункте "в"</text:span></text:a><text:span text:style-name="T2"> настоящего пункта и пункте 4.17.3 настоящих Правил;</text:span></text:p>
      <text:p text:style-name="P1"><text:bookmark-end text:name="sub_41701"/><text:bookmark-start text:name="sub_41702"/><text:span text:style-name="T2">б) масса воздушного судна в начале взлета не превышает максимальную взлетную массу, указанную в РЛЭ для </text:span><text:a xlink:type="simple" xlink:href="#sub_179"><text:span text:style-name="T3">барометрической высоты</text:span></text:a><text:span text:style-name="T2">, соответствующей превышению аэродрома, а также для любых других местных атмосферных условий, если они используются в качестве параметра для определения максимальной взлетной массы;</text:span></text:p>
      <text:p text:style-name="P1"><text:bookmark-end text:name="sub_41702"/><text:bookmark-start text:name="sub_41703"/><text:span text:style-name="T2">в) расчетная масса воздушного судна к расчетному времени приземления на аэродроме намеченной посадки и на любом запасном аэродроме пункта назначения не превышает максимальную посадочную массу, указанную в </text:span><text:a xlink:type="simple" xlink:href="#sub_255"><text:span text:style-name="T3">РЛЭ</text:span></text:a><text:span text:style-name="T2"> для барометрической высоты, соответствующей превышению этих аэродромов, а также для других местных атмосферных условий, если они используются в качестве параметра для определения максимальной посадочной массы.</text:span></text:p>
      <text:p text:style-name="P1"><text:bookmark-end text:name="sub_41703"/><text:bookmark-start text:name="sub_4171"/><text:span text:style-name="T2">4.17.1. Летно-технические характеристики самолета позволяют в случае отказа двигателя в любой точке взлета либо прекратить взлет и остановиться в пределах располагаемой дистанции прерванного взлета или располагаемой ВПП, либо продолжать взлет и пролететь все препятствия вдоль траектории полета с достаточным запасом до тех пор, пока самолет не будет в состоянии выполнить требования, содержащиеся в </text:span><text:a xlink:type="simple" xlink:href="#sub_4172"><text:span text:style-name="T3">пункте 4.17.2</text:span></text:a><text:span text:style-name="T2"> настоящих Правил.</text:span></text:p>
      <text:p text:style-name="P1"><text:bookmark-end text:name="sub_4171"/><text:soft-page-break/><text:span text:style-name="T2">При определении располагаемой длины ВПП учитывается возможное ее уменьшение в связи с необходимостью выведения самолета на осевую линию перед взлетом.</text:span></text:p>
      <text:p text:style-name="P1"><text:bookmark-start text:name="sub_4172"/><text:span text:style-name="T2">4.17.2. Летно-технические характеристики самолета позволяют в случае отказа двигателя в любой точке на маршруте или запланированных на случай отклонения от него запасных маршрутах продолжать полет до аэродрома, где могут быть выполнены требования, содержащиеся в </text:span><text:a xlink:type="simple" xlink:href="#sub_4173"><text:span text:style-name="T3">пункте 4.17.3</text:span></text:a><text:span text:style-name="T2"> настоящих Правил, не снижаясь до высоты меньшей, чем минимальная абсолютная высота пролета препятствий.</text:span></text:p>
      <text:p text:style-name="P1"><text:bookmark-end text:name="sub_4172"/><text:bookmark-start text:name="sub_4173"/><text:span text:style-name="T2">4.17.3. Летно-технические характеристики самолета позволяют приземлиться на аэродроме намеченной посадки или любом запасном аэродроме после пролета всех препятствий вдоль траектории захода на посадку с минимальным для обеспечения безопасности запасом высоты и с гарантией того, что он может остановиться или, если речь идет о гидросамолете, достигнуть достаточно низкой скорости в пределах располагаемой посадочной дистанции.</text:span></text:p>
      <text:p text:style-name="P1"><text:bookmark-end text:name="sub_4173"/><text:bookmark-start text:name="sub_418"/><text:span text:style-name="T2">4.18. При выполнении требований </text:span><text:a xlink:type="simple" xlink:href="#sub_417"><text:span text:style-name="T3">пункта 4.17</text:span></text:a><text:span text:style-name="T2"> настоящих Правил следует учитывать факторы, значительно влияющие на летно-технические характеристики воздушного судна: масса, барометрическая высота, соответствующая превышению аэродрома, температура, градиент уклона ВПП и состояние ВПП (наличие слякоти, воды, льда для сухопутных самолетов и состояние водной поверхности для гидросамолетов и т.п.).</text:span></text:p>
      <text:p text:style-name="P1"><text:bookmark-end text:name="sub_418"/></text:p>
      <text:h text:style-name="P5" text:outline-level="1"><text:bookmark-start text:name="sub_136"/><text:span text:style-name="T1">Дополнительные судовые документы и бортовое оборудование</text:span></text:h>
      <text:p text:style-name="P1"><text:bookmark-end text:name="sub_136"/></text:p>
      <text:p text:style-name="P1"><text:bookmark-start text:name="sub_419"/><text:span text:style-name="T2">4.19. В дополнение к положениям </text:span><text:a xlink:type="simple" xlink:href="#sub_220"><text:span text:style-name="T3">пункта 2.20</text:span></text:a><text:span text:style-name="T2"> настоящих Правил воздушное судно имеет на борту РПП или его части, относящиеся к выполнению конкретного полета, и карты контрольных проверок.</text:span></text:p>
      <text:p text:style-name="P1"><text:bookmark-end text:name="sub_419"/></text:p>
      <text:p text:style-name="P4"><text:bookmark-start text:name="sub_420"/><text:span text:style-name="T5">4.20. В дополнение к требованиям </text:span><text:a xlink:type="simple" xlink:href="#sub_218"><text:span text:style-name="T3">пункта 2.18</text:span></text:a><text:span text:style-name="T5"> настоящих Правил:</text:span></text:p>
      <text:p text:style-name="P4"><text:bookmark-end text:name="sub_420"/><text:span text:style-name="T5">воздушные суда с газотурбинными двигателями, максимальная взлетная масса которых превышает 15 000 кг или на борту которых разрешен провоз более 30 человек, должны быть оборудованы БСПС (TCAS);</text:span></text:p>
      <text:p text:style-name="P4"><text:span text:style-name="T5">самолеты с газотурбинными двигателями, максимальная взлетная масса которых превышает 5700 кг или на борту которых разрешен провоз более 9 человек, должны быть оборудованы системой предупреждения о близости земли, имеющей функцию оценки рельефа местности в направлении полета (далее - GPWS), выполняющей функции установленные в </text:span><text:a xlink:type="simple" xlink:href="#sub_576"><text:span text:style-name="T3">пункте 5.76</text:span></text:a><text:span text:style-name="T5"> настоящих Правил.</text:span></text:p>
      <text:p text:style-name="P1"/>
      <text:h text:style-name="P5" text:outline-level="1"><text:bookmark-start text:name="sub_137"/><text:span text:style-name="T1">Электронные навигационные данные</text:span></text:h>
      <text:p text:style-name="P1"><text:bookmark-end text:name="sub_137"/></text:p>
      <text:p text:style-name="P1"><text:bookmark-start text:name="sub_421"/><text:span text:style-name="T2">4.21. Эксплуатант воздушного судна не использует программные продукты с электронными навигационными данными, обработанными для применения на борту воздушного судна и на земле, если не введены процедуры эксплуатанта, обеспечивающие целостность и актуальность этих данных и соответствие указанных продуктов функциям оборудования, которое будет их использовать.</text:span></text:p>
      <text:p text:style-name="P1"><text:bookmark-end text:name="sub_421"/><text:span text:style-name="T2">Эксплуатант внедряет процедуры, обеспечивающие своевременное распространение и введение текущих и неизменных электронных навигационных данных для всех его воздушных судов, которым такие данные требуются.</text:span></text:p>
      <text:p text:style-name="P1"/>
      <text:h text:style-name="P5" text:outline-level="1"><text:bookmark-start text:name="sub_138"/><text:soft-page-break/><text:span text:style-name="T1">Допуск экипажа ВС к полету</text:span></text:h>
      <text:p text:style-name="P1"><text:bookmark-end text:name="sub_138"/></text:p>
      <text:p text:style-name="P1"><text:bookmark-start text:name="sub_422"/><text:span text:style-name="T2">4.22. На каждый полет эксплуатант назначает пилота, исполняющего обязанности КВС.</text:span></text:p>
      <text:p text:style-name="P1"><text:bookmark-end text:name="sub_422"/><text:bookmark-start text:name="sub_423"/><text:span text:style-name="T2">4.23. Эксплуатант в зависимости от типа воздушного судна определяет функции всех членов летного экипажа воздушного судна, которые они должны выполнять в обычной и аварийной обстановке, а также в ситуации, требующей аварийной эвакуации людей.</text:span></text:p>
      <text:p text:style-name="P1"><text:bookmark-end text:name="sub_423"/><text:span text:style-name="T2">Эксплуатант устанавливает и осуществляет программу подготовки экипажа воздушного судна, которая предназначена для приобретения и поддержания необходимой квалификации летного экипажа, включая навыки, касающиеся функциональных возможностей человека, а также обучение методам и правилам пользования аварийно-спасательным оборудованием, которое должно находиться на борту, и тренировки по аварийной эвакуации людей с борта воздушного судна.</text:span></text:p>
      <text:p text:style-name="P1"><text:span text:style-name="T2">Эксплуатант не допускает членов экипажа к полетам, не выполнивших указанные программы.</text:span></text:p>
      <text:p text:style-name="P1"><text:bookmark-start text:name="sub_424"/><text:span text:style-name="T2">4.24. Программы наземной и летной подготовки разрабатываются и утверждаются либо в виде собственных программ либо, при содействии учебного учреждения, в виде программы такого заведения. В РПП эксплуатанта включаются указанные программы или дается на них ссылка. Программа подготовки должна включать обучение навыкам по использованию всего установленного оборудования.</text:span></text:p>
      <text:p text:style-name="P1"><text:bookmark-end text:name="sub_424"/><text:bookmark-start text:name="sub_425"/><text:span text:style-name="T2">4.25. Эксплуатант не поручает пилоту исполнять обязанность КВС, если в течение 90 предшествующих дней этот пилот не выполнил три взлета и посадки на воздушном судне того же типа или на летном тренажере, допущенном уполномоченным органом в области гражданской авиации для этой цели.</text:span></text:p>
      <text:p text:style-name="P1"><text:bookmark-end text:name="sub_425"/><text:bookmark-start text:name="sub_426"/><text:span text:style-name="T2">4.26. Эксплуатант не поручает второму пилоту осуществлять пилотирование воздушного судна при выполнении взлета и посадки с людьми на борту, если в течение 90 предшествующих дней этот пилот не выполнил взлета и посадки на самолете того же типа или на летном тренажере, допущенном уполномоченным органом в области гражданской авиации для этой цели.</text:span></text:p>
      <text:p text:style-name="P1"><text:bookmark-end text:name="sub_426"/><text:bookmark-start text:name="sub_427"/><text:span text:style-name="T2">4.27. Эксплуатант удостоверятся в том, что члены летного экипажа воздушного судна обладают необходимой квалификацией для исполнения порученных служебных обязанностей.</text:span></text:p>
      <text:p text:style-name="P1"><text:bookmark-end text:name="sub_427"/><text:span text:style-name="T2">Эксплуатант обеспечивает ежегодное проведение проверок техники пилотирования и умения пилотов действовать в аварийной обстановке, выявляющих фактическую подготовленность пилотов выполнять полеты на воздушном судне каждого типа и модификации. Эксплуатант обеспечивает выполнение указанных проверок назначенным им пилотом.</text:span></text:p>
      <text:p text:style-name="P1"><text:bookmark-start text:name="sub_428"/><text:span text:style-name="T2">4.28. Количество членов кабинного экипажа воздушного судна для каждого типа воздушного судна определяется эксплуатантом исходя из пассажировместимости или числа перевозимых лиц, для обеспечения безопасной и быстрой эвакуации людей, а также выполнения необходимых функций в аварийной обстановке или в ситуации, требующей аварийной эвакуации, но не менее установленного в </text:span><text:a xlink:type="simple" xlink:href="#sub_255"><text:span text:style-name="T3">РЛЭ</text:span></text:a><text:span text:style-name="T2">.</text:span></text:p>
      <text:p text:style-name="P1"><text:bookmark-end text:name="sub_428"/></text:p>
      <text:h text:style-name="P5" text:outline-level="1"><text:bookmark-start text:name="sub_500"/><text:span text:style-name="T1">V. Правила подготовки и выполнения полетов при осуществлении коммерческих воздушных перевозок</text:span></text:h>
      <text:p text:style-name="P1"><text:bookmark-end text:name="sub_500"/></text:p>
      <text:h text:style-name="P5" text:outline-level="1"><text:bookmark-start text:name="sub_139"/><text:soft-page-break/><text:span text:style-name="T1">Общие требования</text:span></text:h>
      <text:p text:style-name="P1"><text:bookmark-end text:name="sub_139"/></text:p>
      <text:p text:style-name="P1"><text:bookmark-start text:name="sub_51"/><text:span text:style-name="T2">5.1. Физические, юридические лица, осуществляющие коммерческие воздушные перевозки, выполняют требования, установленные в настоящей главе и </text:span><text:a xlink:type="simple" xlink:href="#sub_100"><text:span text:style-name="T3">главах I</text:span></text:a><text:span text:style-name="T2">, </text:span><text:a xlink:type="simple" xlink:href="#sub_200"><text:span text:style-name="T3">II</text:span></text:a><text:span text:style-name="T2"> и </text:span><text:a xlink:type="simple" xlink:href="#sub_300"><text:span text:style-name="T3">III</text:span></text:a><text:span text:style-name="T2">.</text:span></text:p>
      <text:p text:style-name="P1"><text:bookmark-end text:name="sub_51"/><text:bookmark-start text:name="sub_52"/><text:span text:style-name="T2">5.2. Эксплуатант обеспечивает, чтобы все члены экипажа воздушного судна были ознакомлены с законами, правилами и процедурами, касающимися их обязанностей и применимыми к районам пролета воздушного судна, используемым аэродромам и соответствующим аэронавигационным средствам.</text:span></text:p>
      <text:p text:style-name="P1"><text:bookmark-end text:name="sub_52"/><text:bookmark-start text:name="sub_53"/><text:span text:style-name="T2">5.3. Принятие решений о начале, продолжении полета, отклонении от плана полета и (или) прекращении полета возлагается на КВС в порядке, установленном в РПП, с учетом информации, предоставленной сотрудником по обеспечению полетов (полетным диспетчером), в том случае, если утвержденным эксплуатантом методом контроля и наблюдения за выполнением полетов предусматривается привлечение сотрудника по обеспечению полетов (полетного диспетчера).</text:span></text:p>
      <text:p text:style-name="P1"><text:bookmark-end text:name="sub_53"/><text:bookmark-start text:name="sub_54"/><text:span text:style-name="T2">5.4. Эксплуатант принимает меры к тому, чтобы КВС имел на борту самолета всю необходимую информацию, касающуюся поисково-спасательных служб в районе, над которым будет пролетать воздушное судно.</text:span></text:p>
      <text:p text:style-name="P1"><text:bookmark-end text:name="sub_54"/></text:p>
      <text:p text:style-name="P1"><text:bookmark-start text:name="sub_55"/><text:span text:style-name="T2">5.5. Эксплуатант вводит систему управления безопасностью полетов, которая:</text:span></text:p>
      <text:p text:style-name="P1"><text:bookmark-end text:name="sub_55"/><text:span text:style-name="T2">включает процессы определения фактических и потенциальных угроз для безопасности полетов и оценки соответствующих рисков;</text:span></text:p>
      <text:p text:style-name="P1"><text:span text:style-name="T2">обеспечивает принятие корректирующих действий, необходимых для выдерживания показателей безопасности полетов;</text:span></text:p>
      <text:p text:style-name="P1"><text:span text:style-name="T2">обеспечивает проведение постоянного мониторинга и регулярной оценки показателей безопасности полетов;</text:span></text:p>
      <text:p text:style-name="P1"><text:span text:style-name="T2">обеспечивает постоянное улучшение обязательных показателей работы системы управления безопасностью полетов.</text:span></text:p>
      <text:p text:style-name="P1"><text:bookmark-start text:name="sub_56"/><text:span text:style-name="T2">5.6. В рамках системы управления безопасностью полетов определяется структура функций в вопросах обеспечения безопасности полетов эксплуатанта, в том числе и функции руководителей эксплуатанта по обеспечению безопасности полетов.</text:span></text:p>
      <text:p text:style-name="P1"><text:bookmark-end text:name="sub_56"/><text:bookmark-start text:name="sub_57"/><text:span text:style-name="T2">5.7. Эксплуатант воздушного судна с максимальной взлетной массой более 27 000 кг утверждает и выполняет программу анализа полетных данных в качестве составной части его системы управления безопасностью полетов.</text:span></text:p>
      <text:p text:style-name="P1"><text:bookmark-end text:name="sub_57"/><text:span text:style-name="T2">При проведении квалификационных проверок пилотов эксплуатант направляет данные средств объективного контроля в уполномоченный орган, на который возложены функции по выдаче сертификатов (свидетельств) авиационного персонала гражданской авиации, а также в установленных случаях их приостановление, ограничение действия и аннулирование.</text:span></text:p>
      <text:p text:style-name="P1"><text:span text:style-name="T2">Программа анализа полетных данных обеспечивает защиту источника таких данных.</text:span></text:p>
      <text:p text:style-name="P1"><text:bookmark-start text:name="sub_58"/><text:span text:style-name="T2">5.8. В рамках системы управления безопасностью полетов эксплуатант создает систему документации по безопасности полетов, предназначенную для исполнения персоналом эксплуатанта.</text:span></text:p>
      <text:p text:style-name="P1"><text:bookmark-end text:name="sub_58"/><text:bookmark-start text:name="sub_59"/><text:span text:style-name="T2">5.9. Эксплуатант устанавливает процедуры, обеспечивающие выполнение следующих условий:</text:span></text:p>
      <text:p text:style-name="P1"><text:bookmark-end text:name="sub_59"/><text:span text:style-name="T2">полет не начинался, пока эксплуатант на основании полученных им данных не удостоверился в том, что имеющиеся наземные и (или) водные средства, которые непосредственно требуются для такого полета, для безопасной эксплуатации воздушного судна и защиты людей на борту, соответствуют условиям, в которых </text:span><text:soft-page-break/><text:span text:style-name="T2">должен выполняться полет, и что они правильно используются для этой цели;</text:span></text:p>
      <text:p text:style-name="P1"><text:span text:style-name="T2">о любых неполадках в работе средств обеспечения полетов, замеченных во время полетов, без излишней задержки сообщалось в организации, обслуживающие указанные средства.</text:span></text:p>
      <text:p text:style-name="P1"><text:bookmark-start text:name="sub_510"/><text:span text:style-name="T2">5.10. Эксплуатант обеспечивает наличие </text:span><text:a xlink:type="simple" xlink:href="#sub_256"><text:span text:style-name="T3">РПП</text:span></text:a><text:span text:style-name="T2"> и его применение авиационным персоналом, занимающимся вопросами обеспечения, подготовки и выполнения полетов.</text:span></text:p>
      <text:p text:style-name="P1"><text:bookmark-end text:name="sub_510"/><text:bookmark-start text:name="sub_511"/><text:span text:style-name="T2">5.11. При внесении изменений в РПП о них сообщается всему авиационному персоналу, которому надлежит пользоваться РПП, и в уполномоченный орган в области гражданской авиации, на который возложены функции по обязательной сертификации юридических, физических лиц, осуществляющих и (или) обеспечивающих коммерческие воздушные перевозки.</text:span></text:p>
      <text:p text:style-name="P1"><text:bookmark-end text:name="sub_511"/></text:p>
      <text:p text:style-name="P1"><text:bookmark-start text:name="sub_512"/><text:span text:style-name="T2">5.12. </text:span><text:a xlink:type="simple" xlink:href="#sub_256"><text:span text:style-name="T3">РПП</text:span></text:a><text:span text:style-name="T2"> должно содержать сведения:</text:span></text:p>
      <text:p text:style-name="P1"><text:bookmark-end text:name="sub_512"/><text:bookmark-start text:name="sub_5121"/><text:span text:style-name="T2">а) Часть А "Общие положения":</text:span></text:p>
      <text:p text:style-name="P1"><text:bookmark-end text:name="sub_5121"/><text:span text:style-name="T2">инструкции с общим изложением обязанностей авиационного персонала, имеющего отношение к выполнению полетов;</text:span></text:p>
      <text:p text:style-name="P1"><text:span text:style-name="T2">системы нормативов полетного и рабочего времени и времени отдыха членов летного и кабинного экипажей воздушного судна в соответствии с </text:span><text:a xlink:type="simple" xlink:href="#sub_523"><text:span text:style-name="T3">пунктом 5.23</text:span></text:a><text:span text:style-name="T2"> настоящих Правил;</text:span></text:p>
      <text:p text:style-name="P1"><text:span text:style-name="T2">перечень навигационного оборудования, которое должно находиться на борту, включая оборудование, необходимое для выполнения полетов в воздушном пространстве, в котором предписано использовать основанную на характеристиках навигацию;</text:span></text:p>
      <text:p text:style-name="P1"><text:span text:style-name="T2">для полетов по правилам </text:span><text:a xlink:type="simple" xlink:href="#sub_247"><text:span text:style-name="T3">ETOPS</text:span></text:a><text:span text:style-name="T2"> - подлежащие использованию правила навигации, процедуры при отказе двигателя при выполнении полетов с применением правил ETOPS, а также назначение и использование запасных аэродромов;</text:span></text:p>
      <text:p text:style-name="P1"><text:span text:style-name="T2">обстоятельства, при которых необходимо экипажу воздушного судна прослушивать радиочастоты;</text:span></text:p>
      <text:p text:style-name="P1"><text:span text:style-name="T2">метод определения минимальных абсолютных высот полета в соответствии с </text:span><text:a xlink:type="simple" xlink:href="#sub_518"><text:span text:style-name="T3">пунктом 5.18</text:span></text:a><text:span text:style-name="T2"> настоящих Правил;</text:span></text:p>
      <text:p text:style-name="P1"><text:span text:style-name="T2">методы определения </text:span><text:a xlink:type="simple" xlink:href="#sub_264"><text:span text:style-name="T3">эксплуатационных минимумов</text:span></text:a><text:span text:style-name="T2"> аэродромов;</text:span></text:p>
      <text:p text:style-name="P1"><text:span text:style-name="T2">меры предосторожности, принимаемые во время заправки топливом с пассажирами на борту;</text:span></text:p>
      <text:p text:style-name="P1"><text:span text:style-name="T2">организация и процедуры наземного обслуживания;</text:span></text:p>
      <text:p text:style-name="P1"><text:span text:style-name="T2">порядок действий КВС, ставших свидетелями авиационного происшествия;</text:span></text:p>
      <text:p text:style-name="P1"><text:span text:style-name="T2">состав летного экипажа воздушного судна для каждого типа выполняемого полета, в том числе порядок преемственности полномочий членов экипажа воздушного судна;</text:span></text:p>
      <text:p text:style-name="P1"><text:span text:style-name="T2">точные инструкции по расчету количества топлива и масла, которое необходимо иметь в баках, учитывая все условия полета, в том числе возможность разгерметизации и отказа на маршруте одного или нескольких двигателей;</text:span></text:p>
      <text:p text:style-name="P1"><text:span text:style-name="T2">условия, в которых применяется кислород, и запас кислорода, определяемый в соответствии с </text:span><text:a xlink:type="simple" xlink:href="#sub_213"><text:span text:style-name="T3">пунктом 2.13</text:span></text:a><text:span text:style-name="T2"> настоящих Правил;</text:span></text:p>
      <text:p text:style-name="P1"><text:span text:style-name="T2">инструкции по контролю за массой и центровкой воздушного судна;</text:span></text:p>
      <text:p text:style-name="P1"><text:span text:style-name="T2">инструкции по устранению (предупреждению) обледенения и контролю за выполнением этих операций;</text:span></text:p>
      <text:p text:style-name="P1"><text:span text:style-name="T2">технические требования к </text:span><text:a xlink:type="simple" xlink:href="#sub_253"><text:span text:style-name="T3">рабочему плану полета</text:span></text:a><text:span text:style-name="T2">;</text:span></text:p>
      <text:p text:style-name="P1"><text:span text:style-name="T2">действия экипажа воздушного судна в обычной ситуации для каждого этапа </text:span><text:soft-page-break/><text:span text:style-name="T2">полета;</text:span></text:p>
      <text:p text:style-name="P1"><text:span text:style-name="T2">указания по использованию обычных карт контрольных проверок и времени их использования;</text:span></text:p>
      <text:p text:style-name="P1"><text:span text:style-name="T2">правила вылета в непредвиденных обстоятельствах;</text:span></text:p>
      <text:p text:style-name="P1"><text:span text:style-name="T2">указания по обеспечению информации об абсолютной высоте и сообщению об абсолютной высоте автоматическими средствами или членами летного экипажа воздушного судна;</text:span></text:p>
      <text:p text:style-name="P1"><text:span text:style-name="T2">указания по использованию автопилотов и автоматов тяги в приборных метеорологических условиях;</text:span></text:p>
      <text:p text:style-name="P1"><text:span text:style-name="T2">указания по взаимодействию с органами ОВД;</text:span></text:p>
      <text:p text:style-name="P1"><text:span text:style-name="T2">инструктаж относительно вылета и захода на посадку;</text:span></text:p>
      <text:p text:style-name="P1"><text:span text:style-name="T2">процедуры ознакомления с районами, маршрутами и аэродромами;</text:span></text:p>
      <text:p text:style-name="P1"><text:span text:style-name="T2">процедура стабилизированного захода на посадку;</text:span></text:p>
      <text:p text:style-name="P1"><text:span text:style-name="T2">ограничение высоких скоростей снижения вблизи поверхности;</text:span></text:p>
      <text:p text:style-name="P1"><text:span text:style-name="T2">необходимые условия для начала или продолжения захода на посадку по приборам;</text:span></text:p>
      <text:p text:style-name="P1"><text:bookmark-start text:name="sub_51229"/><text:span text:style-name="T2">указания по выполнению заходов по схемам точного и неточного заходов на посадку по приборам;</text:span></text:p>
      <text:p text:style-name="P1"><text:bookmark-end text:name="sub_51229"/><text:span text:style-name="T2">распределение обязанностей среди членов летного экипажа воздушного судна и процедуры регулирования рабочей нагрузки на экипаж воздушного судна при выполнении захода на посадку и посадки по приборам в ночное время и приборных метеорологических условиях;</text:span></text:p>
      <text:p text:style-name="P1"><text:span text:style-name="T2">инструкции и требования по обучению методам предотвращения столкновения исправного воздушного судна с землей, а также принципы использования системы предупреждения о близости земли;</text:span></text:p>
      <text:p text:style-name="P1"><text:span text:style-name="T2">принципы, инструкции, правила и требования к обучению методам предупреждения столкновений и использования БСПС;</text:span></text:p>
      <text:p text:style-name="P1"><text:span text:style-name="T2">порядок действий КВС перехватываемых воздушных судов;</text:span></text:p>
      <text:p text:style-name="P1"><text:span text:style-name="T2">визуальные сигналы для использования перехватывающими и перехватываемыми воздушными судами.</text:span></text:p>
      <text:p text:style-name="P1"><text:span text:style-name="T2">Для самолетов, подлежащих эксплуатации на высоте более 15 000 м, дополнительно:</text:span></text:p>
      <text:p text:style-name="P1"><text:span text:style-name="T2">информация о действиях пилота в случае воздействия солнечной космической радиации;</text:span></text:p>
      <text:p text:style-name="P1"><text:span text:style-name="T2">порядок действий в случае принятия решения об аварийном снижении, предусматривающий необходимость предупреждения соответствующего органа ОВД о сложившейся ситуации и получения временного разрешения на снижение и действия, которые следует предпринять в случае, когда невозможно установить связь с органом ОВД или когда связь прервана;</text:span></text:p>
      <text:p text:style-name="P1"><text:span text:style-name="T2">подробные сведения о введении системы управления безопасностью полетов (далее - СУБП) в соответствии с </text:span><text:a xlink:type="simple" xlink:href="#sub_55"><text:span text:style-name="T3">пунктом 5.5</text:span></text:a><text:span text:style-name="T2"> настоящих Правил, включая заявление эксплуатанта о политике в области обеспечения безопасности полетов и функции персонала, включая руководителей эксплуатанта;</text:span></text:p>
      <text:p text:style-name="P1"><text:span text:style-name="T2">информация и инструкции по перевозке опасных грузов, включая действия, которые надлежит предпринять в случае возникновения аварийной ситуации;</text:span></text:p>
      <text:p text:style-name="P1"><text:span text:style-name="T2">инструкции и указания по авиационной безопасности;</text:span></text:p>
      <text:p text:style-name="P1"><text:span text:style-name="T2">контрольный перечень осмотра воздушного судна, разрабатываемый в соответствии с </text:span><text:a xlink:type="simple" xlink:href="#sub_5103"><text:span text:style-name="T3">пунктом 5.103</text:span></text:a><text:span text:style-name="T2"> настоящих Правил;</text:span></text:p>
      <text:p text:style-name="P1"><text:bookmark-start text:name="sub_5122"/><text:span text:style-name="T2">б) Часть В "Информация по эксплуатации воздушного судна":</text:span></text:p>
      <text:p text:style-name="P1"><text:bookmark-end text:name="sub_5122"/><text:soft-page-break/><text:span text:style-name="T2">сертификационные и эксплуатационные ограничения;</text:span></text:p>
      <text:p text:style-name="P1"><text:span text:style-name="T2">порядок действий летного экипажа воздушного судна в обычной, нештатной и аварийной ситуациях и карты контрольных проверок;</text:span></text:p>
      <text:p text:style-name="P1"><text:span text:style-name="T2">инструкции по эксплуатации и информация о характеристиках набора высоты со всеми работающими двигателями;</text:span></text:p>
      <text:p text:style-name="P1"><text:span text:style-name="T2">информация для предполетного и полетного планирования с различными установленными значениями тяги (мощности) силовых установок и скорости полета;</text:span></text:p>
      <text:p text:style-name="P1"><text:span text:style-name="T2">максимальные значения боковой и попутной составляющих ветра для каждого типа эксплуатируемого воздушного судна и уменьшенные значения, подлежащие применению с учетом порывов ветра, низкой видимости, состояния поверхности ВПП, опыта экипажа воздушного судна, использования автопилота, нештатных или аварийных ситуаций или любых других связанных с производством полетов факторов;</text:span></text:p>
      <text:p text:style-name="P1"><text:span text:style-name="T2">инструкции и данные для расчета массы и центровки воздушного судна;</text:span></text:p>
      <text:p text:style-name="P1"><text:span text:style-name="T2">инструкции по загрузке воздушного судна и швартовке груза;</text:span></text:p>
      <text:p text:style-name="P1"><text:span text:style-name="T2">информация о системах, органах управления воздушного судна и инструкции по их использованию;</text:span></text:p>
      <text:p text:style-name="P1"><text:span text:style-name="T2">перечень минимального оборудования и перечень отклонений от конфигурации для эксплуатируемых типов воздушных судов и разрешенных специальных полетов, включая требования, касающиеся выполнения полетов в воздушном пространстве, где предписано использовать навигацию, основанную на характеристиках;</text:span></text:p>
      <text:p text:style-name="P1"><text:span text:style-name="T2">перечень аварийного и спасательного оборудования, а также инструкции по его использованию;</text:span></text:p>
      <text:p text:style-name="P1"><text:span text:style-name="T2">правила аварийной эвакуации, включая специальные процедуры по видам аварийных ситуаций, координацию действий экипажа воздушного судна, закрепление за членами экипажа их рабочих мест в аварийной ситуации и аварийные обязанности, порученные каждому члену экипажа;</text:span></text:p>
      <text:p text:style-name="P1"><text:span text:style-name="T2">порядок действий кабинного экипажа воздушного судна в обычной, нештатной и аварийной ситуациях, связанные с ним карты контрольных проверок, а также информация о системах воздушного судна согласно установленным требованиям, включая описание необходимых процедур координации действий летного и кабинного экипажей;</text:span></text:p>
      <text:p text:style-name="P1"><text:span text:style-name="T2">спасательное и аварийное оборудование для различных маршрутов и необходимые процедуры проверки оборудования перед взлетом, включая процедуры определения необходимого и имеющегося запаса кислорода;</text:span></text:p>
      <text:p text:style-name="P1"><text:span text:style-name="T2">код визуальных сигналов "земля - воздух" для использования оставшимися в живых в авиационном происшествии;</text:span></text:p>
      <text:p text:style-name="P1"><text:bookmark-start text:name="sub_5123"/><text:span text:style-name="T2">в) Часть С "Районы, маршруты и аэродромы":</text:span></text:p>
      <text:p text:style-name="P1"><text:bookmark-end text:name="sub_5123"/><text:span text:style-name="T2">маршрутные справочные данные для обеспечения летного экипажа воздушного судна в каждом полете сведениями о средствах связи, навигационных средствах, аэродромах, заходах на посадку по приборам, прибытиях по приборам и вылетах по приборам, необходимыми для выполнения конкретного полета, и прочими сведениями, которые эксплуатант может счесть необходимыми для выполнения полетов;</text:span></text:p>
      <text:p text:style-name="P1"><text:span text:style-name="T2">минимальные абсолютные высоты полета на каждом намеченном маршруте;</text:span></text:p>
      <text:p text:style-name="P1"><text:span text:style-name="T2">эксплуатационные минимумы каждого из аэродромов, которые предполагается использовать в качестве аэродромов намеченной посадки или запасных аэродромов;</text:span></text:p>
      <text:p text:style-name="P1"><text:span text:style-name="T2">информация об увеличении эксплуатационных минимумов аэродромов в случае ухудшения работы средств обеспечения захода на посадку или аэродромных средств;</text:span></text:p>
      <text:p text:style-name="P1"><text:span text:style-name="T2">необходимая информация для соблюдения всех профилей полетов, предусмотренных настоящими Правилами, включая определение:</text:span></text:p>
      <text:p text:style-name="P1"><text:soft-page-break/><text:span text:style-name="T2">требований к длине ВПП при взлете в случае сухой, влажной или покрытой осадками поверхности ВПП, в том числе требований, обусловленных отказами систем, которые влияют на взлетную дистанцию;</text:span></text:p>
      <text:p text:style-name="P1"><text:span text:style-name="T2">ограничений набора высоты при взлете;</text:span></text:p>
      <text:p text:style-name="P1"><text:span text:style-name="T2">ограничений набора высоты при полете по маршруту;</text:span></text:p>
      <text:p text:style-name="P1"><text:span text:style-name="T2">ограничений набора высоты при заходе на посадку и посадке;</text:span></text:p>
      <text:p text:style-name="P1"><text:span text:style-name="T2">требований к длине ВПП при посадке в случае сухой, влажной, мокрой и покрытой осадками поверхности ВПП, в том числе при отказах систем, которые влияют на посадочную дистанцию;</text:span></text:p>
      <text:p text:style-name="P1"><text:span text:style-name="T2">дополнительной информации;</text:span></text:p>
      <text:p text:style-name="P1"><text:bookmark-start text:name="sub_5124"/><text:span text:style-name="T2">г) Часть D "Подготовка авиационного персонала":</text:span></text:p>
      <text:p text:style-name="P1"><text:bookmark-end text:name="sub_5124"/><text:span text:style-name="T2">подробные сведения о программе подготовки членов летного экипажа воздушного судна в соответствии с </text:span><text:a xlink:type="simple" xlink:href="#sub_584"><text:span text:style-name="T3">пунктом 5.84</text:span></text:a><text:span text:style-name="T2"> настоящих Правил;</text:span></text:p>
      <text:p text:style-name="P1"><text:span text:style-name="T2">подробные сведения о программе подготовки членов кабинного экипажа воздушного судна к выполнению обязанностей в соответствии с </text:span><text:a xlink:type="simple" xlink:href="#sub_599"><text:span text:style-name="T3">пунктом 5.99</text:span></text:a><text:span text:style-name="T2"> настоящих Правил;</text:span></text:p>
      <text:p text:style-name="P1"><text:span text:style-name="T2">подробные сведения о программе подготовки сотрудника по обеспечению полетов (диспетчера).</text:span></text:p>
      <text:p text:style-name="P1"><text:bookmark-start text:name="sub_513"/><text:span text:style-name="T2">5.13. Эксплуатант принимает меры к тому, чтобы весь авиационный персонал, обеспечивающий и выполняющий полеты, был проинструктирован относительно своих обязанностей и функций.</text:span></text:p>
      <text:p text:style-name="P1"><text:bookmark-end text:name="sub_513"/><text:bookmark-start text:name="sub_514"/><text:span text:style-name="T2">5.14. Эксплуатант обеспечивает авиационный персонал и летный экипаж каждого типа эксплуатируемого воздушного судна </text:span><text:a xlink:type="simple" xlink:href="#sub_255"><text:span text:style-name="T3">РЛЭ</text:span></text:a><text:span text:style-name="T2">, в котором содержатся процедуры по эксплуатации воздушного судна в обычной, нештатной и аварийной ситуациях.</text:span></text:p>
      <text:p text:style-name="P1"><text:bookmark-end text:name="sub_514"/><text:span text:style-name="T2">Эксплуатант разрабатывает карты контрольных проверок с учетом требований РЛЭ и РПП, а также с учетом человеческого фактора и обеспечивает их применение летными экипажами воздушных судов до, во время и после полета.</text:span></text:p>
      <text:p text:style-name="P1"><text:bookmark-start text:name="sub_515"/><text:span text:style-name="T2">5.15. Эксплуатант может устанавливать минимальные абсолютные высоты полета по ППП на маршрутах, не менее тех, которые установлены государством, над территорией которого выполняется полет.</text:span></text:p>
      <text:p text:style-name="P1"><text:bookmark-end text:name="sub_515"/><text:bookmark-start text:name="sub_516"/><text:span text:style-name="T2">5.16. Эксплуатант указывает в РПП метод, с помощью которого он определяет минимальные абсолютные высоты для полетов по ППП, выполняемых по маршрутам, где не были установлены минимальные абсолютные высоты государством, над территорией которого выполняются данные полеты, или государством, отвечающим за аэронавигационное обслуживание полетов.</text:span></text:p>
      <text:p text:style-name="P1"><text:bookmark-end text:name="sub_516"/><text:span text:style-name="T2">Минимальные абсолютные высоты полетов, определяемые в соответствии с вышеуказанным методом, должны быть не меньше высот, указанных в приложении 2 к Конвенции о международной гражданской авиации.</text:span></text:p>
      <text:p text:style-name="P1"/>
      <text:h text:style-name="P5" text:outline-level="1"><text:bookmark-start text:name="sub_140"/><text:span text:style-name="T1">Эксплуатационные минимумы аэродромов</text:span></text:h>
      <text:p text:style-name="P1"><text:bookmark-end text:name="sub_140"/></text:p>
      <text:p text:style-name="P1"><text:bookmark-start text:name="sub_517"/><text:span text:style-name="T2">5.17. Эксплуатант устанавливает эксплуатационные минимумы каждого используемого аэродрома на основании методов, изложенных в </text:span><text:a xlink:type="simple" xlink:href="#sub_256"><text:span text:style-name="T3">РПП</text:span></text:a><text:span text:style-name="T2">.</text:span></text:p>
      <text:p text:style-name="P1"><text:bookmark-end text:name="sub_517"/><text:span text:style-name="T2">При установлении эксплуатационного минимума аэродрома для конкретного взлета или конкретной посадки, с учетом типа захода на посадку, учитываются:</text:span></text:p>
      <text:p text:style-name="P1"><text:bookmark-start text:name="sub_5171"/><text:span text:style-name="T2">а) тип воздушного судна;</text:span></text:p>
      <text:p text:style-name="P1"><text:bookmark-end text:name="sub_5171"/><text:bookmark-start text:name="sub_5172"/><text:span text:style-name="T2">б) ограничения, предусмотренные </text:span><text:a xlink:type="simple" xlink:href="#sub_518"><text:span text:style-name="T3">пунктом 5.18</text:span></text:a><text:span text:style-name="T2"> настоящих Правил;</text:span></text:p>
      <text:p text:style-name="P1"><text:bookmark-end text:name="sub_5172"/><text:bookmark-start text:name="sub_5173"/><text:span text:style-name="T2">в) размеры и особенности ВПП;</text:span></text:p>
      <text:p text:style-name="P1"><text:bookmark-end text:name="sub_5173"/><text:bookmark-start text:name="sub_5174"/><text:soft-page-break/><text:span text:style-name="T2">г) состав и характеристики наземных средств обеспечения захода на посадку;</text:span></text:p>
      <text:p text:style-name="P1"><text:bookmark-end text:name="sub_5174"/><text:bookmark-start text:name="sub_5175"/><text:span text:style-name="T2">д) состав оборудования воздушного судна, применяемого в целях определения положения воздушного судна относительно заданной траектории, полета и ее выдерживания в процессе захода на посадку и ухода на второй круг;</text:span></text:p>
      <text:p text:style-name="P1"><text:bookmark-end text:name="sub_5175"/><text:bookmark-start text:name="sub_5176"/><text:span text:style-name="T2">е) препятствия в зонах захода на посадку и ухода на второй круг и высота пролета препятствий (ОСА/Н);</text:span></text:p>
      <text:p text:style-name="P1"><text:bookmark-end text:name="sub_5176"/><text:bookmark-start text:name="sub_5177"/><text:span text:style-name="T2">ж) средства, используемые для определения метеорологических условий и способы передачи метеорологической информации;</text:span></text:p>
      <text:p text:style-name="P1"><text:bookmark-end text:name="sub_5177"/><text:bookmark-start text:name="sub_5178"/><text:span text:style-name="T2">з) препятствия в зонах набора высоты при взлете и необходимый запас высоты над препятствиями.</text:span></text:p>
      <text:p text:style-name="P1"><text:bookmark-end text:name="sub_5178"/><text:span text:style-name="T2">Эксплуатант предоставляет летным экипажам информацию о применяемых самых низших эксплуатационных минимумах с учетом разрешения на выполнение полетов по категории II и/или III при полностью исправном бортовом оборудовании и полном составе имеющихся наземных средств обеспечения захода на посадку и о порядке корректировки минимумов в сторону повышения в случаях:</text:span></text:p>
      <text:p text:style-name="P1"><text:bookmark-start text:name="sub_5179"/><text:span text:style-name="T2">а) ухудшения работы или отказа бортовых и наземных систем;</text:span></text:p>
      <text:p text:style-name="P1"><text:bookmark-end text:name="sub_5179"/><text:bookmark-start text:name="sub_51710"/><text:span text:style-name="T2">б) отсутствия допусков членов летного экипажа на выполнение полетов в условиях самых низших минимумов.</text:span></text:p>
      <text:p text:style-name="P1"><text:bookmark-end text:name="sub_51710"/><text:span text:style-name="T2">Установленные эксплуатантом эксплуатационные минимумы аэродрома не могут быть ниже минимумов, которые установлены для аэродрома государством, в котором он расположен, за исключением тех случаев, когда на это получено согласие уполномоченного органа данного государства.</text:span></text:p>
      <text:p text:style-name="P1"><text:span text:style-name="T2">Инструктивный материал по установлению эксплуатационных минимумов аэродрома содержится в документе ИКАО "Руководство по всепогодным полетам" (Doc 9365 AN/910 ИКАО).</text:span></text:p>
      <text:p text:style-name="P1"><text:bookmark-start text:name="sub_518"/><text:span text:style-name="T2">5.18. При допуске пилотов и экипажей к полетам с применением самых низших эксплуатационных минимумов для посадки применяются следующие ограничения:</text:span></text:p>
      <text:p text:style-name="P1"><text:bookmark-end text:name="sub_518"/><text:bookmark-start text:name="sub_5181"/><text:span text:style-name="T2">а) КВС, впервые допущенный к выполнению заходов на посадку и посадок в условиях категории I в качестве КВС, выполняет заходы на посадку и посадки при видимости (видимости на ВПП), превышающей самый низший эксплуатационный минимум аэродрома для посадки (не ниже I категории) не менее чем на 200 метров и при нижней границе облаков (вертикальной видимости), превышающей DH или MDH не менее чем на 20 м, а при использовании режима автоматического приземления - при видимости на ВПП, превышающей эксплуатационный минимум аэродрома для посадки не менее чем на 200 метров, но не менее 550 метров, и при нижней границе облаков не ниже 60 м.</text:span></text:p>
      <text:p text:style-name="P1"><text:bookmark-end text:name="sub_5181"/><text:span text:style-name="T2">Ограничение снимается в порядке, установленном в </text:span><text:a xlink:type="simple" xlink:href="#sub_256"><text:span text:style-name="T3">РПП</text:span></text:a><text:span text:style-name="T2">, после выполнения не менее 40 полетов (из них не менее 10 ночью) и налета не менее 200 часов в качестве КВС;</text:span></text:p>
      <text:p text:style-name="P1"><text:bookmark-start text:name="sub_5182"/><text:span text:style-name="T2">б) к полетам в условиях ниже категории I на вновь освоенном типе воздушного судна второй пилот может быть допущен после выполнения на нем не менее 40 полетов (20 полетов, если пилот имел допуск к полетам в условиях ниже категории I на предыдущих типах воздушного судна);</text:span></text:p>
      <text:p text:style-name="P1"><text:bookmark-end text:name="sub_5182"/><text:bookmark-start text:name="sub_5183"/><text:span text:style-name="T2">в) к полетам в условиях ниже категории I KBC может быть допущен после выполнения не менее 40 полетов с правом выполнения полетов по минимуму категории I без дополнительных ограничений в качестве КВС на вновь освоенном типе воздушного судна (20 полетов, если пилот имел допуск к полетам в условиях ниже категории I в качестве КВС на предыдущих типах воздушного судна);</text:span></text:p>
      <text:p text:style-name="P1"><text:bookmark-end text:name="sub_5183"/><text:bookmark-start text:name="sub_5184"/><text:span text:style-name="T2">г) КВС, впервые допущенный к выполнению заходов на посадку и посадок в </text:span><text:soft-page-break/><text:span text:style-name="T2">условиях ниже категории I в качестве КВС, выполняет заходы на посадку и посадки по категории II при видимости на ВПП не менее 450 м, а по категории III - при видимости на ВПП не менее 300 м.</text:span></text:p>
      <text:p text:style-name="P1"><text:bookmark-end text:name="sub_5184"/><text:span text:style-name="T2">Ограничение снимается в порядке, установленном в </text:span><text:a xlink:type="simple" xlink:href="#sub_256"><text:span text:style-name="T3">РПП</text:span></text:a><text:span text:style-name="T2">, после выполнения не менее 40 полетов и налета не менее 200 часов после допуска к полетам в условиях ниже категории I в качестве КВС;</text:span></text:p>
      <text:p text:style-name="P1"><text:bookmark-start text:name="sub_5185"/><text:span text:style-name="T2">д) КВС, имевший допуск к полетам в условиях категории II в качестве КВС на каком-либо типе воздушного судна и впервые допущенный к выполнению заходов на посадку и посадок в условиях категории III в качестве КВС, выполняет заходы на посадку и посадки по категории III при видимости на ВПП не менее 300 м.</text:span></text:p>
      <text:p text:style-name="P1"><text:bookmark-end text:name="sub_5185"/><text:span text:style-name="T2">Ограничение снимается в порядке, установленном в </text:span><text:a xlink:type="simple" xlink:href="#sub_256"><text:span text:style-name="T3">РПП</text:span></text:a><text:span text:style-name="T2">, после выполнения не менее 20 полетов и налета не менее 100 часов после допуска к полетам в условиях категории III в качестве КВС;</text:span></text:p>
      <text:p text:style-name="P1"><text:bookmark-start text:name="sub_5186"/><text:span text:style-name="T2">е) к выполнению полетов в условиях ниже категории I допускаются летные экипажи, все члены которого допущены к выполнению таких полетов.</text:span></text:p>
      <text:p text:style-name="P1"><text:bookmark-end text:name="sub_5186"/><text:bookmark-start text:name="sub_519"/><text:span text:style-name="T2">5.19. Не допускается устанавливать эксплуатационные минимумы аэродрома для посадки при видимости менее 800 м, если не предоставляется информация о </text:span><text:a xlink:type="simple" xlink:href="#sub_186"><text:span text:style-name="T3">RVR</text:span></text:a><text:span text:style-name="T2">.</text:span></text:p>
      <text:p text:style-name="P1"><text:bookmark-end text:name="sub_519"/><text:bookmark-start text:name="sub_520"/><text:span text:style-name="T2">5.20. Эксплуатант устанавливает правила, обеспечивающие пересечение воздушным судном порога ВПП в посадочной конфигурации с достаточным запасом высоты в посадочном положении.</text:span></text:p>
      <text:p text:style-name="P1"><text:bookmark-end text:name="sub_520"/></text:p>
      <text:h text:style-name="P5" text:outline-level="1"><text:bookmark-start text:name="sub_141"/><text:span text:style-name="T1">Учет заправки топливом и маслом</text:span></text:h>
      <text:p text:style-name="P1"><text:bookmark-end text:name="sub_141"/></text:p>
      <text:p text:style-name="P1"><text:bookmark-start text:name="sub_521"/><text:span text:style-name="T2">5.21. Эксплуатант ведет учет заправки топливом и маслом, который позволяет подтвердить выполнение в каждом полете требований, установленных в </text:span><text:a xlink:type="simple" xlink:href="#sub_544"><text:span text:style-name="T3">пункте 5.44</text:span></text:a><text:span text:style-name="T2"> настоящих Правил.</text:span></text:p>
      <text:p text:style-name="P1"><text:bookmark-end text:name="sub_521"/><text:bookmark-start text:name="sub_522"/><text:span text:style-name="T2">5.22. Документы учета заправки топливом и маслом сохраняются эксплуатантом в течение трех месяцев.</text:span></text:p>
      <text:p text:style-name="P1"><text:bookmark-end text:name="sub_522"/></text:p>
      <text:h text:style-name="P5" text:outline-level="1"><text:bookmark-start text:name="sub_142"/><text:span text:style-name="T1">Рабочее время, полетное время и время отдыха</text:span></text:h>
      <text:p text:style-name="P1"><text:bookmark-end text:name="sub_142"/></text:p>
      <text:p text:style-name="P1"><text:bookmark-start text:name="sub_523"/><text:span text:style-name="T2">5.23. Эксплуатант разрабатывает и указывает в РПП нормативы рабочего времени, полетного времени и времени отдыха, которые позволяют ему контролировать утомляемость всех членов экипажей воздушных судов и соответствуют требованиям Положения об особенностях режима рабочего времени и времени отдыха членов экипажей воздушных судов гражданской авиации Российской Федерации, утвержденного приказом Министерства транспорта Российской Федерации от 21 ноября 2005 г. N 139</text:span><text:a xlink:type="simple" xlink:href="#sub_151515"><text:span text:style-name="T3">*(15)</text:span></text:a><text:span text:style-name="T2">.</text:span></text:p>
      <text:p text:style-name="P1"><text:bookmark-end text:name="sub_523"/><text:bookmark-start text:name="sub_5232"/><text:span text:style-name="T2">Если возникает необходимость в отклонении от правил, регламентирующих утомляемость членов экипажей воздушных судов, эксплуатант определяет приемлемые средства, позволяющие осуществлять такие отклонения. При любых отклонениях эксплуатант обеспечивает эквивалентный уровень безопасности полетов.</text:span></text:p>
      <text:p text:style-name="P1"><text:bookmark-end text:name="sub_5232"/><text:bookmark-start text:name="sub_5233"/><text:span text:style-name="T2">Отдых членов летного экипажа на рабочем месте применяется по решению КВС, если предусмотрено РПП эксплуатанта. Не допускается в целях учета соблюдения нормативов полетного времени учитывать время отдыха на рабочем месте как время отдыха.</text:span></text:p>
      <text:p text:style-name="P1"><text:bookmark-end text:name="sub_5233"/><text:span text:style-name="T2">Эксплуатант ведет учет полетного времени, рабочего времени и времени отдыха всех членов его экипажей воздушных судов.</text:span></text:p>
      <text:p text:style-name="P1"><text:soft-page-break/><text:span text:style-name="T2">Эксплуатант сохраняет учетные документы о каждом полете самолета на высоте более 15 000 м для определения общей дозы воздействия космической радиации на каждого члена экипажа в течение 12 месяцев подряд.</text:span></text:p>
      <text:p text:style-name="P1"/>
      <text:h text:style-name="P5" text:outline-level="1"><text:bookmark-start text:name="sub_143"/><text:span text:style-name="T1">Подготовка к полету</text:span></text:h>
      <text:p text:style-name="P1"><text:bookmark-end text:name="sub_143"/></text:p>
      <text:p text:style-name="P1"><text:bookmark-start text:name="sub_524"/><text:span text:style-name="T2">5.24. Эксплуатант обеспечивает меры для подготовки экипажа воздушного судна к полетам с использованием конкретных районов, маршрутов и аэродромов не позднее </text:span><text:a xlink:type="simple" xlink:href="#sub_191"><text:span text:style-name="T3">дня</text:span></text:a><text:span text:style-name="T2"> накануне вылета в следующих случаях:</text:span></text:p>
      <text:p text:style-name="P1"><text:bookmark-end text:name="sub_524"/><text:span text:style-name="T2">перед первым полетом в качестве КВС;</text:span></text:p>
      <text:p text:style-name="P1"><text:span text:style-name="T2">перед первым полетом в качестве КВС по новому маршруту, в новом регионе;</text:span></text:p>
      <text:p text:style-name="P1"><text:span text:style-name="T2">перед полетом по специальному заданию;</text:span></text:p>
      <text:p text:style-name="P1"><text:span text:style-name="T2">в случае истечения срока, указанного в </text:span><text:a xlink:type="simple" xlink:href="#sub_594"><text:span text:style-name="T3">пункте 5.94</text:span></text:a><text:span text:style-name="T2"> настоящих Правил.</text:span></text:p>
      <text:p text:style-name="P1"><text:span text:style-name="T2">Допускается проведение предварительной подготовки непосредственно перед вылетом, с учетом требуемого объема подготовки и установленного режима труда и отдыха.</text:span></text:p>
      <text:p text:style-name="P1"><text:span text:style-name="T2">Предварительная подготовка включает в себя выполнение процедур подготовки к полету, установленных в настоящих Правилах, порядок проведения предварительной подготовки устанавливается в РПП.</text:span></text:p>
      <text:p text:style-name="P1"><text:bookmark-start text:name="sub_525"/><text:span text:style-name="T2">5.25. Полет или серия полетов не начинается до тех пор, пока КВС не заполнит формы предполетной подготовки, предусмотренные в РПП и удостоверяющие тот факт, что КВС удовлетворен результатами подготовки, подтверждающими, что:</text:span></text:p>
      <text:p text:style-name="P1"><text:bookmark-end text:name="sub_525"/><text:bookmark-start text:name="sub_5251"/><text:span text:style-name="T2">а) воздушное судно годно к полетам;</text:span></text:p>
      <text:p text:style-name="P1"><text:bookmark-end text:name="sub_5251"/><text:bookmark-start text:name="sub_5252"/><text:span text:style-name="T2">б) приборы и оборудование, предусмотренные в настоящих Правилах для предстоящего полета, установлены в достаточном количестве;</text:span></text:p>
      <text:p text:style-name="P1"><text:bookmark-end text:name="sub_5252"/><text:bookmark-start text:name="sub_5253"/><text:span text:style-name="T2">в) на воздушном судне выполнено предусмотренное эксплуатационной документацией техническое обслуживание;</text:span></text:p>
      <text:p text:style-name="P1"><text:bookmark-end text:name="sub_5253"/><text:bookmark-start text:name="sub_5254"/><text:span text:style-name="T2">г) масса воздушного судна и расположение его центра тяжести позволяют безопасно выполнять полет с учетом ожидаемых условий полета;</text:span></text:p>
      <text:p text:style-name="P1"><text:bookmark-end text:name="sub_5254"/><text:bookmark-start text:name="sub_5255"/><text:span text:style-name="T2">д) любой имеющийся на борту груз правильно распределен и надежно закреплен;</text:span></text:p>
      <text:p text:style-name="P1"><text:bookmark-end text:name="sub_5255"/><text:bookmark-start text:name="sub_5256"/><text:span text:style-name="T2">е) произведена проверка, результаты которой показали, что будут соблюдены в ходе намеченного полета эксплуатационные ограничения, предусматриваемые </text:span><text:a xlink:type="simple" xlink:href="#sub_216"><text:span text:style-name="T3">пунктами 2.16</text:span></text:a><text:span text:style-name="T2">, </text:span><text:a xlink:type="simple" xlink:href="#sub_217"><text:span text:style-name="T3">2.17</text:span></text:a><text:span text:style-name="T2"> и </text:span><text:a xlink:type="simple" xlink:href="#sub_552"><text:span text:style-name="T3">5.52</text:span></text:a><text:span text:style-name="T2"> настоящих Правил; и</text:span></text:p>
      <text:p text:style-name="P1"><text:bookmark-end text:name="sub_5256"/><text:bookmark-start text:name="sub_5257"/><text:span text:style-name="T2">ж) соблюдены требования </text:span><text:a xlink:type="simple" xlink:href="#sub_526"><text:span text:style-name="T3">пункта 5.26</text:span></text:a><text:span text:style-name="T2"> настоящих Правил, касающиеся составления рабочего плана полета.</text:span></text:p>
      <text:p text:style-name="P1"><text:bookmark-end text:name="sub_5257"/><text:span text:style-name="T2">Заполненные формы предполетной подготовки эксплуатант хранит в течение 90 дней.</text:span></text:p>
      <text:p text:style-name="P1"><text:bookmark-start text:name="sub_526"/><text:span text:style-name="T2">5.26. Рабочий план полета составляется на каждый намечаемый полет или серию полетов в порядке, определенном в РПП. Рабочий план полета утверждается КВС и, когда это предусмотрено РПП, сотрудником по обеспечению полетов (полетным диспетчером) и включает в себя сведения:</text:span></text:p>
      <text:p text:style-name="P1"><text:bookmark-end text:name="sub_526"/><text:span text:style-name="T2">тип воздушного судна;</text:span></text:p>
      <text:p text:style-name="P1"><text:span text:style-name="T2">номер рейса или государственный и регистрационный опознавательные знаки;</text:span></text:p>
      <text:p text:style-name="P1"><text:span text:style-name="T2">маршрут полета, включая поворотные пункты и пункты обязательного донесения, расстояния, время полета между ними, и заданные путевые углы на маршруте, включая полет на запасные аэродромы;</text:span></text:p>
      <text:p text:style-name="P1"><text:span text:style-name="T2">запланированная крейсерская скорость и общее время полета, расчетное и </text:span><text:soft-page-break/><text:span text:style-name="T2">фактическое время пролета указанных пунктов;</text:span></text:p>
      <text:p text:style-name="P1"><text:span text:style-name="T2">минимальные </text:span><text:a xlink:type="simple" xlink:href="#sub_180"><text:span text:style-name="T3">безопасные высоты</text:span></text:a><text:span text:style-name="T2"> (эшелоны) полета, запланированные высоты (эшелоны) полета;</text:span></text:p>
      <text:p text:style-name="P1"><text:span text:style-name="T2">расчет топлива и контроль расхода топлива в полете;</text:span></text:p>
      <text:p text:style-name="P1"><text:span text:style-name="T2">запасные аэродромы назначения, взлета и на маршруте;</text:span></text:p>
      <text:p text:style-name="P1"><text:span text:style-name="T2">расчет плана полетов, измененного в полете;</text:span></text:p>
      <text:p text:style-name="P1"><text:span text:style-name="T2">необходимая метеорологическая информация;</text:span></text:p>
      <text:p text:style-name="P1"><text:span text:style-name="T2">другая информация, установленная эксплуатантом;</text:span></text:p>
      <text:p text:style-name="P1"><text:span text:style-name="T2">если информация из любого из вышеперечисленных пунктов содержится в другом, доступном для экипажа воздушного судна документе, она может не приводиться в рабочем плане полета.</text:span></text:p>
      <text:p text:style-name="P1"><text:span text:style-name="T2">Форма рабочего плана полета утверждается эксплуатантом и приводится в РПП.</text:span></text:p>
      <text:p text:style-name="P1"><text:span text:style-name="T2">Один экземпляр рабочего плана полета передается представителю эксплуатанта или, если это невозможно, сдается на хранение в пункте вылета.</text:span></text:p>
      <text:p text:style-name="P1"><text:span text:style-name="T2">При составлении рабочего плана выполняются требования </text:span><text:a xlink:type="simple" xlink:href="#sub_527"><text:span text:style-name="T3">пунктов 5.27-5.44</text:span></text:a><text:span text:style-name="T2"> настоящих Правил.</text:span></text:p>
      <text:p text:style-name="P1"/>
      <text:h text:style-name="P5" text:outline-level="1"><text:bookmark-start text:name="sub_144"/><text:span text:style-name="T1">Запасные аэродромы</text:span></text:h>
      <text:p text:style-name="P1"><text:bookmark-end text:name="sub_144"/></text:p>
      <text:p text:style-name="P1"><text:bookmark-start text:name="sub_527"/><text:span text:style-name="T2">5.27. Для самолетов запасной аэродром при взлете выбирается и указывается в рабочем плане полета в тех случаях, если метеорологические условия на аэродроме вылета равны эксплуатационному минимуму для посадки или ниже его или не представляется возможным вернуться на аэродром вылета по другим причинам.</text:span></text:p>
      <text:p text:style-name="P1"><text:bookmark-end text:name="sub_527"/><text:bookmark-start text:name="sub_528"/><text:span text:style-name="T2">5.28. Для самолетов запасной аэродром при взлете выбирается в пределах следующего расстояния от аэродрома вылета при расчете в стандартных атмосферных условиях, в штиль:</text:span></text:p>
      <text:p text:style-name="P1"><text:bookmark-end text:name="sub_528"/><text:bookmark-start text:name="sub_5281"/><text:span text:style-name="T2">а) для самолетов с двумя силовыми установками - не дальше расстояния, эквивалентного одному часу времени полета на крейсерской скорости с одним неработающим двигателем или установленному эксплуатантом времени, но не более двух часов полета, если эксплуатант имеет разрешение на полеты по правилам </text:span><text:a xlink:type="simple" xlink:href="#sub_247"><text:span text:style-name="T3">ETOPS</text:span></text:a><text:span text:style-name="T2"> не менее 120 минут;</text:span></text:p>
      <text:p text:style-name="P1"><text:bookmark-end text:name="sub_5281"/><text:bookmark-start text:name="sub_5282"/><text:span text:style-name="T2">б) для самолетов с тремя или более силовыми установками - не дальше расстояния, эквивалентного двум часам времени полета на крейсерской скорости с одним неработающим двигателем.</text:span></text:p>
      <text:p text:style-name="P1"><text:bookmark-end text:name="sub_5282"/><text:bookmark-start text:name="sub_52822"/><text:span text:style-name="T2">Запасной аэродром для взлета выбирается при соответствии фактической погоды или прогноза погоды на нем эксплуатационному минимуму аэродрома для посадки, который может быть применен, в течение периода времени, начинающегося за 1 час до и заканчивающегося через 1 час после расчетного времени прибытия с учетом ограничений в случае отказа одного двигателя.</text:span></text:p>
      <text:p text:style-name="P1"><text:bookmark-end text:name="sub_52822"/><text:bookmark-start text:name="sub_529"/><text:span text:style-name="T2">5.29. Полеты самолетов с двумя и более газотурбинными двигателями, за исключением случаев, указанных в </text:span><text:a xlink:type="simple" xlink:href="#sub_547"><text:span text:style-name="T3">пункте 5.47</text:span></text:a><text:span text:style-name="T2"> настоящих Правил, выполняются по маршруту, любая точка которого располагается от пригодного для посадки аэродрома не далее расстояния, соответствующего времени полета с одним отказавшим двигателем в стандартной атмосфере в штиль 60 минут для воздушного судна с двумя двигателями или 180 минут с тремя и более двигателями.</text:span></text:p>
      <text:p text:style-name="P1"><text:bookmark-end text:name="sub_529"/><text:span text:style-name="T2">В качестве пригодного для посадки может использоваться аэродром, на котором посадочные характеристики воздушного судна позволяют выполнить безопасную посадку и на котором имеются светотехническое оборудование, средства связи, </text:span><text:soft-page-break/><text:span text:style-name="T2">метеорологическое и аварийно-спасательное обеспечение, навигационные средства, а также хотя бы одна схема захода на посадку по приборам.</text:span></text:p>
      <text:p text:style-name="P1"><text:bookmark-start text:name="sub_530"/><text:span text:style-name="T2">5.30. Для самолетов при </text:span><text:a xlink:type="simple" xlink:href="#sub_246"><text:span text:style-name="T3">полете по ППП</text:span></text:a><text:span text:style-name="T2"> выбирается и указывается в планах полета, по крайней мере, один запасной аэродром пункта назначения, уход на который возможен с высоты принятия решения аэродрома назначения или с заранее запланированной точки на маршруте (рубежа ухода), за исключением тех случаев: когда продолжительность полета не превышает 6 часов, аэродром назначения имеет две ВПП, пригодные для посадки воздушного судна, и получена информация о фактической погоде и прогнозе погоды, дающая основание для уверенности в том, что в течение периода времени, начинающегося за 1 час до и заканчивающегося через 1 час после расчетного времени прибытия, видимость будет не менее 5000 м, а нижняя граница облаков (вертикальная видимость) будет не ниже 600 м и превышать MDH для захода на посадку с применением визуального маневрирования (маневра "circle-to-land") не менее чем на 150 м, а в случае, если такая высота не опубликована, то не ниже безопасной высоты в районе аэродрома (в секторе захода на посадку).</text:span></text:p>
      <text:p text:style-name="P1"><text:bookmark-end text:name="sub_530"/><text:span text:style-name="T2">В качестве запасного аэродрома пункта назначения может использоваться аэродром пункта назначения при наличии двух непересекающихся ВПП.</text:span></text:p>
      <text:p text:style-name="P1"><text:bookmark-start text:name="sub_531"/><text:span text:style-name="T2">5.31. При расчетной продолжительности полета с рубежа ухода до аэродрома назначения более 2 часов информация о фактической погоде и прогнозе погоды на аэродроме назначения должна указывать на то, что в течение периода времени, начинающегося за 2 часа до и заканчивающегося через 2 часа после расчетного времени прибытия, нижняя граница облаков (вертикальная видимость) и видимость будут соответствовать требованиям </text:span><text:a xlink:type="simple" xlink:href="#sub_5382"><text:span text:style-name="T3">подпункта "б" пункта 5.38</text:span></text:a><text:span text:style-name="T2"> настоящих Правил, но не ниже 200 м и не менее 2500 м соответственно.</text:span></text:p>
      <text:p text:style-name="P1"><text:bookmark-end text:name="sub_531"/><text:bookmark-start text:name="sub_532"/><text:span text:style-name="T2">5.32. Запасной вертодром при взлете выбирается и указывается в рабочем плане полета, если погодные условия на вертодроме вылета не ниже эксплуатационных минимумов вертодрома.</text:span></text:p>
      <text:p text:style-name="P1"><text:bookmark-end text:name="sub_532"/><text:bookmark-start text:name="sub_533"/><text:span text:style-name="T2">5.33. Имеющаяся информация по </text:span><text:a xlink:type="simple" xlink:href="#sub_184"><text:span text:style-name="T3">вертодрому</text:span></text:a><text:span text:style-name="T2">, выбираемому в качестве запасного вертодрома при взлете, определяет условия в расчетное время его использования, которые должны быть не ниже эксплуатационного минимума вертодрома для посадки, который может быть применен.</text:span></text:p>
      <text:p text:style-name="P1"><text:bookmark-end text:name="sub_533"/><text:bookmark-start text:name="sub_534"/><text:span text:style-name="T2">5.34. При полете, выполняемом по ППП, в рабочем плане полета и в плане полета указывается не менее одного запасного вертодрома в пункте назначения, за исключением тех случаев, когда:</text:span></text:p>
      <text:p text:style-name="P1"><text:bookmark-end text:name="sub_534"/><text:bookmark-start text:name="sub_5341"/><text:span text:style-name="T2">а) продолжительность полета и преобладающие метеорологические условия дают основание для уверенности в том, что к расчетному времени прилета вертолета на вертодром назначения, а также в течение одного часа до и после запланированного времени посадки заход на посадку и посадка могут выполняться в визуальных метеорологических условиях;</text:span></text:p>
      <text:p text:style-name="P1"><text:bookmark-end text:name="sub_5341"/><text:bookmark-start text:name="sub_5342"/><text:span text:style-name="T2">б) пригодный запасной вертодром отсутствует. В этом случае определяется рубеж возврата (PNR).</text:span></text:p>
      <text:p text:style-name="P1"><text:bookmark-end text:name="sub_5342"/><text:bookmark-start text:name="sub_535"/><text:span text:style-name="T2">5.35. Имеющаяся информация по вертодрому, выбираемому в качестве запасного вертодрома назначения, определяет условия в расчетное время его использования, которые должны быть не ниже эксплуатационных минимумов вертодрома для посадки.</text:span></text:p>
      <text:p text:style-name="P1"><text:bookmark-end text:name="sub_535"/><text:bookmark-start text:name="sub_536"/><text:span text:style-name="T2">5.36. Пригодные запасные вертодромы, расположенные в открытом море, выбираются исходя из следующего:</text:span></text:p>
      <text:p text:style-name="P1"><text:bookmark-end text:name="sub_536"/><text:bookmark-start text:name="sub_5361"/><text:span text:style-name="T2">а) запасные вертодромы, расположенные в открытом море, используются только после PNR (до PNR используются только запасные вертодромы на суше);</text:span></text:p>
      <text:p text:style-name="P1"><text:bookmark-end text:name="sub_5361"/><text:bookmark-start text:name="sub_5362"/><text:soft-page-break/><text:span text:style-name="T2">б) характеристики вертолета с летно-техническими характеристиками 1 и 2 классов с одним неработающим двигателем позволяют произвести посадку на запасном вертодроме;</text:span></text:p>
      <text:p text:style-name="P1"><text:bookmark-end text:name="sub_5362"/><text:bookmark-start text:name="sub_5363"/><text:span text:style-name="T2">в) обеспечивается место на палубе;</text:span></text:p>
      <text:p text:style-name="P1"><text:bookmark-end text:name="sub_5363"/><text:bookmark-start text:name="sub_5364"/><text:span text:style-name="T2">г) информация о погоде должна быть надежной и точной.</text:span></text:p>
      <text:p text:style-name="P1"><text:bookmark-end text:name="sub_5364"/><text:span text:style-name="T2">Запасные вертодромы, расположенные в открытом море, не должны использоваться, если возможно иметь на борту воздушного судна запас топлива, достаточный для выполнения полета на запасной вертодром, расположенный на суше.</text:span></text:p>
      <text:p text:style-name="P1"/>
      <text:h text:style-name="P5" text:outline-level="1"><text:bookmark-start text:name="sub_145"/><text:span text:style-name="T1">Метеорологические условия</text:span></text:h>
      <text:p text:style-name="P1"><text:bookmark-end text:name="sub_145"/></text:p>
      <text:p text:style-name="P1"><text:bookmark-start text:name="sub_537"/><text:span text:style-name="T2">5.37. Полет, который планируется выполнять по ПВП, не начинается до тех пор, пока текущие метеорологические сводки или подборка текущих сводок и прогнозов не укажут на то, что метеорологические условия на маршруте или части маршрута, по которому воздушное судно будет следовать по ПВП, обеспечат к соответствующему времени возможность соблюдать ПВП.</text:span></text:p>
      <text:p text:style-name="P1"><text:bookmark-end text:name="sub_537"/><text:bookmark-start text:name="sub_538"/><text:span text:style-name="T2">5.38. За исключением случаев, указанных в </text:span><text:a xlink:type="simple" xlink:href="#sub_539"><text:span text:style-name="T3">пункте 5.39</text:span></text:a><text:span text:style-name="T2"> настоящих Правил, запрещается начинать полет по ППП до тех пор, пока КВС не будет получена информация, указывающая на то, что:</text:span></text:p>
      <text:p text:style-name="P1"><text:bookmark-end text:name="sub_538"/><text:bookmark-start text:name="sub_5381"/><text:span text:style-name="T2">а) условия на аэродроме намеченной посадки к расчетному времени прилета будут соответствовать эксплуатационным минимумам аэродрома или превышать их;</text:span></text:p>
      <text:p text:style-name="P1"><text:bookmark-end text:name="sub_5381"/><text:bookmark-start text:name="sub_5382"/><text:span text:style-name="T2">б) условия на запасном аэродроме пункта назначения, если таковой требуется, к расчетному времени прилета будут соответствовать при планируемом заходе на посадку:</text:span></text:p>
      <text:p text:style-name="P1"><text:bookmark-end text:name="sub_5382"/><text:span text:style-name="T2">по </text:span><text:a xlink:type="simple" xlink:href="#sub_201"><text:span text:style-name="T3">категории II</text:span></text:a><text:span text:style-name="T2"> и/или </text:span><text:a xlink:type="simple" xlink:href="#sub_202"><text:span text:style-name="T3">III</text:span></text:a><text:span text:style-name="T2"> (a, b или с) - нижняя граница облаков (вертикальная видимость) не ниже 60 м, видимость (видимость на ВПП) должна быть не менее эксплуатационного минимума аэродрома для посадки при категории I;</text:span></text:p>
      <text:p text:style-name="P1"><text:span text:style-name="T2">по радиомаячным системам инструментального захода воздушных судов на посадку - кроме </text:span><text:a xlink:type="simple" xlink:href="#sub_201"><text:span text:style-name="T3">категории II</text:span></text:a><text:span text:style-name="T2"> и/или </text:span><text:a xlink:type="simple" xlink:href="#sub_202"><text:span text:style-name="T3">III</text:span></text:a><text:span text:style-name="T2"> нижняя граница облаков (вертикальная видимость) не ниже </text:span><text:a xlink:type="simple" xlink:href="#sub_234"><text:span text:style-name="T3">MDH</text:span></text:a><text:span text:style-name="T2"> для захода по схеме неточного захода на посадку, видимость (видимость на ВПП) должна быть не менее эксплуатационного минимума для посадки при выполнении захода по схеме неточного захода на посадку;</text:span></text:p>
      <text:p text:style-name="P1"><text:span text:style-name="T2">при заходе по схеме неточного захода на посадку - нижняя граница облаков (вертикальная видимость) должна превышать </text:span><text:a xlink:type="simple" xlink:href="#sub_234"><text:span text:style-name="T3">MDH</text:span></text:a><text:span text:style-name="T2"> для захода по схеме неточного захода на посадку не менее чем на 50 м, видимость (видимость на ВПП) должна превышать эксплуатационный минимум для посадки при выполнении захода по схеме неточного захода на посадку не менее чем на 500 м;</text:span></text:p>
      <text:p text:style-name="P1"><text:span text:style-name="T2">с применением визуального маневрирования (маневра "circle-to-land") - нижняя граница облаков (вертикальная видимость) должна превышать </text:span><text:a xlink:type="simple" xlink:href="#sub_234"><text:span text:style-name="T3">MDH</text:span></text:a><text:span text:style-name="T2"> для захода на посадку с применением визуального маневрирования не менее чем на 100 м, видимость (видимость на ВПП) должна превышать эксплуатационный минимум для захода на посадку с применением визуального маневрирования не менее чем на 1000 м.</text:span></text:p>
      <text:p text:style-name="P1"><text:span text:style-name="T2">При выборе запасных аэродромов используются эксплуатационные минимумы аэродрома для посадки, применимые на конкретной ВПП с учетом направления и скорости ветра.</text:span></text:p>
      <text:p text:style-name="P1"><text:span text:style-name="T2">В качестве указанной информации используются сведения из источников, которые эксплуатант посчитает достоверными.</text:span></text:p>
      <text:p text:style-name="P1"><text:bookmark-start text:name="sub_539"/><text:soft-page-break/><text:span text:style-name="T2">5.39. Разрешается начинать полет по ППП при отсутствии информации о метеорологических условиях аэродрома назначения или при наличии информации, свидетельствующей о погоде ниже минимума для посадки к расчетному времени прибытия, при наличии двух запасных аэродромов пункта назначения с метеорологическими условиями, соответствующими требованиям </text:span><text:a xlink:type="simple" xlink:href="#sub_5382"><text:span text:style-name="T3">подпункта "б" пункта 5.38</text:span></text:a><text:span text:style-name="T2"> настоящих Правил, или одного запасного аэродрома, на котором видимость будет не менее 5000 м, а нижняя граница облаков (вертикальная видимость) будет не ниже 450 м и превышать </text:span><text:a xlink:type="simple" xlink:href="#sub_234"><text:span text:style-name="T3">MDH</text:span></text:a><text:span text:style-name="T2"> для захода на посадку с применением визуального маневрирования (маневра "circle-to-land") не менее чем на 150 м, а в случае, если такая высота не опубликована, то не ниже безопасной высоты в районе аэродрома (в секторе захода на посадку).</text:span></text:p>
      <text:p text:style-name="P1"><text:bookmark-end text:name="sub_539"/></text:p>
      <text:h text:style-name="P5" text:outline-level="1"><text:bookmark-start text:name="sub_146"/><text:span text:style-name="T1">Запас топлива и масла</text:span></text:h>
      <text:p text:style-name="P1"><text:bookmark-end text:name="sub_146"/></text:p>
      <text:p text:style-name="P1"><text:bookmark-start text:name="sub_540"/><text:span text:style-name="T2">5.40. Количество топлива и масла на борту самолетов с поршневыми двигателями должно позволять:</text:span></text:p>
      <text:p text:style-name="P1"><text:bookmark-end text:name="sub_540"/><text:bookmark-start text:name="sub_5401"/><text:span text:style-name="T2">а) при выполнении полета с выбранным запасным аэродромом пункта назначения, уход на который возможен с </text:span><text:a xlink:type="simple" xlink:href="#sub_174"><text:span text:style-name="T3">DA/H</text:span></text:a><text:span text:style-name="T2"> или </text:span><text:a xlink:type="simple" xlink:href="#sub_234"><text:span text:style-name="T3">MDA/H</text:span></text:a><text:span text:style-name="T2"> аэродрома назначения выполнить полет до аэродрома намеченной посадки и затем до наиболее критического, с точки зрения расхода топлива, запасного аэродрома, указанного в планах полета, после чего продолжить полет еще в течение 45 минут;</text:span></text:p>
      <text:p text:style-name="P1"><text:bookmark-end text:name="sub_5401"/><text:bookmark-start text:name="sub_5402"/><text:span text:style-name="T2">б) при выполнении полета с выбранным запасным аэродромом пункта назначения, уход на который возможен с рубежа ухода:</text:span></text:p>
      <text:p text:style-name="P1"><text:bookmark-end text:name="sub_5402"/><text:span text:style-name="T2">выполнить полет до запасного аэродрома через определенный рубеж ухода и затем продолжить полет в течение 45 минут;</text:span></text:p>
      <text:p text:style-name="P1"><text:span text:style-name="T2">выполнить полет до аэродрома назначения и затем продолжать его в течение 45 минут, предусмотрев дополнительный запас топлива, составляющий 15% топлива, запланированного на полет по маршруту полетного времени, но не более двух часов;</text:span></text:p>
      <text:p text:style-name="P1"><text:bookmark-start text:name="sub_5403"/><text:span text:style-name="T2">в) при выполнении полета без запасного аэродрома назначения выполнить полет до аэродрома назначения и продолжать его еще в течение 45 минут.</text:span></text:p>
      <text:p text:style-name="P1"><text:bookmark-end text:name="sub_5403"/><text:bookmark-start text:name="sub_541"/><text:span text:style-name="T2">5.41. Количество топлива и масла на борту самолетов с газотурбинными двигателями должно позволять:</text:span></text:p>
      <text:p text:style-name="P1"><text:bookmark-end text:name="sub_541"/><text:bookmark-start text:name="sub_5411"/><text:span text:style-name="T2">а) при выполнении полета с выбранным запасным аэродромом пункта назначения, уход на который возможен с </text:span><text:a xlink:type="simple" xlink:href="#sub_174"><text:span text:style-name="T3">DA/H</text:span></text:a><text:span text:style-name="T2"> или </text:span><text:a xlink:type="simple" xlink:href="#sub_234"><text:span text:style-name="T3">MDA/H</text:span></text:a><text:span text:style-name="T2"> аэродрома назначения, выполнить полет до аэродрома намеченной посадки, осуществить заход на посадку и уход на второй круг, выполнить полет до запасного аэродрома, указанного в рабочем плане полета, после чего выполнить полет в течение 30 минут со скоростью полета в зоне ожидания на высоте 450 м над запасным аэродромом при стандартных температурных условиях, произвести заход на посадку и посадку, предусмотрев дополнительное количество топлива, достаточное с точки зрения эксплуатанта или КВС, для полета при увеличении расхода топлива в связи с возникновением любых возможных обстоятельств, указанных эксплуатантом или принятых во внимание КВС, но не менее чем 3% от топлива, расходуемого на полет от аэродрома вылета до аэродрома назначения. При использовании в качестве запасного аэродрома назначения второй непересекающейся ВПП аэродрома назначения планируемый остаток топлива должен обеспечивать полет после прибытия на аэродром назначения в течении # не менее 60 минут на высоте 450 м над аэродромом при стандартных температурных условиях;</text:span></text:p>
      <text:p text:style-name="P1"><text:bookmark-end text:name="sub_5411"/><text:bookmark-start text:name="sub_5412"/><text:soft-page-break/><text:span text:style-name="T2">б) при выполнении полета с выбранным запасным аэродромом пункта назначения, уход на который возможен с рубежа ухода, выполнить полет до запасного аэродрома через запланированный рубеж ухода, а затем продолжить его в течение 30 минут на высоте 450 м над запасным аэродромом либо выполнить полет до аэродрома намеченной посадки и затем продолжать его в течение двух часов (одного часа при прогнозируемых метеоусловиях на аэродроме назначения, превышающих требования </text:span><text:a xlink:type="simple" xlink:href="#sub_5382"><text:span text:style-name="T3">подпункта "б" пункта 5.38</text:span></text:a><text:span text:style-name="T2"> настоящих Правил на 50 м по нижней границе облаков (вертикальной видимости) и на 500 м по дальности видимости) при нормальном расходе топлива в крейсерском режиме, предусмотрев дополнительное количество топлива, достаточное с точки зрения эксплуатанта или КВС для полета при увеличении расхода топлива в связи с возникновением любых возможных обстоятельств, указанных эксплуатантом в РПП или принятых во внимание КВС, но не менее чем 3% от топлива, расходуемого на полет от аэродрома вылета до аэродрома назначения;</text:span></text:p>
      <text:p text:style-name="P1"><text:bookmark-end text:name="sub_5412"/><text:bookmark-start text:name="sub_5413"/><text:span text:style-name="T2">в) исключен</text:span></text:p>
      <text:p text:style-name="P1"><text:bookmark-end text:name="sub_5413"/><text:bookmark-start text:name="sub_5414"/><text:span text:style-name="T2">г) при выполнении полета без запасного аэродрома пункта назначения при соблюдении условий </text:span><text:a xlink:type="simple" xlink:href="#sub_530"><text:span text:style-name="T3">пункта 5.30</text:span></text:a><text:span text:style-name="T2"> настоящих Правил выполнить полет до аэродрома назначения и продолжать его еще в течение 30 минут со скоростью полета в зоне ожидания на высоте 450 м над аэродромом назначения при стандартных температурных условиях, предусмотрев дополнительное количество топлива, достаточное, с точки зрения эксплуатанта, для полета при увеличении расхода топлива в связи с возникновением любых возможных обстоятельств, указанных эксплуатантом или принятых во внимание КВС, но не менее чем 3% от топлива, расходуемого на полет от аэродрома вылета до аэродрома назначения.</text:span></text:p>
      <text:p text:style-name="P1"><text:bookmark-end text:name="sub_5414"/><text:bookmark-start text:name="sub_542"/><text:span text:style-name="T2">5.42. Количество топлива и масла на борту вертолетов при </text:span><text:a xlink:type="simple" xlink:href="#sub_245"><text:span text:style-name="T3">полете по ПВП</text:span></text:a><text:span text:style-name="T2"> должно обеспечивать выполнение полета до вертодрома намеченной посадки, после этого продолжение полета в течение 20 минут на скорости, оптимальной с точки зрения расхода топлива.</text:span></text:p>
      <text:p text:style-name="P1"><text:bookmark-end text:name="sub_542"/><text:bookmark-start text:name="sub_543"/><text:span text:style-name="T2">5.43. Количество топлива и масла на борту вертолетов при полете по ППП должно обеспечить возможность:</text:span></text:p>
      <text:p text:style-name="P1"><text:bookmark-end text:name="sub_543"/><text:bookmark-start text:name="sub_5431"/><text:span text:style-name="T2">а) при отсутствии потребности в запасном вертодроме (в случаях, предусмотренных в </text:span><text:a xlink:type="simple" xlink:href="#sub_5341"><text:span text:style-name="T3">подпункте "а" пункта 5.34</text:span></text:a><text:span text:style-name="T2"> настоящих Правил) выполнить полет до вертодрома назначения, после того продолжить полет в течение 30 минут со скоростью полета в зоне ожидания на высоте 450 м над вертодромом назначения при стандартных температурных условиях и выполнить заход на посадку и посадку;</text:span></text:p>
      <text:p text:style-name="P1"><text:bookmark-end text:name="sub_5431"/><text:bookmark-start text:name="sub_5432"/><text:span text:style-name="T2">б) при наличии потребности в запасном вертодроме выполнить полет до вертодрома назначения, осуществить заход на посадку и прерванный заход на посадку (уход на второй круг), а затем продолжить полет до запасного вертодрома, указанного в плане полета, после чего выполнять полет в течение 30 минут со скоростью полета в зоне ожидания на высоте 450 м над запасным вертодромом при стандартных температурных условиях, произвести заход на посадку и посадку;</text:span></text:p>
      <text:p text:style-name="P1"><text:bookmark-end text:name="sub_5432"/><text:bookmark-start text:name="sub_5433"/><text:span text:style-name="T2">в) при отсутствии пригодного запасного вертодрома (в случаях, предусмотренных в </text:span><text:a xlink:type="simple" xlink:href="#sub_5342"><text:span text:style-name="T3">подпункте "б" пункта 5.34</text:span></text:a><text:span text:style-name="T2"> настоящих Правил) выполнить полет до вертодрома назначения и затем выполнить безопасную посадку в течение периода, соответствующего географическим и другим внешним условиям.</text:span></text:p>
      <text:p text:style-name="P1"><text:bookmark-end text:name="sub_5433"/><text:bookmark-start text:name="sub_544"/><text:span text:style-name="T2">5.44. Разрешается изменение в полете плана полета в целях изменения маршрута или следования на другой аэродром при условии, что начиная с места, где было произведено изменение маршрута полета, могут быть соблюдены требования настоящих Правил в отношении количества топлива и масла на борту воздушного судна.</text:span></text:p>
      <text:p text:style-name="P1"><text:bookmark-end text:name="sub_544"/><text:soft-page-break/></text:p>
      <text:h text:style-name="P5" text:outline-level="1"><text:bookmark-start text:name="sub_147"/><text:span text:style-name="T1">Дополнительные требования при выполнении полетов</text:span></text:h>
      <text:p text:style-name="P1"><text:bookmark-end text:name="sub_147"/></text:p>
      <text:p text:style-name="P1"><text:bookmark-start text:name="sub_545"/><text:span text:style-name="T2">5.45. За исключением случаев, когда это необходимо при осуществлении взлета или посадки, запрещается выполнять полет воздушного судна по ПВП:</text:span></text:p>
      <text:p text:style-name="P1"><text:bookmark-end text:name="sub_545"/><text:span text:style-name="T2">днем - ниже 100 м над поверхностью земли и ближе 150 м по горизонтали от препятствия;</text:span></text:p>
      <text:p text:style-name="P1"><text:span text:style-name="T2">ночью в равнинной и холмистой местности - ниже 300 м над любым препятствием в пределах горизонтального радиуса 8000 м от препятствия, а в горной местности - ниже 600 м над любым препятствием в пределах горизонтального радиуса 8000 м от препятствия.</text:span></text:p>
      <text:p text:style-name="P1"><text:bookmark-start text:name="sub_546"/><text:span text:style-name="T2">5.46. Эксплуатант определяет в </text:span><text:a xlink:type="simple" xlink:href="#sub_256"><text:span text:style-name="T3">РПП</text:span></text:a><text:span text:style-name="T2"> порядок проведения метеорологических наблюдений с борта воздушного судна и сообщения их результатов органу ОВД, а также сообщений о встреченных опасных условиях полета.</text:span></text:p>
      <text:p text:style-name="P1"><text:bookmark-end text:name="sub_546"/><text:bookmark-start text:name="sub_547"/><text:span text:style-name="T2">5.47. Эксплуатанты самолетов максимальной взлетной массой более 50000 кг с двумя газотурбинными двигателями на маршрутах, включающих в себя участки, содержащие точки маршрута, расстояние от которых до пригодного для посадки аэродрома превышает расстояние, соответствующее 60 минутам полета на крейсерской скорости с одним неработающим двигателем при стандартных атмосферных условиях в штиль, выполняют следующие правила (</text:span><text:a xlink:type="simple" xlink:href="#sub_247"><text:span text:style-name="T3">ETOPS</text:span></text:a><text:span text:style-name="T2">):</text:span></text:p>
      <text:p text:style-name="P1"><text:bookmark-end text:name="sub_547"/><text:bookmark-start text:name="sub_5471"/><text:span text:style-name="T2">а) полеты выполняются экипажами воздушных судов, члены которых имеют специальную подготовку для выполнения таких полетов;</text:span></text:p>
      <text:p text:style-name="P1"><text:bookmark-end text:name="sub_5471"/><text:bookmark-start text:name="sub_5472"/><text:span text:style-name="T2">б) эксплуатант разрабатывает и включает в РПП соответствующие программы подготовки членов таких летных экипажей воздушных судов, которые должны включать:</text:span></text:p>
      <text:p text:style-name="P1"><text:bookmark-end text:name="sub_5472"/><text:span text:style-name="T2">правила выбора маршрута и запасных аэродромов на маршруте;</text:span></text:p>
      <text:p text:style-name="P1"><text:span text:style-name="T2">применение перечня минимального оборудования при выполнении полетов по маршрутам, где расстояние от любой точки маршрута до пригодного для посадки аэродрома превышает расстояние, соответствующее 60 минутам крейсерского полета с одним неработающим двигателем при стандартных атмосферных условиях в штиль;</text:span></text:p>
      <text:p text:style-name="P1"><text:span text:style-name="T2">требования к запасу топлива перед полетом и в полете;</text:span></text:p>
      <text:p text:style-name="P1"><text:span text:style-name="T2">порядок действий при ухудшении метеоусловий на запасных аэродромах на маршруте;</text:span></text:p>
      <text:p text:style-name="P1"><text:span text:style-name="T2">тренировку по действиям при полной потере тяги одним из двигателей в крейсерском полете;</text:span></text:p>
      <text:p text:style-name="P1"><text:span text:style-name="T2">тренировку по действиям при полной потере электропитания от генераторов;</text:span></text:p>
      <text:p text:style-name="P1"><text:bookmark-start text:name="sub_5473"/><text:span text:style-name="T2">в) любой полет с применением правил </text:span><text:a xlink:type="simple" xlink:href="#sub_247"><text:span text:style-name="T3">ETOPS</text:span></text:a><text:span text:style-name="T2"> не начинается до тех пор, пока для участков маршрута, любая точка которых располагается далее расстояния, соответствующего 60 минутам полета на крейсерской скорости с одним неработающим двигателем при стандартных атмосферных условиях в штиль, не будут определены и указаны в рабочем плане полета пригодные для посадки аэродромы, на которых в течение возможного периода прибытия по последней имеющейся информации прогнозируются:</text:span></text:p>
      <text:p text:style-name="P1"><text:bookmark-end text:name="sub_5473"/><text:span text:style-name="T2">направление и скорость ветра, включая порывы, не превышающие установленные эксплуатационные ограничения;</text:span></text:p>
      <text:p text:style-name="P1"><text:span text:style-name="T2">нижняя граница облачности (вертикальная видимость) и видимость, соответствующие требованиям в зависимости от возможного использования навигационных средств захода на посадку:</text:span></text:p>
      <text:p text:style-name="P1"><text:span text:style-name="T2">хотя бы одно навигационное средство, которое обеспечивает заход на посадку </text:span><text:soft-page-break/><text:span text:style-name="T2">по </text:span><text:a xlink:type="simple" xlink:href="#sub_202"><text:span text:style-name="T3">категории III</text:span></text:a><text:span text:style-name="T2">: нижняя граница облачности (вертикальная видимость) не ниже 60 м и видимость не менее 800 м (включая временные изменения);</text:span></text:p>
      <text:p text:style-name="P1"><text:span text:style-name="T2">хотя бы одно навигационное средство, которое обеспечивает заход на посадку по категории II: нижняя граница облачности (вертикальная видимость) не ниже 90 м и видимость не менее 1100 м (включая временные изменения);</text:span></text:p>
      <text:p text:style-name="P1"><text:span text:style-name="T2">не менее двух независимых навигационных средств, обеспечивающих заход на посадку на непересекающиеся пригодные для посадки ВПП, ни одно из которых не обеспечивает заход на посадку по </text:span><text:a xlink:type="simple" xlink:href="#sub_201"><text:span text:style-name="T3">категории II</text:span></text:a><text:span text:style-name="T2"> и/или </text:span><text:a xlink:type="simple" xlink:href="#sub_202"><text:span text:style-name="T3">III</text:span></text:a><text:span text:style-name="T2">: нижняя граница облачности (вертикальная видимость) и видимость превышают наименьший эксплуатационный минимум аэродрома не менее чем на 60 м и не менее чем на 800 м соответственно (включая временные изменения);</text:span></text:p>
      <text:p text:style-name="P1"><text:span text:style-name="T2">одно навигационное средство захода на посадку, которое не обеспечивает заход на посадку по </text:span><text:a xlink:type="simple" xlink:href="#sub_201"><text:span text:style-name="T3">категории II</text:span></text:a><text:span text:style-name="T2"> и/или </text:span><text:a xlink:type="simple" xlink:href="#sub_202"><text:span text:style-name="T3">III</text:span></text:a><text:span text:style-name="T2">: нижняя граница облачности (вертикальная видимость) и видимость превышают эксплуатационный минимум аэродрома не менее чем на 120 м и не менее чем на 1600 м соответственно (включая временные изменения);</text:span></text:p>
      <text:p text:style-name="P1"><text:bookmark-start text:name="sub_5474"/><text:span text:style-name="T2">г) эксплуатант имеет в спецификации к сертификату эксплуатанта разрешение выполнять полеты по правилам </text:span><text:a xlink:type="simple" xlink:href="#sub_247"><text:span text:style-name="T3">ETOPS</text:span></text:a><text:span text:style-name="T2"> с указанием типа воздушного судна и максимального времени, соответствующего расстоянию, пролетаемому на крейсерской скорости с одним отказавшим двигателем в стандартных атмосферных условиях до пригодного для посадки аэродрома.</text:span></text:p>
      <text:p text:style-name="P1"><text:bookmark-end text:name="sub_5474"/></text:p>
      <text:h text:style-name="P5" text:outline-level="1"><text:bookmark-start text:name="sub_148"/><text:span text:style-name="T1">Учет ограничений летно-технических характеристик</text:span></text:h>
      <text:p text:style-name="P1"><text:bookmark-end text:name="sub_148"/></text:p>
      <text:p text:style-name="P1"><text:bookmark-start text:name="sub_548"/><text:span text:style-name="T2">5.48. Воздушное судно эксплуатируется в соответствии с положениями сертификата летной годности (удостоверения о годности к полетам), </text:span><text:a xlink:type="simple" xlink:href="#sub_255"><text:span text:style-name="T3">РЛЭ</text:span></text:a><text:span text:style-name="T2"> и нормами, применяемыми для установления эксплуатационных ограничений летно-технических характеристик, которые определены в </text:span><text:a xlink:type="simple" xlink:href="#sub_552"><text:span text:style-name="T3">пункте 5.52</text:span></text:a><text:span text:style-name="T2"> настоящих Правил.</text:span></text:p>
      <text:p text:style-name="P1"><text:bookmark-end text:name="sub_548"/><text:bookmark-start text:name="sub_549"/><text:span text:style-name="T2">5.49. Самолеты с одним двигателем эксплуатируются только в таких условиях погоды и освещенности, на таких маршрутах и с таким отклонением от них, которые в случае отказа двигателя позволят безопасно совершить вынужденную посадку.</text:span></text:p>
      <text:p text:style-name="P1"><text:bookmark-end text:name="sub_549"/><text:bookmark-start text:name="sub_550"/><text:span text:style-name="T2">5.50. В условиях, когда безопасное продолжение полета не обеспечивается в случае отказа двигателя, перевозки на вертолетах осуществляются с учетом выполнения условий безопасной вынужденной посадки.</text:span></text:p>
      <text:p text:style-name="P1"><text:bookmark-end text:name="sub_550"/><text:bookmark-start text:name="sub_551"/><text:span text:style-name="T2">5.51. Выполнение перевозок пассажиров в приборных метеорологических условиях на вертолетах с летно-техническими характеристиками класса 3 осуществляется согласно положениям </text:span><text:a xlink:type="simple" xlink:href="#sub_561"><text:span text:style-name="T3">пункта 5.61</text:span></text:a><text:span text:style-name="T2"> настоящих Правил.</text:span></text:p>
      <text:p text:style-name="P1"><text:bookmark-end text:name="sub_551"/><text:bookmark-start text:name="sub_552"/><text:span text:style-name="T2">5.52. Разрешается начинать полет только в том случае, когда информация о летно-технических характеристиках, содержащаяся в </text:span><text:a xlink:type="simple" xlink:href="#sub_255"><text:span text:style-name="T3">РЛЭ</text:span></text:a><text:span text:style-name="T2">, указывает на то, что в предстоящем полете могут быть выполнены требования, содержащиеся в </text:span><text:a xlink:type="simple" xlink:href="#sub_553"><text:span text:style-name="T3">пунктах 5.53 - 5.66</text:span></text:a><text:span text:style-name="T2"> настоящих Правил.</text:span></text:p>
      <text:p text:style-name="P1"><text:bookmark-end text:name="sub_552"/><text:span text:style-name="T2">При выполнении указанных требований следует учитывать все факторы, которые влияют на летно-технические характеристики воздушного судна (масса, барометрическая высота, соответствующая превышению аэродрома, температура; уклон ВПП и состояние ВПП, т. е. наличие слякоти, воды и (или) льда для сухопутных самолетов и состояние водной поверхности для гидросамолетов).</text:span></text:p>
      <text:p text:style-name="P1"><text:bookmark-start text:name="sub_553"/><text:span text:style-name="T2">5.53. Масса воздушного судна в начале взлета не превышает массы, указанной в </text:span><text:a xlink:type="simple" xlink:href="#sub_548"><text:span text:style-name="T3">пунктах 5.48</text:span></text:a><text:span text:style-name="T2"> и </text:span><text:a xlink:type="simple" xlink:href="#sub_556"><text:span text:style-name="T3">5.56 - 5.59</text:span></text:a><text:span text:style-name="T2">, с учетом предполагаемого уменьшения массы в ходе полета </text:span><text:soft-page-break/><text:span text:style-name="T2">и слива топлива по причинам, предусмотренным </text:span><text:a xlink:type="simple" xlink:href="#sub_557"><text:span text:style-name="T3">пунктами 5.57</text:span></text:a><text:span text:style-name="T2"> и </text:span><text:a xlink:type="simple" xlink:href="#sub_558"><text:span text:style-name="T3">5.58</text:span></text:a><text:span text:style-name="T2">, а в отношении запасных аэродромов - </text:span><text:a xlink:type="simple" xlink:href="#sub_555"><text:span text:style-name="T3">пунктами 5.55</text:span></text:a><text:span text:style-name="T2"> и </text:span><text:a xlink:type="simple" xlink:href="#sub_559"><text:span text:style-name="T3">5.59</text:span></text:a><text:span text:style-name="T2"> настоящих Правил.</text:span></text:p>
      <text:p text:style-name="P1"><text:bookmark-end text:name="sub_553"/><text:bookmark-start text:name="sub_554"/><text:span text:style-name="T2">5.54. Масса воздушного судна в начале взлета не превышает максимальную взлетную массу, указанную в РЛЭ для барометрической высоты, соответствующей превышению аэродрома, а также для любых других местных атмосферных условий, если они используются в качестве параметров для определения максимальной взлетной массы.</text:span></text:p>
      <text:p text:style-name="P1"><text:bookmark-end text:name="sub_554"/><text:bookmark-start text:name="sub_555"/><text:span text:style-name="T2">5.55. Расчетная масса воздушного судна к расчетному времени приземления на аэродроме намеченной посадки и на любом запасном аэродроме пункта назначения не превышает максимальную посадочную массу, указанную в </text:span><text:a xlink:type="simple" xlink:href="#sub_255"><text:span text:style-name="T3">РЛЭ</text:span></text:a><text:span text:style-name="T2"> для барометрической высоты, соответствующей превышению этих аэродромов, а также для других местных атмосферных условий, если они используются в качестве параметров для определения максимально допустимой массы при посадке.</text:span></text:p>
      <text:p text:style-name="P1"><text:bookmark-end text:name="sub_555"/><text:bookmark-start text:name="sub_556"/><text:span text:style-name="T2">5.56. Летно-технические характеристики самолета позволяют в случае отказа критического двигателя в любой точке взлета либо прекратить взлет и остановиться в пределах располагаемой дистанции прерванного взлета, либо продолжать взлет и пролететь все препятствия вдоль траектории полета с достаточным запасом до тех пор, пока не будут выполняться требования, содержащиеся в </text:span><text:a xlink:type="simple" xlink:href="#sub_557"><text:span text:style-name="T3">пункте 5.57</text:span></text:a><text:span text:style-name="T2"> настоящих Правил.</text:span></text:p>
      <text:p text:style-name="P1"><text:bookmark-end text:name="sub_556"/><text:span text:style-name="T2">При определении располагаемой длины ВПП учитывается возможное ее уменьшение в связи с необходимостью выведения самолета на осевую линию перед взлетом.</text:span></text:p>
      <text:p text:style-name="P1"><text:bookmark-start text:name="sub_557"/><text:span text:style-name="T2">5.57. Летно-технические характеристики самолета позволяют в случае выхода из строя критического двигателя в любой точке на маршруте или запланированных на случай отклонения от него запасных маршрутах продолжать полет до аэродрома, где могут быть выполнены требования </text:span><text:a xlink:type="simple" xlink:href="#sub_559"><text:span text:style-name="T3">пункта 5.59</text:span></text:a><text:span text:style-name="T2"> настоящих Правил, не снижаясь ни в каком месте до высоты ниже минимально разрешенной.</text:span></text:p>
      <text:p text:style-name="P1"><text:bookmark-end text:name="sub_557"/><text:bookmark-start text:name="sub_558"/><text:span text:style-name="T2">5.58. Полеты самолетов с тремя или более двигателями по участкам маршрута, где расстояние от любой точки маршрута до пригодного для посадки аэродрома превышает расстояние, соответствующее 120 минутам времени полета с одним отказавшим двигателем в стандартной атмосфере в штиль, выполняются при способности самолета в случае отказа любых двух двигателей продолжать полет до пригодного для посадки аэродрома и совершить посадку на нем.</text:span></text:p>
      <text:p text:style-name="P1"><text:bookmark-end text:name="sub_558"/><text:bookmark-start text:name="sub_559"/><text:span text:style-name="T2">5.59. Летно-технические характеристики самолета позволяют приземлиться на аэродроме намеченной посадки или любом запасном аэродроме после пролета всех препятствий вдоль траектории захода на посадку с минимальным для обеспечения безопасности запасом высоты и с учетом необходимости остановки или, если речь идет о гидросамолете, достижения достаточно низкой скорости в пределах располагаемой посадочной дистанции. При этом КВС учитываются предполагаемые различия в технике пилотирования при выполнении захода на посадку и посадки, если это не было учтено при установлении летно-технических характеристик.</text:span></text:p>
      <text:p text:style-name="P1"><text:bookmark-end text:name="sub_559"/><text:bookmark-start text:name="sub_560"/><text:span text:style-name="T2">5.60. Летно-технические характеристики класса 1 вертолета позволяют:</text:span></text:p>
      <text:p text:style-name="P1"><text:bookmark-end text:name="sub_560"/><text:bookmark-start text:name="sub_5601"/><text:span text:style-name="T2">а) в случае отказа критического двигателя, определяемого в точке принятия решения при взлете или до этой точки, прервать взлет и остановиться в пределах располагаемой зоны прерванного взлета;</text:span></text:p>
      <text:p text:style-name="P1"><text:bookmark-end text:name="sub_5601"/><text:bookmark-start text:name="sub_5602"/><text:span text:style-name="T2">б) в случае отказа критического двигателя, определяемого в точке принятия решения при взлете или после этой точки, продолжить взлет, обеспечивая пролет с надлежащим запасом всех препятствий вдоль траектории полета, пока не будет выполнять требования, указанные в </text:span><text:a xlink:type="simple" xlink:href="#sub_562"><text:span text:style-name="T3">пункте 5.62</text:span></text:a><text:span text:style-name="T2"> настоящих Правил.</text:span></text:p>
      <text:p text:style-name="P1"><text:bookmark-end text:name="sub_5602"/><text:bookmark-start text:name="sub_561"/><text:soft-page-break/><text:span text:style-name="T2">5.61. Летно-технические характеристики класса 2 вертолета позволяют в случае отказа критического двигателя в любой момент после достижения определенной в РЛЭ точки после взлета продолжить взлет, обеспечивая пролет с надлежащим запасом всех препятствий вдоль траектории полета, пока не будут выполняться требования, указанные в </text:span><text:a xlink:type="simple" xlink:href="#sub_562"><text:span text:style-name="T3">пункте 5.62</text:span></text:a><text:span text:style-name="T2"> настоящих Правил.</text:span></text:p>
      <text:p text:style-name="P1"><text:bookmark-end text:name="sub_561"/><text:span text:style-name="T2">При отказе критического двигателя до достижения определенной в РЛЭ точки после взлета применяются требования, указанные в </text:span><text:a xlink:type="simple" xlink:href="#sub_550"><text:span text:style-name="T3">пункте 5.50</text:span></text:a><text:span text:style-name="T2"> настоящих Правил.</text:span></text:p>
      <text:p text:style-name="P1"><text:bookmark-start text:name="sub_562"/><text:span text:style-name="T2">5.62. При отказе двигателя в любой точке траектории полета на вертолете с летно-техническими характеристиками класса 3 применяются требования, указанные в </text:span><text:a xlink:type="simple" xlink:href="#sub_550"><text:span text:style-name="T3">пункте 5.50</text:span></text:a><text:span text:style-name="T2"> настоящих Правил.</text:span></text:p>
      <text:p text:style-name="P1"><text:bookmark-end text:name="sub_562"/><text:bookmark-start text:name="sub_563"/><text:span text:style-name="T2">5.63. Летно-технические характеристики классов 1 или 2 вертолета позволяют в случае отказа критического двигателя в любой точке этапа полета по маршруту продолжить полет до места, в котором могут быть выполнены условия, указанные в </text:span><text:a xlink:type="simple" xlink:href="#sub_565"><text:span text:style-name="T3">пункте 5.65</text:span></text:a><text:span text:style-name="T2"> или в </text:span><text:a xlink:type="simple" xlink:href="#sub_566"><text:span text:style-name="T3">пункте 5.66</text:span></text:a><text:span text:style-name="T2"> настоящих Правил, не допуская снижения вертолета ниже разрешенной высоты в любой точке полета.</text:span></text:p>
      <text:p text:style-name="P1"><text:bookmark-end text:name="sub_563"/><text:bookmark-start text:name="sub_564"/><text:span text:style-name="T2">5.64. Летно-технические характеристики класса 3 вертолета позволяют при всех работающих двигателях выполнять полет по своему намеченному маршруту или запланированным измененным маршрутам, не допуская снижения ниже соответствующей минимальной абсолютной высоты в любой точке полета.</text:span></text:p>
      <text:p text:style-name="P1"><text:bookmark-end text:name="sub_564"/><text:bookmark-start text:name="sub_565"/><text:span text:style-name="T2">5.65. В случае отказа критического двигателя в любой точке этапа захода на посадку и посадки до точки принятия решения о посадке летно-технические характеристики класса 1 вертолета позволяют на вертодроме назначения или на любом запасном вертодроме после пролета всех препятствий вдоль траектории захода на посадку выполнить посадку и остановиться в пределах располагаемой посадочной дистанции или осуществить уход на второй круг и обеспечить пролет всех препятствий вдоль траектории. В том случае, когда отказ критического двигателя происходит после точки принятия решения о посадке, летно-технические характеристики вертолета позволяют выполнить посадку и остановиться в пределах располагаемой посадочной дистанции.</text:span></text:p>
      <text:p text:style-name="P1"><text:bookmark-end text:name="sub_565"/><text:bookmark-start text:name="sub_566"/><text:span text:style-name="T2">5.66. В случае отказа критического двигателя до </text:span><text:a xlink:type="simple" xlink:href="#sub_266"><text:span text:style-name="T3">характерной точки до посадки</text:span></text:a><text:span text:style-name="T2"> летно-технические характеристики класса 2 вертолета позволяют на вертодроме назначения или на любом запасном вертодроме после пролета всех препятствий на траектории захода на посадку выполнить посадку и остановиться в пределах располагаемой посадочной дистанции или осуществить уход на второй круг и обеспечить пролет всех препятствий на траектории полета. При отказе двигателя после указанной точки и до посадки применяются требования </text:span><text:a xlink:type="simple" xlink:href="#sub_550"><text:span text:style-name="T3">пункта 5.50</text:span></text:a><text:span text:style-name="T2"> настоящих Правил.</text:span></text:p>
      <text:p text:style-name="P1"><text:bookmark-end text:name="sub_566"/></text:p>
      <text:h text:style-name="P5" text:outline-level="1"><text:bookmark-start text:name="sub_149"/><text:span text:style-name="T1">Учет сведений о препятствиях</text:span></text:h>
      <text:p text:style-name="P1"><text:bookmark-end text:name="sub_149"/></text:p>
      <text:p text:style-name="P1"><text:bookmark-start text:name="sub_567"/><text:span text:style-name="T2">5.67. В случае если на </text:span><text:a xlink:type="simple" xlink:href="#sub_178"><text:span text:style-name="T3">аэродроме</text:span></text:a><text:span text:style-name="T2"> не определены процедуры взлета, начального набора высоты, захода на посадку и посадки, эксплуатант использует данные о препятствиях для разработки таких процедур с учетом летно-технических характеристик воздушного судна, установленных РЛЭ.</text:span></text:p>
      <text:p text:style-name="P1"><text:bookmark-end text:name="sub_567"/></text:p>
      <text:p text:style-name="P1"/>
      <text:h text:style-name="P5" text:outline-level="1"><text:bookmark-start text:name="sub_150"/><text:span text:style-name="T1">Судовые документы</text:span></text:h>
      <text:p text:style-name="P1"><text:bookmark-end text:name="sub_150"/></text:p>
      <text:p text:style-name="P1"><text:bookmark-start text:name="sub_568"/><text:span text:style-name="T2">5.68. На воздушном судне должны находиться следующие документы, которые </text:span><text:soft-page-break/><text:span text:style-name="T2">члены экипажа воздушного судна предъявляют по требованию уполномоченных должностных лиц:</text:span></text:p>
      <text:p text:style-name="P1"><text:bookmark-end text:name="sub_568"/><text:span text:style-name="T2">свидетельство о государственной регистрации;</text:span></text:p>
      <text:p text:style-name="P1"><text:span text:style-name="T2">сертификат летной годности (удостоверение о годности к полетам);</text:span></text:p>
      <text:p text:style-name="P1"><text:a xlink:type="simple" xlink:href="#sub_255"><text:span text:style-name="T3">РЛЭ</text:span></text:a><text:span text:style-name="T2">;</text:span></text:p>
      <text:p text:style-name="P1"><text:a xlink:type="simple" xlink:href="#sub_240"><text:span text:style-name="T3">MEL</text:span></text:a><text:span text:style-name="T2">;</text:span></text:p>
      <text:p text:style-name="P1"><text:bookmark-start text:name="sub_5686"/><text:span text:style-name="T2">инструкция по действиям в особых случаях полета, разработанная эксплуатантом;</text:span></text:p>
      <text:p text:style-name="P1"><text:bookmark-end text:name="sub_5686"/><text:span text:style-name="T2">бортовой и санитарный журналы;</text:span></text:p>
      <text:p text:style-name="P1"><text:span text:style-name="T2">свидетельство (запись в бортовом журнале) о техническом обслуживании и годности его к эксплуатации;</text:span></text:p>
      <text:p text:style-name="P1"><text:span text:style-name="T2">сертификат эксплуатанта и эксплуатационные спецификации (копии);</text:span></text:p>
      <text:p text:style-name="P1"><text:span text:style-name="T2">сертификат о дезинсектизации (дезинсекции) при международных полетах;</text:span></text:p>
      <text:p text:style-name="P1"><text:span text:style-name="T2">разрешение на бортовую радиостанцию, если воздушное судно оборудовано радиоаппаратурой;</text:span></text:p>
      <text:p text:style-name="P1"><text:a xlink:type="simple" xlink:href="#sub_256"><text:span text:style-name="T3">РПП</text:span></text:a><text:span text:style-name="T2"> (части РПП, относящиеся к порядку подготовки и выполнения полетов) эксплуатанта;</text:span></text:p>
      <text:p text:style-name="P1"><text:span text:style-name="T2">копии лицензий эксплуатанта на воздушные перевозки пассажиров и (или) грузов;</text:span></text:p>
      <text:p text:style-name="P1"><text:span text:style-name="T2">задание на полет;</text:span></text:p>
      <text:p text:style-name="P1"><text:span text:style-name="T2">рабочий план полета;</text:span></text:p>
      <text:p text:style-name="P1"><text:span text:style-name="T2">актуализированные сборники </text:span><text:a xlink:type="simple" xlink:href="#sub_176"><text:span text:style-name="T3">аэронавигационной информации</text:span></text:a><text:span text:style-name="T2">;</text:span></text:p>
      <text:p text:style-name="P1"><text:span text:style-name="T2">генеральная декларация (при международных полетах), пассажирская ведомость (манифест), грузовая ведомость (манифест), а также документ, содержащий информацию об опасном грузе, предусмотренную в пункте 49 Федеральных авиационных правил "Правила перевозки опасных грузов воздушными судами гражданской авиации", утвержденных приказом Министерства транспорта Российской Федерации от 5 сентября 2008 г. N 141;</text:span></text:p>
      <text:p text:style-name="P1"><text:span text:style-name="T2">аэронавигационные (полетные) карты на бумажных и (или) электронных носителях;</text:span></text:p>
      <text:p text:style-name="P1"><text:span text:style-name="T2">форма донесения об авиационном происшествии, инциденте, опасном сближении;</text:span></text:p>
      <text:p text:style-name="P1"><text:span text:style-name="T2">страховые полисы членов экипажа воздушного судна и ответственности владельца воздушного судна перед третьими лицами за вред, причиненный жизни или здоровью либо имуществу третьих лиц при эксплуатации воздушного судна;</text:span></text:p>
      <text:p text:style-name="P1"><text:span text:style-name="T2">метеорологическая документация, предусмотренная РПП;</text:span></text:p>
      <text:p text:style-name="P1"><text:span text:style-name="T2">сводная загрузочная ведомость для воздушных судов.</text:span></text:p>
      <text:p text:style-name="P1"><text:bookmark-start text:name="sub_569"/><text:span text:style-name="T2">5.69. Кроме документов, указанных в </text:span><text:a xlink:type="simple" xlink:href="#sub_568"><text:span text:style-name="T3">пункте 5.68</text:span></text:a><text:span text:style-name="T2"> настоящих Правил, на борту воздушного судна должны быть иные документы, которые требуются по правилам государства, над территорией которых производится полет.</text:span></text:p>
      <text:p text:style-name="P1"><text:bookmark-end text:name="sub_569"/><text:bookmark-start text:name="sub_570"/><text:span text:style-name="T2">5.70. Указанное в </text:span><text:a xlink:type="simple" xlink:href="#sub_568"><text:span text:style-name="T3">пункте 5.68</text:span></text:a><text:span text:style-name="T2"> настоящих Правил задание на полет содержит следующие записи:</text:span></text:p>
      <text:p text:style-name="P1"><text:bookmark-end text:name="sub_570"/><text:span text:style-name="T2">государственный и регистрационный опознавательные знаки воздушного судна;</text:span></text:p>
      <text:p text:style-name="P1"><text:span text:style-name="T2">дату записи;</text:span></text:p>
      <text:p text:style-name="P1"><text:span text:style-name="T2">фамилии членов экипажа воздушного судна и выполняемые ими обязанности;</text:span></text:p>
      <text:p text:style-name="P1"><text:span text:style-name="T2">пункты вылета и прибытия;</text:span></text:p>
      <text:p text:style-name="P1"><text:span text:style-name="T2">планируемое и фактическое время взлета и посадки;</text:span></text:p>
      <text:p text:style-name="P1"><text:span text:style-name="T2">цель полета, номер рейса;</text:span></text:p>
      <text:p text:style-name="P1"><text:span text:style-name="T2">замечания, касающиеся полета;</text:span></text:p>
      <text:p text:style-name="P1"><text:soft-page-break/><text:span text:style-name="T2">подпись КВС;</text:span></text:p>
      <text:p text:style-name="P1"><text:span text:style-name="T2">иные записи, установленные эксплуатантом.</text:span></text:p>
      <text:p text:style-name="P1"><text:span text:style-name="T2">Форма задания на полет и порядок его ведения определяются эксплуатантом.</text:span></text:p>
      <text:p text:style-name="P1"/>
      <text:h text:style-name="P5" text:outline-level="1"><text:bookmark-start text:name="sub_151"/><text:span text:style-name="T1">Перечни минимального исправного оборудования</text:span></text:h>
      <text:p text:style-name="P1"><text:bookmark-end text:name="sub_151"/></text:p>
      <text:p text:style-name="P1"><text:bookmark-start text:name="sub_571"/><text:span text:style-name="T2">5.71. Выполнение коммерческих воздушных перевозок при отказе в работе какого-либо прибора, оборудования или системы допускается на основании </text:span><text:a xlink:type="simple" xlink:href="#sub_240"><text:span text:style-name="T3">MEL</text:span></text:a><text:span text:style-name="T2">, за исключением случаев выполнения полетов на воздушных судах, разработанных или эксплуатировавшихся в СССР, для которых основанием для выполнения полета с отказавшими приборами, оборудованием или системой могут служить положения РЛЭ.</text:span></text:p>
      <text:p text:style-name="P1"><text:bookmark-end text:name="sub_571"/><text:bookmark-start text:name="sub_5711"/><text:span text:style-name="T2">5.71.1. </text:span><text:a xlink:type="simple" xlink:href="#sub_240"><text:span text:style-name="T3">MEL</text:span></text:a><text:span text:style-name="T2">, предназначенный для определения возможности эксплуатации воздушного судна с неработающими приборами, оборудованием или системами в рамках контролируемой и обоснованной программы проведения ремонтных работ и замены оборудования, составляется эксплуатантом для каждого воздушного судна на основании </text:span><text:a xlink:type="simple" xlink:href="#sub_239"><text:span text:style-name="T3">MMEL</text:span></text:a><text:span text:style-name="T2"> или для воздушных судов, разработанных или ранее эксплуатировавшихся в СССР, - требований РЛЭ.</text:span></text:p>
      <text:p text:style-name="P1"><text:bookmark-end text:name="sub_5711"/><text:bookmark-start text:name="sub_5712"/><text:span text:style-name="T2">5.71.2. </text:span><text:a xlink:type="simple" xlink:href="#sub_239"><text:span text:style-name="T3">MMEL</text:span></text:a><text:span text:style-name="T2">, применяемый для разработки перечня минимального оборудования эксплуатанта, издается держателем сертификата типа воздушного судна и утверждается уполномоченным органом государства разработчика воздушного судна.</text:span></text:p>
      <text:p text:style-name="P1"><text:bookmark-end text:name="sub_5712"/><text:bookmark-start text:name="sub_5713"/><text:span text:style-name="T2">5.71.3. </text:span><text:a xlink:type="simple" xlink:href="#sub_240"><text:span text:style-name="T3">MEL</text:span></text:a><text:span text:style-name="T2"> включается в </text:span><text:a xlink:type="simple" xlink:href="#sub_256"><text:span text:style-name="T3">РПП</text:span></text:a><text:span text:style-name="T2"> и должен содержать:</text:span></text:p>
      <text:p text:style-name="P1"><text:bookmark-end text:name="sub_5713"/><text:span text:style-name="T2">предисловие, содержащее правила применения перечня минимального оборудования техническим персоналом и летными экипажами воздушных судов;</text:span></text:p>
      <text:p text:style-name="P1"><text:span text:style-name="T2">определения и пояснения применяемых терминов;</text:span></text:p>
      <text:p text:style-name="P1"><text:span text:style-name="T2">перечень являющихся признаками выхода из строя приборов, оборудования и систем, соответствующих предупреждающих и уведомляющих сигналов;</text:span></text:p>
      <text:p text:style-name="P1"><text:span text:style-name="T2">перечень приборов, оборудования и систем, при выходе из строя которых допускается эксплуатация воздушного судна, с указанием для каждого воздушного судна:</text:span></text:p>
      <text:p text:style-name="P1"><text:span text:style-name="T2">количества установленных приборов на воздушном судне и количества требуемых для выполнения полета;</text:span></text:p>
      <text:p text:style-name="P1"><text:span text:style-name="T2">допустимого периода восстановления работоспособности вышедшего из строя прибора, оборудования или системы;</text:span></text:p>
      <text:p text:style-name="P1"><text:span text:style-name="T2">необходимости маркирования прибора, оборудования и системы в кабине экипажа воздушного судна и (или) пассажирской кабине;</text:span></text:p>
      <text:p text:style-name="P1"><text:span text:style-name="T2">требуемых дополнительных процедур технической подготовки воздушного судна к полетам, если таковые требуются;</text:span></text:p>
      <text:p text:style-name="P1"><text:span text:style-name="T2">требуемых дополнительных процедур летной эксплуатации воздушного судна, если таковые требуются;</text:span></text:p>
      <text:p text:style-name="P1"><text:span text:style-name="T2">условий применения настоящего пункта, включая прогнозируемые условия полета, при которых запрещено его начинать с отказавшим устройством.</text:span></text:p>
      <text:p text:style-name="P1"><text:bookmark-start text:name="sub_5714"/><text:span text:style-name="T2">5.71.4. При утверждении </text:span><text:a xlink:type="simple" xlink:href="#sub_240"><text:span text:style-name="T3">MEL</text:span></text:a><text:span text:style-name="T2"> учитываются:</text:span></text:p>
      <text:p text:style-name="P1"><text:bookmark-end text:name="sub_5714"/><text:span text:style-name="T2">опыт эксплуатации данного типа воздушного судна;</text:span></text:p>
      <text:p text:style-name="P1"><text:span text:style-name="T2">опыт эксплуатации данного типа и аналогичных типов воздушного судна эксплуатантом;</text:span></text:p>
      <text:p text:style-name="P1"><text:span text:style-name="T2">квалификация и подготовка членов летных экипажей воздушного судна эксплуатанта.</text:span></text:p>
      <text:p text:style-name="P1"><text:bookmark-start text:name="sub_5715"/><text:span text:style-name="T2">5.71.5. При выходе из строя нескольких указанных в </text:span><text:a xlink:type="simple" xlink:href="#sub_240"><text:span text:style-name="T3">MEL</text:span></text:a><text:span text:style-name="T2"> компонентов </text:span><text:soft-page-break/><text:span text:style-name="T2">оборудования, эксплуатация воздушных судов допускается после установления в соответствии с процедурами, установленными эксплуатантом в РПП, отсутствия взаимосвязей между неработающими компонентами, приводящих к снижению уровня безопасности ниже допустимого предела или к чрезмерному увеличению нагрузки на летный экипаж.</text:span></text:p>
      <text:p text:style-name="P1"><text:bookmark-end text:name="sub_5715"/><text:bookmark-start text:name="sub_5716"/><text:span text:style-name="T2">5.71.6. При определении возможности обеспечения приемлемого уровня безопасности эксплуатант должен учитывать вероятность дополнительных отказов приборов, оборудования или систем воздушного судна при продолжении эксплуатации с неработающими системами или оборудованием.</text:span></text:p>
      <text:p text:style-name="P1"><text:bookmark-end text:name="sub_5716"/><text:bookmark-start text:name="sub_5717"/><text:span text:style-name="T2">5.71.7. В случае допуска к полету воздушного судна при выходе из строя какого-либо прибора, оборудования или системы в бортовой журнал воздушного судна техническим персоналом, производящим подготовку воздушного судна к вылету, вносятся сведения о вышедших из строя приборах, оборудовании или системах и выполненных процедурах подготовки к полету с ними, а также производится маркировка отказавших приборов, если таковая требуется.</text:span></text:p>
      <text:p text:style-name="P1"><text:bookmark-end text:name="sub_5717"/><text:bookmark-start text:name="sub_5718"/><text:span text:style-name="T2">5.71.8. Окончательное решение о начале полета при выходе из строя какого-либо прибора, оборудования или системы принимает КВС.</text:span></text:p>
      <text:p text:style-name="P1"><text:bookmark-end text:name="sub_5718"/><text:bookmark-start text:name="sub_5719"/><text:span text:style-name="T2">5.71.9. В случае обнаружения выхода из строя какого-либо прибора, оборудования или системы после закрытия дверей воздушного судна с целью выполнения полета КВС организует выполнение процедур, предписанных РЛЭ, и принимает решение о прекращении или продолжении выполнения полета на основании требований </text:span><text:a xlink:type="simple" xlink:href="#sub_240"><text:span text:style-name="T3">MEL</text:span></text:a><text:span text:style-name="T2"> и РЛЭ и, в случае необходимости, обращается к техническому персоналу.</text:span></text:p>
      <text:p text:style-name="P1"><text:bookmark-end text:name="sub_5719"/><text:bookmark-start text:name="sub_57110"/><text:span text:style-name="T2">5.71.10. Справочная информация в РПП, основанная на MEL, должна позволять КВС быстро принимать решение о прекращении, продолжении полета от закрытия дверей воздушного судна с целью выполнения полета до начала разбега.</text:span></text:p>
      <text:p text:style-name="P1"><text:bookmark-end text:name="sub_57110"/><text:bookmark-start text:name="sub_57111"/><text:span text:style-name="T2">5.71.11. Эксплуатант принимает меры к тому, чтобы ремонт вышедших из строя каких-либо приборов, оборудования или систем выполнялся в возможно короткий срок. Повторное применение пункта </text:span><text:a xlink:type="simple" xlink:href="#sub_240"><text:span text:style-name="T3">MEL</text:span></text:a><text:span text:style-name="T2"> при выявлении выхода из строя какого-либо прибора, оборудования или системы в первых четырех полетах после ремонта допускается только для возврата воздушного судна на базовый аэродром или аэродром, имеющий организацию по техническому облуживанию и ремонту воздушных судов.</text:span></text:p>
      <text:p text:style-name="P1"><text:bookmark-end text:name="sub_57111"/><text:bookmark-start text:name="sub_57112"/><text:span text:style-name="T2">5.71.12. Эксплуатант, осуществляющий полеты с применением MEL, разрабатывает и включает соответствующие положения в программы подготовки членов летного экипажа воздушного судна.</text:span></text:p>
      <text:p text:style-name="P1"><text:bookmark-end text:name="sub_57112"/></text:p>
      <text:h text:style-name="P5" text:outline-level="1"><text:bookmark-start text:name="sub_152"/><text:span text:style-name="T1">Бортовые приборы и оборудование</text:span></text:h>
      <text:p text:style-name="P1"><text:bookmark-end text:name="sub_152"/></text:p>
      <text:p text:style-name="P1"><text:bookmark-start text:name="sub_572"/><text:span text:style-name="T2">5.72. На борту воздушного судна устанавливаются или находятся приборы и оборудование, указанные в </text:span><text:a xlink:type="simple" xlink:href="#sub_571"><text:span text:style-name="T3">пунктах 5.71-5.79</text:span></text:a><text:span text:style-name="T2"> настоящих Правил, в зависимости от используемого воздушного судна и условий, в которых должен выполняться полет.</text:span></text:p>
      <text:p text:style-name="P1"><text:bookmark-end text:name="sub_572"/><text:bookmark-start text:name="sub_573"/><text:span text:style-name="T2">5.73. Воздушное судно оснащается приборами, которые позволяют летному экипажу воздушного судна контролировать траекторию полета, выполнять любые требуемые Правилами маневры и соблюдать эксплуатационные ограничения, касающиеся данного самолета, в ожидаемых условиях эксплуатации.</text:span></text:p>
      <text:p text:style-name="P1"><text:bookmark-end text:name="sub_573"/><text:bookmark-start text:name="sub_574"/><text:span text:style-name="T2">5.74. В дополнение к требованиям </text:span><text:a xlink:type="simple" xlink:href="#sub_218"><text:span text:style-name="T3">пункта 2.18</text:span></text:a><text:span text:style-name="T2"> настоящих Правил воздушное судно оснащается:</text:span></text:p>
      <text:p text:style-name="P1"><text:bookmark-end text:name="sub_574"/><text:soft-page-break/><text:span text:style-name="T2">запасом необходимых медицинских средств, помещаемых в легкодоступных местах и в количестве, соответствующем числу пассажиров, разрешенному к перевозке на данном воздушном судне, который должен включать один или несколько комплектов первой помощи;</text:span></text:p>
      <text:p text:style-name="P1"><text:span text:style-name="T2">на самолетах, на которых разрешено перевозить более 250 пассажиров, комплект медицинских средств для использования врачами или другими квалифицированными лицами для оказания неотложной медицинской помощи в полете;</text:span></text:p>
      <text:p text:style-name="P1"><text:span text:style-name="T2">переносными огнетушителями, не создающими опасной концентрации ядовитых газов внутри самолета. Не менее чем по одному огнетушителю устанавливается в кабине летного экипажа воздушного судна и в каждом пассажирском салоне, который отделен от кабины летного экипажа и в который члены экипажа не имеют прямого доступа.</text:span></text:p>
      <text:p text:style-name="P1"/>
      <text:p text:style-name="P4"><text:bookmark-start text:name="sub_575"/><text:span text:style-name="T5">5.75. Для </text:span><text:a xlink:type="simple" xlink:href="#sub_246"><text:span text:style-name="T3">полетов по ППП</text:span></text:a><text:span text:style-name="T5"> воздушные суда с максимальной взлетной массой более 5700 кг оснащаются в дополнение к требованиям </text:span><text:a xlink:type="simple" xlink:href="#sub_2188"><text:span text:style-name="T3">пункта 2.18.8</text:span></text:a><text:span text:style-name="T5"> настоящих Правил аварийным источником питания для электрических приборов, указывающих пространственное положение воздушного судна, а воздушные суда, введенные в эксплуатацию после 1 января 1975 г., оборудуются аварийным источником питания, независимым от основной системы электроснабжения и не менее 30 минут обеспечивающим работу и освещение авиагоризонта КВС.</text:span></text:p>
      <text:p text:style-name="P4"><text:bookmark-end text:name="sub_575"/><text:span text:style-name="T5">Источник аварийного питания автоматически включается после полного отказа основной системы электроснабжения, и на приборной доске четко указывается, что авиагоризонт (авиагоризонты) воздушного судна работает от аварийного источника питания.</text:span></text:p>
      <text:p text:style-name="P1"/>
      <text:p text:style-name="P4"><text:bookmark-start text:name="sub_576"/><text:span text:style-name="T5">5.76. Вертолеты с максимальной взлетной массой свыше 3100 кг и иные воздушные суда с максимальной взлетной массой свыше 5700 кг или на борту которых разрешена перевозка более 9 пассажиров оборудуются системой предупреждения о близости земли (GPWS) с функцией оценки рельефа местности в направлении полета, автоматически предоставляющей летному экипажу воздушного судна предупреждения о потенциально опасной близости земной поверхности.</text:span></text:p>
      <text:p text:style-name="P1"><text:bookmark-end text:name="sub_576"/><text:bookmark-start text:name="sub_577"/><text:span text:style-name="T2">5.77. Исключен.</text:span></text:p>
      <text:p text:style-name="P4"><text:bookmark-end text:name="sub_577"/><text:bookmark-start text:name="sub_578"/><text:span text:style-name="T5">5.78. Самолеты с газотурбинными двигателями, у которых максимальная взлетная масса свыше 5700 кг или на борту которых разрешена перевозка более 19 человек, оборудуются бортовой системой предупреждения столкновений (БСПС).</text:span></text:p>
      <text:p text:style-name="P1"><text:bookmark-end text:name="sub_578"/><text:bookmark-start text:name="sub_579"/><text:span text:style-name="T2">5.79. Использование бортовых регистраторов полетных параметров (самописцев) полетных данных с записью на фотопленку запрещено.</text:span></text:p>
      <text:p text:style-name="P1"><text:bookmark-end text:name="sub_579"/><text:span text:style-name="T2">При наличии самописцев они включаются экипажем воздушного судна вручную или автоматически перед началом полета и не выключаются в течение всего полета.</text:span></text:p>
      <text:p text:style-name="P1"><text:bookmark-start text:name="sub_580"/><text:span text:style-name="T2">5.80. В случае авиационного происшествия или инцидента </text:span><text:a xlink:type="simple" xlink:href="#sub_182"><text:span text:style-name="T3">бортовые самописцы</text:span></text:a><text:span text:style-name="T2"> экипаж воздушного судна выключает по завершении полета и не включает вновь до тех пор, пока они не будут переданы в порядке, предусмотренном Правилами расследования авиационных происшествий и инцидентов с гражданскими воздушными судами в Российской Федерации, утвержденными постановлением Правительства Российской Федерации от 18 июня 1998 г. N 609</text:span><text:a xlink:type="simple" xlink:href="#sub_161616"><text:span text:style-name="T3">*(16)</text:span></text:a><text:span text:style-name="T2">.</text:span></text:p>
      <text:p text:style-name="P1"><text:bookmark-end text:name="sub_580"/><text:bookmark-start text:name="sub_581"/><text:span text:style-name="T2">5.81. Эксплуатант выполняет требования </text:span><text:a xlink:type="simple" xlink:href="#sub_421"><text:span text:style-name="T3">пункта 4.21</text:span></text:a><text:span text:style-name="T2"> настоящих Правил в отношении использования программных продуктов с электронными навигационными данными.</text:span></text:p>
      <text:p text:style-name="P1"><text:bookmark-end text:name="sub_581"/><text:soft-page-break/></text:p>
      <text:h text:style-name="P5" text:outline-level="1"><text:bookmark-start text:name="sub_153"/><text:span text:style-name="T1">Допуск экипажа воздушного судна к полету</text:span></text:h>
      <text:p text:style-name="P1"><text:bookmark-end text:name="sub_153"/></text:p>
      <text:p text:style-name="P1"><text:bookmark-start text:name="sub_582"/><text:span text:style-name="T2">5.82. На каждый полет эксплуатант назначает пилота в качестве КВС.</text:span></text:p>
      <text:p text:style-name="P1"><text:bookmark-end text:name="sub_582"/><text:bookmark-start text:name="sub_583"/><text:span text:style-name="T2">5.83. Численность летного экипажа воздушного судна увеличивается по сравнению с минимальной необходимой численностью, указанной в </text:span><text:a xlink:type="simple" xlink:href="#sub_255"><text:span text:style-name="T3">РЛЭ</text:span></text:a><text:span text:style-name="T2"> или в других документах, имеющих отношение к удостоверению о годности к полетам, в случаях, когда это необходимо для типа используемого воздушного судна, вид выполняемого полета и продолжительность полета между пунктами, в которых происходит смена летного экипажа воздушного судна.</text:span></text:p>
      <text:p text:style-name="P1"><text:bookmark-end text:name="sub_583"/><text:bookmark-start text:name="sub_584"/><text:span text:style-name="T2">5.84. Эксплуатант не допускает членов летного экипажа воздушного судна до выполнения своих функций, если они не прошли подготовку по разработанной эксплуатантом программе подготовки, которая обеспечивает надлежащую подготовку членов летного экипажа для выполнения возложенных на них обязанностей и:</text:span></text:p>
      <text:p text:style-name="P1"><text:bookmark-end text:name="sub_584"/><text:bookmark-start text:name="sub_5841"/><text:span text:style-name="T2">а) предусматривает средства наземной и летной подготовки, а также преподавателей и инструкторов соответствующей квалификации;</text:span></text:p>
      <text:p text:style-name="P1"><text:bookmark-end text:name="sub_5841"/><text:bookmark-start text:name="sub_5842"/><text:span text:style-name="T2">б) состоит из наземной и летной подготовки на типе (типах) воздушных судов, на котором работают члены летного экипажа;</text:span></text:p>
      <text:p text:style-name="P1"><text:bookmark-end text:name="sub_5842"/><text:bookmark-start text:name="sub_5843"/><text:span text:style-name="T2">в) включает отработку взаимодействия членов летного экипажа, а также обучение действиям при всех видах аварийной и исключительной обстановки или режима, вызванных неисправностями силовой установки, планера или систем, пожаром или другими отрицательными факторами;</text:span></text:p>
      <text:p text:style-name="P1"><text:bookmark-end text:name="sub_5843"/><text:bookmark-start text:name="sub_5844"/><text:span text:style-name="T2">г) включает подготовку в целях приобретения знаний и навыков, касающихся схем визуальных полетов и полетов по приборам в предполагаемом районе выполнения полетов, ограничений человеческих возможностей ("человеческого фактора"), включая знания об опасности их проявления при выполнении полетов, о предотвращении ситуаций, приводящих к выходу за ограничения человеческих возможностей, о предотвращении ошибок и их исправлении, перевозки опасных грузов воздушными судами;</text:span></text:p>
      <text:p text:style-name="P1"><text:bookmark-end text:name="sub_5844"/><text:bookmark-start text:name="sub_5845"/><text:span text:style-name="T2">д) обеспечивает проведение обучения с таким расчетом, чтобы все члены летного экипажа знали функции, которые они должны осуществлять, и как эти функции связаны с функциями других членов экипажа воздушного судна, в том числе при выполнении нештатных или аварийных процедур;</text:span></text:p>
      <text:p text:style-name="P1"><text:bookmark-end text:name="sub_5845"/><text:bookmark-start text:name="sub_5846"/><text:span text:style-name="T2">е) предусматривает следующее:</text:span></text:p>
      <text:p text:style-name="P1"><text:bookmark-end text:name="sub_5846"/><text:span text:style-name="T2">ознакомление вновь принятого на работу члена летного экипажа с его обязанностями и функциями, требованиями эксплуатанта по выполнению полетов;</text:span></text:p>
      <text:p text:style-name="P1"><text:bookmark-start text:name="sub_58463"/><text:span text:style-name="T2">ежегодную подготовку по аварийно-спасательному оборудованию воздушного судна и тренировку процедур аварийной эвакуации на суше;</text:span></text:p>
      <text:p text:style-name="P1"><text:bookmark-end text:name="sub_58463"/><text:bookmark-start text:name="sub_58464"/><text:span text:style-name="T2">подготовку по перевозке опасных грузов, включая сдачу экзамена, не реже одного раза в два года;</text:span></text:p>
      <text:p text:style-name="P1"><text:bookmark-end text:name="sub_58464"/><text:bookmark-start text:name="sub_58465"/><text:span text:style-name="T2">тренировку раз в два года процедур аварийной эвакуации на воде;</text:span></text:p>
      <text:p text:style-name="P1"><text:bookmark-end text:name="sub_58465"/><text:span text:style-name="T2">ежегодную теоретическую подготовку к выполнению полетов в особых условиях, включая сдачу экзамена;</text:span></text:p>
      <text:p text:style-name="P1"><text:span text:style-name="T2">теоретическую подготовку и тренировку по выводу воздушного судна из сложного пространственного положения, предсрывных режимов, режима сваливания, не реже одного раза в три года;</text:span></text:p>
      <text:p text:style-name="P1"><text:span text:style-name="T2">теоретическую подготовку к полетам в условиях RVSM и RNP, включая сдачу экзамена до начала выполнения полетов в указанных условиях на вновь освоенном </text:span><text:soft-page-break/><text:span text:style-name="T2">типе воздушного судна;</text:span></text:p>
      <text:p text:style-name="P1"><text:span text:style-name="T2">проверку уровня владения английским языком в соответствии с требованиями Федеральных авиационных правил "Требования к членам летных экипажей воздушных судов гражданской авиации Российской Федерации при подготовке к выполнению международных полетов", утвержденных приказом Министерства транспорта Российской Федерации от 9 июля 2007 г. N 90;</text:span></text:p>
      <text:p text:style-name="P1"><text:span text:style-name="T2">не реже одного раза в три года подготовку в области авиационной безопасности;</text:span></text:p>
      <text:p text:style-name="P1"><text:span text:style-name="T2">не реже одного раза в год теоретическую подготовку к выполнению полетов в условиях сдвига ветра, включая сдачу экзамена, и тренировку на летном тренажере, включая проверку;</text:span></text:p>
      <text:p text:style-name="P1"><text:span text:style-name="T2">не реже одного раза в год теоретическую подготовку к выполнению маневров и действий при срабатывании систем предупреждения о близости земли, включая сдачу экзамена, и тренировку на летном тренажере, включая проверку;</text:span></text:p>
      <text:p text:style-name="P1"><text:span text:style-name="T2">теоретическую подготовку к выполнению маневров и действий при срабатывании БСПС, включая сдачу экзамена, и тренировку на летном тренажере, включая проверку, не реже одного раза в год.</text:span></text:p>
      <text:p text:style-name="P1"><text:span text:style-name="T2">не реже одного раза в год тренировку на летном тренажере по сценарию обстановки реального полета по маршруту;</text:span></text:p>
      <text:p text:style-name="P1"><text:span text:style-name="T2">ежегодную теоретическую подготовку по знанию систем воздушного судна и умению определять его летные характеристики, включая сдачу экзамена;</text:span></text:p>
      <text:p text:style-name="P1"><text:bookmark-start text:name="sub_584615"/><text:span text:style-name="T2">ежегодную теоретическую подготовку к выполнению полетов КВС с правого пилотского сидения, включая сдачу экзамена, тренировку на летном тренажере или на воздушном судне, включая проверку КВС, если выполнение таких полетов предусмотрено в РПП;</text:span></text:p>
      <text:p text:style-name="P1"><text:bookmark-end text:name="sub_584615"/><text:span text:style-name="T2">ежегодную теоретическую подготовку к выполнению заходов на посадку и посадок в условиях II/III категории ИКАО и взлетов при видимости на ВПП менее 400 м, включая сдачу экзамена, и тренировку на летном тренажере, включая проверку;</text:span></text:p>
      <text:p text:style-name="P1"><text:span text:style-name="T2">теоретическую подготовку не реже одного раза в 7 месяцев к выполнению нормальных процедур выполнения полетов и к действиям в аварийных ситуациях, включая сдачу экзамена, и тренировку на летном тренажере, включая проверку;</text:span></text:p>
      <text:p text:style-name="P1"><text:span text:style-name="T2">не реже одного раза в три года тренировку на летном тренажере по отказам всех систем, не относящимся к аварийной ситуации, включая проверку;</text:span></text:p>
      <text:p text:style-name="P1"><text:span text:style-name="T2">ежегодную проверку выполнения нормальных процедур на воздушном судне;</text:span></text:p>
      <text:p text:style-name="P1"><text:span text:style-name="T2">не реже одного раза в три года теоретическую подготовку и тренировку по управлению ресурсами кабины экипажа воздушного судна;</text:span></text:p>
      <text:p text:style-name="P1"><text:span text:style-name="T2">ежегодную оценку управления ресурсами кабины экипажа воздушного судна на тренажере и на воздушном судне.</text:span></text:p>
      <text:p text:style-name="P1"><text:bookmark-start text:name="sub_585"/><text:span text:style-name="T2">5.85. Летная подготовка осуществляется на тренажерных устройствах имитации условий полета, допущенных уполномоченным органом в области гражданской авиации для данной цели.</text:span></text:p>
      <text:p text:style-name="P1"><text:bookmark-end text:name="sub_585"/><text:bookmark-start text:name="sub_586"/><text:span text:style-name="T2">5.86. Требования периодической наземной подготовки могут удовлетворяться посредством прохождения заочных курсов, дистанционного обучения или сдачи письменных экзаменов.</text:span></text:p>
      <text:p text:style-name="P1"><text:bookmark-end text:name="sub_586"/><text:bookmark-start text:name="sub_587"/><text:span text:style-name="T2">5.87. Требования относительно летной подготовки на конкретном типе воздушного судна считаются выполненными, если:</text:span></text:p>
      <text:p text:style-name="P1"><text:bookmark-end text:name="sub_587"/><text:bookmark-start text:name="sub_5871"/><text:span text:style-name="T2">а) использовались тренажерные устройства имитации условий полета, допущенные уполномоченным органом в области гражданской авиации для данной цели;</text:span></text:p>
      <text:p text:style-name="P1"><text:bookmark-end text:name="sub_5871"/><text:bookmark-start text:name="sub_5872"/><text:span text:style-name="T2">б) проводилась через определенное время проверка уровня подготовки, </text:span><text:soft-page-break/><text:span text:style-name="T2">предусмотренная в пункте </text:span><text:a xlink:type="simple" xlink:href="#sub_595"><text:span text:style-name="T3">5.95</text:span></text:a><text:span text:style-name="T2"> настоящих Правил, на данном типе воздушного судна.</text:span></text:p>
      <text:p text:style-name="P1"><text:bookmark-end text:name="sub_5872"/><text:bookmark-start text:name="sub_588"/><text:span text:style-name="T2">5.88. Эксплуатант применительно к конкретному типу воздушного судна определяет функции всех членов летного экипажа воздушного судна, которые они должны выполнять в аварийной обстановке или в ситуации, требующей аварийной эвакуации людей.</text:span></text:p>
      <text:p text:style-name="P1"><text:bookmark-end text:name="sub_588"/><text:bookmark-start text:name="sub_589"/><text:span text:style-name="T2">5.89. Эксплуатант не поручает КВС или второму пилоту управление воздушным судном конкретного типа или его модификации при взлете и посадке, если пилот в течение 90 предшествующих дней не выполнил трех взлетов и посадок на воздушных судах такого же типа или на летном тренажере, утвержденном для этой цели.</text:span></text:p>
      <text:p text:style-name="P1"><text:bookmark-end text:name="sub_589"/><text:span text:style-name="T2">Если КВС или второй пилот летает на воздушных судах разных модификаций одного и того же типа или на воздушных судах различных типов, но с аналогичными характеристиками относительно эксплуатационных процедур, систем и управления, то эксплуатант принимает решение, при каких условиях могут быть объединены требования в отношении каждой модификации или каждого типа воздушных судов.</text:span></text:p>
      <text:p text:style-name="P1"><text:bookmark-start text:name="sub_590"/><text:span text:style-name="T2">5.90. Эксплуатант не поручает пилоту исполнять обязанности </text:span><text:a xlink:type="simple" xlink:href="#sub_258"><text:span text:style-name="T3">сменного пилота на крейсерском этапе полета</text:span></text:a><text:span text:style-name="T2"> на воздушном судне конкретного типа или его модификации, если в течение 90 предшествующих дней этот пилот:</text:span></text:p>
      <text:p text:style-name="P1"><text:bookmark-end text:name="sub_590"/><text:bookmark-start text:name="sub_5901"/><text:span text:style-name="T2">а) не исполнял обязанности КВС, второго пилота или сменного пилота на крейсерском этапе полета на воздушном судне этого типа или его модификации; или</text:span></text:p>
      <text:p text:style-name="P1"><text:bookmark-end text:name="sub_5901"/><text:bookmark-start text:name="sub_5902"/><text:span text:style-name="T2">б) не прошел тренировку для восстановления летных навыков, включая действия в стандартных, нештатных и аварийных ситуациях, специфических для крейсерского этапа полета, на воздушном судне этого типа или на летном тренажере, утвержденном для этой цели, и не практиковался в выполнении процедур захода на посадку и посадки, при этом отработка выполнения процедур захода на посадку и посадки может осуществляться в роли пилота, непилотирующего воздушное судно.</text:span></text:p>
      <text:p text:style-name="P1"><text:bookmark-end text:name="sub_5902"/><text:bookmark-start text:name="sub_591"/><text:span text:style-name="T2">5.91. Эксплуатант не поручает штурману или бортинженеру (бортмеханику) исполнять обязанности на воздушном судне конкретного типа или его модификации, если в течение 90 предшествующих дней указанный член летного экипажа воздушного судна:</text:span></text:p>
      <text:p text:style-name="P1"><text:bookmark-end text:name="sub_591"/><text:bookmark-start text:name="sub_5911"/><text:span text:style-name="T2">а) не исполнял свои обязанности на воздушном судне этого типа или его модификации; или</text:span></text:p>
      <text:p text:style-name="P1"><text:bookmark-end text:name="sub_5911"/><text:bookmark-start text:name="sub_5912"/><text:span text:style-name="T2">б) не прошел тренировку для восстановления навыков, включая действия в стандартных, нештатных и аварийных ситуациях, на воздушном судне этого типа под контролем инструктора или на летном тренажере, утвержденном для этой цели.</text:span></text:p>
      <text:p text:style-name="P1"><text:bookmark-end text:name="sub_5912"/><text:bookmark-start text:name="sub_592"/><text:span text:style-name="T2">5.92. Эксплуатант не назначает пилота в качестве КВС для выполнения полета по маршруту или участку маршрута, к которому этот пилот в настоящее время не подготовлен, до тех пор, пока не будут соблюдены требования </text:span><text:a xlink:type="simple" xlink:href="#sub_5921"><text:span text:style-name="T3">пунктов 5.92.1</text:span></text:a><text:span text:style-name="T2"> и </text:span><text:a xlink:type="simple" xlink:href="#sub_5922"><text:span text:style-name="T3">5.92.2</text:span></text:a><text:span text:style-name="T2"> настоящих Правил.</text:span></text:p>
      <text:p text:style-name="P1"><text:bookmark-end text:name="sub_592"/><text:bookmark-start text:name="sub_5921"/><text:span text:style-name="T2">5.92.1. Эксплуатант должен удостовериться в том, что каждый пилот и штурман в достаточной мере знает:</text:span></text:p>
      <text:p text:style-name="P1"><text:bookmark-end text:name="sub_5921"/><text:span text:style-name="T2">намеченный маршрут и аэродромы, которые могут быть использованы для взлета и посадки, включая:</text:span></text:p>
      <text:p text:style-name="P1"><text:span text:style-name="T2">особенности рельефа местности и минимальные безопасные высоты на маршруте;</text:span></text:p>
      <text:p text:style-name="P1"><text:span text:style-name="T2">сезонные метеорологические условия;</text:span></text:p>
      <text:p text:style-name="P1"><text:span text:style-name="T2">правила ведения связи при обслуживании воздушного движения;</text:span></text:p>
      <text:p text:style-name="P1"><text:span text:style-name="T2">правила обслуживания воздушного движения;</text:span></text:p>
      <text:p text:style-name="P1"><text:span text:style-name="T2">возможные способы получения метеорологической информации;</text:span></text:p>
      <text:p text:style-name="P1"><text:span text:style-name="T2">правила поиска и спасания;</text:span></text:p>
      <text:p text:style-name="P1"><text:soft-page-break/><text:span text:style-name="T2">применение навигационных средств для осуществления навигации по маршруту;</text:span></text:p>
      <text:p text:style-name="P1"><text:span text:style-name="T2">правила выполнения полетов над территориями населенных пунктов и местами скопления людей;</text:span></text:p>
      <text:p text:style-name="P1"><text:span text:style-name="T2">особенности выполнения полетов в зонах с высокой интенсивности воздушного движения;</text:span></text:p>
      <text:p text:style-name="P1"><text:span text:style-name="T2">рельеф местности и расположение препятствий в районе аэродромов;</text:span></text:p>
      <text:p text:style-name="P1"><text:span text:style-name="T2">светотехническое оборудование аэродромов;</text:span></text:p>
      <text:p text:style-name="P1"><text:span text:style-name="T2">применение навигационных средств при выполнении схем прибытия, вылета и захода на посадку по приборам;</text:span></text:p>
      <text:p text:style-name="P1"><text:span text:style-name="T2">правила полетов в зонах ожидания;</text:span></text:p>
      <text:p text:style-name="P1"><text:span text:style-name="T2">применяемые эксплуатационные минимумы.</text:span></text:p>
      <text:p text:style-name="P1"><text:span text:style-name="T2">Эксплуатант разрабатывает процедуры подготовки пилота и штурмана к полетам по намеченным маршрутам и на аэродромах, которые могут быть использованы для взлета и посадки, и контроля знаний, в зависимости от их сложности.</text:span></text:p>
      <text:p text:style-name="P1"><text:bookmark-start text:name="sub_5922"/><text:span text:style-name="T2">5.92.2. КВС выполняет заход на посадку на каждый аэродром посадки по маршруту в присутствии в кабине пилота, подготовленного для выполнения посадки на данном аэродроме, за исключением одного из следующих случаев:</text:span></text:p>
      <text:p text:style-name="P1"><text:bookmark-end text:name="sub_5922"/><text:bookmark-start text:name="sub_59221"/><text:span text:style-name="T2">а) заход на посадку на аэродром выполняется над несложной для навигации местностью, схемы захода на посадку по приборам и имеющиеся средства схожи с известными пилоту схемами и средствами либо когда имеется уверенность в том, что заход на посадку и посадка могут быть выполнены в визуальных метеорологических условиях;</text:span></text:p>
      <text:p text:style-name="P1"><text:bookmark-end text:name="sub_59221"/><text:bookmark-start text:name="sub_59222"/><text:span text:style-name="T2">б) снижение с высоты начального этапа захода на посадку может быть выполнено днем в визуальных метеорологических условиях;</text:span></text:p>
      <text:p text:style-name="P1"><text:bookmark-end text:name="sub_59222"/><text:bookmark-start text:name="sub_59223"/><text:span text:style-name="T2">в) эксплуатант с помощью графических средств изображения земной поверхности в районе подхода и аэродрома устанавливает, что квалификация КВС дает ему право произвести посадку на соответствующем аэродроме;</text:span></text:p>
      <text:p text:style-name="P1"><text:bookmark-end text:name="sub_59223"/><text:bookmark-start text:name="sub_59224"/><text:span text:style-name="T2">г) аэродром запланированной посадки является смежным с аэродромом, на который КВС в настоящее время имеет право производить посадку.</text:span></text:p>
      <text:p text:style-name="P1"><text:bookmark-end text:name="sub_59224"/><text:bookmark-start text:name="sub_593"/><text:span text:style-name="T2">5.93. Эксплуатант ведет учет уровня квалификации пилота, а также учет способа достижения уровня квалификации.</text:span></text:p>
      <text:p text:style-name="P1"><text:bookmark-end text:name="sub_593"/><text:bookmark-start text:name="sub_594"/><text:span text:style-name="T2">5.94. Эксплуатант не назначает пилота КВС на маршруте или в пределах района, установленного эксплуатантом, если в течение предшествовавших 12 месяцев этот пилот не выполнил, по крайней мере, одного полета в качестве пилота в составе летного экипажа воздушного судна, с инспектирующим пилотом или наблюдателем в кабине летного экипажа:</text:span></text:p>
      <text:p text:style-name="P1"><text:bookmark-end text:name="sub_594"/><text:bookmark-start text:name="sub_5941"/><text:span text:style-name="T2">а) в этом районе; и</text:span></text:p>
      <text:p text:style-name="P1"><text:bookmark-end text:name="sub_5941"/><text:bookmark-start text:name="sub_5942"/><text:span text:style-name="T2">б) по любому маршруту, где схемы, связанные с этим маршрутом или с любыми аэродромами, которые предполагается использовать для взлета или посадки, требуют применения особых навыков или знаний.</text:span></text:p>
      <text:p text:style-name="P1"><text:bookmark-end text:name="sub_5942"/><text:span text:style-name="T2">В том случае, когда в течение более чем 12 месяцев КВС не совершил ни одного полета по маршруту или над аналогичной местностью в установленном районе, на маршруте или аэродроме и не отрабатывал такие схемы на тренажере, соответствующем этой цели, перед назначением его КВС для выполнения полетов в этом районе или на этом маршруте этот пилот должен быть проверен эксплуатантом в соответствии с </text:span><text:a xlink:type="simple" xlink:href="#sub_5921"><text:span text:style-name="T3">пунктами 5.92.1</text:span></text:a><text:span text:style-name="T2"> и </text:span><text:a xlink:type="simple" xlink:href="#sub_5922"><text:span text:style-name="T3">5.92.2</text:span></text:a><text:span text:style-name="T2"> настоящих Правил.</text:span></text:p>
      <text:p text:style-name="P1"><text:bookmark-start text:name="sub_595"/><text:span text:style-name="T2">5.95. Эксплуатант обеспечивает проведение проверок техники пилотирования и умения действовать в аварийной обстановке, которые выявляют фактическую подготовленность пилотов выполнять полеты на воздушном судне каждого типа или его </text:span><text:soft-page-break/><text:span text:style-name="T2">модификации. В случаях, если полеты выполняются по ППП, эксплуатант обеспечивает демонстрацию умения пилотов выполнять такие полеты назначенному им пилоту.</text:span></text:p>
      <text:p text:style-name="P1"><text:bookmark-end text:name="sub_595"/><text:span text:style-name="T2">Указанные проверки осуществляются дважды в течение любых последовательных 12 месяцев с интервалом не менее 120 дней.</text:span></text:p>
      <text:p text:style-name="P1"><text:span text:style-name="T2">Тренажерные устройства имитации полета, допущенные уполномоченным органом в области гражданской авиации, могут использоваться для тех частей вышеуказанных проверок, в отношении которых они допущены.</text:span></text:p>
      <text:p text:style-name="P1"><text:span text:style-name="T2">Если эксплуатант планирует график полетов летного экипажа на воздушном судне разных модификаций одного и того же типа или на воздушных судах различных типов, но с аналогичными характеристиками с точки зрения эксплуатационных процедур системы управления, то эксплуатант принимает решение, при каких условиях могут быть объединены требования в отношении проверок на каждой модификации или каждом типе воздушного судна.</text:span></text:p>
      <text:p text:style-name="P1"><text:bookmark-start text:name="sub_596"/><text:span text:style-name="T2">5.96. Эксплуатант устанавливает достаточное число членов кабинного экипажа воздушного судна для каждого типа самолета исходя из пассажировместимости или числа перевозимых пассажиров для того, чтобы обеспечить безопасную и быструю эвакуацию людей, а также выполнение необходимых функций в аварийной обстановке или в ситуации, требующей аварийной эвакуации, но не менее установленного </text:span><text:a xlink:type="simple" xlink:href="#sub_255"><text:span text:style-name="T3">РЛЭ</text:span></text:a><text:span text:style-name="T2">. Эксплуатант определяет эти функции на каждый тип воздушного судна в РПП.</text:span></text:p>
      <text:p text:style-name="P1"><text:bookmark-end text:name="sub_596"/><text:bookmark-start text:name="sub_597"/><text:span text:style-name="T2">5.97. Каждый член кабинного экипажа воздушного судна, в функции которого входят действия по аварийной эвакуации, занимает предусмотренное место во время взлета и посадки или по указанию КВС.</text:span></text:p>
      <text:p text:style-name="P1"><text:bookmark-end text:name="sub_597"/><text:bookmark-start text:name="sub_598"/><text:span text:style-name="T2">5.98. Во время взлета и посадки, а также в любое другое время по указанию КВС, когда член кабинного экипажа воздушного судна занимает место в кресле, он пристегивается привязным ремнем или привязной системой при наличии таковой.</text:span></text:p>
      <text:p text:style-name="P1"><text:bookmark-end text:name="sub_598"/><text:bookmark-start text:name="sub_599"/><text:span text:style-name="T2">5.99. Член кабинного экипажа воздушного судна допускается до выполнения своих функций, если он соответствует требованиям Федеральных авиационных правил "Требования к членам экипажа воздушных судов, специалистам по техническому обслуживанию воздушных судов и сотрудникам по обеспечению полетов (полетным диспетчерам) гражданской авиации", утвержденных приказом Министерства транспорта Российской Федерации от 12 сентября 2008 г. N 147</text:span><text:a xlink:type="simple" xlink:href="#sub_171717"><text:span text:style-name="T3">*(17)</text:span></text:a><text:span text:style-name="T2">, имеет соответствующее свидетельство и проходит подготовку по программе, после которой должен:</text:span></text:p>
      <text:p text:style-name="P1"><text:bookmark-end text:name="sub_599"/><text:bookmark-start text:name="sub_5991"/><text:span text:style-name="T2">а) исполнять связанные с обеспечением безопасности обязанности и функции, которые необходимо выполнять члену кабинного экипажа воздушного судна при возникновении аварийной обстановки или в ситуации, требующей аварийной эвакуации;</text:span></text:p>
      <text:p text:style-name="P1"><text:bookmark-end text:name="sub_5991"/><text:bookmark-start text:name="sub_5992"/><text:span text:style-name="T2">б) уметь пользоваться находящимся на борту аварийно-спасательным оборудованием (спасательные жилеты, спасательные плоты, аварийные трапы и желоба, аварийные выходы, переносные огнетушители, кислородное оборудование и комплекты первой помощи и т.п.);</text:span></text:p>
      <text:p text:style-name="P1"><text:bookmark-end text:name="sub_5992"/><text:bookmark-start text:name="sub_5993"/><text:span text:style-name="T2">в) при работе на воздушных судах, выполняющих полеты на высоте более 3000 м, знать о последствиях недостатка кислорода, а при работе на герметизированных воздушных судах - о физиологических явлениях, вызываемых разгерметизацией;</text:span></text:p>
      <text:p text:style-name="P1"><text:bookmark-end text:name="sub_5993"/><text:bookmark-start text:name="sub_5994"/><text:span text:style-name="T2">г) знать обязанности и функции других членов экипажа воздушного судна в аварийной обстановке в части, необходимой для выполнения обязанностей члена кабинного экипажа воздушного судна;</text:span></text:p>
      <text:p text:style-name="P1"><text:bookmark-end text:name="sub_5994"/><text:bookmark-start text:name="sub_5995"/><text:span text:style-name="T2">д) знать типы опасных грузов, которые разрешены и запрещены к перевозке в </text:span><text:soft-page-break/><text:span text:style-name="T2">пассажирской кабине, и пройти программу подготовки по опасным грузам в соответствии с требованиями Федеральных авиационных правил "Правила перевозки опасных грузов воздушными судами гражданской авиации", утвержденных приказом Министерства транспорта Российской Федерации от 5 сентября 2008 г. N 141</text:span><text:a xlink:type="simple" xlink:href="#sub_181818"><text:span text:style-name="T3">*(18)</text:span></text:a><text:span text:style-name="T2">; и</text:span></text:p>
      <text:p text:style-name="P1"><text:bookmark-end text:name="sub_5995"/><text:bookmark-start text:name="sub_5996"/><text:span text:style-name="T2">е) знать возможности человека применительно к обязанностям по обеспечению безопасности в салоне воздушного судна, включая вопросы координации действий между членами летного экипажа и членами кабинного экипажа воздушного судна.</text:span></text:p>
      <text:p text:style-name="P1"><text:bookmark-end text:name="sub_5996"/><text:bookmark-start text:name="sub_268"/><text:span text:style-name="T2">Члены кабинного экипажа раз в два года проходят тренировку процедур аварийной эвакуации на воде и ежегодно - на суше.</text:span></text:p>
      <text:p text:style-name="P1"><text:bookmark-end text:name="sub_268"/></text:p>
      <text:h text:style-name="P5" text:outline-level="1"><text:bookmark-start text:name="sub_154"/><text:span text:style-name="T1">Сотрудник по обеспечению полетов (полетный диспетчер)</text:span></text:h>
      <text:p text:style-name="P1"><text:bookmark-end text:name="sub_154"/></text:p>
      <text:p text:style-name="P1"><text:bookmark-start text:name="sub_5100"/><text:span text:style-name="T2">5.100. Сотрудник по обеспечению полетов (полетный диспетчер) допускается к работе, если он:</text:span></text:p>
      <text:p text:style-name="P1"><text:bookmark-end text:name="sub_5100"/><text:bookmark-start text:name="sub_51001"/><text:span text:style-name="T2">а) отвечает требованиям, установленным Федеральными авиационными Правилами "Требования к членам экипажа воздушных судов, специалистам по техническому обслуживанию воздушных судов и сотрудникам по обеспечению полетов (полетным диспетчерам) гражданской авиации", утвержденными приказом Министерства транспорта Российской Федерации от 12 сентября 2008 г. N 147</text:span><text:a xlink:type="simple" xlink:href="#sub_191919"><text:span text:style-name="T3">*(19)</text:span></text:a><text:span text:style-name="T2"> и имеет соответствующее свидетельство;</text:span></text:p>
      <text:p text:style-name="P1"><text:bookmark-end text:name="sub_51001"/><text:bookmark-start text:name="sub_51002"/><text:span text:style-name="T2">б) в течение предшествующих 12 месяцев совершил, находясь в кабине экипажа воздушного судна, по крайней мере, один квалификационный полет над любым районом, в пределах которого он уполномочен осуществлять свои функции, и продемонстрировал эксплуатанту знание РПП, используемого бортового радио- и навигационного оборудования;</text:span></text:p>
      <text:p text:style-name="P1"><text:bookmark-end text:name="sub_51002"/><text:bookmark-start text:name="sub_51003"/><text:span text:style-name="T2">в) продемонстрировал эксплуатанту знания, касающиеся возложенных на него функций и районов, в пределах которых он уполномочен их осуществлять, в следующих областях:</text:span></text:p>
      <text:p text:style-name="P1"><text:bookmark-end text:name="sub_51003"/><text:span text:style-name="T2">сезонных метеорологических условий и местных источников метеорологической информации;</text:span></text:p>
      <text:p text:style-name="P1"><text:span text:style-name="T2">влияния метеорологических условий на прием радиосигналов используемым бортовым оборудованием;</text:span></text:p>
      <text:p text:style-name="P1"><text:span text:style-name="T2">особенностей и ограничений каждой навигационной системы, которая используется эксплуатантом;</text:span></text:p>
      <text:p text:style-name="P1"><text:span text:style-name="T2">инструкций по загрузке воздушных судов;</text:span></text:p>
      <text:p text:style-name="P1"><text:bookmark-start text:name="sub_51004"/><text:span text:style-name="T2">г) продемонстрировал эксплуатанту знание и навыки в области возможностей человека применительно к обязанностям полетного диспетчера;</text:span></text:p>
      <text:p text:style-name="P1"><text:bookmark-end text:name="sub_51004"/><text:bookmark-start text:name="sub_51005"/><text:span text:style-name="T2">д) продемонстрировал эксплуатанту способность выполнять обязанности, указанные в </text:span><text:a xlink:type="simple" xlink:href="#sub_5101"><text:span text:style-name="T3">пункте 5.101</text:span></text:a><text:span text:style-name="T2"> настоящих Правил;</text:span></text:p>
      <text:p text:style-name="P1"><text:bookmark-end text:name="sub_51005"/><text:bookmark-start text:name="sub_51006"/><text:span text:style-name="T2">е) в течение прошедших 12 месяцев исполнял свои обязанности.</text:span></text:p>
      <text:p text:style-name="P1"><text:bookmark-end text:name="sub_51006"/><text:bookmark-start text:name="sub_5101"/><text:span text:style-name="T2">5.101. Сотрудник по обеспечению полетов (полетный диспетчер) выполняет следующие обязанности:</text:span></text:p>
      <text:p text:style-name="P1"><text:bookmark-end text:name="sub_5101"/><text:bookmark-start text:name="sub_51011"/><text:span text:style-name="T2">а) оказывает помощь КВС в подготовке к полету и обеспечивает наличие соответствующей информации;</text:span></text:p>
      <text:p text:style-name="P1"><text:bookmark-end text:name="sub_51011"/><text:bookmark-start text:name="sub_51012"/><text:span text:style-name="T2">б) оказывает помощь КВС в подготовке рабочего плана полета и плана полета для ОВД, подписывает при необходимости и представляет план полета для ОВД соответствующему органу ОВД;</text:span></text:p>
      <text:p text:style-name="P1"><text:bookmark-end text:name="sub_51012"/><text:bookmark-start text:name="sub_51013"/><text:span text:style-name="T2">в) обеспечивает КВС в полете информацией, которая может быть необходимой </text:span><text:soft-page-break/><text:span text:style-name="T2">для безопасного выполнения полета;</text:span></text:p>
      <text:p text:style-name="P1"><text:bookmark-end text:name="sub_51013"/><text:bookmark-start text:name="sub_51014"/><text:span text:style-name="T2">г) в случае аварийной ситуации во время полета сотрудник по обеспечению полетов (полетный диспетчер) приступает к выполнению процедур, предусмотренных РПП, и передает КВС информацию, касающуюся безопасности полетов, которая может быть необходима для безопасного завершения полета, включая информацию о любых изменениях плана полета, необходимость в которых возникает в ходе этого полета.</text:span></text:p>
      <text:p text:style-name="P1"><text:bookmark-end text:name="sub_51014"/></text:p>
      <text:h text:style-name="P5" text:outline-level="1"><text:bookmark-start text:name="sub_155"/><text:span text:style-name="T1">Авиационная безопасность</text:span></text:h>
      <text:p text:style-name="P1"><text:bookmark-end text:name="sub_155"/></text:p>
      <text:p text:style-name="P1"><text:bookmark-start text:name="sub_5102"/><text:span text:style-name="T2">5.102. На всех самолетах, где устанавливается дверь кабины летного экипажа воздушного судна, дверь находится в закрытом и запертом положении с момента закрытия всех внешних дверей после посадки пассажиров до открытия любой такой двери для их высадки, за исключением случаев покидания рабочего места, предусмотренных </text:span><text:a xlink:type="simple" xlink:href="#sub_310"><text:span text:style-name="T3">пунктом 3.10</text:span></text:a><text:span text:style-name="T2"> настоящих Правил.</text:span></text:p>
      <text:p text:style-name="P1"><text:bookmark-end text:name="sub_5102"/><text:bookmark-start text:name="sub_5103"/><text:span text:style-name="T2">5.103. Эксплуатант обеспечивает наличие на борту воздушного судна контрольного перечня осмотра воздушного судна, которым следует руководствоваться при поисках взрывного устройства в случае предполагаемой диверсии и при проверке воздушного судна на предмет выявления спрятанного оружия, взрывчатых веществ или других опасных устройств, когда имеется подозрение относительно того, что воздушное судно может подвергнуться акту незаконного вмешательства в деятельность в области авиации.</text:span></text:p>
      <text:p text:style-name="P1"><text:bookmark-end text:name="sub_5103"/><text:bookmark-start text:name="sub_5104"/><text:span text:style-name="T2">5.104. Эксплуатант устанавливает и выполняет программу подготовки членов экипажа воздушного судна по авиационной безопасности, обеспечивающую принятие членами экипажа наиболее правильных действий, направленных на сведение к минимуму последствий актов незаконного вмешательства в деятельность в области авиации и включающую в себя следующие элементы:</text:span></text:p>
      <text:p text:style-name="P1"><text:bookmark-end text:name="sub_5104"/><text:bookmark-start text:name="sub_51041"/><text:span text:style-name="T2">а) оценку уровня опасности события;</text:span></text:p>
      <text:p text:style-name="P1"><text:bookmark-end text:name="sub_51041"/><text:bookmark-start text:name="sub_51042"/><text:span text:style-name="T2">б) связь и координацию между членами экипажа;</text:span></text:p>
      <text:p text:style-name="P1"><text:bookmark-end text:name="sub_51042"/><text:bookmark-start text:name="sub_51043"/><text:span text:style-name="T2">в) соответствующие меры самообороны;</text:span></text:p>
      <text:p text:style-name="P1"><text:bookmark-end text:name="sub_51043"/><text:bookmark-start text:name="sub_51044"/><text:span text:style-name="T2">г) применение предназначенных для членов экипажа защитных устройств;</text:span></text:p>
      <text:p text:style-name="P1"><text:bookmark-end text:name="sub_51044"/><text:bookmark-start text:name="sub_51045"/><text:span text:style-name="T2">д) ознакомление с методами контроля поведения террористов и реакцией пассажиров;</text:span></text:p>
      <text:p text:style-name="P1"><text:bookmark-end text:name="sub_51045"/><text:bookmark-start text:name="sub_51046"/><text:span text:style-name="T2">е) учения по отработке действий в реальной обстановке с учетом различных условий угроз;</text:span></text:p>
      <text:p text:style-name="P1"><text:bookmark-end text:name="sub_51046"/><text:bookmark-start text:name="sub_51047"/><text:span text:style-name="T2">ж) порядок действий в кабине летного экипажа в целях защиты воздушного судна;</text:span></text:p>
      <text:p text:style-name="P1"><text:bookmark-end text:name="sub_51047"/><text:bookmark-start text:name="sub_51048"/><text:span text:style-name="T2">з) правила досмотра воздушного судна и рекомендации относительно наименее опасных мест для размещения опасных предметов.</text:span></text:p>
      <text:p text:style-name="P1"><text:bookmark-end text:name="sub_51048"/><text:bookmark-start text:name="sub_5105"/><text:span text:style-name="T2">5.105. Эксплуатант устанавливает и выполняет программу подготовки с целью ознакомления своих работников с превентивными мерами и методами в отношении пассажиров, багажа, грузов, почты, оборудования, запасов и бортового питания, предназначенных для перевозки на воздушном судне, с тем, чтобы его работники способствовали предотвращению актов терроризма или других форм незаконного вмешательства в деятельность гражданской авиации.</text:span></text:p>
      <text:p text:style-name="P1"><text:bookmark-end text:name="sub_5105"/></text:p>
      <text:h text:style-name="P5" text:outline-level="1"><text:bookmark-start text:name="sub_600"/><text:span text:style-name="T1">VI. Общие правила выполнения авиационных работ</text:span></text:h>
      <text:p text:style-name="P1"><text:bookmark-end text:name="sub_600"/></text:p>
      <text:p text:style-name="P1"><text:bookmark-start text:name="sub_61"/><text:span text:style-name="T2">6.1. Физические лица, юридические лица, выполняющие авиационные работы, </text:span><text:soft-page-break/><text:span text:style-name="T2">выполняют требования, установленные в настоящей главе и </text:span><text:a xlink:type="simple" xlink:href="#sub_100"><text:span text:style-name="T3">главах I</text:span></text:a><text:span text:style-name="T2">, </text:span><text:a xlink:type="simple" xlink:href="#sub_200"><text:span text:style-name="T3">II</text:span></text:a><text:span text:style-name="T2">, </text:span><text:a xlink:type="simple" xlink:href="#sub_300"><text:span text:style-name="T3">III</text:span></text:a><text:span text:style-name="T2">, </text:span><text:a xlink:type="simple" xlink:href="#sub_400"><text:span text:style-name="T3">IV</text:span></text:a><text:span text:style-name="T2"> и </text:span><text:a xlink:type="simple" xlink:href="#sub_700"><text:span text:style-name="T3">VII</text:span></text:a><text:span text:style-name="T2"> настоящих Правил.</text:span></text:p>
      <text:p text:style-name="P1"><text:bookmark-end text:name="sub_61"/><text:bookmark-start text:name="sub_62"/><text:span text:style-name="T2">6.2. Авиационные работы в зависимости от их цели, правил выполнения и технологии их выполнения подразделяются на следующие виды:</text:span></text:p>
      <text:p text:style-name="P1"><text:bookmark-end text:name="sub_62"/><text:span text:style-name="T2">авиационно-химические работы;</text:span></text:p>
      <text:p text:style-name="P1"><text:span text:style-name="T2">воздушные съемки;</text:span></text:p>
      <text:p text:style-name="P1"><text:span text:style-name="T2">лесоавиационные работы;</text:span></text:p>
      <text:p text:style-name="P1"><text:span text:style-name="T2">строительно-монтажные и погрузочно-разгрузочные работы;</text:span></text:p>
      <text:p text:style-name="P1"><text:span text:style-name="T2">работы с целью оказания медицинской помощи;</text:span></text:p>
      <text:p text:style-name="P1"><text:span text:style-name="T2">летные проверки наземных средств радиотехнического обеспечения полетов, авиационной электросвязи и систем светосигнального оборудования аэродромов гражданской авиации.</text:span></text:p>
      <text:p text:style-name="P1"><text:bookmark-start text:name="sub_63"/><text:span text:style-name="T2">6.3. Эксплуатант в дополнение к требованиям </text:span><text:a xlink:type="simple" xlink:href="#sub_410"><text:span text:style-name="T3">пункта 4.10</text:span></text:a><text:span text:style-name="T2"> настоящих Правил предусматривает в РПП особенности выполнения авиационных работ видов, в том числе:</text:span></text:p>
      <text:p text:style-name="P1"><text:bookmark-end text:name="sub_63"/><text:span text:style-name="T2">порядок выполнения конкретных видов авиационных работ;</text:span></text:p>
      <text:p text:style-name="P1"><text:span text:style-name="T2">определение порядка использования и поддержания в эксплуатационном состоянии неконтролируемых аэродромов и их оборудования;</text:span></text:p>
      <text:p text:style-name="P1"><text:span text:style-name="T2">санитарные, экологические и иные условия выполнения видов авиационных работ;</text:span></text:p>
      <text:p text:style-name="P1"><text:span text:style-name="T2">ограничения на выполнение авиационных работ, связанные с экологическими особенностями соответствующей территории или с особым режимом нахождения на этой территории транспортных средств и людей.</text:span></text:p>
      <text:p text:style-name="P1"><text:bookmark-start text:name="sub_64"/><text:span text:style-name="T2">6.4. На борту воздушного судна могут находиться представители заказчика, выполняющие на борту воздушного судна функции, связанные с выполнением авиационных работ.</text:span></text:p>
      <text:p text:style-name="P1"><text:bookmark-end text:name="sub_64"/><text:bookmark-start text:name="sub_65"/><text:span text:style-name="T2">6.5. Авиационный персонал, выполняющий авиационные работы, должен иметь подготовку, соответствующую виду выполняемых работ.</text:span></text:p>
      <text:p text:style-name="P1"><text:bookmark-end text:name="sub_65"/><text:bookmark-start text:name="sub_66"/><text:span text:style-name="T2">6.6. Авиационные работы выполняются в фактических метеорологических условиях, соответствующих виду работ и ограничениям летно-технических характеристик воздушного судна.</text:span></text:p>
      <text:p text:style-name="P1"><text:bookmark-end text:name="sub_66"/><text:bookmark-start text:name="sub_67"/><text:span text:style-name="T2">6.7. Перед началом работ, а также в процессе их выполнения КВС обязан иметь информацию о погоде в районе выполнения авиационной работы.</text:span></text:p>
      <text:p text:style-name="P1"><text:bookmark-end text:name="sub_67"/><text:bookmark-start text:name="sub_68"/><text:span text:style-name="T2">6.8. При полетах по выполнению авиационных работ в контролируемом воздушном пространстве КВС обязан сообщить органу ОВД, в зоне ответственности которого он находится, о начале, приостановлении и окончании работ, а также поддерживать с ним радиосвязь не реже чем через 60 минут.</text:span></text:p>
      <text:p text:style-name="P1"><text:bookmark-end text:name="sub_68"/><text:bookmark-start text:name="sub_69"/><text:span text:style-name="T2">6.9. При выполнении посадки вне аэродрома КВС перед заходом на посадку должен осмотреть предполагаемое место посадки в целях оценки его пригодности для посадки.</text:span></text:p>
      <text:p text:style-name="P1"><text:bookmark-end text:name="sub_69"/><text:span text:style-name="T2">Осмотр должен начинаться с высоты не менее 50 м над препятствиями и выполняться со снижением в выбранном направлении посадки до высоты не менее 10 м.</text:span></text:p>
      <text:p text:style-name="P1"><text:bookmark-start text:name="sub_610"/><text:span text:style-name="T2">6.10. Подготовка к авиационным работам аэродромов, вертодромов, акваторий, посадочных площадок и их оборудования осуществляется их владельцем. Перед началом работ эксплуатант проводит контроль готовности временных площадок.</text:span></text:p>
      <text:p text:style-name="P1"><text:bookmark-end text:name="sub_610"/><text:bookmark-start text:name="sub_611"/><text:span text:style-name="T2">6.11. Заказчик обеспечивает соответствие фактической загрузки значениям, указанным в заявке на полет. Соблюдение ограничений по взлетной и посадочной массам воздушного судна обеспечивает КВС.</text:span></text:p>
      <text:p text:style-name="P1"><text:bookmark-end text:name="sub_611"/><text:soft-page-break/></text:p>
      <text:h text:style-name="P5" text:outline-level="1"><text:bookmark-start text:name="sub_700"/><text:span text:style-name="T1">VII. Правила выполнения видов авиационных работ</text:span></text:h>
      <text:p text:style-name="P1"><text:bookmark-end text:name="sub_700"/></text:p>
      <text:h text:style-name="P5" text:outline-level="1"><text:bookmark-start text:name="sub_156"/><text:span text:style-name="T1">Авиационно-химические работы в сельском хозяйстве</text:span></text:h>
      <text:p text:style-name="P1"><text:bookmark-end text:name="sub_156"/></text:p>
      <text:p text:style-name="P1"><text:bookmark-start text:name="sub_71"/><text:span text:style-name="T2">7.1. В начале сезона работ каждое воздушное судно, занятое в производстве авиационно-химических работ (далее - АХР), перед первым вылетом с базового аэродрома проверяется в контрольном полете (облете) при полной полетной массе и с установленной сельскохозяйственной аппаратурой, результаты которого записываются в эксплуатационную документацию воздушного судна.</text:span></text:p>
      <text:p text:style-name="P1"><text:bookmark-end text:name="sub_71"/><text:bookmark-start text:name="sub_72"/><text:span text:style-name="T2">7.2. АХР разрешается выполнять:</text:span></text:p>
      <text:p text:style-name="P1"><text:bookmark-end text:name="sub_72"/><text:span text:style-name="T2">в равнинной местности, а также предгорьях и горных долинах на удалении от склонов не менее 5 км - при видимости не менее 3000 м (на вертолетах - 2000 м) и высоте нижней границы облаков не ниже 150 м;</text:span></text:p>
      <text:p text:style-name="P1"><text:span text:style-name="T2">в горной местности - при видимости не менее 5 км и высоте нижней границы облаков не ниже 300 м с обеспечением превышения высоты нижней границы облаков над высотой полета не менее 100 м.</text:span></text:p>
      <text:p text:style-name="P1"><text:span text:style-name="T2">В случае ухудшения погоды ниже значений, допустимых для конкретного вида работ, КВС прекращает выполнение полетов.</text:span></text:p>
      <text:p text:style-name="P1"><text:bookmark-start text:name="sub_73"/><text:span text:style-name="T2">7.3. До начала обработки участка (полей, садов, виноградников и т.п.) КВС определяет с земли или с воздуха расположение препятствий и характерных ориентиров.</text:span></text:p>
      <text:p text:style-name="P1"><text:bookmark-end text:name="sub_73"/><text:span text:style-name="T2">Полет с целью такого облета участка выполняется на высоте не менее 50 м над препятствиями.</text:span></text:p>
      <text:p text:style-name="P1"><text:bookmark-start text:name="sub_74"/><text:span text:style-name="T2">7.4. Полеты при обработке участков (полей, садов, виноградников и т.п.) в равнинной местности должны выполняться на высотах не ниже 5 м, а над верхушками отдельных деревьев леса - не ниже 10 м.</text:span></text:p>
      <text:p text:style-name="P1"><text:bookmark-end text:name="sub_74"/><text:bookmark-start text:name="sub_75"/><text:span text:style-name="T2">7.5. Полеты для обработки участков разрешается начинать:</text:span></text:p>
      <text:p text:style-name="P1"><text:bookmark-end text:name="sub_75"/><text:span text:style-name="T2">в равнинной местности - не ранее чем за 30 минут до восхода солнца;</text:span></text:p>
      <text:p text:style-name="P1"><text:span text:style-name="T2">в горной местности - не ранее восхода солнца.</text:span></text:p>
      <text:p text:style-name="P1"><text:span text:style-name="T2">Полеты для обработки участков завершаются до захода солнца.</text:span></text:p>
      <text:p text:style-name="P1"><text:bookmark-start text:name="sub_76"/><text:span text:style-name="T2">7.6. Полеты воздушного судна к обрабатываемым участкам и обратно выполняются по безопасному маршруту на высоте не менее 50 м над препятствиями.</text:span></text:p>
      <text:p text:style-name="P1"><text:bookmark-end text:name="sub_76"/><text:bookmark-start text:name="sub_77"/><text:span text:style-name="T2">7.7. При обработке участков развороты над препятствиями должны выполняться на высоте не менее 50 м на самолетах и 30 м на вертолетах. Крены воздушного судна выдерживаются в соответствии с </text:span><text:a xlink:type="simple" xlink:href="#sub_255"><text:span text:style-name="T3">РЛЭ</text:span></text:a><text:span text:style-name="T2">.</text:span></text:p>
      <text:p text:style-name="P1"><text:bookmark-end text:name="sub_77"/><text:span text:style-name="T2">Препятствия, расположенные на границах участка, разрешается пролетать с превышением не менее 10 м, а над линиями электропередач - не менее 20 м.</text:span></text:p>
      <text:p text:style-name="P1"><text:bookmark-start text:name="sub_78"/><text:span text:style-name="T2">7.8. Полеты вдоль воздушных линий связи и электропередач над участками, пересеченными такими линиями, разрешается выполнять:</text:span></text:p>
      <text:p text:style-name="P1"><text:bookmark-end text:name="sub_78"/><text:span text:style-name="T2">с подветренной стороны на расстоянии от линии связи и электропередач не менее 50 м при скорости ветра, не превышающей 8 м/с;</text:span></text:p>
      <text:p text:style-name="P1"><text:span text:style-name="T2">с наветренной стороны на расстоянии от линии связи и электропередач не менее 50 м при скорости ветра до 5 м/с и не менее 100 м при скорости ветра от 6 до 8 м/с.</text:span></text:p>
      <text:p text:style-name="P1"><text:bookmark-start text:name="sub_79"/><text:span text:style-name="T2">7.9. Для обработки участков на склонах гор заходы должны выполняться:</text:span></text:p>
      <text:p text:style-name="P1"><text:bookmark-end text:name="sub_79"/><text:bookmark-start text:name="sub_791"/><text:span text:style-name="T2">а) вдоль горизонталей склона, кроме случаев, указанных в </text:span><text:a xlink:type="simple" xlink:href="#sub_792"><text:span text:style-name="T3">подпункте "б"</text:span></text:a><text:span text:style-name="T2">;</text:span></text:p>
      <text:p text:style-name="P1"><text:bookmark-end text:name="sub_791"/><text:bookmark-start text:name="sub_792"/><text:span text:style-name="T2">б) в случаях, когда невозможно выполнить требования </text:span><text:a xlink:type="simple" xlink:href="#sub_791"><text:span text:style-name="T3">подпункта "а"</text:span></text:a><text:span text:style-name="T2">, гоны и развороты для последующих заходов на гон должны выполняться в сторону понижения </text:span><text:soft-page-break/><text:span text:style-name="T2">рельефа местности или при сохранении рабочей высоты и скорости не менее установленной РЛЭ - вверх по склону.</text:span></text:p>
      <text:p text:style-name="P1"><text:bookmark-end text:name="sub_792"/><text:bookmark-start text:name="sub_710"/><text:span text:style-name="T2">7.10. Загрузку вертолета с вращающимися винтами при выполнении АХР допустимо производить только под руководством лиц, имеющих подготовку для проведения этой операции.</text:span></text:p>
      <text:p text:style-name="P1"><text:bookmark-end text:name="sub_710"/><text:bookmark-start text:name="sub_711"/><text:span text:style-name="T2">7.11. При выполнении полетов с целью выполнения АХР запрещается:</text:span></text:p>
      <text:p text:style-name="P1"><text:bookmark-end text:name="sub_711"/><text:span text:style-name="T2">оглядываться назад для наблюдения за выходом химикатов (удобрений и т.п.);</text:span></text:p>
      <text:p text:style-name="P1"><text:span text:style-name="T2">обрабатывать участки, выполнять взлеты и посадки, если высота солнца над горизонтом менее 15°, а курсовой угол солнца менее 30°;</text:span></text:p>
      <text:p text:style-name="P1"><text:span text:style-name="T2">выполнять маневры в целях устранения задержки выхода химикатов (удобрений и т.п.);</text:span></text:p>
      <text:p text:style-name="P1"><text:span text:style-name="T2">брать на борт воздушного судна лиц, не связанных с выполнением задания;</text:span></text:p>
      <text:p text:style-name="P1"><text:span text:style-name="T2">членам летного экипажа воздушного судна покидать рабочее место до завершения полета.</text:span></text:p>
      <text:p text:style-name="P1"/>
      <text:h text:style-name="P5" text:outline-level="1"><text:bookmark-start text:name="sub_157"/><text:span text:style-name="T1">Воздушные съемки</text:span></text:h>
      <text:p text:style-name="P1"><text:bookmark-end text:name="sub_157"/></text:p>
      <text:p text:style-name="P1"><text:bookmark-start text:name="sub_712"/><text:span text:style-name="T2">7.12. К воздушным съемкам относятся: аэрофотосъемочные, поисково-съемочные и аэросъемочные полеты.</text:span></text:p>
      <text:p text:style-name="P1"><text:bookmark-end text:name="sub_712"/><text:bookmark-start text:name="sub_713"/><text:span text:style-name="T2">7.13. При выполнении воздушных съемок на истинной высоте менее 50 м:</text:span></text:p>
      <text:p text:style-name="P1"><text:bookmark-end text:name="sub_713"/><text:span text:style-name="T2">развороты производятся на истинной высоте не менее 50 м;</text:span></text:p>
      <text:p text:style-name="P1"><text:span text:style-name="T2">угол крена не более 30°, а при использовании выпускных устройств - не более 20°.</text:span></text:p>
      <text:p text:style-name="P1"><text:bookmark-start text:name="sub_714"/><text:span text:style-name="T2">7.14. Допускается производить одновременно полеты двух воздушных судов над одним участком, если расстояние между параллельными маршрутами не менее 20 км. При этом КВС должны поддерживать радиосвязь друг с другом для своевременного информирования о своем местонахождении.</text:span></text:p>
      <text:p text:style-name="P1"><text:bookmark-end text:name="sub_714"/><text:bookmark-start text:name="sub_715"/><text:span text:style-name="T2">7.15. В случае применения воздушных съемок группой воздушных судов, а также съемок в условиях Арктики, Антарктики, на островах открытых морей и океанов порядок проведения таких съемок вносится в РПП.</text:span></text:p>
      <text:p text:style-name="P1"><text:bookmark-end text:name="sub_715"/><text:bookmark-start text:name="sub_716"/><text:span text:style-name="T2">7.16. Полеты над участками аэрофотосъемки производятся на заданных высотах по стандартному атмосферному давлению QNE (760 мм рт. ст.).</text:span></text:p>
      <text:p text:style-name="P1"><text:bookmark-end text:name="sub_716"/><text:bookmark-start text:name="sub_717"/><text:span text:style-name="T2">7.17. При выполнении аэрофотосъемки с включенным автопилотом КВС может передавать управление автопилотом штурману, продолжая контролировать выдерживание режима полета.</text:span></text:p>
      <text:p text:style-name="P1"><text:bookmark-end text:name="sub_717"/><text:bookmark-start text:name="sub_718"/><text:span text:style-name="T2">7.18. При выполнении поисково-съемочных полетов на воздушных судах, оборудованных аппаратурой для съемки с выпускными устройствами, минимально допустимые высоты полетов увеличиваются на длину выпущенного троса, если нет других ограничений для данного воздушного судна или аппаратуры для съемки.</text:span></text:p>
      <text:p text:style-name="P1"><text:bookmark-end text:name="sub_718"/><text:bookmark-start text:name="sub_719"/><text:span text:style-name="T2">7.19. При полетах в горной местности необходимо придерживаться склонов, освещенных солнцем и находящихся с наветренной стороны.</text:span></text:p>
      <text:p text:style-name="P1"><text:bookmark-end text:name="sub_719"/><text:bookmark-start text:name="sub_720"/><text:span text:style-name="T2">7.20. Запрещается выполнять:</text:span></text:p>
      <text:p text:style-name="P1"><text:bookmark-end text:name="sub_720"/><text:span text:style-name="T2">полеты воздушных судов с выпускными устройствами при отсутствии механизма, обеспечивающего автоматический сброс троса в аварийной ситуации;</text:span></text:p>
      <text:p text:style-name="P1"><text:span text:style-name="T2">полеты по производству съемки у вершин гор на подветренных склонах при наличии болтанки;</text:span></text:p>
      <text:p text:style-name="P1"><text:span text:style-name="T2">полеты против солнца в равнинной местности на истинных высотах менее 100 м, а в горной местности - менее 200 м при высоте солнца над горизонтом менее 15° и </text:span><text:soft-page-break/><text:span text:style-name="T2">курсовом угле менее 30°;</text:span></text:p>
      <text:p text:style-name="P1"><text:span text:style-name="T2">полеты в замкнутых долинах и горных ущельях, ширина которых на заданной высоте меньше трех радиусов разворота при угле крена 20° для воздушного судна данного типа.</text:span></text:p>
      <text:p text:style-name="P1"/>
      <text:h text:style-name="P5" text:outline-level="1"><text:bookmark-start text:name="sub_158"/><text:span text:style-name="T1">Лесоавиационные работы</text:span></text:h>
      <text:p text:style-name="P1"><text:bookmark-end text:name="sub_158"/></text:p>
      <text:p text:style-name="P1"><text:bookmark-start text:name="sub_721"/><text:span text:style-name="T2">7.21. Полеты на лесоавиационных работах производятся в целях авиационной охраны лесов, обследования и учета лесов и обслуживания организаций лесоохраны и лесопользования.</text:span></text:p>
      <text:p text:style-name="P1"><text:bookmark-end text:name="sub_721"/><text:bookmark-start text:name="sub_722"/><text:span text:style-name="T2">7.22. При обнаружении пожаров разрешается по просьбе представителя заказчика выполнять посадки на вертолетах на площадки, подобранные с воздуха, с информированием органа ОВД при наличии с ним связи.</text:span></text:p>
      <text:p text:style-name="P1"><text:bookmark-end text:name="sub_722"/><text:bookmark-start text:name="sub_723"/><text:span text:style-name="T2">7.23. Разрешается снижение над пожарами по кромке пожара до высоты над верхушками деревьев не менее 200 м на самолетах и 100 м на вертолетах.</text:span></text:p>
      <text:p text:style-name="P1"><text:bookmark-end text:name="sub_723"/><text:bookmark-start text:name="sub_724"/><text:span text:style-name="T2">7.24. Запрещены полеты над очагами верховых пожаров, а также в задымленных районах при видимости менее установленной для полетов по ПВП.</text:span></text:p>
      <text:p text:style-name="P1"><text:bookmark-end text:name="sub_724"/><text:bookmark-start text:name="sub_725"/><text:span text:style-name="T2">7.25. Сброс вымпела для передачи донесений производится с высоты над препятствиями не менее:</text:span></text:p>
      <text:p text:style-name="P1"><text:bookmark-end text:name="sub_725"/><text:span text:style-name="T2">в равнинной местности и горных долинах шириной более 1500 м - 50 м;</text:span></text:p>
      <text:p text:style-name="P1"><text:span text:style-name="T2">в горной местности - 100 м.</text:span></text:p>
      <text:p text:style-name="P1"><text:bookmark-start text:name="sub_726"/><text:span text:style-name="T2">7.26. При сбрасывании вымпелов не допускается:</text:span></text:p>
      <text:p text:style-name="P1"><text:bookmark-end text:name="sub_726"/><text:span text:style-name="T2">производить заходы и развороты вверх по склону;</text:span></text:p>
      <text:p text:style-name="P1"><text:span text:style-name="T2">приближение при сильной болтанке к крутым склонам гор на расстояние менее 300 м;</text:span></text:p>
      <text:p text:style-name="P1"><text:span text:style-name="T2">производить сброс вымпела лично КВС;</text:span></text:p>
      <text:p text:style-name="P1"><text:span text:style-name="T2">выполнять маневры над пунктом приема донесений в целях привлечения внимания на высоте ниже безопасной.</text:span></text:p>
      <text:p text:style-name="P1"><text:bookmark-start text:name="sub_727"/><text:span text:style-name="T2">7.27. Полеты по активному тушению пожаров с использованием сливных устройств, искусственного вызывания осадков, применением парашютов, спусковых приспособлений, а также сброса грузов и доставки взрывчатых веществ производятся в соответствии с технологиями, изложенным в РПП.</text:span></text:p>
      <text:p text:style-name="P1"><text:bookmark-end text:name="sub_727"/></text:p>
      <text:h text:style-name="P5" text:outline-level="1"><text:bookmark-start text:name="sub_159"/><text:span text:style-name="T1">Строительно-монтажные и погрузочно-разгрузочные работы</text:span></text:h>
      <text:p text:style-name="P1"><text:bookmark-end text:name="sub_159"/></text:p>
      <text:p text:style-name="P1"><text:bookmark-start text:name="sub_728"/><text:span text:style-name="T2">7.28. Производство строительно-монтажных и погрузочно-разгрузочных операций, перемещение грузов на внешней подвеске вертолетов не допускается, если заказчик:</text:span></text:p>
      <text:p text:style-name="P1"><text:bookmark-end text:name="sub_728"/><text:span text:style-name="T2">не обеспечил соблюдение технологии подготовки грузов к транспортировке и соблюдение правил по технике безопасности;</text:span></text:p>
      <text:p text:style-name="P1"><text:span text:style-name="T2">не назначил представителя для руководства работами.</text:span></text:p>
      <text:p text:style-name="P1"><text:bookmark-start text:name="sub_729"/><text:span text:style-name="T2">7.29. По решению КВС перед выполнением строительно-монтажных и погрузочно-разгрузочных работ производится тренировочный полет и висение над объектом работ для определения рациональных направлений способа и условий работы с соблюдением требований </text:span><text:a xlink:type="simple" xlink:href="#sub_255"><text:span text:style-name="T3">РЛЭ</text:span></text:a><text:span text:style-name="T2"> и технологии работы летного экипажа вертолета данного типа.</text:span></text:p>
      <text:p text:style-name="P1"><text:bookmark-end text:name="sub_729"/><text:bookmark-start text:name="sub_730"/><text:span text:style-name="T2">7.30. Для взаимодействия летного экипажа воздушного судна с бригадой рабочих (монтажников) применяются радиосвязь и (или) установленная КВС визуальная </text:span><text:soft-page-break/><text:span text:style-name="T2">сигнализация.</text:span></text:p>
      <text:p text:style-name="P1"><text:bookmark-end text:name="sub_730"/><text:bookmark-start text:name="sub_731"/><text:span text:style-name="T2">7.31. Полеты на строительно-монтажных и погрузочно-разгрузочных работах выполняются по ПВП при высоте нижней границы облаков не менее 150 м и видимости не менее 2000 м.</text:span></text:p>
      <text:p text:style-name="P1"><text:bookmark-end text:name="sub_731"/><text:bookmark-start text:name="sub_732"/><text:span text:style-name="T2">7.32. При производстве строительно-монтажных работ и погрузочно-разгрузочных операций в радиусе не более 5 км от посадочной площадки разрешается выполнять полеты с запасом топлива по усмотрению КВС, но не менее 20 минут полета.</text:span></text:p>
      <text:p text:style-name="P1"><text:bookmark-end text:name="sub_732"/></text:p>
      <text:h text:style-name="P5" text:outline-level="1"><text:bookmark-start text:name="sub_160"/><text:span text:style-name="T1">Работы с целью оказания срочной медицинской помощи</text:span></text:h>
      <text:p text:style-name="P1"><text:bookmark-end text:name="sub_160"/></text:p>
      <text:p text:style-name="P1"><text:bookmark-start text:name="sub_733"/><text:span text:style-name="T2">7.33. Исключен.</text:span></text:p>
      <text:p text:style-name="P1"><text:bookmark-end text:name="sub_733"/><text:bookmark-start text:name="sub_734"/><text:span text:style-name="T2">7.34. Если посадка воздушного судна производится днем на площадку, подобранную с воздуха, вылет с нее ночью разрешается только в случае оказания срочной медицинской помощи.</text:span></text:p>
      <text:p text:style-name="P1"><text:bookmark-end text:name="sub_734"/><text:span text:style-name="T2">В этом случае КВС обязан принять меры по подготовке площадки для безопасного взлета ночью с оборудованием светового обозначения курса взлета.</text:span></text:p>
      <text:p text:style-name="P1"><text:bookmark-start text:name="sub_735"/><text:span text:style-name="T2">7.35. При срочных полетах вылет воздушного судна разрешается выполнять по ориентировочным прогнозам без данных о фактическом состоянии погоды на маршруте и в пункте посадки.</text:span></text:p>
      <text:p text:style-name="P1"><text:bookmark-end text:name="sub_735"/><text:bookmark-start text:name="sub_736"/><text:span text:style-name="T2">7.36. Обслуживание воздушных судов, выполняющих срочные полеты по оказанию медицинской помощи, производится в первоочередном порядке.</text:span></text:p>
      <text:p text:style-name="P1"><text:bookmark-end text:name="sub_736"/><text:bookmark-start text:name="sub_737"/><text:span text:style-name="T2">7.37. В случае </text:span><text:a xlink:type="simple" xlink:href="#sub_188"><text:span text:style-name="T3">вынужденной посадки</text:span></text:a><text:span text:style-name="T2"> экипаж воздушного судна обязан принять все возможные меры по организации доставки больных или медицинского груза в ближайший медицинский пункт и при возможности подготовить место для посадки другого воздушного судна.</text:span></text:p>
      <text:p text:style-name="P1"><text:bookmark-end text:name="sub_737"/></text:p>
      <text:h text:style-name="P5" text:outline-level="1"><text:bookmark-start text:name="sub_800"/><text:span text:style-name="T1">VIII. Обеспечение полетов</text:span></text:h>
      <text:p text:style-name="P1"><text:bookmark-end text:name="sub_800"/></text:p>
      <text:h text:style-name="P5" text:outline-level="1"><text:bookmark-start text:name="sub_161"/><text:span text:style-name="T1">Авиатопливообеспечение полетов</text:span></text:h>
      <text:p text:style-name="P1"><text:bookmark-end text:name="sub_161"/></text:p>
      <text:p text:style-name="P1"><text:bookmark-start text:name="sub_81"/><text:span text:style-name="T2">8.1. Заправка воздушных судов горючими и смазочными материалами, не имеющими паспортов качества, запрещается.</text:span></text:p>
      <text:p text:style-name="P1"><text:bookmark-end text:name="sub_81"/><text:bookmark-start text:name="sub_82"/><text:span text:style-name="T2">8.2. Паспорта качества (их заверенные копии) на выдаваемые горючие и смазочные материалы предъявляются члену летного экипажа воздушного судна или представителю эксплуатанта по их требованию перед заправкой воздушного судна.</text:span></text:p>
      <text:p text:style-name="P1"><text:bookmark-end text:name="sub_82"/><text:bookmark-start text:name="sub_83"/><text:span text:style-name="T2">8.3. Запрещается заправка, дозаправка, слив топлива с высоким уровнем испарения (авиационный бензин), если на борту воздушного судна имеются пассажиры.</text:span></text:p>
      <text:p text:style-name="P1"><text:bookmark-end text:name="sub_83"/><text:bookmark-start text:name="sub_84"/><text:span text:style-name="T2">8.4. Заправка, дозаправка, слив топлива, имеющего низкий уровень испарения (реактивное топливо) из воздушного судна во время нахождения на его борту пассажиров, а также при их посадке или высадке могут осуществляться при соблюдении следующих условий:</text:span></text:p>
      <text:p text:style-name="P1"><text:bookmark-end text:name="sub_84"/><text:bookmark-start text:name="sub_8401"/><text:span text:style-name="T2">а) на борту воздушного судна вместе с пассажирами находится специально подготовленный персонал, способный применять средства пожаротушения, проинструктировать и организовать аварийную эвакуацию пассажиров в случае необходимости;</text:span></text:p>
      <text:p text:style-name="P1"><text:bookmark-end text:name="sub_8401"/><text:bookmark-start text:name="sub_8402"/><text:span text:style-name="T2">б) экипаж воздушного судна, обслуживающий персонал и пассажиры </text:span><text:soft-page-break/><text:span text:style-name="T2">предупреждены о том, что будет производиться заправка, дозаправка или слив топлива;</text:span></text:p>
      <text:p text:style-name="P1"><text:bookmark-end text:name="sub_8402"/><text:bookmark-start text:name="sub_8403"/><text:span text:style-name="T2">в) табло "Пристегнуть ремни" выключено;</text:span></text:p>
      <text:p text:style-name="P1"><text:bookmark-end text:name="sub_8403"/><text:bookmark-start text:name="sub_8404"/><text:span text:style-name="T2">г) табло "Не курить" и световые указатели аварийных выходов включены;</text:span></text:p>
      <text:p text:style-name="P1"><text:bookmark-end text:name="sub_8404"/><text:bookmark-start text:name="sub_8405"/><text:span text:style-name="T2">д) пассажиры не пристегнуты ремнями безопасности;</text:span></text:p>
      <text:p text:style-name="P1"><text:bookmark-end text:name="sub_8405"/><text:bookmark-start text:name="sub_8406"/><text:span text:style-name="T2">е) количество персонала достаточно для организации немедленной эвакуации пассажиров;</text:span></text:p>
      <text:p text:style-name="P1"><text:bookmark-end text:name="sub_8406"/><text:bookmark-start text:name="sub_8407"/><text:span text:style-name="T2">ж) стоянка воздушного судна и зоны, где разворачиваются средства аварийного покидания воздушного судна, свободны от препятствий;</text:span></text:p>
      <text:p text:style-name="P1"><text:bookmark-end text:name="sub_8407"/><text:bookmark-start text:name="sub_8408"/><text:span text:style-name="T2">з) созданы условия для безопасной и быстрой эвакуации людей из воздушного судна, включая наличие трапа при одной входной двери на воздушном судне или не менее двух трапов при двух и более входных дверях;</text:span></text:p>
      <text:p text:style-name="P1"><text:bookmark-end text:name="sub_8408"/><text:bookmark-start text:name="sub_8409"/><text:span text:style-name="T2">и) подвижные средства пожаротушения находятся в зоне обслуживания воздушного судна.</text:span></text:p>
      <text:p text:style-name="P1"><text:bookmark-end text:name="sub_8409"/><text:bookmark-start text:name="sub_85"/><text:span text:style-name="T2">8.5. Допускается заправка, слив топлива, имеющего низкий уровень испарения (реактивное топливо), из вертолетов при вращающихся винтах, если это не противоречит РЛЭ.</text:span></text:p>
      <text:p text:style-name="P1"><text:bookmark-end text:name="sub_85"/><text:bookmark-start text:name="sub_86"/><text:span text:style-name="T2">8.6. При возникновении опасной ситуации или при нарушении указанных в </text:span><text:a xlink:type="simple" xlink:href="#sub_84"><text:span text:style-name="T3">пункте 8.4</text:span></text:a><text:span text:style-name="T2"> настоящих Правил требований, заправка, дозаправка, слив топлива из воздушного судна с находящимися на борту пассажирами, а также при их посадке и высадке прекращаются.</text:span></text:p>
      <text:p text:style-name="P1"><text:bookmark-end text:name="sub_86"/></text:p>
      <text:h text:style-name="P5" text:outline-level="1"><text:bookmark-start text:name="sub_162"/><text:span text:style-name="T1">Аварийно-спасательное обеспечение полетов</text:span></text:h>
      <text:p text:style-name="P1"><text:bookmark-end text:name="sub_162"/></text:p>
      <text:p text:style-name="P1"><text:bookmark-start text:name="sub_87"/><text:span text:style-name="T2">8.7. Аварийно-спасательное обеспечение полетов в гражданской авиации осуществляется в целях своевременного оказания помощи пассажирам и экипажам воздушных судов, терпящих бедствие на аэродроме и в районе аэродрома.</text:span></text:p>
      <text:p text:style-name="P1"><text:bookmark-end text:name="sub_87"/><text:bookmark-start text:name="sub_871"/><text:span text:style-name="T2">8.7.1. Аварийно-спасательные работы на аэродроме и в районе аэродрома проводятся силами собственника аэропорта (аэродрома) в соответствии с аварийным планом аэропорта (аэродрома).</text:span></text:p>
      <text:p text:style-name="P1"><text:bookmark-end text:name="sub_871"/><text:span text:style-name="T2">Аварийным планом аэропорта (аэродрома) должно быть предусмотрено привлечение специальных служб и координация их действий.</text:span></text:p>
      <text:p text:style-name="P1"><text:bookmark-start text:name="sub_88"/><text:span text:style-name="T2">8.8. Экипажи воздушных судов авиационных предприятий, привлекаемые для выполнения поиска и спасания, обеспечения ликвидации чрезвычайных ситуаций, должны пройти соответствующую подготовку.</text:span></text:p>
      <text:p text:style-name="P1"><text:bookmark-end text:name="sub_88"/><text:bookmark-start text:name="sub_89"/><text:span text:style-name="T2">8.9. В зависимости от обстановки подаются следующие сигналы оповещения:</text:span></text:p>
      <text:p text:style-name="P1"><text:bookmark-end text:name="sub_89"/><text:bookmark-start text:name="sub_891"/><text:span text:style-name="T1">"Тревога"</text:span><text:span text:style-name="T2"> - в случаях, когда авиационное происшествие произошло внезапно или когда до ожидаемой посадки на данном аэродроме воздушного судна, терпящего бедствие, остается менее 30 минут;</text:span></text:p>
      <text:p text:style-name="P1"><text:bookmark-end text:name="sub_891"/><text:bookmark-start text:name="sub_892"/><text:span text:style-name="T1">"Готовность"</text:span><text:span text:style-name="T2"> - в случаях, когда до ожидаемой посадки на данном аэродроме воздушного судна, терпящего бедствие, остается 30 минут и более.</text:span></text:p>
      <text:p text:style-name="P1"><text:bookmark-end text:name="sub_892"/></text:p>
      <text:h text:style-name="P5" text:outline-level="1"><text:bookmark-start text:name="sub_163"/><text:span text:style-name="T1">Авиационное медицинское обеспечение полетов</text:span></text:h>
      <text:p text:style-name="P1"><text:bookmark-end text:name="sub_163"/></text:p>
      <text:p text:style-name="P1"><text:bookmark-start text:name="sub_810"/><text:span text:style-name="T2">8.10. Члены экипажа воздушного судна эксплуатанта, персонал органов ОВД, не прошедшие установленный для них предполетный (предсменный) медицинский осмотр в соответствии с Федеральными авиационными правилами "Медицинское освидетельствование летного, диспетчерского состава, бортпроводников, курсантов и </text:span><text:soft-page-break/><text:span text:style-name="T2">кандидатов, поступающих в учебные заведения гражданской авиации", утвержденными приказом Министерства транспорта Российской Федерации от 22 апреля 2002 г. N 50</text:span><text:a xlink:type="simple" xlink:href="#sub_202020"><text:span text:style-name="T3">*(20)</text:span></text:a><text:span text:style-name="T2">, а также в случае выявленных нарушений </text:span><text:a xlink:type="simple" xlink:href="#sub_25"><text:span text:style-name="T3">пункта 2.5</text:span></text:a><text:span text:style-name="T2"> настоящих Правил к исполнению своих функций по управлению воздушного судна и обслуживанию воздушного движения не допускаются.</text:span></text:p>
      <text:p text:style-name="P1"><text:bookmark-end text:name="sub_810"/><text:bookmark-start text:name="sub_8101"/><text:span text:style-name="T2">8.10.1. При выполнении международных полетов с аэродрома, находящегося на территории иностранного государства, а также при выполнении авиационных работ и других полетов с аэродромов, где отсутствует медицинский работник, который имеет право проводить медицинский осмотр, а также с посадочных площадок предполетный медицинский осмотр не проводится, решение о допуске членов экипажа воздушного судна к полетам принимает КВС.</text:span></text:p>
      <text:p text:style-name="P1"><text:bookmark-end text:name="sub_8101"/></text:p>
      <text:h text:style-name="P5" text:outline-level="1"><text:bookmark-start text:name="sub_164"/><text:span text:style-name="T1">Аэродромное обеспечение полетов</text:span></text:h>
      <text:p text:style-name="P1"><text:bookmark-end text:name="sub_164"/></text:p>
      <text:p text:style-name="P1"><text:bookmark-start text:name="sub_811"/><text:span text:style-name="T2">8.11. Аэродромное обеспечение полетов включает комплекс мероприятий по поддержанию летного поля аэродрома, включающего ВПП, РД, </text:span><text:a xlink:type="simple" xlink:href="#sub_243"><text:span text:style-name="T3">перроны</text:span></text:a><text:span text:style-name="T2"> и места стоянки воздушных судов, площадки специального назначения, в постоянной эксплуатационной готовности для взлета, посадки, руления и стоянки воздушных судов.</text:span></text:p>
      <text:p text:style-name="P1"><text:bookmark-end text:name="sub_811"/><text:bookmark-start text:name="sub_8111"/><text:span text:style-name="T2">8.11.1. Главный оператор аэропорта организует предоставление экипажам воздушных судов аэронавигационной и метеорологической информации при подготовке к полету (далее - брифинг).</text:span></text:p>
      <text:p text:style-name="P1"><text:bookmark-end text:name="sub_8111"/><text:span text:style-name="T2">Брифинг аэропорта производится по запросам эксплуатантов или КВС и включает в себя:</text:span></text:p>
      <text:p text:style-name="P1"><text:span text:style-name="T2">ведение документов аэронавигационной информации;</text:span></text:p>
      <text:p text:style-name="P1"><text:span text:style-name="T2">обеспечение хранения, приема и выдачи документов аэронавигационной информации экипажам воздушных судов;</text:span></text:p>
      <text:p text:style-name="P1"><text:span text:style-name="T2">учет, контроль издания и достоверности информации, которая доводится посредством </text:span><text:a xlink:type="simple" xlink:href="#sub_198"><text:span text:style-name="T3">NOTAM</text:span></text:a><text:span text:style-name="T2">;</text:span></text:p>
      <text:p text:style-name="P1"><text:span text:style-name="T2">получение, обработка и хранение аэронавигационной информации по районам полетной информации (районам ОВД) и гражданским аэродромам на территории Российской Федерации;</text:span></text:p>
      <text:p text:style-name="P1"><text:span text:style-name="T2">предоставление экипажу воздушного судна аэронавигационной информации по аэродромам вылета, назначения, запасным и районам полетной информации (районам ОВД), через которые пролегает маршрут полета;</text:span></text:p>
      <text:p text:style-name="P1"><text:span text:style-name="T2">взаимодействие с метеорологической службой (метеорологическими подразделениями аэропорта);</text:span></text:p>
      <text:p text:style-name="P1"><text:span text:style-name="T2">прием у экипажа воздушного судна или представителя эксплуатанта плана полета и передача его по каналам связи органу ЕС ОрВД;</text:span></text:p>
      <text:p text:style-name="P1"><text:span text:style-name="T2">рассылка специальных сообщений, связанных с выполнением полета;</text:span></text:p>
      <text:p text:style-name="P1"><text:span text:style-name="T2">согласование переноса времени вылета, задержек рейсов и других оперативных вопросов и передача соответствующей информации службам аэропорта.</text:span></text:p>
      <text:p text:style-name="P1"><text:bookmark-start text:name="sub_812"/><text:span text:style-name="T2">8.12. Подготовка аэродрома к полетам воздушных судов, контроль над его техническим состоянием, своевременный ремонт, определение значений коэффициента сцепления осуществляется главным оператором аэропорта.</text:span></text:p>
      <text:p text:style-name="P1"><text:bookmark-end text:name="sub_812"/><text:bookmark-start text:name="sub_813"/><text:span text:style-name="T2">8.13. Организация работ на контролируемом аэродроме, время начала и окончания работ по подготовке аэродрома к полетам воздушных судов, определяется главным оператором аэропорта и в письменной форме согласовывается с органом ОВД.</text:span></text:p>
      <text:p text:style-name="P1"><text:bookmark-end text:name="sub_813"/><text:soft-page-break/><text:span text:style-name="T2">Главный оператор аэропорта определяет техническую готовность аэродрома к полетам и оперативно информирует орган ОВД о состоянии аэродрома с последующей записью переданной информации в журнал, в котором руководитель полетов ставит свою подпись об ознакомлении с представленной информацией.</text:span></text:p>
      <text:p text:style-name="P1"><text:span text:style-name="T2">Орган ОВД контролируемого аэродрома обеспечивает оперативное доведение до экипажей воздушных судов информации о состоянии аэродрома.</text:span></text:p>
      <text:p text:style-name="P1"><text:bookmark-start text:name="sub_814"/><text:span text:style-name="T2">8.14. Перед временным прекращением приема и выпуска воздушных судов, вызванным техническим состоянием аэродрома, проведением работ, требующих прекращения полетов, органом ОВД на основании информации, полученной от главного оператора аэропорта, в зональный центр ОрВД подается информация о времени начала и окончания работ по подготовке аэродрома к полетам не позднее чем за два часа до начала проведения работ.</text:span></text:p>
      <text:p text:style-name="P1"><text:bookmark-end text:name="sub_814"/><text:span text:style-name="T2">Информация о времени окончания работ является основанием для вылета воздушного судна из других аэропортов с расчетом прилета на данный аэродром не ранее указанного времени окончания работ.</text:span></text:p>
      <text:p text:style-name="P1"><text:bookmark-start text:name="sub_815"/><text:span text:style-name="T2">8.15. При возникновении обстоятельств, делающих невозможным прием, выпуск воздушных судов, главный оператор аэродрома незамедлительно передает информацию об этом органу ОВД аэродрома для передачи в адрес органов ЕС ОрВД и экипажам прибывающих воздушных судов.</text:span></text:p>
      <text:p text:style-name="P1"><text:bookmark-end text:name="sub_815"/><text:span text:style-name="T2">Окончательное решение о посадке принимает КВС. При этом службы обеспечения полетов принимают все возможные меры для обеспечения безопасности при посадке.</text:span></text:p>
      <text:p text:style-name="P1"><text:bookmark-start text:name="sub_816"/><text:span text:style-name="T2">8.16. Работы на летном поле аэродрома проводятся только с разрешения руководителя полетов и под руководством ответственного за проведение работ лица аэродромной службы главного оператора аэропорта.</text:span></text:p>
      <text:p text:style-name="P1"><text:bookmark-end text:name="sub_816"/><text:span text:style-name="T2">При работах на ВПП каждые 15 минут осуществляется контрольная проверка радиосвязи между ответственным лицом аэродромной службы за проведение работ и соответствующим органом ОВД.</text:span></text:p>
      <text:p text:style-name="P1"><text:bookmark-start text:name="sub_817"/><text:span text:style-name="T2">8.17. Работы на ВПП прекращаются с немедленным ее освобождением от всех средств механизации в случаях:</text:span></text:p>
      <text:p text:style-name="P1"><text:bookmark-end text:name="sub_817"/><text:span text:style-name="T2">потери радиосвязи между органом ОВД и лицом, ответственным за указанные работы;</text:span></text:p>
      <text:p text:style-name="P1"><text:span text:style-name="T2">по указанию органа ОВД.</text:span></text:p>
      <text:p text:style-name="P1"><text:bookmark-start text:name="sub_818"/><text:span text:style-name="T2">8.18. Порядок расстановки и организации движения воздушных судов, спецтранспорта и средств механизации на аэродроме устанавливается главным оператором аэропорта в соответствии с требованиями Инструкции по организации движения спецтранспорта и средств механизации на гражданских аэродромах Российской Федерации, утвержденной приказом Министерства транспорта Российской Федерации от 13 июля 2006 г. N 82</text:span><text:a xlink:type="simple" xlink:href="#sub_212121"><text:span text:style-name="T3">*(21)</text:span></text:a><text:span text:style-name="T2">.</text:span></text:p>
      <text:p text:style-name="P1"><text:bookmark-end text:name="sub_818"/><text:bookmark-start text:name="sub_819"/><text:span text:style-name="T2">8.19. Спецмашины, выезжающие на летную полосу и рулежные дорожки, оборудуются габаритными и проблесковыми огнями, радиостанциями внутриаэропортовой связи, буксировочными устройствами и средствами пожаротушения.</text:span></text:p>
      <text:p text:style-name="P1"><text:bookmark-end text:name="sub_819"/><text:span text:style-name="T2">Габаритные и проблесковые огни, установленные на аэродромных автомобилях, должны быть включены при работе техники на летном поле независимо от времени суток.</text:span></text:p>
      <text:p text:style-name="P1"><text:span text:style-name="T2">Машина ответственного за проведение работ на аэродроме лица аэродромной службы главного оператора аэропорта дополнительно оборудуется радиостанцией для прослушивания радиообмена на частоте посадки (взлета).</text:span></text:p>
      <text:p text:style-name="P1"><text:soft-page-break/></text:p>
      <text:h text:style-name="P5" text:outline-level="1"><text:bookmark-start text:name="sub_165"/><text:span text:style-name="T1">Метеорологическое обеспечение полетов</text:span></text:h>
      <text:p text:style-name="P1"><text:bookmark-end text:name="sub_165"/></text:p>
      <text:p text:style-name="P1"><text:bookmark-start text:name="sub_820"/><text:span text:style-name="T2">8.20. Метеорологическое обеспечение полетов осуществляется в целях обеспечения безопасности, регулярности и эффективности полетов путем предоставления требуемой метеорологической информации пользователям воздушного пространства, органам, осуществляющим организацию воздушного движения.</text:span></text:p>
      <text:p text:style-name="P1"><text:bookmark-end text:name="sub_820"/><text:bookmark-start text:name="sub_821"/><text:span text:style-name="T2">8.21. В данных о фактической погоде, распространяемых на аэродромах, на которых магнитное склонение составляет 5° и более, направление ветра указывается от магнитного меридиана.</text:span></text:p>
      <text:p text:style-name="P1"><text:bookmark-end text:name="sub_821"/><text:bookmark-start text:name="sub_822"/><text:span text:style-name="T2">8.22. На аэродромах метеослужбой должно непрерывно вестись наблюдение за возникновением, развитием и окончанием явлений погоды, опасных для авиации.</text:span></text:p>
      <text:p text:style-name="P1"><text:bookmark-end text:name="sub_822"/><text:bookmark-start text:name="sub_823"/><text:span text:style-name="T2">8.23. По запросу экипажа воздушного судна производится контрольное измерение соответствующих метеорологических элементов.</text:span></text:p>
      <text:p text:style-name="P1"><text:bookmark-end text:name="sub_823"/></text:p>
      <text:h text:style-name="P5" text:outline-level="1"><text:bookmark-start text:name="sub_166"/><text:span text:style-name="T1">Орнитологическое обеспечение полетов</text:span></text:h>
      <text:p text:style-name="P1"><text:bookmark-end text:name="sub_166"/></text:p>
      <text:p text:style-name="P1"><text:bookmark-start text:name="sub_824"/><text:span text:style-name="T2">8.24. Орнитологическое обеспечение полетов включает комплекс мероприятий, направленных на предотвращение столкновений воздушных судов с птицами, и включает:</text:span></text:p>
      <text:p text:style-name="P1"><text:bookmark-end text:name="sub_824"/><text:span text:style-name="T2">орнитологическое обследование района аэродрома;</text:span></text:p>
      <text:p text:style-name="P1"><text:span text:style-name="T2">ликвидацию условий, способствующих скоплению птиц на аэродромах, и проведение мероприятий по их отпугиванию;</text:span></text:p>
      <text:p text:style-name="P1"><text:span text:style-name="T2">проведение визуальных и радиолокационных системных наблюдений для обеспечения контроля за орнитологической обстановкой;</text:span></text:p>
      <text:p text:style-name="P1"><text:span text:style-name="T2">сбор и оценку сведений о фактической орнитологической обстановке в районе аэродрома в целях определения опасности, создаваемой птицами для полетов воздушных судов;</text:span></text:p>
      <text:p text:style-name="P1"><text:span text:style-name="T2">доведение до летных экипажей воздушных судов информации об орнитологической обстановке (предупреждение о ее усложнении и возникновении орнитологической опасности на аэродромах, в районах аэродромов, на маршрутах, в районах полетов);</text:span></text:p>
      <text:p text:style-name="P1"><text:span text:style-name="T2">проведение занятий по авиационной орнитологии со специалистами ОВД, аэродромной службы и других служб, связанных с орнитологическим обеспечением полетов.</text:span></text:p>
      <text:p text:style-name="P1"><text:bookmark-start text:name="sub_825"/><text:span text:style-name="T2">8.25. На аэродромах проводится учет всех случаев столкновений воздушных судов с птицами независимо от их последствий.</text:span></text:p>
      <text:p text:style-name="P1"><text:bookmark-end text:name="sub_825"/><text:bookmark-start text:name="sub_826"/><text:span text:style-name="T2">8.26. На аэродромах принимаются меры по предотвращению столкновений воздушных судов с птицами, вплоть до временного прекращения полетов.</text:span></text:p>
      <text:p text:style-name="P1"><text:bookmark-end text:name="sub_826"/></text:p>
      <text:h text:style-name="P5" text:outline-level="1"><text:bookmark-start text:name="sub_167"/><text:span text:style-name="T1">Обеспечение авиационной безопасности</text:span></text:h>
      <text:p text:style-name="P1"><text:bookmark-end text:name="sub_167"/></text:p>
      <text:p text:style-name="P1"><text:bookmark-start text:name="sub_827"/><text:span text:style-name="T2">8.27. Обеспечение авиационной безопасности включает мероприятия, направленные на предупреждение и пресечение актов незаконного вмешательства в деятельность гражданской авиации.</text:span></text:p>
      <text:p text:style-name="P1"><text:bookmark-end text:name="sub_827"/><text:bookmark-start text:name="sub_828"/><text:span text:style-name="T2">8.28. Эксплуатанты принимают меры авиационной безопасности в соответствии с </text:span><text:soft-page-break/><text:span text:style-name="T2">Федеральными авиационными правилами "Требования авиационной безопасности к аэропортам", утвержденными приказом Министерства транспорта Российской Федерации от 28 ноября 2005 г. N 142</text:span><text:a xlink:type="simple" xlink:href="#sub_222222"><text:span text:style-name="T3">*(22)</text:span></text:a><text:span text:style-name="T2">.</text:span></text:p>
      <text:p text:style-name="P1"><text:bookmark-end text:name="sub_828"/><text:bookmark-start text:name="sub_829"/><text:span text:style-name="T2">8.29. В аэропортах иностранных государств представитель эксплуатанта совместно с КВС принимают необходимые меры по предотвращению и пресечению попыток незаконного вмешательства в деятельность в области авиации в соответствии с законами и правилами государства пребывания.</text:span></text:p>
      <text:p text:style-name="P1"><text:bookmark-end text:name="sub_829"/><text:bookmark-start text:name="sub_830"/><text:span text:style-name="T2">8.30. На аэродромах, посадочных площадках, на которых не предусмотрено наличие службы авиационной безопасности, КВС организует обеспечение мер авиационной безопасности с привлечением членов экипажа воздушного судна.</text:span></text:p>
      <text:p text:style-name="P1"><text:bookmark-end text:name="sub_830"/></text:p>
      <text:h text:style-name="P5" text:outline-level="1"><text:bookmark-start text:name="sub_168"/><text:span text:style-name="T1">Электросветотехническое обеспечение полетов</text:span></text:h>
      <text:p text:style-name="P1"><text:bookmark-end text:name="sub_168"/></text:p>
      <text:p text:style-name="P1"><text:bookmark-start text:name="sub_831"/><text:span text:style-name="T2">8.31. Система светосигнального оборудования включается:</text:span></text:p>
      <text:p text:style-name="P1"><text:bookmark-end text:name="sub_831"/><text:span text:style-name="T2">при ночных полетах - за 15 минут до захода солнца или расчетного времени прибытия воздушных судов;</text:span></text:p>
      <text:p text:style-name="P1"><text:span text:style-name="T2">в дневных условиях - при видимости 2000 м и менее;</text:span></text:p>
      <text:p text:style-name="P1"><text:span text:style-name="T2">в других случаях - по требованию органа ОВД, экипажа воздушного судна.</text:span></text:p>
      <text:p text:style-name="P1"><text:span text:style-name="T2">Система визуальной индикации глиссады включается:</text:span></text:p>
      <text:p text:style-name="P1"><text:span text:style-name="T2">при ночных полетах - за 15 минут до захода солнца или расчетного времени прибытия воздушных судов;</text:span></text:p>
      <text:p text:style-name="P1"><text:span text:style-name="T2">в дневных условиях - за 15 минут до расчетного времени прибытия воздушных судов;</text:span></text:p>
      <text:p text:style-name="P1"><text:span text:style-name="T2">в других случаях - по требованию органа ОВД, экипажа воздушного судна.</text:span></text:p>
      <text:p text:style-name="P1"><text:bookmark-start text:name="sub_832"/><text:span text:style-name="T2">8.32. Система светосигнального оборудования выключается:</text:span></text:p>
      <text:p text:style-name="P1"><text:bookmark-end text:name="sub_832"/><text:span text:style-name="T2">с восходом солнца;</text:span></text:p>
      <text:p text:style-name="P1"><text:span text:style-name="T2">в дневное время - при видимости более 2000 м;</text:span></text:p>
      <text:p text:style-name="P1"><text:span text:style-name="T2">при отсутствии полетов или перерыве в прилетах (вылетах) воздушных судов более 15 минут.</text:span></text:p>
      <text:p text:style-name="P1"><text:span text:style-name="T2">Система визуальной индикации глиссады выключается при перерывах в прилете воздушных судов более 15 минут.</text:span></text:p>
      <text:p text:style-name="P1"><text:bookmark-start text:name="sub_833"/><text:span text:style-name="T2">8.33. Все оперативные переключения в системе электроснабжения аэропорта на объектах, задействованных для обеспечения полетов воздушных судов, производятся только по согласованию с органом ОВД.</text:span></text:p>
      <text:p text:style-name="P1"><text:bookmark-end text:name="sub_833"/><text:bookmark-start text:name="sub_834"/><text:span text:style-name="T2">8.34. Руководителем полетов (диспетчером) днем предоставляется время для проведения ежедневного технического обслуживания электросветотехнических средств, используемых для обеспечения полетов воздушных судов, в соответствии с графиками.</text:span></text:p>
      <text:p text:style-name="P1"><text:bookmark-end text:name="sub_834"/><text:bookmark-start text:name="sub_835"/><text:span text:style-name="T2">8.35. Запрещается использование для обеспечения полетов воздушных судов электросветотехнических средств, на которых не выполнены или не завершены работы по техническому обслуживанию, а также проведение проверок работоспособности электросветотехнических средств на аэродромах ночью и днем в сложных метеоусловиях при нахождении на глиссаде воздушного судна.</text:span></text:p>
      <text:p text:style-name="P1"><text:bookmark-end text:name="sub_835"/></text:p>
      <text:h text:style-name="P5" text:outline-level="1"><text:bookmark-start text:name="sub_900"/><text:span text:style-name="T1">IX. Аэронавигационное обслуживание полетов воздушных судов</text:span></text:h>
      <text:p text:style-name="P1"><text:bookmark-end text:name="sub_900"/></text:p>
      <text:h text:style-name="P5" text:outline-level="1"><text:bookmark-start text:name="sub_169"/><text:soft-page-break/><text:span text:style-name="T1">Общие требования</text:span></text:h>
      <text:p text:style-name="P1"><text:bookmark-end text:name="sub_169"/></text:p>
      <text:p text:style-name="P1"><text:bookmark-start text:name="sub_91"/><text:span text:style-name="T2">9.1. Аэронавигационное обслуживание полетов воздушных судов включает в себя организацию и обслуживание воздушного движения, обеспечение авиационной электросвязи, предоставление аэронавигационной и метеорологической информации, поиск и спасание, предоставляемые на всех этапах полета воздушных судов.</text:span></text:p>
      <text:p text:style-name="P1"><text:bookmark-end text:name="sub_91"/><text:bookmark-start text:name="sub_92"/><text:span text:style-name="T2">9.2. Организация воздушного движения (далее - ОрВД) осуществляется в целях обеспечения возможности придерживаться пользователем воздушного пространства планируемого времени вылета и прибытия и представляет собой:</text:span></text:p>
      <text:p text:style-name="P1"><text:bookmark-end text:name="sub_92"/><text:span text:style-name="T2">обслуживание воздушного движения;</text:span></text:p>
      <text:p text:style-name="P1"><text:span text:style-name="T2">организацию потоков воздушного движения;</text:span></text:p>
      <text:p text:style-name="P1"><text:span text:style-name="T2">организацию воздушного пространства в целях обеспечения обслуживания воздушного движения и организации потоков воздушного движения.</text:span></text:p>
      <text:p text:style-name="P1"><text:bookmark-start text:name="sub_93"/><text:span text:style-name="T2">9.3. Обслуживание воздушного движения осуществляется центрами ЕС ОрВД, органами ОВД пользователей воздушного пространства, органами полетно-информационного обслуживания.</text:span></text:p>
      <text:p text:style-name="P1"><text:bookmark-end text:name="sub_93"/><text:bookmark-start text:name="sub_94"/><text:span text:style-name="T2">9.4. Схемы полета в районе аэродрома, в том числе на курсах взлета и посадки, должны исключать, а при невозможности исключения - максимально ограничивать пролет воздушного судна над населенными пунктами, взрывоопасными и другими объектами.</text:span></text:p>
      <text:p text:style-name="P1"><text:bookmark-end text:name="sub_94"/></text:p>
      <text:h text:style-name="P5" text:outline-level="1"><text:bookmark-start text:name="sub_170"/><text:span text:style-name="T1">Предоставление аэронавигационной информации</text:span></text:h>
      <text:p text:style-name="P1"><text:bookmark-end text:name="sub_170"/></text:p>
      <text:p text:style-name="P1"><text:bookmark-start text:name="sub_95"/><text:span text:style-name="T2">9.5. Предоставление </text:span><text:a xlink:type="simple" xlink:href="#sub_176"><text:span text:style-name="T3">аэронавигационной информации</text:span></text:a><text:span text:style-name="T2"> включает:</text:span></text:p>
      <text:p text:style-name="P1"><text:bookmark-end text:name="sub_95"/><text:span text:style-name="T2">сбор, обработку, обеспечение достоверности, хранение и порядок доведения аэронавигационной информации;</text:span></text:p>
      <text:p text:style-name="P1"><text:span text:style-name="T2">предоставление летному экипажу воздушного судна полной и достоверной аэронавигационной информации по всему маршруту полета от аэродрома вылета до аэродрома назначения с учетом запасных аэродромов;</text:span></text:p>
      <text:p text:style-name="P1"><text:span text:style-name="T2">своевременное и точное предупреждение о функционировании средств связи и навигации, предоставление другой информации, имеющей важное значение для безопасности полетов, включая информацию о состоянии и прогнозе характеристик навигационного поля спутниковой навигационной системы, состоянии основных и запасных аэродромов путем издания и распространения </text:span><text:a xlink:type="simple" xlink:href="#sub_198"><text:span text:style-name="T3">NOTAM</text:span></text:a><text:span text:style-name="T2">, передачи сообщений службой автоматической передачи информации в районе аэродрома (АТИС).</text:span></text:p>
      <text:p text:style-name="P1"><text:bookmark-start text:name="sub_96"/><text:span text:style-name="T2">9.6. Исключен.</text:span></text:p>
      <text:h text:style-name="P5" text:outline-level="1"><text:bookmark-end text:name="sub_96"/><text:bookmark-start text:name="sub_171"/><text:span text:style-name="T1">Предоставление метеорологической информации</text:span></text:h>
      <text:p text:style-name="P1"><text:bookmark-end text:name="sub_171"/></text:p>
      <text:p text:style-name="P1"><text:bookmark-start text:name="sub_97"/><text:span text:style-name="T2">9.7. Метеорологическую информацию летные экипажи воздушных судов могут получать в составе сообщений АТИС, ВОЛМЕТ, обеспечиваемых органами ОВД.</text:span></text:p>
      <text:p text:style-name="P1"><text:bookmark-end text:name="sub_97"/><text:bookmark-start text:name="sub_98"/><text:span text:style-name="T2">9.8. При отсутствии на аэродромах автоматических систем вещания метеорологической информации, а также по запросу летного экипажа воздушного судна сведения о погоде на аэродроме передаются летному экипажу воздушного судна органом ОВД.</text:span></text:p>
      <text:p text:style-name="P1"><text:bookmark-end text:name="sub_98"/><text:bookmark-start text:name="sub_99"/><text:span text:style-name="T2">9.9. Экипаж воздушного судна, находящийся в полете, по запросу органа ОВД сообщает сведения о фактической погоде, а также, при возможности, о наблюдении им опасных метеорологических явлений. Сведения о погоде, полученные от экипажей </text:span><text:soft-page-break/><text:span text:style-name="T2">воздушных судов, используются метеорологическими подразделениями при подготовке оперативных прогнозов погоды.</text:span></text:p>
      <text:p text:style-name="P1"><text:bookmark-end text:name="sub_99"/></text:p>
      <text:h text:style-name="P5" text:outline-level="1"><text:bookmark-start text:name="sub_172"/><text:span text:style-name="T1">Поиск и спасание</text:span></text:h>
      <text:p text:style-name="P1"><text:bookmark-end text:name="sub_172"/></text:p>
      <text:p text:style-name="P1"><text:bookmark-start text:name="sub_910"/><text:span text:style-name="T2">9.10. Общий порядок организации поиска и спасания терпящих или потерпевших бедствие воздушных судов, их пассажиров и экипажей, поиска и эвакуации с места посадки космонавтов и спускаемых космических объектов или их аппаратов, взаимодействия органов и служб единой системы авиационно-космического поиска и спасания в Российской Федерации, а также этих органов и служб с федеральными органами исполнительной власти устанавливается Федеральными авиационными правилами поиска и спасания в Российской Федерации, утвержденными постановлением Правительства Российской Федерации от 15 июля 2008 г. N 530</text:span><text:a xlink:type="simple" xlink:href="#sub_242424"><text:span text:style-name="T3">*(24)</text:span></text:a><text:span text:style-name="T2">.</text:span></text:p>
      <text:p text:style-name="P1"><text:bookmark-end text:name="sub_910"/><text:bookmark-start text:name="sub_911"/><text:span text:style-name="T2">9.11. КВС потерпевшего бедствие воздушного судна или другой член экипажа этого воздушного судна использует любую возможность для своевременного оповещения о случившемся.</text:span></text:p>
      <text:p text:style-name="P1"><text:bookmark-end text:name="sub_911"/></text:p>
      <text:h text:style-name="P5" text:outline-level="1"><text:bookmark-start text:name="sub_173"/><text:span text:style-name="T1">Обслуживание воздушного движения</text:span></text:h>
      <text:p text:style-name="P1"><text:bookmark-end text:name="sub_173"/></text:p>
      <text:p text:style-name="P1"><text:bookmark-start text:name="sub_912"/><text:span text:style-name="T2">9.12. Обслуживание воздушного движения включает диспетчерское обслуживание воздушного движения, полетно-информационное обслуживание воздушного движения, </text:span><text:a xlink:type="simple" xlink:href="#sub_206"><text:span text:style-name="T3">консультативное обслуживание воздушного движения</text:span></text:a><text:span text:style-name="T2">, аварийное оповещение.</text:span></text:p>
      <text:p text:style-name="P1"><text:bookmark-end text:name="sub_912"/><text:bookmark-start text:name="sub_913"/><text:span text:style-name="T2">9.13. Диспетчерское обслуживание воздушного движения включает:</text:span></text:p>
      <text:p text:style-name="P1"><text:bookmark-end text:name="sub_913"/><text:span text:style-name="T2">районное диспетчерское обслуживание;</text:span></text:p>
      <text:p text:style-name="P1"><text:span text:style-name="T2">диспетчерское обслуживание подхода;</text:span></text:p>
      <text:p text:style-name="P1"><text:span text:style-name="T2">аэродромное диспетчерское обслуживание.</text:span></text:p>
      <text:p text:style-name="P1"><text:bookmark-start text:name="sub_914"/><text:span text:style-name="T2">9.14. Для каждого диспетчерского органа ОВД устанавливаются границы зоны ответственности с учетом технических возможностей, используемых органом ОВД средств радиотехнического обеспечения полетов.</text:span></text:p>
      <text:p text:style-name="P1"><text:bookmark-end text:name="sub_914"/><text:span text:style-name="T2">Обслуживание воздушного движения воздушных судов, выполняющих полеты в конкретной части воздушного пространства, а также движения воздушного судна по площади маневрирования аэродрома осуществляется только одним органом ОВД.</text:span></text:p>
      <text:p text:style-name="P1"><text:bookmark-start text:name="sub_915"/><text:span text:style-name="T2">9.15. Районное диспетчерское обслуживание воздушного движения осуществляется РЦ (ВРЦ) ЕС ОрВД, которыми обслуживаются полеты воздушных судов:</text:span></text:p>
      <text:p text:style-name="P1"><text:bookmark-end text:name="sub_915"/><text:span text:style-name="T2">по воздушным трассам (внутренним и международным);</text:span></text:p>
      <text:p text:style-name="P1"><text:span text:style-name="T2">по спрямленным воздушным трассам;</text:span></text:p>
      <text:p text:style-name="P1"><text:span text:style-name="T2">на МВЛ и по маршрутам;</text:span></text:p>
      <text:p text:style-name="P1"><text:span text:style-name="T2">по маршрутам вне воздушных трасс и МВЛ;</text:span></text:p>
      <text:p text:style-name="P1"><text:span text:style-name="T2">по </text:span><text:a xlink:type="simple" xlink:href="#sub_233"><text:span text:style-name="T3">маршрутам зональной навигации</text:span></text:a><text:span text:style-name="T2">;</text:span></text:p>
      <text:p text:style-name="P1"><text:span text:style-name="T2">по маршрутам подхода к аэродрому и выхода из района аэродрома в случаях отсутствия диспетчерского органа (пункта) подхода.</text:span></text:p>
      <text:p text:style-name="P1"><text:bookmark-start text:name="sub_916"/><text:span text:style-name="T2">9.16. Диспетчерское обслуживание воздушного движения подхода осуществляется диспетчерским органом (органами) подхода, которым обслуживаются полеты воздушных судов:</text:span></text:p>
      <text:p text:style-name="P1"><text:bookmark-end text:name="sub_916"/><text:span text:style-name="T2">по маршрутам подхода к аэродрому;</text:span></text:p>
      <text:p text:style-name="P1"><text:span text:style-name="T2">по маршрутам выхода из района аэродрома;</text:span></text:p>
      <text:p text:style-name="P1"><text:soft-page-break/><text:span text:style-name="T2">в районе аэродрома, исключая зону взлета и посадки;</text:span></text:p>
      <text:p text:style-name="P1"><text:span text:style-name="T2">по МВЛ;</text:span></text:p>
      <text:p text:style-name="P1"><text:span text:style-name="T2">по маршрутам зональной навигации.</text:span></text:p>
      <text:p text:style-name="P1"><text:bookmark-start text:name="sub_917"/><text:span text:style-name="T2">9.17. Аэродромное диспетчерское обслуживание воздушного движения осуществляется диспетчерским органом (органами) аэродрома, которым обслуживаются воздушные суда:</text:span></text:p>
      <text:p text:style-name="P1"><text:bookmark-end text:name="sub_917"/><text:span text:style-name="T2">при полетах в зоне взлета и посадки;</text:span></text:p>
      <text:p text:style-name="P1"><text:span text:style-name="T2">выполняющие взлет и посадку;</text:span></text:p>
      <text:p text:style-name="P1"><text:span text:style-name="T2">следующие по маршрутам в зоне взлета и посадки;</text:span></text:p>
      <text:p text:style-name="P1"><text:span text:style-name="T2">движущиеся по площади маневрирования аэродрома.</text:span></text:p>
      <text:p text:style-name="P1"><text:bookmark-start text:name="sub_9171"/><text:span text:style-name="T2">9.17.1. На контролируемых аэродромах с непересекающимися ВПП, имеющими угол схождения или расхождения продолженных осевых линий 15° или менее (далее - параллельные ВПП), органом ОВД обеспечиваются следующие виды операций:</text:span></text:p>
      <text:p text:style-name="P1"><text:bookmark-end text:name="sub_9171"/><text:span text:style-name="T2">раздельные операции - одна ВПП используется для взлетов, а другая ВПП - для посадок;</text:span></text:p>
      <text:p text:style-name="P1"><text:span text:style-name="T2">полусмешанные операции - одна ВПП используется для взлетов или посадок, а другая ВПП - для посадок и взлетов;</text:span></text:p>
      <text:p text:style-name="P1"><text:span text:style-name="T2">смешанные операции - обе ВПП используются как для взлетов, так и для посадок.</text:span></text:p>
      <text:p text:style-name="P1"><text:bookmark-start text:name="sub_9172"/><text:span text:style-name="T2">9.17.2. Раздельные операции с параллельных ВПП осуществляются при следующих условиях:</text:span></text:p>
      <text:p text:style-name="P1"><text:bookmark-end text:name="sub_9172"/><text:span text:style-name="T2">угол расхождения траекторий взлетевшего и уходящего на второй круг воздушного судна составляет не менее 30° до момента достижения установленного продольного эшелонирования для зоны взлета и посадки;</text:span></text:p>
      <text:p text:style-name="P1"><text:span text:style-name="T2">на аэродроме имеется необходимое оборудование для обеспечения захода на посадку по приборам, по системам радиолокационного контроля и захода на посадку по наземным ориентирам;</text:span></text:p>
      <text:p text:style-name="P1"><text:span text:style-name="T2">на аэродроме обеспечиваются передача информации в сводке АТИС о работе аэродрома с параллельных ВПП.</text:span></text:p>
      <text:p text:style-name="P1"><text:bookmark-start text:name="sub_9173"/><text:span text:style-name="T2">9.17.3. Орган ОВД обеспечивает минимальный временной интервал между взлетом и посадкой воздушных судов:</text:span></text:p>
      <text:p text:style-name="P1"><text:bookmark-end text:name="sub_9173"/><text:bookmark-start text:name="sub_91731"/><text:span text:style-name="T2">а) при полетах с одной ВПП или параллельных ВПП, расстояние между осями которых менее 1000 м, не менее 45 секунд;</text:span></text:p>
      <text:p text:style-name="P1"><text:bookmark-end text:name="sub_91731"/><text:bookmark-start text:name="sub_91732"/><text:span text:style-name="T2">б) при взлете с одной ВПП или параллельных ВПП, расстояние между осями которых менее 1000 м, устанавливаются:</text:span></text:p>
      <text:p text:style-name="P1"><text:bookmark-end text:name="sub_91732"/><text:bookmark-start text:name="sub_91734"/><text:span text:style-name="T2">для воздушных судов с максимальной взлетной массой 7 000 кг и менее, следующих за воздушными судами с максимальной взлетной массой более 7 000 кг, - не менее трех минут;</text:span></text:p>
      <text:p text:style-name="P1"><text:bookmark-end text:name="sub_91734"/><text:span text:style-name="T2">для воздушных судов с максимальной взлетной массой более 7 000 кг, следующих за воздушными судами с максимальной взлетной массой 136000 кг и более, - не менее двух минут;</text:span></text:p>
      <text:p text:style-name="P1"><text:span text:style-name="T2">во всех остальных случаях - не менее одной минуты.</text:span></text:p>
      <text:p text:style-name="P1"><text:span text:style-name="T2">При взлете воздушных судов с максимальной взлетной массой менее 136 000 кг со средней части ВПП или параллельных ВПП, расстояние между осями которых менее 1 000 м, за воздушными судами с максимальной взлетной массой 136 000 кг и более, взлетающими от ее начала, минимальный временной интервал устанавливается три минуты.</text:span></text:p>
      <text:p text:style-name="P1"><text:bookmark-start text:name="sub_9174"/><text:span text:style-name="T2">9.17.4. Условия для выполнения одновременных независимых вылетов с параллельных ВПП:</text:span></text:p>
      <text:p text:style-name="P1"><text:bookmark-end text:name="sub_9174"/><text:soft-page-break/><text:span text:style-name="T2">расстояние между осевыми линиями параллельных ВПП 1000 м и более;</text:span></text:p>
      <text:p text:style-name="P1"><text:span text:style-name="T2">наличие обзорного радиолокатора, обеспечивающего опознавание воздушных судов на расстоянии 2 км от выходного (от порога, с которого производится взлет) порога ВПП;</text:span></text:p>
      <text:p text:style-name="P1"><text:span text:style-name="T2">взаимное расхождение траекторий вылета составляет не менее 15° сразу после взлета (при расхождении траекторий на 45° и более радиолокационный контроль необязателен);</text:span></text:p>
      <text:p text:style-name="P1"><text:span text:style-name="T2">процедуры обслуживания воздушного движения обеспечивают требования действующего радиолокационного эшелонирования;</text:span></text:p>
      <text:p text:style-name="P1"><text:span text:style-name="T2">обеспечивается сообщение АТИС о работе аэродрома в режиме независимых вылетов.</text:span></text:p>
      <text:p text:style-name="P1"><text:bookmark-start text:name="sub_9175"/><text:span text:style-name="T2">9.17.5. Условия для выполнения одновременных зависимых параллельных заходов на посадку:</text:span></text:p>
      <text:p text:style-name="P1"><text:bookmark-end text:name="sub_9175"/><text:span text:style-name="T2">наличие радиолокатора, обеспечивающего радиолокационное наблюдение за воздушными судами, заходящими на посадку, отдельно на каждую ВПП;</text:span></text:p>
      <text:p text:style-name="P1"><text:span text:style-name="T2">при расстоянии между продолжениями осей параллельных ВПП 1000 м и более расстояние между воздушными судами, заходящими на параллельные ВПП, должно быть не менее 4 км;</text:span></text:p>
      <text:p text:style-name="P1"><text:span text:style-name="T2">заходы на посадку на обе ВПП выполняются по инструментальным системам посадки и траектории ухода на второй круг расходятся не менее чем на 30°;</text:span></text:p>
      <text:p text:style-name="P1"><text:span text:style-name="T2">входы в зоны действия курсовых маяков инструментальной системы посадки соседних ВПП производятся на продольных интервалах, установленных для зоны взлета и посадки, или с разницей по высотам не менее 300 м с углом приближения к предпосадочной прямой не более 45°;</text:span></text:p>
      <text:p text:style-name="P1"><text:span text:style-name="T2">обеспечивается сообщение АТИС о работе аэродрома в режиме зависимых заходов на посадку;</text:span></text:p>
      <text:p text:style-name="P1"><text:span text:style-name="T2">процедуры обслуживания воздушного движения опубликованы в аэронавигационной информации.</text:span></text:p>
      <text:p text:style-name="P1"><text:bookmark-start text:name="sub_9176"/><text:span text:style-name="T2">9.17.6. Условия для выполнения одновременных независимых параллельных заходов на посадку:</text:span></text:p>
      <text:p text:style-name="P1"><text:bookmark-end text:name="sub_9176"/><text:span text:style-name="T2">расстояние между параллельными ВПП 1000 м и более, имеется радиолокатор, обеспечивающий контроль движения с требуемой точностью отдельным диспетчером на каждую ВПП;</text:span></text:p>
      <text:p text:style-name="P1"><text:span text:style-name="T2">заходы на посадку на обе ВПП выполняются по инструментальным системам посадки и траектории ухода на второй круг имеют угол расхождения не менее чем на 300;</text:span></text:p>
      <text:p text:style-name="P1"><text:span text:style-name="T2">входы в зоны действия курсовых маяков инструментальной системы посадки соседних ВПП эшелонированы по высоте не менее чем 300 м с углом приближения к предпосадочной прямой не более 45°;</text:span></text:p>
      <text:p text:style-name="P1"><text:span text:style-name="T2">обеспечивается сообщение АТИС о работе аэродрома в режиме независимых заходов на посадку;</text:span></text:p>
      <text:p text:style-name="P1"><text:span text:style-name="T2">процедуры обслуживания воздушного движения опубликованы в аэронавигационной информации.</text:span></text:p>
      <text:p text:style-name="P1"><text:bookmark-start text:name="sub_918"/><text:span text:style-name="T2">9.18. Функции РЦ (ВРЦ) ЕС ОрВД, диспетчерских органов (пунктов) подхода, диспетчерских органов (пунктов) аэродрома могут быть постоянно или временно объединены.</text:span></text:p>
      <text:p text:style-name="P1"><text:bookmark-end text:name="sub_918"/><text:bookmark-start text:name="sub_919"/><text:span text:style-name="T2">9.19. При </text:span><text:a xlink:type="simple" xlink:href="#sub_245"><text:span text:style-name="T3">полетах по ППП</text:span></text:a><text:span text:style-name="T2"> органами ОВД обеспечиваются:</text:span></text:p>
      <text:p text:style-name="P1"><text:bookmark-end text:name="sub_919"/><text:span text:style-name="T2">назначение эшелона полета;</text:span></text:p>
      <text:p text:style-name="P1"><text:span text:style-name="T2">установление интервалов эшелонирования;</text:span></text:p>
      <text:p text:style-name="P1"><text:soft-page-break/><text:span text:style-name="T2">при наличии средств наблюдения ОВД - контроль за выдерживанием летными экипажами воздушных судов заданных органом ОВД маршрутов полета, схем выхода из района аэродрома, снижения и захода на посадку, стандартных маршрутов вылета и прибытия, маршрутов зональной навигации;</text:span></text:p>
      <text:p text:style-name="P1"><text:span text:style-name="T2">предоставление летным экипажам воздушных судов полетно-информационного обслуживания (информации о воздушной обстановке, оперативной метеорологической и орнитологической информации, иных сведений, необходимых для выполнения полета);</text:span></text:p>
      <text:p text:style-name="P1"><text:span text:style-name="T2">при наличии средств наблюдения ОВД - информирование летных экипажей воздушных судов об отклонениях от заданной траектории полета;</text:span></text:p>
      <text:p text:style-name="P1"><text:span text:style-name="T2">содействие авиационным поисково-спасательным службам при организации поиска и спасания.</text:span></text:p>
      <text:p text:style-name="P1"><text:bookmark-start text:name="sub_920"/><text:span text:style-name="T2">9.20. При выполнении полетов по ПВП органами ОВД обеспечиваются:</text:span></text:p>
      <text:p text:style-name="P1"><text:bookmark-end text:name="sub_920"/><text:span text:style-name="T2">соблюдение временных интервалов при взлете воздушных судов;</text:span></text:p>
      <text:p text:style-name="P1"><text:span text:style-name="T2">предоставление летным экипажам воздушных судов полетно-информационного обслуживания (информации о воздушной обстановке, оперативной метеорологической и орнитологической информации, иных сведений, необходимых для выполнения полета);</text:span></text:p>
      <text:p text:style-name="P1"><text:span text:style-name="T2">эшелонирование между воздушными судами при переходе на полет по ППП;</text:span></text:p>
      <text:p text:style-name="P1"><text:span text:style-name="T2">содействие авиационным поисково-спасательным службам при организации поиска и спасания.</text:span></text:p>
      <text:p text:style-name="P1"><text:bookmark-start text:name="sub_921"/><text:span text:style-name="T2">9.21. </text:span><text:a xlink:type="simple" xlink:href="#sub_254"><text:span text:style-name="T3">Рубежи приема-передачи ОВД</text:span></text:a><text:span text:style-name="T2"> устанавливаются на границах зон ответственности диспетчерского пункта (сектора) органа ОВД.</text:span></text:p>
      <text:p text:style-name="P1"><text:bookmark-end text:name="sub_921"/><text:bookmark-start text:name="sub_922"/><text:span text:style-name="T2">9.22. Для повышения пропускной способности передача ОВД может осуществляться на оперативно согласованных между двумя органами ОВД рубежах передачи обслуживания.</text:span></text:p>
      <text:p text:style-name="P1"><text:bookmark-end text:name="sub_922"/><text:bookmark-start text:name="sub_923"/><text:span text:style-name="T2">9.23. Диспетчер органа ОВД по запросу экипажа воздушного судна передает необходимую метеорологическую, аэронавигационную и другую информацию.</text:span></text:p>
      <text:p text:style-name="P1"><text:bookmark-end text:name="sub_923"/><text:bookmark-start text:name="sub_924"/><text:span text:style-name="T2">9.24. После принятия КВС решения о следовании на выбранный запасной аэродром диспетчер органа ОВД обеспечивает:</text:span></text:p>
      <text:p text:style-name="P1"><text:bookmark-end text:name="sub_924"/><text:span text:style-name="T2">необходимые условия для безопасного полета воздушного судна;</text:span></text:p>
      <text:p text:style-name="P1"><text:span text:style-name="T2">максимально благоприятный маршрут и профиль полета.</text:span></text:p>
      <text:p text:style-name="P1"/>
      <text:p text:style-name="P10"><text:span text:style-name="T6">──────────────────────────────</text:span></text:p>
      <text:p text:style-name="P1"><text:bookmark-start text:name="sub_1111"/><text:span text:style-name="T2">*(1) Часть 1 статьи 114 Федерального закона от 19 марта 1997 г. N ФЗ-60 "Воздушный кодекс Российской Федерации" (далее - Воздушный кодекс Российской Федерации).</text:span></text:p>
      <text:p text:style-name="P1"><text:bookmark-end text:name="sub_1111"/><text:bookmark-start text:name="sub_2222"/><text:span text:style-name="T2">*(2) Часть 3 статьи 21 Воздушного кодекса Российской Федерации.</text:span></text:p>
      <text:p text:style-name="P1"><text:bookmark-end text:name="sub_2222"/><text:bookmark-start text:name="sub_33330"/><text:span text:style-name="T2">*(3) Зарегистрирован Минюстом России 20 ноября 2008 г., регистрационный N 12701.</text:span></text:p>
      <text:p text:style-name="P1"><text:bookmark-end text:name="sub_33330"/><text:bookmark-start text:name="sub_4444"/><text:span text:style-name="T2">*(4) Зарегистрирован Минюстом России 2 мая 2007 г., регистрационный N 9376.</text:span></text:p>
      <text:p text:style-name="P1"><text:bookmark-end text:name="sub_4444"/><text:bookmark-start text:name="sub_5555"/><text:span text:style-name="T2">*(5) Статья 33 Воздушного кодекса Российской Федерации.</text:span></text:p>
      <text:p text:style-name="P1"><text:bookmark-end text:name="sub_5555"/><text:bookmark-start text:name="sub_6666"/><text:span text:style-name="T2">*(6) Пункт 4 статьи 61 Воздушного кодекса Российской Федерации.</text:span></text:p>
      <text:p text:style-name="P1"><text:bookmark-end text:name="sub_6666"/><text:bookmark-start text:name="sub_7777"/><text:span text:style-name="T2">*(7) Зарегистрирован Минюстом России 24 июля 2002 г., регистрационный N 3615.</text:span></text:p>
      <text:p text:style-name="P1"><text:bookmark-end text:name="sub_7777"/><text:bookmark-start text:name="sub_8888"/><text:span text:style-name="T2">*(8) Зарегистрирован Минюстом России 20 ноября 2008 г., регистрационный N 12701.</text:span></text:p>
      <text:p text:style-name="P1"><text:bookmark-end text:name="sub_8888"/><text:bookmark-start text:name="sub_9999"/><text:span text:style-name="T2">*(9) Зарегистрирован Минюстом России 13 августа 1999 г., регистрационный N 1871.</text:span></text:p>
      <text:p text:style-name="P1"><text:bookmark-end text:name="sub_9999"/><text:bookmark-start text:name="sub_101010"/><text:soft-page-break/><text:span text:style-name="T2">*(10) Собрание законодательства Российской Федерации, 2010, N 14, ст. 1649.</text:span></text:p>
      <text:p text:style-name="P1"><text:bookmark-end text:name="sub_101010"/><text:bookmark-start text:name="sub_111111"/><text:span text:style-name="T2">*(11) Зарегистрирован Минюстом России 24 июля 2002 г., регистрационный N 3615.</text:span></text:p>
      <text:p text:style-name="P1"><text:bookmark-end text:name="sub_111111"/><text:bookmark-start text:name="sub_121212"/><text:span text:style-name="T2">*(12) Собрание законодательства Российской Федерации 2007, N 5, ст. 650.</text:span></text:p>
      <text:p text:style-name="P1"><text:bookmark-end text:name="sub_121212"/><text:bookmark-start text:name="sub_131313"/><text:span text:style-name="T2">*(13) Зарегистрирован Минюстом России 20 ноября 2008 г., регистрационный N 12701.</text:span></text:p>
      <text:p text:style-name="P1"><text:bookmark-end text:name="sub_131313"/><text:bookmark-start text:name="sub_141414"/><text:span text:style-name="T2">*(14) Зарегистрирован Минюстом России 23 сентября 2003 г., регистрационный N 5104.</text:span></text:p>
      <text:p text:style-name="P1"><text:bookmark-end text:name="sub_141414"/><text:bookmark-start text:name="sub_151515"/><text:span text:style-name="T2">*(15) Зарегистрирован Минюстом России 20 января 2006 г., регистрационный N 7401.</text:span></text:p>
      <text:p text:style-name="P1"><text:bookmark-end text:name="sub_151515"/><text:bookmark-start text:name="sub_161616"/><text:span text:style-name="T2">*(16) Собрание законодательства Российской Федерации 1998, N 25, ст. 2918; 2008, N 48, ст. 5604.</text:span></text:p>
      <text:p text:style-name="P1"><text:bookmark-end text:name="sub_161616"/><text:bookmark-start text:name="sub_171717"/><text:span text:style-name="T2">*(17) Зарегистрирован Минюстом России 20 ноября 2008 г., регистрационный N 12701.</text:span></text:p>
      <text:p text:style-name="P1"><text:bookmark-end text:name="sub_171717"/><text:bookmark-start text:name="sub_181818"/><text:span text:style-name="T2">*(18) Зарегистрирован Минюстом России 29 сентября 2008 г., регистрационный N 12356.</text:span></text:p>
      <text:p text:style-name="P1"><text:bookmark-end text:name="sub_181818"/><text:bookmark-start text:name="sub_191919"/><text:span text:style-name="T2">*(19) Зарегистрирован Минюстом России 20 ноября 2008 г., регистрационный N 12701.</text:span></text:p>
      <text:p text:style-name="P1"><text:bookmark-end text:name="sub_191919"/><text:bookmark-start text:name="sub_202020"/><text:span text:style-name="T2">*(20) Зарегистрирован Минюстом России 7 мая 2002 г., регистрационный N 3417.</text:span></text:p>
      <text:p text:style-name="P1"><text:bookmark-end text:name="sub_202020"/><text:bookmark-start text:name="sub_212121"/><text:span text:style-name="T2">*(21) Зарегистрирован Минюстом России 2 октября 2006 г., регистрационный N 8343.</text:span></text:p>
      <text:p text:style-name="P1"><text:bookmark-end text:name="sub_212121"/><text:bookmark-start text:name="sub_222222"/><text:span text:style-name="T2">*(22) Зарегистрирован Минюстом России 30 сентября 2008 г., регистрационный N 12367.</text:span></text:p>
      <text:p text:style-name="P1"><text:bookmark-end text:name="sub_222222"/><text:bookmark-start text:name="sub_232323"/><text:span text:style-name="T2">*(23) Исключена.</text:span></text:p>
      <text:p text:style-name="P1"><text:bookmark-end text:name="sub_232323"/><text:bookmark-start text:name="sub_242424"/><text:span text:style-name="T2">*(24) Собрание законодательства Российской Федерации 2008, N 29 (ч. II), ст. 3525.</text:span></text:p>
      <text:p text:style-name="P1"><text:bookmark-end text:name="sub_242424"/></text:p>
      <text:p text:style-name="P2"><text:bookmark-start text:name="sub_1000"/><text:span text:style-name="T1">Приложение </text:span></text:p>
      <text:p text:style-name="P2"><text:bookmark-end text:name="sub_1000"/><text:span text:style-name="T1">к </text:span><text:a xlink:type="simple" xlink:href="#sub_10000"><text:span text:style-name="T4">Правилам</text:span></text:a></text:p>
      <text:p text:style-name="P1"/>
      <text:h text:style-name="P5" text:outline-level="1"><text:span text:style-name="T1">Термины и определения</text:span></text:h>
      <text:p text:style-name="P1"/>
      <text:p text:style-name="P1"><text:span text:style-name="T2">В настоящих Правилах употребляются термины и определения, приведенные:</text:span></text:p>
      <text:p text:style-name="P1"><text:bookmark-start text:name="sub_1001"/><text:span text:style-name="T2">а) в Воздушном кодексе Российской Федерации;</text:span></text:p>
      <text:p text:style-name="P1"><text:bookmark-end text:name="sub_1001"/><text:bookmark-start text:name="sub_1002"/><text:span text:style-name="T2">б) в Федеральных правилах использования воздушного пространства Российской Федерации, утвержденных постановлением Правительства Российской Федерации от 11 марта 2010 г. N 138;</text:span></text:p>
      <text:p text:style-name="P1"><text:bookmark-end text:name="sub_1002"/><text:bookmark-start text:name="sub_1003"/><text:span text:style-name="T2">в) в Федеральных авиационных правилах полетов в воздушном пространстве Российской Федерации, утвержденных приказом Министра обороны Российской Федерации, Министерства транспорта Российской Федерации, Российского авиационно-космического агентства от 31 марта 2002 г. N 136/42/51;</text:span></text:p>
      <text:p text:style-name="P1"><text:bookmark-end text:name="sub_1003"/><text:bookmark-start text:name="sub_1004"/><text:span text:style-name="T2">г) а также следующие термины и определения:</text:span></text:p>
      <text:p text:style-name="P1"><text:bookmark-end text:name="sub_1004"/><text:bookmark-start text:name="sub_174"/><text:span text:style-name="T1">абсолютная высота принятия решения (DA) или относительная высота принятия решения (DH)</text:span><text:span text:style-name="T2"> - установленная абсолютная или относительная высота при заходе по схеме точного захода на посадку или заходе на посадку с вертикальным наведением, на которой должен быть начат прерванный заход на посадку (уход на второй круг) в случае, если не установлен необходимый визуальный контакт с ориентирами для продолжения захода на посадку. Абсолютная высота принятия </text:span><text:soft-page-break/><text:span text:style-name="T2">решения (DA) отсчитывается от среднего уровня моря, а относительная высота принятия решения (DH) - от </text:span><text:a xlink:type="simple" xlink:href="#sub_248"><text:span text:style-name="T3">превышения порога ВПП</text:span></text:a><text:span text:style-name="T2">. В тех случаях, когда используются оба понятия, для удобства применяется форма "абсолютная (относительная) высота принятия решения" и сокращение "DA/H";</text:span></text:p>
      <text:p text:style-name="P1"><text:bookmark-end text:name="sub_174"/><text:bookmark-start text:name="sub_175"/><text:span text:style-name="T1">акробатический полет</text:span><text:span text:style-name="T2"> - не требуемые для нормального полета, преднамеренно выполняемые воздушным судном маневры, характеризующиеся резким изменением его пространственного положения, необычным пространственным положением или необычным изменением скорости;</text:span></text:p>
      <text:p text:style-name="P1"><text:bookmark-end text:name="sub_175"/><text:bookmark-start text:name="sub_176"/><text:span text:style-name="T1">аэронавигационная информация</text:span><text:span text:style-name="T2"> - информация, полученная в результате подборки, анализа и форматирования аэронавигационных данных;</text:span></text:p>
      <text:p text:style-name="P1"><text:bookmark-end text:name="sub_176"/><text:bookmark-start text:name="sub_177"/><text:span text:style-name="T1">аэронавигационные данные</text:span><text:span text:style-name="T2"> - изложение аэронавигационных фактических данных, концепции или инструкции в формализованном порядке, пригодном для связи, интерпретации или обработки;</text:span></text:p>
      <text:p text:style-name="P1"><text:bookmark-end text:name="sub_177"/><text:bookmark-start text:name="sub_178"/><text:span text:style-name="T1">аэродром</text:span><text:span text:style-name="T2"> - участок земли или акватории с расположенными на нем зданиями, сооружениями и оборудованием, предназначенный для взлета, посадки, руления и стоянки воздушных судов. В настоящих Правилах термин "аэродром" применяется и в отношении вертодрома или посадочной площадки, пригодных для безопасной посадки воздушного судна соответствующего вида;</text:span></text:p>
      <text:p text:style-name="P1"><text:bookmark-end text:name="sub_178"/><text:bookmark-start text:name="sub_179"/><text:span text:style-name="T1">барометрическая высота</text:span><text:span text:style-name="T2"> - атмосферное давление, выраженное в величинах абсолютной высоты, соответствующей этому давлению по стандартной атмосфере;</text:span></text:p>
      <text:p text:style-name="P1"><text:bookmark-end text:name="sub_179"/><text:bookmark-start text:name="sub_180"/><text:span text:style-name="T1">безопасная высота полета</text:span><text:span text:style-name="T2"> - минимально допустимая высота полета воздушных судов, гарантирующая от столкновения с земной (водной) поверхностью или с препятствиями на ней;</text:span></text:p>
      <text:p text:style-name="P1"><text:bookmark-end text:name="sub_180"/><text:bookmark-start text:name="sub_181"/><text:span text:style-name="T1">бортовое пилотажно-навигационное оборудование</text:span><text:span text:style-name="T2"> - совокупность измерительных, вычислительных, управляющих систем и устройств, а также систем отображения информации на борту воздушного судна, предназначенных для обеспечения решения задач пилотирования воздушного судна и воздушной навигации;</text:span></text:p>
      <text:p text:style-name="P1"><text:bookmark-end text:name="sub_181"/><text:bookmark-start text:name="sub_182"/><text:span text:style-name="T1">бортовой самописец</text:span><text:span text:style-name="T2"> - любой самопишущий прибор, устанавливаемый на борту воздушного судна в качестве дополнительного источника сведений для проведения профилактических мероприятий и расследования авиационного происшествия или инцидента;</text:span></text:p>
      <text:p text:style-name="P1"><text:bookmark-end text:name="sub_182"/><text:bookmark-start text:name="sub_183"/><text:span text:style-name="T1">векторение</text:span><text:span text:style-name="T2"> - обеспечение навигационного наведения воздушного судна посредством указания определенных курсов на основе использования системы наблюдения ОВД;</text:span></text:p>
      <text:p text:style-name="P1"><text:bookmark-end text:name="sub_183"/><text:bookmark-start text:name="sub_184"/><text:span text:style-name="T1">вертодром</text:span><text:span text:style-name="T2"> - участок земли или определенный участок поверхности сооружения, предназначенный полностью или частично для взлета, посадки, руления и стоянки вертолетов. В настоящих Правилах термин "вертодром" применяется и в отношении аэродрома или посадочной площадки, подходящих для безопасной посадки вертолетов;</text:span></text:p>
      <text:p text:style-name="P1"><text:bookmark-end text:name="sub_184"/><text:bookmark-start text:name="sub_185"/><text:span text:style-name="T1">вертолет</text:span><text:span text:style-name="T2"> - воздушное судно тяжелее воздуха, которое поддерживается в полете в основном за счет реакций воздуха с одним или несколькими несущими винтами, вращаемыми силовой установкой вокруг осей, находящихся примерно в вертикальном положении;</text:span></text:p>
      <text:p text:style-name="P1"><text:bookmark-end text:name="sub_185"/><text:bookmark-start text:name="sub_186"/><text:span text:style-name="T1">видимость на ВПП (дальность видимости на ВПП (RVR)</text:span><text:span text:style-name="T2"> - максимальное расстояние, в пределах которого пилот воздушного судна, находящегося на осевой линии ВПП, может видеть маркировку ее покрытия или световые ориентиры;</text:span></text:p>
      <text:p text:style-name="P1"><text:bookmark-end text:name="sub_186"/><text:bookmark-start text:name="sub_187"/><text:span text:style-name="T1">визуальные метеорологические условия</text:span><text:span text:style-name="T2"> - метеорологические условия, выраженные в величинах дальности видимости, расстояния до облаков и высоты нижней границы облаков, соответствующие условиям, установленным в </text:span><text:a xlink:type="simple" xlink:href="#sub_3331"><text:span text:style-name="T3">пунктах 3.33.1-</text:span></text:a><text:soft-page-break/><text:a xlink:type="simple" xlink:href="#sub_3331"><text:span text:style-name="T3">3.33.3</text:span></text:a><text:span text:style-name="T2"> настоящих Правил, или превышающих их;</text:span></text:p>
      <text:p text:style-name="P1"><text:bookmark-end text:name="sub_187"/><text:bookmark-start text:name="sub_110011"/><text:span text:style-name="T1">визуальный заход на посадку</text:span><text:span text:style-name="T2"> - заход на посадку при полете по ППП, когда схема захода на посадку по приборам частично или полностью не выполнена и заход выполняется при наличии визуального контакта с наземными ориентирами;</text:span></text:p>
      <text:p text:style-name="P1"><text:bookmark-end text:name="sub_110011"/><text:span text:style-name="T1">визуальное маневрирование (маневр "circle-to-land")</text:span><text:span text:style-name="T2"> - продолжение процедуры захода на посадку по приборам, предусматривающее выполнение разворотов в пределах зоны визуального маневрирования для вывода воздушного судна в посадочное положение относительно ВПП, расположение которой по отношению к траектории конечного этапа захода на посадку по приборам не позволяет выполнить посадку с прямой;</text:span></text:p>
      <text:p text:style-name="P1"><text:bookmark-start text:name="sub_188"/><text:span text:style-name="T1">вынужденная посадка</text:span><text:span text:style-name="T2"> - посадка по причинам, не позволяющим выполнить полет согласно плану;</text:span></text:p>
      <text:p text:style-name="P1"><text:bookmark-end text:name="sub_188"/><text:bookmark-start text:name="sub_189"/><text:span text:style-name="T1">государство регистрации воздушного судна</text:span><text:span text:style-name="T2"> - государство, в реестр которого занесено воздушное судно;</text:span></text:p>
      <text:p text:style-name="P1"><text:bookmark-end text:name="sub_189"/><text:bookmark-start text:name="sub_190"/><text:span text:style-name="T1">государство эксплуатанта</text:span><text:span text:style-name="T2"> - государство, в котором находится основное место деятельности эксплуатанта или, если эксплуатант не имеет такого места деятельности, - постоянное место пребывания эксплуатанта;</text:span></text:p>
      <text:p text:style-name="P1"><text:bookmark-end text:name="sub_190"/><text:bookmark-start text:name="sub_191"/><text:span text:style-name="T1">день</text:span><text:span text:style-name="T2"> - период времени между началом утренних гражданских сумерек и концом вечерних гражданских сумерек. Гражданские сумерки заканчиваются вечером, когда центр солнечного диска находится на 6° ниже горизонта, и начинаются утром, когда центр солнечного диска находится на 6° ниже горизонта;</text:span></text:p>
      <text:p text:style-name="P1"><text:bookmark-end text:name="sub_191"/><text:bookmark-start text:name="sub_192"/><text:span text:style-name="T1">диспетчерское разрешение</text:span><text:span text:style-name="T2"> - разрешение, выдаваемое органом ОВД экипажу воздушного судна при его запросе действовать в соответствии с условиями, установленными органом ОВД;</text:span></text:p>
      <text:p text:style-name="P1"><text:bookmark-end text:name="sub_192"/><text:bookmark-start text:name="sub_193"/><text:span text:style-name="T1">запасной аэродром</text:span><text:span text:style-name="T2"> - аэродром, куда может следовать воздушное судно в том случае, если невозможно или нецелесообразно следовать до аэродрома намеченной посадки или производить на нем посадку. К запасным относятся следующие аэродромы:</text:span></text:p>
      <text:p text:style-name="P1"><text:bookmark-end text:name="sub_193"/><text:bookmark-start text:name="sub_194"/><text:span text:style-name="T1">запасной аэродром при взлете</text:span><text:span text:style-name="T2"> - запасной аэродром, на котором воздушное судно может произвести посадку, если в этом возникает необходимость вскоре после взлета и не представляется возможным использовать аэродром вылета;</text:span></text:p>
      <text:p text:style-name="P1"><text:bookmark-end text:name="sub_194"/><text:bookmark-start text:name="sub_195"/><text:span text:style-name="T1">запасной аэродром на маршруте</text:span><text:span text:style-name="T2"> - аэродром, на котором воздушное судно сможет произвести посадку в том случае, если во время полета по маршруту оно оказалось в нештатной или аварийной обстановке;</text:span></text:p>
      <text:p text:style-name="P1"><text:bookmark-end text:name="sub_195"/><text:bookmark-start text:name="sub_196"/><text:span text:style-name="T1">запасной аэродром пункта назначения</text:span><text:span text:style-name="T2"> - запасной аэродром, куда может следовать воздушное судно в том случае, если невозможно или нецелесообразно производить посадку на аэродроме намеченной посадки. Аэродром, с которого производится вылет воздушного судна, также может быть запасным аэродромом на маршруте или запасным аэродромом пункта назначения для данного воздушного судна;</text:span></text:p>
      <text:p text:style-name="P1"><text:bookmark-end text:name="sub_196"/><text:bookmark-start text:name="sub_197"/><text:span text:style-name="T1">зона визуального маневрирования</text:span><text:span text:style-name="T2"> - зона, в пределах которой следует учитывать запас высоты над препятствием для воздушных судов, выполняющих заход на посадку с применением визуального маневрирования (маневра "circle-to-land");</text:span></text:p>
      <text:p text:style-name="P1"><text:bookmark-end text:name="sub_197"/><text:bookmark-start text:name="sub_198"/><text:span text:style-name="T1">извещение для авиационного персонала (NOTAM)</text:span><text:span text:style-name="T2"> - извещение, рассылаемое средствами электросвязи и содержащее информацию о введении в действие, состоянии или изменении любого аэронавигационного оборудования, обслуживания и правил или информацию об опасности, своевременное предупреждение о которых имеет важное значение для персонала, связанного с выполнением полетов;</text:span></text:p>
      <text:p text:style-name="P1"><text:bookmark-end text:name="sub_198"/><text:bookmark-start text:name="sub_1027"/><text:span text:style-name="T2">категории заходов по схеме точного захода на посадку и посадок:</text:span></text:p>
      <text:p text:style-name="P1"><text:bookmark-end text:name="sub_1027"/><text:bookmark-start text:name="sub_199"/><text:soft-page-break/><text:span text:style-name="T2">- </text:span><text:span text:style-name="T1">категория I (кат. I)</text:span><text:span text:style-name="T2"> - заход по схеме точного захода на посадку и посадка по приборам с относительной высотой принятия решения не менее 60 м и либо при видимости не менее 800 м, либо при дальности видимости на ВПП не менее 550 м;</text:span></text:p>
      <text:p text:style-name="P1"><text:bookmark-end text:name="sub_199"/><text:bookmark-start text:name="sub_201"/><text:span text:style-name="T2">- </text:span><text:span text:style-name="T1">категория II (кат. II)</text:span><text:span text:style-name="T2"> - заход по схеме точного захода на посадку и посадка по приборам с относительной высотой принятия решения менее 60 м, но не менее 30 м и при дальности видимости на ВПП не менее 300 м;</text:span></text:p>
      <text:p text:style-name="P1"><text:bookmark-end text:name="sub_201"/><text:bookmark-start text:name="sub_202"/><text:span text:style-name="T2">- </text:span><text:span text:style-name="T1">категория IIIА (кат. IIIА)</text:span><text:span text:style-name="T2"> - заход по схеме точного захода на посадку и посадка по приборам с относительной высотой принятия решения менее 30 м или без ограничения по относительной высоте принятия решения и при дальности видимости на ВПП не менее 175 м;</text:span></text:p>
      <text:p text:style-name="P1"><text:bookmark-end text:name="sub_202"/><text:bookmark-start text:name="sub_203"/><text:span text:style-name="T2">- </text:span><text:span text:style-name="T1">категория IIIB (кат. IIIВ)</text:span><text:span text:style-name="T2"> - заход по схеме точного захода на посадку и посадка по приборам с относительной высотой принятия решения менее 15 м или без ограничения по относительной высоте принятия решения и при дальности видимости на ВПП менее 175 м, но не менее 50 м;</text:span></text:p>
      <text:p text:style-name="P1"><text:bookmark-end text:name="sub_203"/><text:bookmark-start text:name="sub_204"/><text:span text:style-name="T2">- </text:span><text:span text:style-name="T1">категория IIIС (кат. IIIС)</text:span><text:span text:style-name="T2"> - заход по схеме точного захода на посадку и посадка по приборам без ограничений по относительной высоте принятия решения и дальности видимости на ВПП;</text:span></text:p>
      <text:p text:style-name="P1"><text:bookmark-end text:name="sub_204"/><text:bookmark-start text:name="sub_205"/><text:span text:style-name="T1">конечный этап захода на посадку</text:span><text:span text:style-name="T2"> - та часть схемы захода на посадку по приборам, которая начинается в установленной контрольной точке (или точке) конечного этапа захода на посадку или при отсутствии такой точки:</text:span></text:p>
      <text:p text:style-name="P1"><text:bookmark-end text:name="sub_205"/><text:span text:style-name="T2">в конце последнего стандартного разворота, разворота на посадочную прямую или разворота на линию пути приближения в </text:span><text:a xlink:type="simple" xlink:href="#sub_263"><text:span text:style-name="T3">схеме типа "ипподром"</text:span></text:a><text:span text:style-name="T2">, если таковая предусмотрена; или</text:span></text:p>
      <text:p text:style-name="P1"><text:span text:style-name="T2">в точке выхода на последнюю линию пути в схеме захода на посадку и заканчивается в точке вблизи аэродрома, по прохождении которой может быть выполнена посадка или начат прерванный заход на посадку (уход на второй круг);</text:span></text:p>
      <text:p text:style-name="P1"><text:bookmark-start text:name="sub_206"/><text:span text:style-name="T1">консультативное обслуживание воздушного движения</text:span><text:span text:style-name="T2"> - обслуживание, предоставляемое в консультативном воздушном пространстве с целью обеспечения оптимального эшелонирования полетов воздушных судов, выполняющих полеты по ППП;</text:span></text:p>
      <text:p text:style-name="P1"><text:bookmark-end text:name="sub_206"/><text:bookmark-start text:name="sub_207"/><text:span text:style-name="T1">контролируемый аэродром</text:span><text:span text:style-name="T2"> - аэродром, на котором обеспечивается диспетчерское обслуживание аэродромного движения (воздушного и наземного);</text:span></text:p>
      <text:p text:style-name="P1"><text:bookmark-end text:name="sub_207"/><text:bookmark-start text:name="sub_208"/><text:span text:style-name="T1">контролируемое воздушное пространство</text:span><text:span text:style-name="T2"> - воздушное пространство установленных размеров, в пределах которого обеспечивается диспетчерское обслуживание в соответствии с классификацией воздушного пространства;</text:span></text:p>
      <text:p text:style-name="P1"><text:bookmark-end text:name="sub_208"/><text:bookmark-start text:name="sub_209"/><text:span text:style-name="T1">контрольная точка аэродрома (КТА)</text:span><text:span text:style-name="T2"> - точка, определяющая местоположение аэродрома в выбранной системе координат;</text:span></text:p>
      <text:p text:style-name="P1"><text:bookmark-end text:name="sub_209"/><text:bookmark-start text:name="sub_233"/><text:span text:style-name="T1">маршрут зональной навигации</text:span><text:span text:style-name="T2"> - маршрут, установленный для полетов воздушных судов, которые могут применять зональную навигацию;</text:span></text:p>
      <text:p text:style-name="P1"><text:bookmark-end text:name="sub_233"/><text:bookmark-start text:name="sub_234"/><text:span text:style-name="T1">минимальная абсолютная высота снижения (MDA) или минимальная относительная высота снижения (MDH) </text:span><text:span text:style-name="T2">- установленная абсолютная или относительная высота при заходе по схеме неточного захода на посадку или при заходе на посадку с применением визуального маневрирования (маневра "circle-to-land"), снижение ниже которой запрещается в случае, если не установлен необходимый визуальный контакт с наземными ориентирами для продолжения захода на посадку. MDA отсчитывается от среднего уровня моря, a MDH - от превышения аэродрома или превышения порога ВПП, если его превышение более чем на 2 м ниже превышения аэродрома. В тех случаях, когда используются оба понятия, для удобства можно применять форму "минимальная абсолютная (относительная) высота снижения" </text:span><text:soft-page-break/><text:span text:style-name="T2">(MDA/H);</text:span></text:p>
      <text:p text:style-name="P1"><text:bookmark-end text:name="sub_234"/><text:bookmark-start text:name="sub_235"/><text:span text:style-name="T1">навигация, основанная на характеристиках (PBN)</text:span><text:span text:style-name="T2"> - зональная навигация, основанная на требованиях к характеристикам воздушных судов, выполняющих полет по маршруту ОВД, по схеме захода на посадку по приборам или в установленном воздушном пространстве;</text:span></text:p>
      <text:p text:style-name="P1"><text:bookmark-end text:name="sub_235"/><text:bookmark-start text:name="sub_236"/><text:span text:style-name="T1">начальный участок захода на посадку</text:span><text:span text:style-name="T2"> - участок схемы захода на посадку по приборам между начальной контрольной точкой захода на посадку и промежуточной контрольной точкой или, в соответствующих случаях, конечной контрольной точкой (или точкой) захода на посадку;</text:span></text:p>
      <text:p text:style-name="P1"><text:bookmark-end text:name="sub_236"/><text:bookmark-start text:name="sub_237"/><text:span text:style-name="T1">ночь</text:span><text:span text:style-name="T2"> - период времени между концом вечерних гражданских сумерек и началом утренних гражданских сумерек. Гражданские сумерки заканчиваются вечером, когда центр солнечного диска находится на 6° ниже горизонта, и начинаются утром, когда центр солнечного диска находится на 6° ниже горизонта;</text:span></text:p>
      <text:p text:style-name="P1"><text:bookmark-end text:name="sub_237"/><text:bookmark-start text:name="sub_238"/><text:span text:style-name="T1">обледенение</text:span><text:span text:style-name="T2"> - отложение льда на различных частях воздушного судна (слабое - при отложении льда на передней кромке крыла до 0,5 мм/мин., умеренное - от 0,5 до 1 мм/мин. сильное - более 1 мм/мин.);</text:span></text:p>
      <text:p text:style-name="P1"><text:bookmark-end text:name="sub_238"/><text:bookmark-start text:name="sub_239"/><text:span text:style-name="T1">основной перечень минимального исправного оборудования (MMEL)</text:span><text:span text:style-name="T2"> - перечень, составляемый организацией, ответственной за типовую конструкцию, для конкретного типа воздушных судов, утверждаемый государством разработчика и определяющий компоненты оборудования, неисправность одного или нескольких из которых не препятствуют началу полета. В MMEL могут оговариваться особые эксплуатационные условия, ограничения или правила;</text:span></text:p>
      <text:p text:style-name="P1"><text:bookmark-end text:name="sub_239"/><text:bookmark-start text:name="sub_240"/><text:span text:style-name="T1">перечень минимального исправного оборудования (MEL)</text:span><text:span text:style-name="T2"> - перечень, предусматривающий эксплуатацию воздушного судна в определенных условиях при отказе конкретного компонента оборудования, который составляется эксплуатантом в соответствии с MMEL для данного типа воздушных судов или более жесткими требованиями;</text:span></text:p>
      <text:p text:style-name="P1"><text:bookmark-end text:name="sub_240"/><text:bookmark-start text:name="sub_243"/><text:span text:style-name="T1">перрон</text:span><text:span text:style-name="T2"> - определенная площадь аэродрома, предназначенная для размещения воздушных судов в целях посадки (высадки) пассажиров, погрузки (выгрузки) почты или грузов, заправки, стоянки или технического обслуживания;</text:span></text:p>
      <text:p text:style-name="P1"><text:bookmark-end text:name="sub_243"/><text:bookmark-start text:name="sub_244"/><text:span text:style-name="T1">площадь маневрирования</text:span><text:span text:style-name="T2"> - часть аэродрома, исключая перрон (стоянку), предназначенная для взлета, посадки и руления воздушных судов;</text:span></text:p>
      <text:p text:style-name="P1"><text:bookmark-end text:name="sub_244"/><text:bookmark-start text:name="sub_245"/><text:span text:style-name="T1">полет по ПВП</text:span><text:span text:style-name="T2"> - полет, выполняемый в соответствии с правилами визуальных полетов;</text:span></text:p>
      <text:p text:style-name="P1"><text:bookmark-end text:name="sub_245"/><text:bookmark-start text:name="sub_246"/><text:span text:style-name="T1">полет по ППП</text:span><text:span text:style-name="T2"> - полет, выполняемый в соответствии с правилами полетов по приборам;</text:span></text:p>
      <text:p text:style-name="P1"><text:bookmark-end text:name="sub_246"/><text:bookmark-start text:name="sub_247"/><text:span text:style-name="T1">полет увеличенной дальности (ETOPS)</text:span><text:span text:style-name="T2"> - любой полет, выполняемый самолетом с двумя газотурбинными силовыми установками, при котором время полета с крейсерской скоростью (в условиях МСА и в штилевых условиях) при одной неработающей силовой установке от какой-либо точки маршрута до соответствующего требованиям запасного аэродрома превышает 60 минут;</text:span></text:p>
      <text:p text:style-name="P1"><text:bookmark-end text:name="sub_247"/><text:bookmark-start text:name="sub_248"/><text:span text:style-name="T1">превышение порога ВПП</text:span><text:span text:style-name="T2"> - абсолютная высота порога ВПП;</text:span></text:p>
      <text:p text:style-name="P1"><text:bookmark-end text:name="sub_248"/><text:bookmark-start text:name="sub_249"/><text:span text:style-name="T1">превышение аэродрома</text:span><text:span text:style-name="T2"> - высота самой высокой точки ВПП относительно уровня моря. При наличии нескольких ВПП выбирается наибольшее значение;</text:span></text:p>
      <text:p text:style-name="P1"><text:bookmark-end text:name="sub_249"/><text:bookmark-start text:name="sub_250"/><text:span text:style-name="T1">приборные метеорологические условия</text:span><text:span text:style-name="T2"> - метеорологические условия, выраженные в величинах дальности видимости, расстояния до облаков и высоты нижней границы облаков, ниже установленных в </text:span><text:a xlink:type="simple" xlink:href="#sub_3331"><text:span text:style-name="T3">пунктах 3.33.1-3.33.3</text:span></text:a><text:span text:style-name="T2"> настоящих Правил;</text:span></text:p>
      <text:p text:style-name="P1"><text:bookmark-end text:name="sub_250"/><text:bookmark-start text:name="sub_251"/><text:span text:style-name="T1">программа технического обслуживания</text:span><text:span text:style-name="T2"> - документ, содержащий описание </text:span><text:soft-page-break/><text:span text:style-name="T2">конкретных плановых работ по техническому обслуживанию и периодичность их выполнения, а также связанных с ними процедур, например, программы надежности, необходимых для обеспечения безопасной эксплуатации тех воздушных судов, которых он касается;</text:span></text:p>
      <text:p text:style-name="P1"><text:bookmark-end text:name="sub_251"/><text:bookmark-start text:name="sub_252"/><text:span text:style-name="T1">психоактивные вещества</text:span><text:span text:style-name="T2"> - алкоголь, опиоиды, каннабиноиды, седативные средства и гипнотические препараты, кокаин, другие психостимуляторы, галлюциногены и летучие растворители за исключением табака и кофеина;</text:span></text:p>
      <text:p text:style-name="P1"><text:bookmark-end text:name="sub_252"/><text:bookmark-start text:name="sub_253"/><text:span text:style-name="T1">рабочий план полета</text:span><text:span text:style-name="T2"> - план, составленный эксплуатантом для безопасного выполнения полета с учетом летно-технических характеристик воздушного судна, эксплуатационных ограничений и ожидаемых условий на заданном маршруте и на соответствующих аэродромах;</text:span></text:p>
      <text:p text:style-name="P1"><text:bookmark-end text:name="sub_253"/><text:bookmark-start text:name="sub_254"/><text:span text:style-name="T1">рубеж передачи ОВД</text:span><text:span text:style-name="T2"> - рубеж, установленный на маршруте руления или на траектории полета воздушного судна, на котором обслуживание движения данного воздушного судна передается от одного органа ОВД другому;</text:span></text:p>
      <text:p text:style-name="P1"><text:bookmark-end text:name="sub_254"/><text:bookmark-start text:name="sub_255"/><text:span text:style-name="T1">руководство по летной эксплуатации (РЛЭ)</text:span><text:span text:style-name="T2"> - руководство (руководства), утвержденное государством разработчика воздушного судна и содержащее ограничения, в пределах которых воздушное судно должно считаться годным к полетам, инструкции и информацию, необходимые членам летного экипажа для обеспечения безопасной эксплуатации воздушного судна;</text:span></text:p>
      <text:p text:style-name="P1"><text:bookmark-end text:name="sub_255"/><text:bookmark-start text:name="sub_256"/><text:span text:style-name="T1">руководство по производству полетов (РПП)</text:span><text:span text:style-name="T2"> - руководство, содержащее правила, инструкции и рекомендации для использования эксплуатационным персоналом при выполнении своих обязанностей;</text:span></text:p>
      <text:p text:style-name="P1"><text:bookmark-end text:name="sub_256"/><text:bookmark-start text:name="sub_257"/><text:span text:style-name="T1">сдвиг ветра</text:span><text:span text:style-name="T2"> - изменение направления и (или) скорости ветра в пространстве, включая восходящие и нисходящие потоки (сдвиг ветра слабый - до 2 м/с на 30 м высоты, умеренный - от 2 до 4 м/с на 30 м высоты, сильный - от 4 до 6 м/с на 30 м высоты, очень сильный - 6 м/с и более на 30 м высоты);</text:span></text:p>
      <text:p text:style-name="P1"><text:bookmark-end text:name="sub_257"/><text:bookmark-start text:name="sub_258"/><text:span text:style-name="T1">сменный пилот на крейсерском этапе полета</text:span><text:span text:style-name="T2"> - член летного экипажа, который назначается для выполнения функций пилота на крейсерском этапе полета на время запланированного отдыха КВС или второго пилота;</text:span></text:p>
      <text:p text:style-name="P1"><text:bookmark-end text:name="sub_258"/><text:bookmark-start text:name="sub_259"/><text:span text:style-name="T1">схема захода на посадку по приборам</text:span><text:span text:style-name="T2"> - серия заранее намеченных маневров, выполняемых по пилотажным приборам, при соблюдении установленных требований, предусматривающих предотвращение столкновения с препятствиями, от контрольной точки начального этапа захода на посадку или, в соответствующих случаях от начала установленного маршрута прибытия до точки, откуда может быть выполнена посадка, а если посадка не выполнена, то до точки, от которой применяются критерии пролета препятствий в зоне ожидания или на маршруте;</text:span></text:p>
      <text:p text:style-name="P1"><text:bookmark-end text:name="sub_259"/><text:bookmark-start text:name="sub_260"/><text:span text:style-name="T1">схема неточного захода на посадку (NPA)</text:span><text:span text:style-name="T2"> - схема захода на посадку по приборам с использованием бокового наведения, но без использования вертикального наведения;</text:span></text:p>
      <text:p text:style-name="P1"><text:bookmark-end text:name="sub_260"/><text:bookmark-start text:name="sub_261"/><text:span text:style-name="T1">схема захода на посадку с вертикальным наведением (APV)</text:span><text:span text:style-name="T2"> - схема захода на посадку по приборам с использованием бокового и вертикального наведения, но не отвечающая требованиям, установленным для заходов по схеме точного захода на посадку и посадок;</text:span></text:p>
      <text:p text:style-name="P1"><text:bookmark-end text:name="sub_261"/><text:bookmark-start text:name="sub_262"/><text:span text:style-name="T1">схема точного захода на посадку (РА)</text:span><text:span text:style-name="T2"> - схема захода на посадку по приборам с использованием точного бокового и вертикального наведения при минимумах, определяемых категорией захода на посадку;</text:span></text:p>
      <text:p text:style-name="P1"><text:bookmark-end text:name="sub_262"/><text:bookmark-start text:name="sub_263"/><text:span text:style-name="T1">схема типа "ипподром"</text:span><text:span text:style-name="T2"> - схема маневрирования воздушных судов в зоне ожидания, или необходимости в потере высоты на начальном этапе захода на посадку, или вывода воздушного судна на линию пути приближения, когда вход в обратную </text:span><text:soft-page-break/><text:span text:style-name="T2">схему не может быть выполнен;</text:span></text:p>
      <text:p text:style-name="P1"><text:bookmark-end text:name="sub_263"/><text:bookmark-start text:name="sub_264"/><text:span text:style-name="T1">эксплуатационные минимумы аэродрома (вертодрома, посадочной площадки)</text:span><text:span text:style-name="T2"> - ограничения использования аэродрома для:</text:span></text:p>
      <text:p text:style-name="P1"><text:bookmark-end text:name="sub_264"/><text:bookmark-start text:name="sub_2641"/><text:span text:style-name="T2">а) взлета, выражаемые в величинах дальности видимости на ВПП и (или) видимости и при необходимости параметрами облачности;</text:span></text:p>
      <text:p text:style-name="P1"><text:bookmark-end text:name="sub_2641"/><text:bookmark-start text:name="sub_2642"/><text:span text:style-name="T2">б) посадки при выполнении заходов по схеме точного захода на посадку и посадок, выражаемые в величинах видимости и (или) дальности видимости на ВПП и абсолютной (относительной) высоты принятия решения (</text:span><text:a xlink:type="simple" xlink:href="#sub_174"><text:span text:style-name="T3">DA/H</text:span></text:a><text:span text:style-name="T2">), соответствующих эксплуатационной категории;</text:span></text:p>
      <text:p text:style-name="P1"><text:bookmark-end text:name="sub_2642"/><text:bookmark-start text:name="sub_2643"/><text:span text:style-name="T2">в) посадки при выполнении заходов на посадку и посадок с вертикальным наведением, выражаемые в величинах видимости и (или) дальности видимости на ВПП и абсолютной (относительной) высоты принятия решения (DA/H); и</text:span></text:p>
      <text:p text:style-name="P1"><text:bookmark-end text:name="sub_2643"/><text:bookmark-start text:name="sub_2644"/><text:span text:style-name="T2">г) посадки при выполнении заходов по схеме неточного захода на посадку и посадок, выражаемые в величинах видимости и (или) дальности видимости на ВПП, минимальной абсолютной (относительной) высоты снижения (</text:span><text:a xlink:type="simple" xlink:href="#sub_234"><text:span text:style-name="T3">MDA/H</text:span></text:a><text:span text:style-name="T2">) и, при необходимости, параметрами облачности;</text:span></text:p>
      <text:p text:style-name="P1"><text:bookmark-end text:name="sub_2644"/><text:bookmark-start text:name="sub_265"/><text:span text:style-name="T1">заходы по схеме точного захода на посадку и посадки</text:span><text:span text:style-name="T2"> - заход на посадку и посадка по приборам с использованием точного бокового и вертикального наведения при минимумах, определяемых категорией захода на посадку и посадки. Боковое и вертикальное наведение представляет собой наведение, обеспечиваемое с помощью либо наземного навигационного средства, либо формируемых компьютером навигационных данных;</text:span></text:p>
      <text:p text:style-name="P1"><text:bookmark-end text:name="sub_265"/><text:bookmark-start text:name="sub_266"/><text:span text:style-name="T1">характерная точка до посадки</text:span><text:span text:style-name="T2"> - точка в пределах этапа захода на посадку и посадки, после которой способность вертолета продолжать безопасный полет с одним неработающим двигателем не обеспечивается и может потребоваться вынужденная посадка;</text:span></text:p>
      <text:p text:style-name="P1"><text:bookmark-end text:name="sub_266"/><text:bookmark-start text:name="sub_267"/><text:span text:style-name="T1">характерная точка после взлета</text:span><text:span text:style-name="T2"> - точка в пределах этапа взлета и начального набора высоты, до достижения которой способность вертолета продолжать безопасный полет с одним неработающим двигателем не обеспечивается и может потребоваться вынужденная посадка.</text:span></text:p>
      <text:p text:style-name="P1"><text:bookmark-end text:name="sub_2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face style:name="Courier New" svg:font-family="'Courier New'" style:font-family-generic="roman"/>
    <style:font-face style:name="Verdana" svg:font-family="Verdana" style:font-family-generic="roman"/>
    <style:font-face style:name="Arial" svg:font-family="Arial" style:font-family-generic="swiss"/>
    <style:font-face style:name="Arial3" svg:font-family="Arial" style:font-family-generic="system"/>
    <style:font-face style:name="Courier New2" svg:font-family="'Courier New'" style:font-family-generic="system"/>
    <style:font-face style:name="Times New Roman" svg:font-family="'Times New Roman'" style:font-family-generic="system"/>
    <style:font-face style:name="Arial2" svg:font-family="Arial"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100%" fo:margin-left="0in" fo:margin-right="0in" fo:margin-top="0.0752in" fo:margin-bottom="0.0752in" fo:text-align="center" style:justify-single-word="false" fo:orphans="0" fo:widows="0" fo:text-indent="0in" style:auto-text-indent="false" style:vertical-align="auto"/>
      <style:text-properties style:font-name="Arial" fo:font-size="12pt" fo:language="ru" fo:country="RU" fo:font-weight="bold" style:font-size-asian="12pt" style:language-asian="ru" style:country-asian="RU" style:font-weight-asian="bold" style:font-name-complex="Times New Roman" style:font-size-complex="12pt" style:language-complex="ar" style:country-complex="SA" style:font-weight-complex="bold"/>
    </style:style>
    <style:style style:name="Heading_20_2" style:display-name="Heading 2" style:family="paragraph" style:parent-style-name="Heading_20_1" style:next-style-name="Text_20_body" style:default-outline-level="2" style:class="text">
      <style:paragraph-properties fo:margin="100%" fo:margin-left="0in" fo:margin-right="0in" fo:text-align="justify" style:justify-single-word="false" fo:orphans="0" fo:widows="0" fo:text-indent="0in" style:auto-text-indent="false" style:vertical-align="auto"/>
      <style:text-properties style:font-name="Arial" fo:font-size="12pt" fo:language="ru" fo:country="RU" style:font-size-asian="12pt" style:language-asian="ru" style:country-asian="RU" style:font-name-complex="Times New Roman" style:font-size-complex="12pt" style:language-complex="ar" style:country-complex="SA"/>
    </style:style>
    <style:style style:name="Heading_20_3" style:display-name="Heading 3" style:family="paragraph" style:parent-style-name="Heading_20_2" style:next-style-name="Text_20_body" style:default-outline-level="3" style:class="text">
      <style:paragraph-properties fo:margin="100%" fo:margin-left="0in" fo:margin-right="0in" fo:text-align="justify" style:justify-single-word="false" fo:orphans="0" fo:widows="0" fo:text-indent="0in" style:auto-text-indent="false" style:vertical-align="auto"/>
      <style:text-properties style:font-name="Arial" fo:font-size="12pt" fo:language="ru" fo:country="RU" style:font-size-asian="12pt" style:language-asian="ru" style:country-asian="RU" style:font-name-complex="Times New Roman" style:font-size-complex="12pt" style:language-complex="ar" style:country-complex="SA"/>
    </style:style>
    <style:style style:name="Heading_20_4" style:display-name="Heading 4" style:family="paragraph" style:parent-style-name="Heading_20_3" style:next-style-name="Text_20_body" style:default-outline-level="4" style:class="text">
      <style:paragraph-properties fo:margin="100%" fo:margin-left="0in" fo:margin-right="0in" fo:text-align="justify" style:justify-single-word="false" fo:orphans="0" fo:widows="0" fo:text-indent="0in" style:auto-text-indent="false" style:vertical-align="auto"/>
      <style:text-properties style:font-name="Arial" fo:font-size="12pt" fo:language="ru" fo:country="RU" style:font-size-asian="12pt" style:language-asian="ru" style:country-asian="RU" style:font-name-complex="Times New Roman" style:font-size-complex="12pt" style:language-complex="ar" style:country-complex="SA"/>
    </style:style>
    <style:style style:name="Основное_20_меню_20__28_преемственное_29_" style:display-name="Основное меню (преемственное)" style:family="paragraph" style:default-outline-level="">
      <style:paragraph-properties fo:margin="100%" fo:margin-left="0in" fo:margin-right="0in" fo:text-align="justify" style:justify-single-word="false" fo:orphans="0" fo:widows="0" fo:text-indent="0in" style:auto-text-indent="false" style:vertical-align="auto"/>
      <style:text-properties style:font-name="Verdana" fo:font-size="12pt" fo:language="ru" fo:country="RU" style:font-size-asian="12pt" style:language-asian="ru" style:country-asian="RU" style:font-size-complex="12pt" style:language-complex="ar" style:country-complex="SA"/>
    </style:style>
    <style:style style:name="Заголовок" style:family="paragraph" style:parent-style-name="Основное_20_меню_20__28_преемственное_29_" style:default-outline-level="">
      <style:paragraph-properties fo:margin="100%" fo:margin-left="0in" fo:margin-right="0in" fo:text-align="justify" style:justify-single-word="false" fo:orphans="0" fo:widows="0" fo:text-indent="0in" style:auto-text-indent="false" style:vertical-align="auto"/>
      <style:text-properties style:font-name="Arial1" fo:font-size="12pt" fo:language="ru" fo:country="RU" fo:font-weight="bold" style:font-size-asian="12pt" style:language-asian="ru" style:country-asian="RU" style:font-weight-asian="bold" style:font-name-complex="Times New Roman" style:font-size-complex="12pt" style:language-complex="ar" style:country-complex="SA" style:font-weight-complex="bold"/>
    </style:style>
    <style:style style:name="Заголовок_20_статьи" style:display-name="Заголовок статьи" style:family="paragraph" style:default-outline-level="">
      <style:paragraph-properties fo:margin="100%" fo:margin-left="1.1193in" fo:margin-right="0in" fo:text-align="justify" style:justify-single-word="false" fo:orphans="0" fo:widows="0" fo:text-indent="-0.6193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Интерактивный_20_заголовок" style:display-name="Интерактивный заголовок" style:family="paragraph" style:parent-style-name="Заголовок" style:default-outline-level="">
      <style:paragraph-properties fo:margin="100%" fo:margin-left="0in" fo:margin-right="0in" fo:text-align="justify" style:justify-single-word="false" fo:orphans="0" fo:widows="0" fo:text-indent="0in" style:auto-text-indent="false" style:vertical-align="auto"/>
      <style:text-properties style:font-name="Arial1" fo:font-size="12pt" fo:language="ru" fo:country="RU" style:text-underline-style="solid" style:text-underline-width="auto" style:text-underline-color="font-color" style:font-size-asian="12pt" style:language-asian="ru" style:country-asian="RU" style:font-name-complex="Times New Roman" style:font-size-complex="12pt" style:language-complex="ar" style:country-complex="SA"/>
    </style:style>
    <style:style style:name="Интерфейс" style:family="paragraph" style:default-outline-level="">
      <style:paragraph-properties fo:margin="100%" fo:margin-left="0in" fo:margin-right="0in" fo:text-align="justify" style:justify-single-word="false" fo:orphans="0" fo:widows="0" fo:text-indent="0in" style:auto-text-indent="false" style:vertical-align="auto"/>
      <style:text-properties style:font-name="Arial1" fo:font-size="11pt" fo:language="ru" fo:country="RU" style:font-size-asian="11pt" style:language-asian="ru" style:country-asian="RU" style:font-name-complex="Arial3" style:font-size-complex="11pt" style:language-complex="ar" style:country-complex="SA"/>
    </style:style>
    <style:style style:name="Комментарий" style:family="paragraph" style:default-outline-level="">
      <style:paragraph-properties fo:margin="100%" fo:margin-left="0.1181in" fo:margin-right="0in" fo:text-align="justify" style:justify-single-word="false" fo:orphans="0" fo:widows="0" fo:text-indent="0in" style:auto-text-indent="false" style:vertical-align="auto"/>
      <style:text-properties style:font-name="Arial1" fo:font-size="12pt" fo:language="ru" fo:country="RU" fo:font-style="italic" style:font-size-asian="12pt" style:language-asian="ru" style:country-asian="RU" style:font-style-asian="italic" style:font-name-complex="Times New Roman" style:font-size-complex="12pt" style:language-complex="ar" style:country-complex="SA" style:font-style-complex="italic"/>
    </style:style>
    <style:style style:name="Информация_20_об_20_изменениях_20_документа" style:display-name="Информация об изменениях документа" style:family="paragraph" style:parent-style-name="Комментарий" style:default-outline-level="">
      <style:paragraph-properties fo:margin="100%" fo:margin-left="0in" fo:margin-right="0in" fo:text-align="justify" style:justify-single-word="false" fo:orphans="0" fo:widows="0" fo:text-indent="0in" style:auto-text-indent="false" style:vertical-align="auto"/>
      <style:text-properties style:font-name="Arial1" fo:font-size="12pt" fo:language="ru" fo:country="RU" fo:font-style="italic" style:font-size-asian="12pt" style:language-asian="ru" style:country-asian="RU" style:font-style-asian="italic" style:font-name-complex="Times New Roman" style:font-size-complex="12pt" style:language-complex="ar" style:country-complex="SA" style:font-style-complex="italic"/>
    </style:style>
    <style:style style:name="Текст_20__28_лев._20_подпись_29_" style:display-name="Текст (лев. подпись)" style:family="paragraph" style:default-outline-level="">
      <style:paragraph-properties fo:margin="100%" fo:margin-left="0in" fo:margin-right="0in" fo:text-align="start"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Колонтитул_20__28_левый_29_" style:display-name="Колонтитул (левый)" style:family="paragraph" style:parent-style-name="Текст_20__28_лев._20_подпись_29_" style:default-outline-level="">
      <style:paragraph-properties fo:margin="100%" fo:margin-left="0in" fo:margin-right="0in" fo:text-align="justify" style:justify-single-word="false" fo:orphans="0" fo:widows="0" fo:text-indent="0in" style:auto-text-indent="false" style:vertical-align="auto"/>
      <style:text-properties style:font-name="Arial1" fo:font-size="8pt" fo:language="ru" fo:country="RU" style:font-size-asian="8pt" style:language-asian="ru" style:country-asian="RU" style:font-name-complex="Times New Roman" style:font-size-complex="8pt" style:language-complex="ar" style:country-complex="SA"/>
    </style:style>
    <style:style style:name="Текст_20__28_прав._20_подпись_29_" style:display-name="Текст (прав. подпись)" style:family="paragraph" style:default-outline-level="">
      <style:paragraph-properties fo:margin="100%" fo:margin-left="0in" fo:margin-right="0in" fo:text-align="end"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Колонтитул_20__28_правый_29_" style:display-name="Колонтитул (правый)" style:family="paragraph" style:parent-style-name="Текст_20__28_прав._20_подпись_29_" style:default-outline-level="">
      <style:paragraph-properties fo:margin="100%" fo:margin-left="0in" fo:margin-right="0in" fo:text-align="justify" style:justify-single-word="false" fo:orphans="0" fo:widows="0" fo:text-indent="0in" style:auto-text-indent="false" style:vertical-align="auto"/>
      <style:text-properties style:font-name="Arial1" fo:font-size="8pt" fo:language="ru" fo:country="RU" style:font-size-asian="8pt" style:language-asian="ru" style:country-asian="RU" style:font-name-complex="Times New Roman" style:font-size-complex="8pt" style:language-complex="ar" style:country-complex="SA"/>
    </style:style>
    <style:style style:name="Комментарий_20_пользователя" style:display-name="Комментарий пользователя" style:family="paragraph" style:parent-style-name="Комментарий" style:default-outline-level="">
      <style:paragraph-properties fo:margin="100%" fo:margin-left="0in" fo:margin-right="0in" fo:text-align="start"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Моноширинный" style:family="paragraph" style:default-outline-level="">
      <style:paragraph-properties fo:margin="100%" fo:margin-left="0in" fo:margin-right="0in" fo:text-align="justify" style:justify-single-word="false" fo:orphans="0" fo:widows="0" fo:text-indent="0in" style:auto-text-indent="false" style:vertical-align="auto"/>
      <style:text-properties style:font-name="Courier New" fo:font-size="12pt" fo:language="ru" fo:country="RU" style:font-size-asian="12pt" style:language-asian="ru" style:country-asian="RU" style:font-name-complex="Courier New2" style:font-size-complex="12pt" style:language-complex="ar" style:country-complex="SA"/>
    </style:style>
    <style:style style:name="Нормальный_20__28_таблица_29_" style:display-name="Нормальный (таблица)" style:family="paragraph" style:default-outline-level="">
      <style:paragraph-properties fo:margin="100%" fo:margin-left="0in" fo:margin-right="0in" fo:text-align="justify"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Объект" style:family="paragraph" style:default-outline-level="">
      <style:paragraph-properties fo:margin="100%" fo:margin-left="0in" fo:margin-right="0in" fo:text-align="justify" style:justify-single-word="false" fo:orphans="0" fo:widows="0" fo:text-indent="0in" style:auto-text-indent="false" style:vertical-align="auto"/>
      <style:text-properties fo:font-size="12pt" fo:language="ru" fo:country="RU" style:font-size-asian="12pt" style:language-asian="ru" style:country-asian="RU" style:font-name-complex="Times New Roman" style:font-size-complex="12pt" style:language-complex="ar" style:country-complex="SA"/>
    </style:style>
    <style:style style:name="Таблицы_20__28_моноширинный_29_" style:display-name="Таблицы (моноширинный)" style:family="paragraph" style:default-outline-level="">
      <style:paragraph-properties fo:margin="100%" fo:margin-left="0in" fo:margin-right="0in" fo:text-align="justify" style:justify-single-word="false" fo:orphans="0" fo:widows="0" fo:text-indent="0in" style:auto-text-indent="false" style:vertical-align="auto"/>
      <style:text-properties style:font-name="Courier New" fo:font-size="12pt" fo:language="ru" fo:country="RU" style:font-size-asian="12pt" style:language-asian="ru" style:country-asian="RU" style:font-name-complex="Courier New2" style:font-size-complex="12pt" style:language-complex="ar" style:country-complex="SA"/>
    </style:style>
    <style:style style:name="Оглавление" style:family="paragraph" style:parent-style-name="Таблицы_20__28_моноширинный_29_" style:default-outline-level="">
      <style:paragraph-properties fo:margin="100%" fo:margin-left="0.0972in" fo:margin-right="0in" fo:text-align="justify"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Переменная_20_часть" style:display-name="Переменная часть" style:family="paragraph" style:parent-style-name="Основное_20_меню_20__28_преемственное_29_" style:default-outline-level="">
      <style:paragraph-properties fo:margin="100%" fo:margin-left="0in" fo:margin-right="0in" fo:text-align="justify" style:justify-single-word="false" fo:orphans="0" fo:widows="0" fo:text-indent="0in" style:auto-text-indent="false" style:vertical-align="auto"/>
      <style:text-properties style:font-name="Arial1" fo:font-size="10pt" fo:language="ru" fo:country="RU" style:font-size-asian="10pt" style:language-asian="ru" style:country-asian="RU" style:font-name-complex="Times New Roman" style:font-size-complex="10pt" style:language-complex="ar" style:country-complex="SA"/>
    </style:style>
    <style:style style:name="Постоянная_20_часть" style:display-name="Постоянная часть" style:family="paragraph" style:parent-style-name="Основное_20_меню_20__28_преемственное_29_" style:default-outline-level="">
      <style:paragraph-properties fo:margin="100%" fo:margin-left="0in" fo:margin-right="0in" fo:text-align="justify" style:justify-single-word="false" fo:orphans="0" fo:widows="0" fo:text-indent="0in" style:auto-text-indent="false" style:vertical-align="auto"/>
      <style:text-properties style:font-name="Arial1" fo:font-size="11pt" fo:language="ru" fo:country="RU" style:font-size-asian="11pt" style:language-asian="ru" style:country-asian="RU" style:font-name-complex="Times New Roman" style:font-size-complex="11pt" style:language-complex="ar" style:country-complex="SA"/>
    </style:style>
    <style:style style:name="Прижатый_20_влево" style:display-name="Прижатый влево" style:family="paragraph" style:default-outline-level="">
      <style:paragraph-properties fo:margin="100%" fo:margin-left="0in" fo:margin-right="0in" fo:text-align="start"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Словарная_20_статья" style:display-name="Словарная статья" style:family="paragraph" style:default-outline-level="">
      <style:paragraph-properties fo:margin="100%" fo:margin-left="0in" fo:margin-right="0.0819in" fo:text-align="justify"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Текст_20__28_справка_29_" style:display-name="Текст (справка)" style:family="paragraph" style:default-outline-level="">
      <style:paragraph-properties fo:margin="100%" fo:margin-left="0.1181in" fo:margin-right="0.1181in" fo:text-align="start"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Текст_20_в_20_таблице" style:display-name="Текст в таблице" style:family="paragraph" style:parent-style-name="Нормальный_20__28_таблица_29_" style:default-outline-level="">
      <style:paragraph-properties fo:margin="100%" fo:margin-left="0in" fo:margin-right="0in" fo:text-align="justify" style:justify-single-word="false" fo:orphans="0" fo:widows="0" fo:text-indent="0.3472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Технический_20_комментарий" style:display-name="Технический комментарий" style:family="paragraph" style:default-outline-level="">
      <style:paragraph-properties fo:margin="100%" fo:margin-left="0in" fo:margin-right="0in" fo:text-align="start"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Центрированный_20__28_таблица_29_" style:display-name="Центрированный (таблица)" style:family="paragraph" style:parent-style-name="Нормальный_20__28_таблица_29_" style:default-outline-level="">
      <style:paragraph-properties fo:margin="100%" fo:margin-left="0in" fo:margin-right="0in" fo:text-align="center" style:justify-single-word="false" fo:orphans="0" fo:widows="0" fo:text-indent="0in" style:auto-text-indent="false" style:vertical-align="auto"/>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Footer" style:family="paragraph" style:parent-style-name="Standard" style:default-outline-level="" style:class="extra">
      <style:paragraph-properties fo:margin="100%" fo:margin-left="0in" fo:margin-right="0in" fo:text-align="start" style:justify-single-word="false" fo:orphans="0" fo:widows="0" fo:text-indent="0in" style:auto-text-indent="false" text:number-lines="false" text:line-number="0" style:vertical-align="auto">
        <style:tab-stops>
          <style:tab-stop style:position="3.248in" style:type="center"/>
          <style:tab-stop style:position="6.4965in" style:type="right"/>
        </style:tab-stops>
      </style:paragraph-properties>
      <style:text-properties style:font-name="Arial1" fo:font-size="12pt" fo:language="ru" fo:country="RU" style:font-size-asian="12pt" style:language-asian="ru" style:country-asian="RU" style:font-name-complex="Times New Roman" style:font-size-complex="12pt" style:language-complex="ar" style:country-complex="SA"/>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start" style:justify-single-word="false" fo:orphans="0" fo:widows="0" fo:text-indent="0in" style:auto-text-indent="false" style:vertical-align="auto">
        <style:tab-stops>
          <style:tab-stop style:position="3.248in" style:type="center"/>
          <style:tab-stop style:position="6.4965in" style:type="right"/>
        </style:tab-stops>
      </style:paragraph-properties>
    </style:style>
    <style:style style:name="MP2" style:family="paragraph" style:parent-style-name="Footer">
      <style:paragraph-properties fo:margin-left="0in" fo:margin-right="0in" fo:text-align="start" style:justify-single-word="false" fo:orphans="0" fo:widows="0" fo:text-indent="0in" style:auto-text-indent="false" fo:padding="0in" fo:border="none" style:vertical-align="auto">
        <style:tab-stops>
          <style:tab-stop style:position="3.248in" style:type="center"/>
          <style:tab-stop style:position="6.4965in" style:type="right"/>
        </style:tab-stops>
      </style:paragraph-properties>
    </style:style>
    <style:style style:name="Mfr1" style:family="graphic" style:parent-style-name="Frame">
      <style:graphic-properties fo:margin-left="-0.0008in" fo:margin-right="-0.0008in" fo:margin-top="0in" fo:margin-bottom="0in" style:wrap="parallel"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page-layout style:name="Mpm1">
      <style:page-layout-properties fo:page-width="8.2701in" fo:page-height="11.6902in" style:num-format="1" style:print-orientation="portrait" fo:margin="0.3902in" fo:margin-top="0.3902in" fo:margin-bottom="0.3902in" fo:margin-left="0.3902in" fo:margin-right="0.3902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2" text:anchor-type="paragraph" svg:y="-0.0008in" draw:z-index="87"><draw:text-box fo:min-height="0in" fo:min-width="0.0161in"><text:p text:style-name="MP2"><text:page-number text:select-page="current">5</text:page-number></text:p></draw:text-box></draw:frame></text:p>
      </style:footer>
      <style:footer-left>
        <text:p text:style-name="MP1"><draw:frame draw:style-name="Mfr1" draw:name="Frame1" text:anchor-type="paragraph" svg:y="-0.0008in" draw:z-index="1"><draw:text-box fo:min-height="0in" fo:min-width="0.0161in"><text:p text:style-name="MP2"><text:page-number text:select-page="current">4</text:page-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НПП "Гарант-Сервис"</meta:initial-creator>
    <meta:creation-date>2011-02-09T08:07:00</meta:creation-date>
    <dc:date>2012-07-31T16:00:26</dc:date>
    <meta:editing-cycles>2</meta:editing-cycles>
    <meta:editing-duration>P0D</meta:editing-duration>
    <meta:document-statistic meta:table-count="1" meta:image-count="0" meta:object-count="0" meta:page-count="88" meta:paragraph-count="1552" meta:word-count="32421" meta:character-count="248637" meta:non-whitespace-character-count="217767"/>
    <meta:generator>LibreOffice/3.5$Linux_X86_64 LibreOffice_project/350m1$Build-2</meta:generator>
    <meta:user-defined meta:name="Company">НПП "Гарант-Сервис"</meta:user-defined>
    <meta:user-defined meta:name="Operator">Редин_ДК</meta:user-defined>
  </office:meta>
</office:document-meta>
</file>